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7000">
            <text:p>7000</text:p>
          </table:table-cell>
          <table:table-cell table:formula="of:=[.A1]*[.B1]"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7000">
            <text:p>7000</text:p>
          </table:table-cell>
          <table:table-cell table:formula="of:=[.A2]*[.B2]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7000">
            <text:p>7000</text:p>
          </table:table-cell>
          <table:table-cell table:formula="of:=[.A3]*[.B3]"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7000">
            <text:p>7000</text:p>
          </table:table-cell>
          <table:table-cell table:formula="of:=[.A4]*[.B4]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7000">
            <text:p>7000</text:p>
          </table:table-cell>
          <table:table-cell table:formula="of:=[.A5]*[.B5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7000">
            <text:p>7000</text:p>
          </table:table-cell>
          <table:table-cell table:formula="of:=[.A6]*[.B6]" office:value-type="float" office:value="42000">
            <text:p>4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7000">
            <text:p>7000</text:p>
          </table:table-cell>
          <table:table-cell table:formula="of:=[.A7]*[.B7]" office:value-type="float" office:value="49000">
            <text:p>49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7000">
            <text:p>7000</text:p>
          </table:table-cell>
          <table:table-cell table:formula="of:=[.A8]*[.B8]" office:value-type="float" office:value="56000">
            <text:p>5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7000">
            <text:p>7000</text:p>
          </table:table-cell>
          <table:table-cell table:formula="of:=[.A9]*[.B9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7000">
            <text:p>7000</text:p>
          </table:table-cell>
          <table:table-cell table:formula="of:=[.A10]*[.B10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7000">
            <text:p>7000</text:p>
          </table:table-cell>
          <table:table-cell table:formula="of:=[.A11]*[.B11]"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7000">
            <text:p>7000</text:p>
          </table:table-cell>
          <table:table-cell table:formula="of:=[.A12]*[.B12]" office:value-type="float" office:value="84000">
            <text:p>8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7000">
            <text:p>7000</text:p>
          </table:table-cell>
          <table:table-cell table:formula="of:=[.A13]*[.B13]" office:value-type="float" office:value="91000">
            <text:p>91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7000">
            <text:p>7000</text:p>
          </table:table-cell>
          <table:table-cell table:formula="of:=[.A14]*[.B14]" office:value-type="float" office:value="98000">
            <text:p>98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7000">
            <text:p>7000</text:p>
          </table:table-cell>
          <table:table-cell table:formula="of:=[.A15]*[.B15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7000">
            <text:p>7000</text:p>
          </table:table-cell>
          <table:table-cell table:formula="of:=[.A16]*[.B16]" office:value-type="float" office:value="112000">
            <text:p>11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7000">
            <text:p>7000</text:p>
          </table:table-cell>
          <table:table-cell table:formula="of:=[.A17]*[.B17]" office:value-type="float" office:value="119000">
            <text:p>119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7000">
            <text:p>7000</text:p>
          </table:table-cell>
          <table:table-cell table:formula="of:=[.A18]*[.B1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7000">
            <text:p>7000</text:p>
          </table:table-cell>
          <table:table-cell table:formula="of:=[.A19]*[.B19]" office:value-type="float" office:value="133000">
            <text:p>133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7000">
            <text:p>7000</text:p>
          </table:table-cell>
          <table:table-cell table:formula="of:=[.A20]*[.B20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7000">
            <text:p>7000</text:p>
          </table:table-cell>
          <table:table-cell table:formula="of:=[.A21]*[.B21]" office:value-type="float" office:value="147000">
            <text:p>147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7000">
            <text:p>7000</text:p>
          </table:table-cell>
          <table:table-cell table:formula="of:=[.A22]*[.B22]" office:value-type="float" office:value="154000">
            <text:p>154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7000">
            <text:p>7000</text:p>
          </table:table-cell>
          <table:table-cell table:formula="of:=[.A23]*[.B23]" office:value-type="float" office:value="161000">
            <text:p>161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7000">
            <text:p>7000</text:p>
          </table:table-cell>
          <table:table-cell table:formula="of:=[.A24]*[.B24]" office:value-type="float" office:value="168000">
            <text:p>16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7000">
            <text:p>7000</text:p>
          </table:table-cell>
          <table:table-cell table:formula="of:=[.A25]*[.B2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6986">
            <text:p>6986</text:p>
          </table:table-cell>
          <table:table-cell table:formula="of:=[.A26]*[.B26]" office:value-type="float" office:value="181636">
            <text:p>18163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6972.028">
            <text:p>6972,028</text:p>
          </table:table-cell>
          <table:table-cell table:formula="of:=[.A27]*[.B27]" office:value-type="float" office:value="188244.756">
            <text:p>188244,75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6958.083944">
            <text:p>6958,083944</text:p>
          </table:table-cell>
          <table:table-cell table:formula="of:=[.A28]*[.B28]" office:value-type="float" office:value="194826.350432">
            <text:p>194826,35043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6944.167776112">
            <text:p>6944,167776112</text:p>
          </table:table-cell>
          <table:table-cell table:formula="of:=[.A29]*[.B29]" office:value-type="float" office:value="201380.865507248">
            <text:p>201380,86550724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6930.27944055978">
            <text:p>6930,2794405598</text:p>
          </table:table-cell>
          <table:table-cell table:formula="of:=[.A30]*[.B30]" office:value-type="float" office:value="207908.383216793">
            <text:p>207908,38321679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6916.41888167866">
            <text:p>6916,4188816787</text:p>
          </table:table-cell>
          <table:table-cell table:formula="of:=[.A31]*[.B31]" office:value-type="float" office:value="214408.985332038">
            <text:p>214408,98533203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6902.5860439153">
            <text:p>6902,5860439153</text:p>
          </table:table-cell>
          <table:table-cell table:formula="of:=[.A32]*[.B32]" office:value-type="float" office:value="220882.75340529">
            <text:p>220882,7534052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6888.78087182747">
            <text:p>6888,7808718275</text:p>
          </table:table-cell>
          <table:table-cell table:formula="of:=[.A33]*[.B33]" office:value-type="float" office:value="227329.768770306">
            <text:p>227329,76877030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6875.00331008381">
            <text:p>6875,0033100838</text:p>
          </table:table-cell>
          <table:table-cell table:formula="of:=[.A34]*[.B34]" office:value-type="float" office:value="233750.11254285">
            <text:p>233750,1125428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6861.25330346365">
            <text:p>6861,2533034637</text:p>
          </table:table-cell>
          <table:table-cell table:formula="of:=[.A35]*[.B35]" office:value-type="float" office:value="240143.865621228">
            <text:p>240143,86562122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6847.53079685672">
            <text:p>6847,5307968567</text:p>
          </table:table-cell>
          <table:table-cell table:formula="of:=[.A36]*[.B36]" office:value-type="float" office:value="246511.108686842">
            <text:p>246511,10868684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6833.83573526301">
            <text:p>6833,835735263</text:p>
          </table:table-cell>
          <table:table-cell table:formula="of:=[.A37]*[.B37]" office:value-type="float" office:value="252851.922204731">
            <text:p>252851,92220473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20.16806379248">
            <text:p>6820,1680637925</text:p>
          </table:table-cell>
          <table:table-cell table:formula="of:=[.A38]*[.B38]" office:value-type="float" office:value="259166.386424114">
            <text:p>259166,38642411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806.52772766489">
            <text:p>6806,5277276649</text:p>
          </table:table-cell>
          <table:table-cell table:formula="of:=[.A39]*[.B39]" office:value-type="float" office:value="265454.581378931">
            <text:p>265454,58137893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792.91467220957">
            <text:p>6792,9146722096</text:p>
          </table:table-cell>
          <table:table-cell table:formula="of:=[.A40]*[.B40]" office:value-type="float" office:value="271716.586888383">
            <text:p>271716,58688838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779.32884286515">
            <text:p>6779,3288428652</text:p>
          </table:table-cell>
          <table:table-cell table:formula="of:=[.A41]*[.B41]" office:value-type="float" office:value="277952.482557471">
            <text:p>277952,48255747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765.77018517942">
            <text:p>6765,7701851794</text:p>
          </table:table-cell>
          <table:table-cell table:formula="of:=[.A42]*[.B42]" office:value-type="float" office:value="284162.347777535">
            <text:p>284162,3477775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752.23864480906">
            <text:p>6752,2386448091</text:p>
          </table:table-cell>
          <table:table-cell table:formula="of:=[.A43]*[.B43]" office:value-type="float" office:value="290346.261726789">
            <text:p>290346,26172678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738.73416751944">
            <text:p>6738,7341675194</text:p>
          </table:table-cell>
          <table:table-cell table:formula="of:=[.A44]*[.B44]" office:value-type="float" office:value="296504.303370855">
            <text:p>296504,30337085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725.2566991844">
            <text:p>6725,2566991844</text:p>
          </table:table-cell>
          <table:table-cell table:formula="of:=[.A45]*[.B45]" office:value-type="float" office:value="302636.551463298">
            <text:p>302636,55146329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711.80618578603">
            <text:p>6711,806185786</text:p>
          </table:table-cell>
          <table:table-cell table:formula="of:=[.A46]*[.B46]" office:value-type="float" office:value="308743.084546157">
            <text:p>308743,08454615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698.38257341446">
            <text:p>6698,3825734145</text:p>
          </table:table-cell>
          <table:table-cell table:formula="of:=[.A47]*[.B47]" office:value-type="float" office:value="314823.98095048">
            <text:p>314823,9809504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684.98580826763">
            <text:p>6684,9858082676</text:p>
          </table:table-cell>
          <table:table-cell table:formula="of:=[.A48]*[.B48]" office:value-type="float" office:value="320879.318796846">
            <text:p>320879,31879684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6671.61583665109">
            <text:p>6671,6158366511</text:p>
          </table:table-cell>
          <table:table-cell table:formula="of:=[.A49]*[.B49]" office:value-type="float" office:value="326909.175995904">
            <text:p>326909,1759959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6658.27260497779">
            <text:p>6658,2726049778</text:p>
          </table:table-cell>
          <table:table-cell table:formula="of:=[.A50]*[.B50]" office:value-type="float" office:value="332913.63024889">
            <text:p>332913,6302488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6644.95605976784">
            <text:p>6644,9560597678</text:p>
          </table:table-cell>
          <table:table-cell table:formula="of:=[.A51]*[.B51]" office:value-type="float" office:value="338892.75904816">
            <text:p>338892,7590481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6631.6661476483">
            <text:p>6631,6661476483</text:p>
          </table:table-cell>
          <table:table-cell table:formula="of:=[.A52]*[.B52]" office:value-type="float" office:value="344846.639677712">
            <text:p>344846,63967771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6618.402815353">
            <text:p>6618,402815353</text:p>
          </table:table-cell>
          <table:table-cell table:formula="of:=[.A53]*[.B53]" office:value-type="float" office:value="350775.349213709">
            <text:p>350775,34921370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6605.1660097223">
            <text:p>6605,1660097223</text:p>
          </table:table-cell>
          <table:table-cell table:formula="of:=[.A54]*[.B54]" office:value-type="float" office:value="356678.964525004">
            <text:p>356678,96452500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6591.95567770285">
            <text:p>6591,9556777029</text:p>
          </table:table-cell>
          <table:table-cell table:formula="of:=[.A55]*[.B55]" office:value-type="float" office:value="362557.562273657">
            <text:p>362557,56227365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6578.77176634745">
            <text:p>6578,7717663475</text:p>
          </table:table-cell>
          <table:table-cell table:formula="of:=[.A56]*[.B56]" office:value-type="float" office:value="368411.218915457">
            <text:p>368411,21891545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6565.61422281475">
            <text:p>6565,6142228148</text:p>
          </table:table-cell>
          <table:table-cell table:formula="of:=[.A57]*[.B57]" office:value-type="float" office:value="374240.010700441">
            <text:p>374240,01070044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6552.48299436912">
            <text:p>6552,4829943691</text:p>
          </table:table-cell>
          <table:table-cell table:formula="of:=[.A58]*[.B58]" office:value-type="float" office:value="380044.013673409">
            <text:p>380044,01367340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6539.37802838038">
            <text:p>6539,3780283804</text:p>
          </table:table-cell>
          <table:table-cell table:formula="of:=[.A59]*[.B59]" office:value-type="float" office:value="385823.303674443">
            <text:p>385823,30367444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6526.29927232362">
            <text:p>6526,2992723236</text:p>
          </table:table-cell>
          <table:table-cell table:formula="of:=[.A60]*[.B60]" office:value-type="float" office:value="391577.956339417">
            <text:p>391577,95633941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6513.24667377898">
            <text:p>6513,246673779</text:p>
          </table:table-cell>
          <table:table-cell table:formula="of:=[.A61]*[.B61]" office:value-type="float" office:value="397308.047100517">
            <text:p>397308,04710051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6500.22018043142">
            <text:p>6500,2201804314</text:p>
          </table:table-cell>
          <table:table-cell table:formula="of:=[.A62]*[.B62]" office:value-type="float" office:value="403013.651186748">
            <text:p>403013,65118674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6487.21974007056">
            <text:p>6487,2197400706</text:p>
          </table:table-cell>
          <table:table-cell table:formula="of:=[.A63]*[.B63]" office:value-type="float" office:value="408694.843624445">
            <text:p>408694,84362444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6474.24530059041">
            <text:p>6474,2453005904</text:p>
          </table:table-cell>
          <table:table-cell table:formula="of:=[.A64]*[.B64]" office:value-type="float" office:value="414351.699237786">
            <text:p>414351,69923778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6461.29680998923">
            <text:p>6461,2968099892</text:p>
          </table:table-cell>
          <table:table-cell table:formula="of:=[.A65]*[.B65]" office:value-type="float" office:value="419984.2926493">
            <text:p>419984,292649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6448.37421636925">
            <text:p>6448,3742163693</text:p>
          </table:table-cell>
          <table:table-cell table:formula="of:=[.A66]*[.B66]" office:value-type="float" office:value="425592.698280371">
            <text:p>425592,69828037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6435.47746793652">
            <text:p>6435,4774679365</text:p>
          </table:table-cell>
          <table:table-cell table:formula="of:=[.A67]*[.B67]" office:value-type="float" office:value="431176.990351747">
            <text:p>431176,99035174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6422.60651300064">
            <text:p>6422,6065130007</text:p>
          </table:table-cell>
          <table:table-cell table:formula="of:=[.A68]*[.B68]" office:value-type="float" office:value="436737.242884044">
            <text:p>436737,24288404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6409.76129997464">
            <text:p>6409,7612999746</text:p>
          </table:table-cell>
          <table:table-cell table:formula="of:=[.A69]*[.B69]" office:value-type="float" office:value="442273.52969825">
            <text:p>442273,5296982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6396.94177737469">
            <text:p>6396,9417773747</text:p>
          </table:table-cell>
          <table:table-cell table:formula="of:=[.A70]*[.B70]" office:value-type="float" office:value="447785.924416228">
            <text:p>447785,92441622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6384.14789381994">
            <text:p>6384,14789382</text:p>
          </table:table-cell>
          <table:table-cell table:formula="of:=[.A71]*[.B71]" office:value-type="float" office:value="453274.500461216">
            <text:p>453274,50046121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6371.3795980323">
            <text:p>6371,3795980323</text:p>
          </table:table-cell>
          <table:table-cell table:formula="of:=[.A72]*[.B72]" office:value-type="float" office:value="458739.331058326">
            <text:p>458739,33105832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6358.63683883624">
            <text:p>6358,6368388362</text:p>
          </table:table-cell>
          <table:table-cell table:formula="of:=[.A73]*[.B73]" office:value-type="float" office:value="464180.489235045">
            <text:p>464180,48923504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6345.91956515857">
            <text:p>6345,9195651586</text:p>
          </table:table-cell>
          <table:table-cell table:formula="of:=[.A74]*[.B74]" office:value-type="float" office:value="469598.047821734">
            <text:p>469598,04782173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6333.22772602825">
            <text:p>6333,2277260283</text:p>
          </table:table-cell>
          <table:table-cell table:formula="of:=[.A75]*[.B75]" office:value-type="float" office:value="474992.079452119">
            <text:p>474992,07945211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6320.56127057619">
            <text:p>6320,5612705762</text:p>
          </table:table-cell>
          <table:table-cell table:formula="of:=[.A76]*[.B76]" office:value-type="float" office:value="480362.656563791">
            <text:p>480362,65656379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6307.92014803504">
            <text:p>6307,920148035</text:p>
          </table:table-cell>
          <table:table-cell table:formula="of:=[.A77]*[.B77]" office:value-type="float" office:value="485709.851398698">
            <text:p>485709,85139869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6295.30430773897">
            <text:p>6295,304307739</text:p>
          </table:table-cell>
          <table:table-cell table:formula="of:=[.A78]*[.B78]" office:value-type="float" office:value="491033.73600364">
            <text:p>491033,7360036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6282.71369912349">
            <text:p>6282,7136991235</text:p>
          </table:table-cell>
          <table:table-cell table:formula="of:=[.A79]*[.B79]" office:value-type="float" office:value="496334.382230756">
            <text:p>496334,38223075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6270.14827172525">
            <text:p>6270,1482717253</text:p>
          </table:table-cell>
          <table:table-cell table:formula="of:=[.A80]*[.B80]" office:value-type="float" office:value="501611.86173802">
            <text:p>501611,8617380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6257.60797518179">
            <text:p>6257,6079751818</text:p>
          </table:table-cell>
          <table:table-cell table:formula="of:=[.A81]*[.B81]" office:value-type="float" office:value="506866.245989725">
            <text:p>506866,24598972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6245.09275923143">
            <text:p>6245,0927592314</text:p>
          </table:table-cell>
          <table:table-cell table:formula="of:=[.A82]*[.B82]" office:value-type="float" office:value="512097.606256977">
            <text:p>512097,60625697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6232.60257371297">
            <text:p>6232,602573713</text:p>
          </table:table-cell>
          <table:table-cell table:formula="of:=[.A83]*[.B83]" office:value-type="float" office:value="517306.013618176">
            <text:p>517306,01361817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6220.13736856554">
            <text:p>6220,1373685656</text:p>
          </table:table-cell>
          <table:table-cell table:formula="of:=[.A84]*[.B84]" office:value-type="float" office:value="522491.538959506">
            <text:p>522491,53895950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6207.69709382841">
            <text:p>6207,6970938284</text:p>
          </table:table-cell>
          <table:table-cell table:formula="of:=[.A85]*[.B85]" office:value-type="float" office:value="527654.252975415">
            <text:p>527654,25297541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6195.28169964076">
            <text:p>6195,2816996408</text:p>
          </table:table-cell>
          <table:table-cell table:formula="of:=[.A86]*[.B86]" office:value-type="float" office:value="532794.226169105">
            <text:p>532794,22616910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6182.89113624147">
            <text:p>6182,8911362415</text:p>
          </table:table-cell>
          <table:table-cell table:formula="of:=[.A87]*[.B87]" office:value-type="float" office:value="537911.528853008">
            <text:p>537911,52885300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6170.52535396899">
            <text:p>6170,525353969</text:p>
          </table:table-cell>
          <table:table-cell table:formula="of:=[.A88]*[.B88]" office:value-type="float" office:value="543006.231149271">
            <text:p>543006,23114927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6158.18430326105">
            <text:p>6158,1843032611</text:p>
          </table:table-cell>
          <table:table-cell table:formula="of:=[.A89]*[.B89]" office:value-type="float" office:value="548078.402990234">
            <text:p>548078,40299023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6145.86793465453">
            <text:p>6145,8679346545</text:p>
          </table:table-cell>
          <table:table-cell table:formula="of:=[.A90]*[.B90]" office:value-type="float" office:value="553128.114118908">
            <text:p>553128,11411890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6133.57619878522">
            <text:p>6133,5761987852</text:p>
          </table:table-cell>
          <table:table-cell table:formula="of:=[.A91]*[.B91]" office:value-type="float" office:value="558155.434089455">
            <text:p>558155,43408945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6121.30904638765">
            <text:p>6121,3090463877</text:p>
          </table:table-cell>
          <table:table-cell table:formula="of:=[.A92]*[.B92]" office:value-type="float" office:value="563160.432267664">
            <text:p>563160,43226766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6109.06642829488">
            <text:p>6109,0664282949</text:p>
          </table:table-cell>
          <table:table-cell table:formula="of:=[.A93]*[.B93]" office:value-type="float" office:value="568143.177831423">
            <text:p>568143,17783142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6096.84829543829">
            <text:p>6096,8482954383</text:p>
          </table:table-cell>
          <table:table-cell table:formula="of:=[.A94]*[.B94]" office:value-type="float" office:value="573103.739771199">
            <text:p>573103,73977119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6084.65459884741">
            <text:p>6084,6545988474</text:p>
          </table:table-cell>
          <table:table-cell table:formula="of:=[.A95]*[.B95]" office:value-type="float" office:value="578042.186890504">
            <text:p>578042,18689050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6072.48528964972">
            <text:p>6072,4852896497</text:p>
          </table:table-cell>
          <table:table-cell table:formula="of:=[.A96]*[.B96]" office:value-type="float" office:value="582958.587806373">
            <text:p>582958,58780637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6060.34031907042">
            <text:p>6060,3403190704</text:p>
          </table:table-cell>
          <table:table-cell table:formula="of:=[.A97]*[.B97]" office:value-type="float" office:value="587853.01094983">
            <text:p>587853,0109498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6048.21963843228">
            <text:p>6048,2196384323</text:p>
          </table:table-cell>
          <table:table-cell table:formula="of:=[.A98]*[.B98]" office:value-type="float" office:value="592725.524566363">
            <text:p>592725,52456636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6036.12319915541">
            <text:p>6036,1231991554</text:p>
          </table:table-cell>
          <table:table-cell table:formula="of:=[.A99]*[.B99]" office:value-type="float" office:value="597576.196716386">
            <text:p>597576,1967163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6024.0509527571">
            <text:p>6024,0509527571</text:p>
          </table:table-cell>
          <table:table-cell table:formula="of:=[.A100]*[.B100]" office:value-type="float" office:value="602405.09527571">
            <text:p>602405,0952757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6012.00285085159">
            <text:p>6012,0028508516</text:p>
          </table:table-cell>
          <table:table-cell table:formula="of:=[.A101]*[.B101]" office:value-type="float" office:value="607212.28793601">
            <text:p>607212,2879360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5999.97884514988">
            <text:p>5999,9788451499</text:p>
          </table:table-cell>
          <table:table-cell table:formula="of:=[.A102]*[.B102]" office:value-type="float" office:value="611997.842205288">
            <text:p>611997,84220528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5987.97888745958">
            <text:p>5987,9788874596</text:p>
          </table:table-cell>
          <table:table-cell table:formula="of:=[.A103]*[.B103]" office:value-type="float" office:value="616761.825408337">
            <text:p>616761,82540833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5976.00292968466">
            <text:p>5976,0029296847</text:p>
          </table:table-cell>
          <table:table-cell table:formula="of:=[.A104]*[.B104]" office:value-type="float" office:value="621504.304687205">
            <text:p>621504,30468720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5964.05092382529">
            <text:p>5964,0509238253</text:p>
          </table:table-cell>
          <table:table-cell table:formula="of:=[.A105]*[.B105]" office:value-type="float" office:value="626225.347001656">
            <text:p>626225,34700165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5952.12282197764">
            <text:p>5952,1228219777</text:p>
          </table:table-cell>
          <table:table-cell table:formula="of:=[.A106]*[.B106]" office:value-type="float" office:value="630925.01912963">
            <text:p>630925,0191296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5940.21857633369">
            <text:p>5940,2185763337</text:p>
          </table:table-cell>
          <table:table-cell table:formula="of:=[.A107]*[.B107]" office:value-type="float" office:value="635603.387667705">
            <text:p>635603,38766770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5928.33813918102">
            <text:p>5928,338139181</text:p>
          </table:table-cell>
          <table:table-cell table:formula="of:=[.A108]*[.B108]" office:value-type="float" office:value="640260.51903155">
            <text:p>640260,5190315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5916.48146290266">
            <text:p>5916,4814629027</text:p>
          </table:table-cell>
          <table:table-cell table:formula="of:=[.A109]*[.B109]" office:value-type="float" office:value="644896.47945639">
            <text:p>644896,4794563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5904.64849997685">
            <text:p>5904,6484999769</text:p>
          </table:table-cell>
          <table:table-cell table:formula="of:=[.A110]*[.B110]" office:value-type="float" office:value="649511.334997454">
            <text:p>649511,33499745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5892.8392029769">
            <text:p>5892,8392029769</text:p>
          </table:table-cell>
          <table:table-cell table:formula="of:=[.A111]*[.B111]" office:value-type="float" office:value="654105.151530436">
            <text:p>654105,151530436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5881.05352457095">
            <text:p>5881,053524571</text:p>
          </table:table-cell>
          <table:table-cell table:formula="of:=[.A112]*[.B112]" office:value-type="float" office:value="658677.994751946">
            <text:p>658677,99475194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5869.2914175218">
            <text:p>5869,2914175218</text:p>
          </table:table-cell>
          <table:table-cell table:formula="of:=[.A113]*[.B113]" office:value-type="float" office:value="663229.930179964">
            <text:p>663229,93017996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5857.55283468676">
            <text:p>5857,5528346868</text:p>
          </table:table-cell>
          <table:table-cell table:formula="of:=[.A114]*[.B114]" office:value-type="float" office:value="667761.023154291">
            <text:p>667761,02315429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5845.83772901739">
            <text:p>5845,8377290174</text:p>
          </table:table-cell>
          <table:table-cell table:formula="of:=[.A115]*[.B115]" office:value-type="float" office:value="672271.338836999">
            <text:p>672271,3388369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5834.14605355935">
            <text:p>5834,1460535594</text:p>
          </table:table-cell>
          <table:table-cell table:formula="of:=[.A116]*[.B116]" office:value-type="float" office:value="676760.942212885">
            <text:p>676760,942212885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5822.47776145223">
            <text:p>5822,4777614522</text:p>
          </table:table-cell>
          <table:table-cell table:formula="of:=[.A117]*[.B117]" office:value-type="float" office:value="681229.898089911">
            <text:p>681229,898089911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5810.83280592933">
            <text:p>5810,8328059293</text:p>
          </table:table-cell>
          <table:table-cell table:formula="of:=[.A118]*[.B118]" office:value-type="float" office:value="685678.271099661">
            <text:p>685678,27109966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5799.21114031747">
            <text:p>5799,2111403175</text:p>
          </table:table-cell>
          <table:table-cell table:formula="of:=[.A119]*[.B119]" office:value-type="float" office:value="690106.125697779">
            <text:p>690106,12569777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5787.61271803683">
            <text:p>5787,6127180368</text:p>
          </table:table-cell>
          <table:table-cell table:formula="of:=[.A120]*[.B120]" office:value-type="float" office:value="694513.52616442">
            <text:p>694513,5261644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5776.03749260076">
            <text:p>5776,0374926008</text:p>
          </table:table-cell>
          <table:table-cell table:formula="of:=[.A121]*[.B121]" office:value-type="float" office:value="698900.536604692">
            <text:p>698900,53660469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5764.48541761556">
            <text:p>5764,4854176156</text:p>
          </table:table-cell>
          <table:table-cell table:formula="of:=[.A122]*[.B122]" office:value-type="float" office:value="703267.220949098">
            <text:p>703267,220949098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5752.95644678033">
            <text:p>5752,9564467803</text:p>
          </table:table-cell>
          <table:table-cell table:formula="of:=[.A123]*[.B123]" office:value-type="float" office:value="707613.64295398">
            <text:p>707613,64295398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5741.45053388677">
            <text:p>5741,4505338868</text:p>
          </table:table-cell>
          <table:table-cell table:formula="of:=[.A124]*[.B124]" office:value-type="float" office:value="711939.866201959">
            <text:p>711939,86620195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5729.96763281899">
            <text:p>5729,967632819</text:p>
          </table:table-cell>
          <table:table-cell table:formula="of:=[.A125]*[.B125]" office:value-type="float" office:value="716245.954102374">
            <text:p>716245,95410237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5718.50769755336">
            <text:p>5718,5076975534</text:p>
          </table:table-cell>
          <table:table-cell table:formula="of:=[.A126]*[.B126]" office:value-type="float" office:value="720531.969891723">
            <text:p>720531,96989172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5707.07068215825">
            <text:p>5707,0706821583</text:p>
          </table:table-cell>
          <table:table-cell table:formula="of:=[.A127]*[.B127]" office:value-type="float" office:value="724797.976634098">
            <text:p>724797,97663409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5695.65654079393">
            <text:p>5695,6565407939</text:p>
          </table:table-cell>
          <table:table-cell table:formula="of:=[.A128]*[.B128]" office:value-type="float" office:value="729044.037221623">
            <text:p>729044,03722162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5684.26522771234">
            <text:p>5684,2652277124</text:p>
          </table:table-cell>
          <table:table-cell table:formula="of:=[.A129]*[.B129]" office:value-type="float" office:value="733270.214374892">
            <text:p>733270,21437489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5672.89669725692">
            <text:p>5672,8966972569</text:p>
          </table:table-cell>
          <table:table-cell table:formula="of:=[.A130]*[.B130]" office:value-type="float" office:value="737476.5706434">
            <text:p>737476,570643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5661.55090386241">
            <text:p>5661,5509038624</text:p>
          </table:table-cell>
          <table:table-cell table:formula="of:=[.A131]*[.B131]" office:value-type="float" office:value="741663.168405975">
            <text:p>741663,16840597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5650.22780205468">
            <text:p>5650,2278020547</text:p>
          </table:table-cell>
          <table:table-cell table:formula="of:=[.A132]*[.B132]" office:value-type="float" office:value="745830.069871218">
            <text:p>745830,069871218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5638.92734645057">
            <text:p>5638,9273464506</text:p>
          </table:table-cell>
          <table:table-cell table:formula="of:=[.A133]*[.B133]" office:value-type="float" office:value="749977.337077926">
            <text:p>749977,33707792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5627.64949175767">
            <text:p>5627,6494917577</text:p>
          </table:table-cell>
          <table:table-cell table:formula="of:=[.A134]*[.B134]" office:value-type="float" office:value="754105.031895528">
            <text:p>754105,03189552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5616.39419277415">
            <text:p>5616,3941927742</text:p>
          </table:table-cell>
          <table:table-cell table:formula="of:=[.A135]*[.B135]" office:value-type="float" office:value="758213.216024511">
            <text:p>758213,216024511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5605.16140438861">
            <text:p>5605,1614043886</text:p>
          </table:table-cell>
          <table:table-cell table:formula="of:=[.A136]*[.B136]" office:value-type="float" office:value="762301.95099685">
            <text:p>762301,95099685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5593.95108157983">
            <text:p>5593,9510815798</text:p>
          </table:table-cell>
          <table:table-cell table:formula="of:=[.A137]*[.B137]" office:value-type="float" office:value="766371.298176436">
            <text:p>766371,29817643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5582.76317941667">
            <text:p>5582,7631794167</text:p>
          </table:table-cell>
          <table:table-cell table:formula="of:=[.A138]*[.B138]" office:value-type="float" office:value="770421.3187595">
            <text:p>770421,318759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5571.59765305784">
            <text:p>5571,5976530578</text:p>
          </table:table-cell>
          <table:table-cell table:formula="of:=[.A139]*[.B139]" office:value-type="float" office:value="774452.073775039">
            <text:p>774452,07377503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5560.45445775172">
            <text:p>5560,4544577517</text:p>
          </table:table-cell>
          <table:table-cell table:formula="of:=[.A140]*[.B140]" office:value-type="float" office:value="778463.624085241">
            <text:p>778463,62408524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5549.33354883622">
            <text:p>5549,3335488362</text:p>
          </table:table-cell>
          <table:table-cell table:formula="of:=[.A141]*[.B141]" office:value-type="float" office:value="782456.030385907">
            <text:p>782456,03038590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5538.23488173854">
            <text:p>5538,2348817386</text:p>
          </table:table-cell>
          <table:table-cell table:formula="of:=[.A142]*[.B142]" office:value-type="float" office:value="786429.353206873">
            <text:p>786429,35320687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5527.15841197507">
            <text:p>5527,1584119751</text:p>
          </table:table-cell>
          <table:table-cell table:formula="of:=[.A143]*[.B143]" office:value-type="float" office:value="790383.652912435">
            <text:p>790383,65291243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5516.10409515112">
            <text:p>5516,1040951511</text:p>
          </table:table-cell>
          <table:table-cell table:formula="of:=[.A144]*[.B144]" office:value-type="float" office:value="794318.989701761">
            <text:p>794318,989701761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5505.07188696081">
            <text:p>5505,0718869608</text:p>
          </table:table-cell>
          <table:table-cell table:formula="of:=[.A145]*[.B145]" office:value-type="float" office:value="798235.423609318">
            <text:p>798235,423609318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5494.06174318689">
            <text:p>5494,0617431869</text:p>
          </table:table-cell>
          <table:table-cell table:formula="of:=[.A146]*[.B146]" office:value-type="float" office:value="802133.014505286">
            <text:p>802133,01450528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5483.07361970052">
            <text:p>5483,0736197005</text:p>
          </table:table-cell>
          <table:table-cell table:formula="of:=[.A147]*[.B147]" office:value-type="float" office:value="806011.822095976">
            <text:p>806011,8220959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5472.10747246112">
            <text:p>5472,1074724611</text:p>
          </table:table-cell>
          <table:table-cell table:formula="of:=[.A148]*[.B148]" office:value-type="float" office:value="809871.905924246">
            <text:p>809871,90592424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5461.1632575162">
            <text:p>5461,1632575162</text:p>
          </table:table-cell>
          <table:table-cell table:formula="of:=[.A149]*[.B149]" office:value-type="float" office:value="813713.325369913">
            <text:p>813713,3253699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5450.24093100116">
            <text:p>5450,2409310012</text:p>
          </table:table-cell>
          <table:table-cell table:formula="of:=[.A150]*[.B150]" office:value-type="float" office:value="817536.139650175">
            <text:p>817536,13965017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5439.34044913916">
            <text:p>5439,3404491392</text:p>
          </table:table-cell>
          <table:table-cell table:formula="of:=[.A151]*[.B151]" office:value-type="float" office:value="821340.407820013">
            <text:p>821340,407820013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5428.46176824088">
            <text:p>5428,4617682409</text:p>
          </table:table-cell>
          <table:table-cell table:formula="of:=[.A152]*[.B152]" office:value-type="float" office:value="825126.188772614">
            <text:p>825126,18877261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5417.6048447044">
            <text:p>5417,6048447044</text:p>
          </table:table-cell>
          <table:table-cell table:formula="of:=[.A153]*[.B153]" office:value-type="float" office:value="828893.541239773">
            <text:p>828893,54123977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5406.76963501499">
            <text:p>5406,769635015</text:p>
          </table:table-cell>
          <table:table-cell table:formula="of:=[.A154]*[.B154]" office:value-type="float" office:value="832642.523792309">
            <text:p>832642,52379230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5395.95609574496">
            <text:p>5395,956095745</text:p>
          </table:table-cell>
          <table:table-cell table:formula="of:=[.A155]*[.B155]" office:value-type="float" office:value="836373.194840469">
            <text:p>836373,19484046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5385.16418355347">
            <text:p>5385,1641835535</text:p>
          </table:table-cell>
          <table:table-cell table:formula="of:=[.A156]*[.B156]" office:value-type="float" office:value="840085.612634342">
            <text:p>840085,61263434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5374.39385518637">
            <text:p>5374,3938551864</text:p>
          </table:table-cell>
          <table:table-cell table:formula="of:=[.A157]*[.B157]" office:value-type="float" office:value="843779.835264259">
            <text:p>843779,83526425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5363.64506747599">
            <text:p>5363,645067476</text:p>
          </table:table-cell>
          <table:table-cell table:formula="of:=[.A158]*[.B158]" office:value-type="float" office:value="847455.920661207">
            <text:p>847455,920661207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352.91777734104">
            <text:p>5352,917777341</text:p>
          </table:table-cell>
          <table:table-cell table:formula="of:=[.A159]*[.B159]" office:value-type="float" office:value="851113.926597225">
            <text:p>851113,92659722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342.21194178636">
            <text:p>5342,2119417864</text:p>
          </table:table-cell>
          <table:table-cell table:formula="of:=[.A160]*[.B160]" office:value-type="float" office:value="854753.910685817">
            <text:p>854753,910685817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331.52751790279">
            <text:p>5331,5275179028</text:p>
          </table:table-cell>
          <table:table-cell table:formula="of:=[.A161]*[.B161]" office:value-type="float" office:value="858375.930382348">
            <text:p>858375,93038234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320.86446286698">
            <text:p>5320,864462867</text:p>
          </table:table-cell>
          <table:table-cell table:formula="of:=[.A162]*[.B162]" office:value-type="float" office:value="861980.042984451">
            <text:p>861980,042984451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310.22273394125">
            <text:p>5310,2227339413</text:p>
          </table:table-cell>
          <table:table-cell table:formula="of:=[.A163]*[.B163]" office:value-type="float" office:value="865566.305632423">
            <text:p>865566,30563242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299.60228847336">
            <text:p>5299,6022884734</text:p>
          </table:table-cell>
          <table:table-cell table:formula="of:=[.A164]*[.B164]" office:value-type="float" office:value="869134.775309631">
            <text:p>869134,77530963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89.00308389642">
            <text:p>5289,0030838964</text:p>
          </table:table-cell>
          <table:table-cell table:formula="of:=[.A165]*[.B165]" office:value-type="float" office:value="872685.508842909">
            <text:p>872685,50884290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278.42507772862">
            <text:p>5278,4250777286</text:p>
          </table:table-cell>
          <table:table-cell table:formula="of:=[.A166]*[.B166]" office:value-type="float" office:value="876218.562902951">
            <text:p>876218,56290295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267.86822757317">
            <text:p>5267,8682275732</text:p>
          </table:table-cell>
          <table:table-cell table:formula="of:=[.A167]*[.B167]" office:value-type="float" office:value="879733.994004719">
            <text:p>879733,994004719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257.33249111802">
            <text:p>5257,332491118</text:p>
          </table:table-cell>
          <table:table-cell table:formula="of:=[.A168]*[.B168]" office:value-type="float" office:value="883231.858507827">
            <text:p>883231,858507827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246.81782613578">
            <text:p>5246,8178261358</text:p>
          </table:table-cell>
          <table:table-cell table:formula="of:=[.A169]*[.B169]" office:value-type="float" office:value="886712.212616947">
            <text:p>886712,212616947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236.32419048351">
            <text:p>5236,3241904835</text:p>
          </table:table-cell>
          <table:table-cell table:formula="of:=[.A170]*[.B170]" office:value-type="float" office:value="890175.112382197">
            <text:p>890175,11238219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225.85154210254">
            <text:p>5225,8515421026</text:p>
          </table:table-cell>
          <table:table-cell table:formula="of:=[.A171]*[.B171]" office:value-type="float" office:value="893620.613699535">
            <text:p>893620,613699535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5215.39983901834">
            <text:p>5215,3998390183</text:p>
          </table:table-cell>
          <table:table-cell table:formula="of:=[.A172]*[.B172]" office:value-type="float" office:value="897048.772311154">
            <text:p>897048,77231115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5204.9690393403">
            <text:p>5204,9690393403</text:p>
          </table:table-cell>
          <table:table-cell table:formula="of:=[.A173]*[.B173]" office:value-type="float" office:value="900459.643805872">
            <text:p>900459,64380587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5194.55910126162">
            <text:p>5194,5591012616</text:p>
          </table:table-cell>
          <table:table-cell table:formula="of:=[.A174]*[.B174]" office:value-type="float" office:value="903853.283619522">
            <text:p>903853,28361952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5184.1699830591">
            <text:p>5184,1699830591</text:p>
          </table:table-cell>
          <table:table-cell table:formula="of:=[.A175]*[.B175]" office:value-type="float" office:value="907229.747035342">
            <text:p>907229,74703534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5173.80164309298">
            <text:p>5173,801643093</text:p>
          </table:table-cell>
          <table:table-cell table:formula="of:=[.A176]*[.B176]" office:value-type="float" office:value="910589.089184365">
            <text:p>910589,08918436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5163.45403980679">
            <text:p>5163,4540398068</text:p>
          </table:table-cell>
          <table:table-cell table:formula="of:=[.A177]*[.B177]" office:value-type="float" office:value="913931.365045803">
            <text:p>913931,365045803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5153.12713172718">
            <text:p>5153,1271317272</text:p>
          </table:table-cell>
          <table:table-cell table:formula="of:=[.A178]*[.B178]" office:value-type="float" office:value="917256.629447438">
            <text:p>917256,62944743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5142.82087746373">
            <text:p>5142,8208774637</text:p>
          </table:table-cell>
          <table:table-cell table:formula="of:=[.A179]*[.B179]" office:value-type="float" office:value="920564.937066007">
            <text:p>920564,93706600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5132.5352357088">
            <text:p>5132,5352357088</text:p>
          </table:table-cell>
          <table:table-cell table:formula="of:=[.A180]*[.B180]" office:value-type="float" office:value="923856.342427584">
            <text:p>923856,34242758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5122.27016523738">
            <text:p>5122,2701652374</text:p>
          </table:table-cell>
          <table:table-cell table:formula="of:=[.A181]*[.B181]" office:value-type="float" office:value="927130.899907966">
            <text:p>927130,899907966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5112.02562490691">
            <text:p>5112,0256249069</text:p>
          </table:table-cell>
          <table:table-cell table:formula="of:=[.A182]*[.B182]" office:value-type="float" office:value="930388.663733057">
            <text:p>930388,66373305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5101.80157365709">
            <text:p>5101,8015736571</text:p>
          </table:table-cell>
          <table:table-cell table:formula="of:=[.A183]*[.B183]" office:value-type="float" office:value="933629.687979248">
            <text:p>933629,687979248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5091.59797050978">
            <text:p>5091,5979705098</text:p>
          </table:table-cell>
          <table:table-cell table:formula="of:=[.A184]*[.B184]" office:value-type="float" office:value="936854.026573799">
            <text:p>936854,02657379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5081.41477456876">
            <text:p>5081,4147745688</text:p>
          </table:table-cell>
          <table:table-cell table:formula="of:=[.A185]*[.B185]" office:value-type="float" office:value="940061.733295221">
            <text:p>940061,733295221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5071.25194501962">
            <text:p>5071,2519450196</text:p>
          </table:table-cell>
          <table:table-cell table:formula="of:=[.A186]*[.B186]" office:value-type="float" office:value="943252.86177365">
            <text:p>943252,8617736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5061.10944112958">
            <text:p>5061,1094411296</text:p>
          </table:table-cell>
          <table:table-cell table:formula="of:=[.A187]*[.B187]" office:value-type="float" office:value="946427.465491232">
            <text:p>946427,465491232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5050.98722224732">
            <text:p>5050,9872222473</text:p>
          </table:table-cell>
          <table:table-cell table:formula="of:=[.A188]*[.B188]" office:value-type="float" office:value="949585.597782497">
            <text:p>949585,59778249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5040.88524780283">
            <text:p>5040,8852478028</text:p>
          </table:table-cell>
          <table:table-cell table:formula="of:=[.A189]*[.B189]" office:value-type="float" office:value="952727.311834735">
            <text:p>952727,31183473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5030.80347730722">
            <text:p>5030,8034773072</text:p>
          </table:table-cell>
          <table:table-cell table:formula="of:=[.A190]*[.B190]" office:value-type="float" office:value="955852.660688372">
            <text:p>955852,66068837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5020.74187035261">
            <text:p>5020,7418703526</text:p>
          </table:table-cell>
          <table:table-cell table:formula="of:=[.A191]*[.B191]" office:value-type="float" office:value="958961.697237348">
            <text:p>958961,69723734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5010.7003866119">
            <text:p>5010,7003866119</text:p>
          </table:table-cell>
          <table:table-cell table:formula="of:=[.A192]*[.B192]" office:value-type="float" office:value="962054.474229486">
            <text:p>962054,47422948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5000.67898583868">
            <text:p>5000,6789858387</text:p>
          </table:table-cell>
          <table:table-cell table:formula="of:=[.A193]*[.B193]" office:value-type="float" office:value="965131.044266865">
            <text:p>965131,04426686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4990.677627867">
            <text:p>4990,677627867</text:p>
          </table:table-cell>
          <table:table-cell table:formula="of:=[.A194]*[.B194]" office:value-type="float" office:value="968191.459806199">
            <text:p>968191,45980619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4980.69627261127">
            <text:p>4980,6962726113</text:p>
          </table:table-cell>
          <table:table-cell table:formula="of:=[.A195]*[.B195]" office:value-type="float" office:value="971235.773159197">
            <text:p>971235,77315919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4970.73488006605">
            <text:p>4970,7348800661</text:p>
          </table:table-cell>
          <table:table-cell table:formula="of:=[.A196]*[.B196]" office:value-type="float" office:value="974264.036492945">
            <text:p>974264,03649294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4960.79341030591">
            <text:p>4960,7934103059</text:p>
          </table:table-cell>
          <table:table-cell table:formula="of:=[.A197]*[.B197]" office:value-type="float" office:value="977276.301830265">
            <text:p>977276,301830265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4950.8718234853">
            <text:p>4950,8718234853</text:p>
          </table:table-cell>
          <table:table-cell table:formula="of:=[.A198]*[.B198]" office:value-type="float" office:value="980272.62105009">
            <text:p>980272,6210500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4940.97007983833">
            <text:p>4940,9700798383</text:p>
          </table:table-cell>
          <table:table-cell table:formula="of:=[.A199]*[.B199]" office:value-type="float" office:value="983253.045887828">
            <text:p>983253,04588782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4931.08813967866">
            <text:p>4931,0881396787</text:p>
          </table:table-cell>
          <table:table-cell table:formula="of:=[.A200]*[.B200]" office:value-type="float" office:value="986217.627935731">
            <text:p>986217,62793573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4921.2259633993">
            <text:p>4921,2259633993</text:p>
          </table:table-cell>
          <table:table-cell table:formula="of:=[.A201]*[.B201]" office:value-type="float" office:value="989166.418643259">
            <text:p>989166,418643259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4911.3835114725">
            <text:p>4911,3835114725</text:p>
          </table:table-cell>
          <table:table-cell table:formula="of:=[.A202]*[.B202]" office:value-type="float" office:value="992099.469317445">
            <text:p>992099,46931744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4901.56074444955">
            <text:p>4901,5607444496</text:p>
          </table:table-cell>
          <table:table-cell table:formula="of:=[.A203]*[.B203]" office:value-type="float" office:value="995016.83112326">
            <text:p>995016,8311232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4891.75762296066">
            <text:p>4891,7576229607</text:p>
          </table:table-cell>
          <table:table-cell table:formula="of:=[.A204]*[.B204]" office:value-type="float" office:value="997918.555083974">
            <text:p>997918,55508397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4881.97410771473">
            <text:p>4881,9741077147</text:p>
          </table:table-cell>
          <table:table-cell table:formula="of:=[.A205]*[.B205]" office:value-type="float" office:value="1000804.69208152">
            <text:p>1000804,69208152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4872.21015949931">
            <text:p>4872,2101594993</text:p>
          </table:table-cell>
          <table:table-cell table:formula="of:=[.A206]*[.B206]" office:value-type="float" office:value="1003675.29285686">
            <text:p>1003675,2928568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4862.46573918031">
            <text:p>4862,4657391803</text:p>
          </table:table-cell>
          <table:table-cell table:formula="of:=[.A207]*[.B207]" office:value-type="float" office:value="1006530.40801032">
            <text:p>1006530,40801032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4852.74080770195">
            <text:p>4852,740807702</text:p>
          </table:table-cell>
          <table:table-cell table:formula="of:=[.A208]*[.B208]" office:value-type="float" office:value="1009370.08800201">
            <text:p>1009370,0880020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4843.03532608654">
            <text:p>4843,0353260866</text:p>
          </table:table-cell>
          <table:table-cell table:formula="of:=[.A209]*[.B209]" office:value-type="float" office:value="1012194.38315209">
            <text:p>1012194,383152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4833.34925543437">
            <text:p>4833,3492554344</text:p>
          </table:table-cell>
          <table:table-cell table:formula="of:=[.A210]*[.B210]" office:value-type="float" office:value="1015003.34364122">
            <text:p>1015003,3436412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4823.6825569235">
            <text:p>4823,6825569235</text:p>
          </table:table-cell>
          <table:table-cell table:formula="of:=[.A211]*[.B211]" office:value-type="float" office:value="1017797.01951086">
            <text:p>1017797,01951086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4814.03519180965">
            <text:p>4814,0351918097</text:p>
          </table:table-cell>
          <table:table-cell table:formula="of:=[.A212]*[.B212]" office:value-type="float" office:value="1020575.46066365">
            <text:p>1020575,46066365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4804.40712142604">
            <text:p>4804,407121426</text:p>
          </table:table-cell>
          <table:table-cell table:formula="of:=[.A213]*[.B213]" office:value-type="float" office:value="1023338.71686375">
            <text:p>1023338,7168637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4794.79830718318">
            <text:p>4794,7983071832</text:p>
          </table:table-cell>
          <table:table-cell table:formula="of:=[.A214]*[.B214]" office:value-type="float" office:value="1026086.8377372">
            <text:p>1026086,837737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4785.20871056882">
            <text:p>4785,2087105688</text:p>
          </table:table-cell>
          <table:table-cell table:formula="of:=[.A215]*[.B215]" office:value-type="float" office:value="1028819.8727723">
            <text:p>1028819,8727723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4775.63829314768">
            <text:p>4775,6382931477</text:p>
          </table:table-cell>
          <table:table-cell table:formula="of:=[.A216]*[.B216]" office:value-type="float" office:value="1031537.8713199">
            <text:p>1031537,8713199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4766.08701656138">
            <text:p>4766,0870165614</text:p>
          </table:table-cell>
          <table:table-cell table:formula="of:=[.A217]*[.B217]" office:value-type="float" office:value="1034240.88259382">
            <text:p>1034240,88259382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4756.55484252826">
            <text:p>4756,5548425283</text:p>
          </table:table-cell>
          <table:table-cell table:formula="of:=[.A218]*[.B218]" office:value-type="float" office:value="1036928.95567116">
            <text:p>1036928,9556711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4747.0417328432">
            <text:p>4747,0417328432</text:p>
          </table:table-cell>
          <table:table-cell table:formula="of:=[.A219]*[.B219]" office:value-type="float" office:value="1039602.13949266">
            <text:p>1039602,13949266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4737.54764937752">
            <text:p>4737,5476493775</text:p>
          </table:table-cell>
          <table:table-cell table:formula="of:=[.A220]*[.B220]" office:value-type="float" office:value="1042260.48286305">
            <text:p>1042260,4828630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4728.07255407876">
            <text:p>4728,0725540788</text:p>
          </table:table-cell>
          <table:table-cell table:formula="of:=[.A221]*[.B221]" office:value-type="float" office:value="1044904.03445141">
            <text:p>1044904,0344514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4718.61640897061">
            <text:p>4718,6164089706</text:p>
          </table:table-cell>
          <table:table-cell table:formula="of:=[.A222]*[.B222]" office:value-type="float" office:value="1047532.84279147">
            <text:p>1047532,84279147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4709.17917615266">
            <text:p>4709,1791761527</text:p>
          </table:table-cell>
          <table:table-cell table:formula="of:=[.A223]*[.B223]" office:value-type="float" office:value="1050146.95628204">
            <text:p>1050146,9562820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4699.76081780036">
            <text:p>4699,7608178004</text:p>
          </table:table-cell>
          <table:table-cell table:formula="of:=[.A224]*[.B224]" office:value-type="float" office:value="1052746.42318728">
            <text:p>1052746,4231872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4690.36129616476">
            <text:p>4690,3612961648</text:p>
          </table:table-cell>
          <table:table-cell table:formula="of:=[.A225]*[.B225]" office:value-type="float" office:value="1055331.29163707">
            <text:p>1055331,2916370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4680.98057357243">
            <text:p>4680,9805735724</text:p>
          </table:table-cell>
          <table:table-cell table:formula="of:=[.A226]*[.B226]" office:value-type="float" office:value="1057901.60962737">
            <text:p>1057901,6096273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4671.61861242528">
            <text:p>4671,6186124253</text:p>
          </table:table-cell>
          <table:table-cell table:formula="of:=[.A227]*[.B227]" office:value-type="float" office:value="1060457.42502054">
            <text:p>1060457,4250205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4662.27537520043">
            <text:p>4662,2753752004</text:p>
          </table:table-cell>
          <table:table-cell table:formula="of:=[.A228]*[.B228]" office:value-type="float" office:value="1062998.7855457">
            <text:p>1062998,7855457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4652.95082445003">
            <text:p>4652,95082445</text:p>
          </table:table-cell>
          <table:table-cell table:formula="of:=[.A229]*[.B229]" office:value-type="float" office:value="1065525.73879906">
            <text:p>1065525,7387990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4643.64492280113">
            <text:p>4643,6449228011</text:p>
          </table:table-cell>
          <table:table-cell table:formula="of:=[.A230]*[.B230]" office:value-type="float" office:value="1068038.33224426">
            <text:p>1068038,33224426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4634.35763295553">
            <text:p>4634,3576329555</text:p>
          </table:table-cell>
          <table:table-cell table:formula="of:=[.A231]*[.B231]" office:value-type="float" office:value="1070536.61321273">
            <text:p>1070536,61321273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4625.08891768962">
            <text:p>4625,0889176896</text:p>
          </table:table-cell>
          <table:table-cell table:formula="of:=[.A232]*[.B232]" office:value-type="float" office:value="1073020.62890399">
            <text:p>1073020,6289039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4615.83873985424">
            <text:p>4615,8387398542</text:p>
          </table:table-cell>
          <table:table-cell table:formula="of:=[.A233]*[.B233]" office:value-type="float" office:value="1075490.42638604">
            <text:p>1075490,4263860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4606.60706237453">
            <text:p>4606,6070623745</text:p>
          </table:table-cell>
          <table:table-cell table:formula="of:=[.A234]*[.B234]" office:value-type="float" office:value="1077946.05259564">
            <text:p>1077946,0525956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4597.39384824978">
            <text:p>4597,3938482498</text:p>
          </table:table-cell>
          <table:table-cell table:formula="of:=[.A235]*[.B235]" office:value-type="float" office:value="1080387.5543387">
            <text:p>1080387,554338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4588.19906055328">
            <text:p>4588,1990605533</text:p>
          </table:table-cell>
          <table:table-cell table:formula="of:=[.A236]*[.B236]" office:value-type="float" office:value="1082814.97829058">
            <text:p>1082814,9782905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4579.02266243218">
            <text:p>4579,0226624322</text:p>
          </table:table-cell>
          <table:table-cell table:formula="of:=[.A237]*[.B237]" office:value-type="float" office:value="1085228.37099643">
            <text:p>1085228,3709964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4569.86461710731">
            <text:p>4569,8646171073</text:p>
          </table:table-cell>
          <table:table-cell table:formula="of:=[.A238]*[.B238]" office:value-type="float" office:value="1087627.77887154">
            <text:p>1087627,7788715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4560.7248878731">
            <text:p>4560,7248878731</text:p>
          </table:table-cell>
          <table:table-cell table:formula="of:=[.A239]*[.B239]" office:value-type="float" office:value="1090013.24820167">
            <text:p>1090013,24820167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4551.60343809735">
            <text:p>4551,6034380974</text:p>
          </table:table-cell>
          <table:table-cell table:formula="of:=[.A240]*[.B240]" office:value-type="float" office:value="1092384.82514336">
            <text:p>1092384,82514336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4542.50023122116">
            <text:p>4542,5002312212</text:p>
          </table:table-cell>
          <table:table-cell table:formula="of:=[.A241]*[.B241]" office:value-type="float" office:value="1094742.5557243">
            <text:p>1094742,555724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4533.41523075871">
            <text:p>4533,4152307587</text:p>
          </table:table-cell>
          <table:table-cell table:formula="of:=[.A242]*[.B242]" office:value-type="float" office:value="1097086.48584361">
            <text:p>1097086,4858436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4524.3484002972">
            <text:p>4524,3484002972</text:p>
          </table:table-cell>
          <table:table-cell table:formula="of:=[.A243]*[.B243]" office:value-type="float" office:value="1099416.66127222">
            <text:p>1099416,6612722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4515.2997034966">
            <text:p>4515,2997034966</text:p>
          </table:table-cell>
          <table:table-cell table:formula="of:=[.A244]*[.B244]" office:value-type="float" office:value="1101733.12765317">
            <text:p>1101733,1276531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4506.26910408961">
            <text:p>4506,2691040896</text:p>
          </table:table-cell>
          <table:table-cell table:formula="of:=[.A245]*[.B245]" office:value-type="float" office:value="1104035.93050195">
            <text:p>1104035,9305019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4497.25656588143">
            <text:p>4497,2565658814</text:p>
          </table:table-cell>
          <table:table-cell table:formula="of:=[.A246]*[.B246]" office:value-type="float" office:value="1106325.11520683">
            <text:p>1106325,1152068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4488.26205274967">
            <text:p>4488,2620527497</text:p>
          </table:table-cell>
          <table:table-cell table:formula="of:=[.A247]*[.B247]" office:value-type="float" office:value="1108600.72702917">
            <text:p>1108600,7270291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4479.28552864417">
            <text:p>4479,2855286442</text:p>
          </table:table-cell>
          <table:table-cell table:formula="of:=[.A248]*[.B248]" office:value-type="float" office:value="1110862.81110375">
            <text:p>1110862,8111037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4470.32695758688">
            <text:p>4470,3269575869</text:p>
          </table:table-cell>
          <table:table-cell table:formula="of:=[.A249]*[.B249]" office:value-type="float" office:value="1113111.41243913">
            <text:p>1113111,41243913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4461.3863036717">
            <text:p>4461,3863036717</text:p>
          </table:table-cell>
          <table:table-cell table:formula="of:=[.A250]*[.B250]" office:value-type="float" office:value="1115346.57591793">
            <text:p>1115346,5759179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4452.46353106436">
            <text:p>4452,4635310644</text:p>
          </table:table-cell>
          <table:table-cell table:formula="of:=[.A251]*[.B251]" office:value-type="float" office:value="1117568.34629715">
            <text:p>1117568,3462971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4443.55860400223">
            <text:p>4443,5586040022</text:p>
          </table:table-cell>
          <table:table-cell table:formula="of:=[.A252]*[.B252]" office:value-type="float" office:value="1119776.76820856">
            <text:p>1119776,7682085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4434.67148679423">
            <text:p>4434,6714867942</text:p>
          </table:table-cell>
          <table:table-cell table:formula="of:=[.A253]*[.B253]" office:value-type="float" office:value="1121971.88615894">
            <text:p>1121971,8861589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4425.80214382064">
            <text:p>4425,8021438206</text:p>
          </table:table-cell>
          <table:table-cell table:formula="of:=[.A254]*[.B254]" office:value-type="float" office:value="1124153.74453044">
            <text:p>1124153,7445304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4416.950539533">
            <text:p>4416,950539533</text:p>
          </table:table-cell>
          <table:table-cell table:formula="of:=[.A255]*[.B255]" office:value-type="float" office:value="1126322.38758091">
            <text:p>1126322,3875809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4408.11663845393">
            <text:p>4408,1166384539</text:p>
          </table:table-cell>
          <table:table-cell table:formula="of:=[.A256]*[.B256]" office:value-type="float" office:value="1128477.85944421">
            <text:p>1128477,8594442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4399.30040517702">
            <text:p>4399,300405177</text:p>
          </table:table-cell>
          <table:table-cell table:formula="of:=[.A257]*[.B257]" office:value-type="float" office:value="1130620.2041305">
            <text:p>1130620,204130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4390.50180436667">
            <text:p>4390,5018043667</text:p>
          </table:table-cell>
          <table:table-cell table:formula="of:=[.A258]*[.B258]" office:value-type="float" office:value="1132749.4655266">
            <text:p>1132749,465526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4381.72080075794">
            <text:p>4381,7208007579</text:p>
          </table:table-cell>
          <table:table-cell table:formula="of:=[.A259]*[.B259]" office:value-type="float" office:value="1134865.68739631">
            <text:p>1134865,6873963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4372.95735915642">
            <text:p>4372,9573591564</text:p>
          </table:table-cell>
          <table:table-cell table:formula="of:=[.A260]*[.B260]" office:value-type="float" office:value="1136968.91338067">
            <text:p>1136968,91338067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4364.21144443811">
            <text:p>4364,2114444381</text:p>
          </table:table-cell>
          <table:table-cell table:formula="of:=[.A261]*[.B261]" office:value-type="float" office:value="1139059.18699835">
            <text:p>1139059,1869983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4355.48302154923">
            <text:p>4355,4830215492</text:p>
          </table:table-cell>
          <table:table-cell table:formula="of:=[.A262]*[.B262]" office:value-type="float" office:value="1141136.5516459">
            <text:p>1141136,551645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4346.77205550613">
            <text:p>4346,7720555061</text:p>
          </table:table-cell>
          <table:table-cell table:formula="of:=[.A263]*[.B263]" office:value-type="float" office:value="1143201.05059811">
            <text:p>1143201,0505981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4338.07851139512">
            <text:p>4338,0785113951</text:p>
          </table:table-cell>
          <table:table-cell table:formula="of:=[.A264]*[.B264]" office:value-type="float" office:value="1145252.72700831">
            <text:p>1145252,72700831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4329.40235437233">
            <text:p>4329,4023543723</text:p>
          </table:table-cell>
          <table:table-cell table:formula="of:=[.A265]*[.B265]" office:value-type="float" office:value="1147291.62390867">
            <text:p>1147291,6239086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4320.74354966359">
            <text:p>4320,7435496636</text:p>
          </table:table-cell>
          <table:table-cell table:formula="of:=[.A266]*[.B266]" office:value-type="float" office:value="1149317.78421051">
            <text:p>1149317,7842105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4312.10206256426">
            <text:p>4312,1020625643</text:p>
          </table:table-cell>
          <table:table-cell table:formula="of:=[.A267]*[.B267]" office:value-type="float" office:value="1151331.25070466">
            <text:p>1151331,2507046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4303.47785843913">
            <text:p>4303,4778584391</text:p>
          </table:table-cell>
          <table:table-cell table:formula="of:=[.A268]*[.B268]" office:value-type="float" office:value="1153332.06606169">
            <text:p>1153332,0660616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4294.87090272225">
            <text:p>4294,8709027223</text:p>
          </table:table-cell>
          <table:table-cell table:formula="of:=[.A269]*[.B269]" office:value-type="float" office:value="1155320.27283229">
            <text:p>1155320,2728322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4286.28116091681">
            <text:p>4286,2811609168</text:p>
          </table:table-cell>
          <table:table-cell table:formula="of:=[.A270]*[.B270]" office:value-type="float" office:value="1157295.91344754">
            <text:p>1157295,91344754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4277.70859859497">
            <text:p>4277,708598595</text:p>
          </table:table-cell>
          <table:table-cell table:formula="of:=[.A271]*[.B271]" office:value-type="float" office:value="1159259.03021924">
            <text:p>1159259,0302192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4269.15318139778">
            <text:p>4269,1531813978</text:p>
          </table:table-cell>
          <table:table-cell table:formula="of:=[.A272]*[.B272]" office:value-type="float" office:value="1161209.6653402">
            <text:p>1161209,6653402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4260.61487503499">
            <text:p>4260,614875035</text:p>
          </table:table-cell>
          <table:table-cell table:formula="of:=[.A273]*[.B273]" office:value-type="float" office:value="1163147.86088455">
            <text:p>1163147,86088455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4252.09364528492">
            <text:p>4252,0936452849</text:p>
          </table:table-cell>
          <table:table-cell table:formula="of:=[.A274]*[.B274]" office:value-type="float" office:value="1165073.65880807">
            <text:p>1165073,6588080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4243.58945799435">
            <text:p>4243,5894579944</text:p>
          </table:table-cell>
          <table:table-cell table:formula="of:=[.A275]*[.B275]" office:value-type="float" office:value="1166987.10094845">
            <text:p>1166987,1009484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4235.10227907836">
            <text:p>4235,1022790784</text:p>
          </table:table-cell>
          <table:table-cell table:formula="of:=[.A276]*[.B276]" office:value-type="float" office:value="1168888.22902563">
            <text:p>1168888,2290256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4226.6320745202">
            <text:p>4226,6320745202</text:p>
          </table:table-cell>
          <table:table-cell table:formula="of:=[.A277]*[.B277]" office:value-type="float" office:value="1170777.0846421">
            <text:p>1170777,0846421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4218.17881037116">
            <text:p>4218,1788103712</text:p>
          </table:table-cell>
          <table:table-cell table:formula="of:=[.A278]*[.B278]" office:value-type="float" office:value="1172653.70928318">
            <text:p>1172653,7092831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4209.74245275042">
            <text:p>4209,7424527504</text:p>
          </table:table-cell>
          <table:table-cell table:formula="of:=[.A279]*[.B279]" office:value-type="float" office:value="1174518.14431737">
            <text:p>1174518,14431737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4201.32296784492">
            <text:p>4201,3229678449</text:p>
          </table:table-cell>
          <table:table-cell table:formula="of:=[.A280]*[.B280]" office:value-type="float" office:value="1176370.43099658">
            <text:p>1176370,4309965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4192.92032190923">
            <text:p>4192,9203219092</text:p>
          </table:table-cell>
          <table:table-cell table:formula="of:=[.A281]*[.B281]" office:value-type="float" office:value="1178210.61045649">
            <text:p>1178210,6104564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4184.53448126541">
            <text:p>4184,5344812654</text:p>
          </table:table-cell>
          <table:table-cell table:formula="of:=[.A282]*[.B282]" office:value-type="float" office:value="1180038.72371685">
            <text:p>1180038,7237168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4176.16541230288">
            <text:p>4176,1654123029</text:p>
          </table:table-cell>
          <table:table-cell table:formula="of:=[.A283]*[.B283]" office:value-type="float" office:value="1181854.81168171">
            <text:p>1181854,8116817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4167.81308147827">
            <text:p>4167,8130814783</text:p>
          </table:table-cell>
          <table:table-cell table:formula="of:=[.A284]*[.B284]" office:value-type="float" office:value="1183658.91513983">
            <text:p>1183658,9151398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4159.47745531532">
            <text:p>4159,4774553153</text:p>
          </table:table-cell>
          <table:table-cell table:formula="of:=[.A285]*[.B285]" office:value-type="float" office:value="1185451.07476486">
            <text:p>1185451,07476486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4151.15850040468">
            <text:p>4151,1585004047</text:p>
          </table:table-cell>
          <table:table-cell table:formula="of:=[.A286]*[.B286]" office:value-type="float" office:value="1187231.33111574">
            <text:p>1187231,33111574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4142.85618340387">
            <text:p>4142,8561834039</text:p>
          </table:table-cell>
          <table:table-cell table:formula="of:=[.A287]*[.B287]" office:value-type="float" office:value="1188999.72463691">
            <text:p>1188999,72463691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4134.57047103707">
            <text:p>4134,5704710371</text:p>
          </table:table-cell>
          <table:table-cell table:formula="of:=[.A288]*[.B288]" office:value-type="float" office:value="1190756.29565868">
            <text:p>1190756,2956586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4126.30133009499">
            <text:p>4126,301330095</text:p>
          </table:table-cell>
          <table:table-cell table:formula="of:=[.A289]*[.B289]" office:value-type="float" office:value="1192501.08439745">
            <text:p>1192501,08439745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4118.0487274348">
            <text:p>4118,0487274348</text:p>
          </table:table-cell>
          <table:table-cell table:formula="of:=[.A290]*[.B290]" office:value-type="float" office:value="1194234.13095609">
            <text:p>1194234,1309560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4109.81262997993">
            <text:p>4109,8126299799</text:p>
          </table:table-cell>
          <table:table-cell table:formula="of:=[.A291]*[.B291]" office:value-type="float" office:value="1195955.47532416">
            <text:p>1195955,4753241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4101.59300471997">
            <text:p>4101,59300472</text:p>
          </table:table-cell>
          <table:table-cell table:formula="of:=[.A292]*[.B292]" office:value-type="float" office:value="1197665.15737823">
            <text:p>1197665,1573782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4093.38981871053">
            <text:p>4093,3898187105</text:p>
          </table:table-cell>
          <table:table-cell table:formula="of:=[.A293]*[.B293]" office:value-type="float" office:value="1199363.21688219">
            <text:p>1199363,2168821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4085.20303907311">
            <text:p>4085,2030390731</text:p>
          </table:table-cell>
          <table:table-cell table:formula="of:=[.A294]*[.B294]" office:value-type="float" office:value="1201049.6934875">
            <text:p>1201049,6934875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4077.03263299497">
            <text:p>4077,032632995</text:p>
          </table:table-cell>
          <table:table-cell table:formula="of:=[.A295]*[.B295]" office:value-type="float" office:value="1202724.62673352">
            <text:p>1202724,62673352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4068.87856772898">
            <text:p>4068,878567729</text:p>
          </table:table-cell>
          <table:table-cell table:formula="of:=[.A296]*[.B296]" office:value-type="float" office:value="1204388.05604778">
            <text:p>1204388,0560477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4060.74081059352">
            <text:p>4060,7408105935</text:p>
          </table:table-cell>
          <table:table-cell table:formula="of:=[.A297]*[.B297]" office:value-type="float" office:value="1206040.02074628">
            <text:p>1206040,0207462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4052.61932897233">
            <text:p>4052,6193289723</text:p>
          </table:table-cell>
          <table:table-cell table:formula="of:=[.A298]*[.B298]" office:value-type="float" office:value="1207680.56003375">
            <text:p>1207680,56003375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4044.51409031439">
            <text:p>4044,5140903144</text:p>
          </table:table-cell>
          <table:table-cell table:formula="of:=[.A299]*[.B299]" office:value-type="float" office:value="1209309.713004">
            <text:p>1209309,71300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4036.42506213376">
            <text:p>4036,4250621338</text:p>
          </table:table-cell>
          <table:table-cell table:formula="of:=[.A300]*[.B300]" office:value-type="float" office:value="1210927.51864013">
            <text:p>1210927,5186401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4028.35221200949">
            <text:p>4028,3522120095</text:p>
          </table:table-cell>
          <table:table-cell table:formula="of:=[.A301]*[.B301]" office:value-type="float" office:value="1212534.01581486">
            <text:p>1212534,0158148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4020.29550758547">
            <text:p>4020,2955075855</text:p>
          </table:table-cell>
          <table:table-cell table:formula="of:=[.A302]*[.B302]" office:value-type="float" office:value="1214129.24329081">
            <text:p>1214129,2432908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4012.2549165703">
            <text:p>4012,2549165703</text:p>
          </table:table-cell>
          <table:table-cell table:formula="of:=[.A303]*[.B303]" office:value-type="float" office:value="1215713.2397208">
            <text:p>1215713,2397208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4004.23040673716">
            <text:p>4004,2304067372</text:p>
          </table:table-cell>
          <table:table-cell table:formula="of:=[.A304]*[.B304]" office:value-type="float" office:value="1217286.0436481">
            <text:p>1217286,043648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3996.22194592369">
            <text:p>3996,2219459237</text:p>
          </table:table-cell>
          <table:table-cell table:formula="of:=[.A305]*[.B305]" office:value-type="float" office:value="1218847.69350672">
            <text:p>1218847,6935067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3988.22950203184">
            <text:p>3988,2295020318</text:p>
          </table:table-cell>
          <table:table-cell table:formula="of:=[.A306]*[.B306]" office:value-type="float" office:value="1220398.22762174">
            <text:p>1220398,22762174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3980.25304302778">
            <text:p>3980,2530430278</text:p>
          </table:table-cell>
          <table:table-cell table:formula="of:=[.A307]*[.B307]" office:value-type="float" office:value="1221937.68420953">
            <text:p>1221937,68420953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3972.29253694172">
            <text:p>3972,2925369417</text:p>
          </table:table-cell>
          <table:table-cell table:formula="of:=[.A308]*[.B308]" office:value-type="float" office:value="1223466.10137805">
            <text:p>1223466,10137805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3964.34795186784">
            <text:p>3964,3479518678</text:p>
          </table:table-cell>
          <table:table-cell table:formula="of:=[.A309]*[.B309]" office:value-type="float" office:value="1224983.51712716">
            <text:p>1224983,517127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3956.4192559641">
            <text:p>3956,4192559641</text:p>
          </table:table-cell>
          <table:table-cell table:formula="of:=[.A310]*[.B310]" office:value-type="float" office:value="1226489.96934887">
            <text:p>1226489,9693488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3948.50641745217">
            <text:p>3948,5064174522</text:p>
          </table:table-cell>
          <table:table-cell table:formula="of:=[.A311]*[.B311]" office:value-type="float" office:value="1227985.49582763">
            <text:p>1227985,4958276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3940.60940461727">
            <text:p>3940,6094046173</text:p>
          </table:table-cell>
          <table:table-cell table:formula="of:=[.A312]*[.B312]" office:value-type="float" office:value="1229470.13424059">
            <text:p>1229470,13424059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3932.72818580803">
            <text:p>3932,728185808</text:p>
          </table:table-cell>
          <table:table-cell table:formula="of:=[.A313]*[.B313]" office:value-type="float" office:value="1230943.92215791">
            <text:p>1230943,9221579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3924.86272943642">
            <text:p>3924,8627294364</text:p>
          </table:table-cell>
          <table:table-cell table:formula="of:=[.A314]*[.B314]" office:value-type="float" office:value="1232406.89704304">
            <text:p>1232406,8970430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3917.01300397754">
            <text:p>3917,0130039776</text:p>
          </table:table-cell>
          <table:table-cell table:formula="of:=[.A315]*[.B315]" office:value-type="float" office:value="1233859.09625293">
            <text:p>1233859,09625293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3909.17897796959">
            <text:p>3909,1789779696</text:p>
          </table:table-cell>
          <table:table-cell table:formula="of:=[.A316]*[.B316]" office:value-type="float" office:value="1235300.55703839">
            <text:p>1235300,55703839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3901.36062001365">
            <text:p>3901,3606200137</text:p>
          </table:table-cell>
          <table:table-cell table:formula="of:=[.A317]*[.B317]" office:value-type="float" office:value="1236731.31654433">
            <text:p>1236731,31654433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3893.55789877362">
            <text:p>3893,5578987736</text:p>
          </table:table-cell>
          <table:table-cell table:formula="of:=[.A318]*[.B318]" office:value-type="float" office:value="1238151.41181001">
            <text:p>1238151,4118100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3885.77078297608">
            <text:p>3885,7707829761</text:p>
          </table:table-cell>
          <table:table-cell table:formula="of:=[.A319]*[.B319]" office:value-type="float" office:value="1239560.87976937">
            <text:p>1239560,87976937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3877.99924141012">
            <text:p>3877,9992414101</text:p>
          </table:table-cell>
          <table:table-cell table:formula="of:=[.A320]*[.B320]" office:value-type="float" office:value="1240959.75725124">
            <text:p>1240959,75725124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3870.2432429273">
            <text:p>3870,2432429273</text:p>
          </table:table-cell>
          <table:table-cell table:formula="of:=[.A321]*[.B321]" office:value-type="float" office:value="1242348.08097966">
            <text:p>1242348,0809796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3862.50275644145">
            <text:p>3862,5027564415</text:p>
          </table:table-cell>
          <table:table-cell table:formula="of:=[.A322]*[.B322]" office:value-type="float" office:value="1243725.88757415">
            <text:p>1243725,8875741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3854.77775092857">
            <text:p>3854,7777509286</text:p>
          </table:table-cell>
          <table:table-cell table:formula="of:=[.A323]*[.B323]" office:value-type="float" office:value="1245093.21354993">
            <text:p>1245093,2135499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3847.06819542671">
            <text:p>3847,0681954267</text:p>
          </table:table-cell>
          <table:table-cell table:formula="of:=[.A324]*[.B324]" office:value-type="float" office:value="1246450.09531825">
            <text:p>1246450,0953182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3839.37405903585">
            <text:p>3839,3740590359</text:p>
          </table:table-cell>
          <table:table-cell table:formula="of:=[.A325]*[.B325]" office:value-type="float" office:value="1247796.56918665">
            <text:p>1247796,5691866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3831.69531091778">
            <text:p>3831,6953109178</text:p>
          </table:table-cell>
          <table:table-cell table:formula="of:=[.A326]*[.B326]" office:value-type="float" office:value="1249132.6713592">
            <text:p>1249132,671359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3824.03192029595">
            <text:p>3824,031920296</text:p>
          </table:table-cell>
          <table:table-cell table:formula="of:=[.A327]*[.B327]" office:value-type="float" office:value="1250458.43793677">
            <text:p>1250458,4379367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3816.38385645536">
            <text:p>3816,3838564554</text:p>
          </table:table-cell>
          <table:table-cell table:formula="of:=[.A328]*[.B328]" office:value-type="float" office:value="1251773.90491736">
            <text:p>1251773,9049173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3808.75108874244">
            <text:p>3808,7510887425</text:p>
          </table:table-cell>
          <table:table-cell table:formula="of:=[.A329]*[.B329]" office:value-type="float" office:value="1253079.10819626">
            <text:p>1253079,10819626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3801.13358656496">
            <text:p>3801,133586565</text:p>
          </table:table-cell>
          <table:table-cell table:formula="of:=[.A330]*[.B330]" office:value-type="float" office:value="1254374.08356644">
            <text:p>1254374,0835664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3793.53131939183">
            <text:p>3793,5313193918</text:p>
          </table:table-cell>
          <table:table-cell table:formula="of:=[.A331]*[.B331]" office:value-type="float" office:value="1255658.8667187">
            <text:p>1255658,866718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3785.94425675305">
            <text:p>3785,9442567531</text:p>
          </table:table-cell>
          <table:table-cell table:formula="of:=[.A332]*[.B332]" office:value-type="float" office:value="1256933.49324201">
            <text:p>1256933,4932420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3778.37236823954">
            <text:p>3778,3723682395</text:p>
          </table:table-cell>
          <table:table-cell table:formula="of:=[.A333]*[.B333]" office:value-type="float" office:value="1258197.99862377">
            <text:p>1258197,99862377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3770.81562350306">
            <text:p>3770,8156235031</text:p>
          </table:table-cell>
          <table:table-cell table:formula="of:=[.A334]*[.B334]" office:value-type="float" office:value="1259452.41825002">
            <text:p>1259452,4182500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3763.27399225605">
            <text:p>3763,2739922561</text:p>
          </table:table-cell>
          <table:table-cell table:formula="of:=[.A335]*[.B335]" office:value-type="float" office:value="1260696.78740578">
            <text:p>1260696,7874057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3755.74744427154">
            <text:p>3755,7474442716</text:p>
          </table:table-cell>
          <table:table-cell table:formula="of:=[.A336]*[.B336]" office:value-type="float" office:value="1261931.14127524">
            <text:p>1261931,14127524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3748.235949383">
            <text:p>3748,235949383</text:p>
          </table:table-cell>
          <table:table-cell table:formula="of:=[.A337]*[.B337]" office:value-type="float" office:value="1263155.51494207">
            <text:p>1263155,5149420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3740.73947748423">
            <text:p>3740,7394774842</text:p>
          </table:table-cell>
          <table:table-cell table:formula="of:=[.A338]*[.B338]" office:value-type="float" office:value="1264369.94338967">
            <text:p>1264369,9433896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3733.25799852926">
            <text:p>3733,2579985293</text:p>
          </table:table-cell>
          <table:table-cell table:formula="of:=[.A339]*[.B339]" office:value-type="float" office:value="1265574.46150142">
            <text:p>1265574,4615014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3725.79148253221">
            <text:p>3725,7914825322</text:p>
          </table:table-cell>
          <table:table-cell table:formula="of:=[.A340]*[.B340]" office:value-type="float" office:value="1266769.10406095">
            <text:p>1266769,1040609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3718.33989956714">
            <text:p>3718,3398995672</text:p>
          </table:table-cell>
          <table:table-cell table:formula="of:=[.A341]*[.B341]" office:value-type="float" office:value="1267953.9057524">
            <text:p>1267953,9057524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3710.90321976801">
            <text:p>3710,903219768</text:p>
          </table:table-cell>
          <table:table-cell table:formula="of:=[.A342]*[.B342]" office:value-type="float" office:value="1269128.90116066">
            <text:p>1269128,9011606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3703.48141332847">
            <text:p>3703,4814133285</text:p>
          </table:table-cell>
          <table:table-cell table:formula="of:=[.A343]*[.B343]" office:value-type="float" office:value="1270294.12477167">
            <text:p>1270294,12477167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3696.07445050181">
            <text:p>3696,0744505018</text:p>
          </table:table-cell>
          <table:table-cell table:formula="of:=[.A344]*[.B344]" office:value-type="float" office:value="1271449.61097262">
            <text:p>1271449,6109726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3688.68230160081">
            <text:p>3688,6823016008</text:p>
          </table:table-cell>
          <table:table-cell table:formula="of:=[.A345]*[.B345]" office:value-type="float" office:value="1272595.39405228">
            <text:p>1272595,39405228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3681.30493699761">
            <text:p>3681,3049369976</text:p>
          </table:table-cell>
          <table:table-cell table:formula="of:=[.A346]*[.B346]" office:value-type="float" office:value="1273731.50820117">
            <text:p>1273731,50820117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3673.94232712361">
            <text:p>3673,9423271236</text:p>
          </table:table-cell>
          <table:table-cell table:formula="of:=[.A347]*[.B347]" office:value-type="float" office:value="1274857.98751189">
            <text:p>1274857,98751189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3666.59444246937">
            <text:p>3666,5944424694</text:p>
          </table:table-cell>
          <table:table-cell table:formula="of:=[.A348]*[.B348]" office:value-type="float" office:value="1275974.86597934">
            <text:p>1275974,8659793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3659.26125358443">
            <text:p>3659,2612535844</text:p>
          </table:table-cell>
          <table:table-cell table:formula="of:=[.A349]*[.B349]" office:value-type="float" office:value="1277082.17750097">
            <text:p>1277082,1775009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3651.94273107726">
            <text:p>3651,9427310773</text:p>
          </table:table-cell>
          <table:table-cell table:formula="of:=[.A350]*[.B350]" office:value-type="float" office:value="1278179.95587704">
            <text:p>1278179,9558770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3644.6388456151">
            <text:p>3644,6388456151</text:p>
          </table:table-cell>
          <table:table-cell table:formula="of:=[.A351]*[.B351]" office:value-type="float" office:value="1279268.2348109">
            <text:p>1279268,234810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3637.34956792387">
            <text:p>3637,3495679239</text:p>
          </table:table-cell>
          <table:table-cell table:formula="of:=[.A352]*[.B352]" office:value-type="float" office:value="1280347.0479092">
            <text:p>1280347,047909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3630.07486878803">
            <text:p>3630,074868788</text:p>
          </table:table-cell>
          <table:table-cell table:formula="of:=[.A353]*[.B353]" office:value-type="float" office:value="1281416.42868217">
            <text:p>1281416,4286821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3622.81471905045">
            <text:p>3622,8147190505</text:p>
          </table:table-cell>
          <table:table-cell table:formula="of:=[.A354]*[.B354]" office:value-type="float" office:value="1282476.41054386">
            <text:p>1282476,4105438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3615.56908961235">
            <text:p>3615,5690896124</text:p>
          </table:table-cell>
          <table:table-cell table:formula="of:=[.A355]*[.B355]" office:value-type="float" office:value="1283527.02681238">
            <text:p>1283527,02681238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3608.33795143312">
            <text:p>3608,3379514331</text:p>
          </table:table-cell>
          <table:table-cell table:formula="of:=[.A356]*[.B356]" office:value-type="float" office:value="1284568.31071019">
            <text:p>1284568,3107101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3601.12127553026">
            <text:p>3601,1212755303</text:p>
          </table:table-cell>
          <table:table-cell table:formula="of:=[.A357]*[.B357]" office:value-type="float" office:value="1285600.2953643">
            <text:p>1285600,295364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3593.9190329792">
            <text:p>3593,9190329792</text:p>
          </table:table-cell>
          <table:table-cell table:formula="of:=[.A358]*[.B358]" office:value-type="float" office:value="1286623.01380655">
            <text:p>1286623,01380655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3586.73119491324">
            <text:p>3586,7311949132</text:p>
          </table:table-cell>
          <table:table-cell table:formula="of:=[.A359]*[.B359]" office:value-type="float" office:value="1287636.49897385">
            <text:p>1287636,4989738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3579.55773252341">
            <text:p>3579,5577325234</text:p>
          </table:table-cell>
          <table:table-cell table:formula="of:=[.A360]*[.B360]" office:value-type="float" office:value="1288640.78370843">
            <text:p>1288640,78370843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3572.39861705837">
            <text:p>3572,3986170584</text:p>
          </table:table-cell>
          <table:table-cell table:formula="of:=[.A361]*[.B361]" office:value-type="float" office:value="1289635.90075807">
            <text:p>1289635,9007580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3565.25381982425">
            <text:p>3565,2538198243</text:p>
          </table:table-cell>
          <table:table-cell table:formula="of:=[.A362]*[.B362]" office:value-type="float" office:value="1290621.88277638">
            <text:p>1290621,8827763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3558.1233121846">
            <text:p>3558,1233121846</text:p>
          </table:table-cell>
          <table:table-cell table:formula="of:=[.A363]*[.B363]" office:value-type="float" office:value="1291598.76232301">
            <text:p>1291598,76232301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3551.00706556023">
            <text:p>3551,0070655602</text:p>
          </table:table-cell>
          <table:table-cell table:formula="of:=[.A364]*[.B364]" office:value-type="float" office:value="1292566.57186392">
            <text:p>1292566,5718639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3543.90505142911">
            <text:p>3543,9050514291</text:p>
          </table:table-cell>
          <table:table-cell table:formula="of:=[.A365]*[.B365]" office:value-type="float" office:value="1293525.34377163">
            <text:p>1293525,3437716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3536.81724132625">
            <text:p>3536,8172413263</text:p>
          </table:table-cell>
          <table:table-cell table:formula="of:=[.A366]*[.B366]" office:value-type="float" office:value="1294475.11032541">
            <text:p>1294475,1103254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3529.7436068436">
            <text:p>3529,7436068436</text:p>
          </table:table-cell>
          <table:table-cell table:formula="of:=[.A367]*[.B367]" office:value-type="float" office:value="1295415.9037116">
            <text:p>1295415,903711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3522.68411962991">
            <text:p>3522,6841196299</text:p>
          </table:table-cell>
          <table:table-cell table:formula="of:=[.A368]*[.B368]" office:value-type="float" office:value="1296347.75602381">
            <text:p>1296347,7560238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3515.63875139065">
            <text:p>3515,6387513907</text:p>
          </table:table-cell>
          <table:table-cell table:formula="of:=[.A369]*[.B369]" office:value-type="float" office:value="1297270.69926315">
            <text:p>1297270,6992631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3508.60747388787">
            <text:p>3508,6074738879</text:p>
          </table:table-cell>
          <table:table-cell table:formula="of:=[.A370]*[.B370]" office:value-type="float" office:value="1298184.76533851">
            <text:p>1298184,7653385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3501.5902589401">
            <text:p>3501,5902589401</text:p>
          </table:table-cell>
          <table:table-cell table:formula="of:=[.A371]*[.B371]" office:value-type="float" office:value="1299089.98606678">
            <text:p>1299089,9860667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3494.58707842222">
            <text:p>3494,5870784222</text:p>
          </table:table-cell>
          <table:table-cell table:formula="of:=[.A372]*[.B372]" office:value-type="float" office:value="1299986.39317306">
            <text:p>1299986,3931730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3487.59790426537">
            <text:p>3487,5979042654</text:p>
          </table:table-cell>
          <table:table-cell table:formula="of:=[.A373]*[.B373]" office:value-type="float" office:value="1300874.01829098">
            <text:p>1300874,01829098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3480.62270845684">
            <text:p>3480,6227084569</text:p>
          </table:table-cell>
          <table:table-cell table:formula="of:=[.A374]*[.B374]" office:value-type="float" office:value="1301752.89296286">
            <text:p>1301752,89296286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3473.66146303993">
            <text:p>3473,6614630399</text:p>
          </table:table-cell>
          <table:table-cell table:formula="of:=[.A375]*[.B375]" office:value-type="float" office:value="1302623.04863997">
            <text:p>1302623,0486399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3466.71414011385">
            <text:p>3466,7141401139</text:p>
          </table:table-cell>
          <table:table-cell table:formula="of:=[.A376]*[.B376]" office:value-type="float" office:value="1303484.51668281">
            <text:p>1303484,5166828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3459.78071183362">
            <text:p>3459,7807118336</text:p>
          </table:table-cell>
          <table:table-cell table:formula="of:=[.A377]*[.B377]" office:value-type="float" office:value="1304337.32836128">
            <text:p>1304337,32836128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3452.86115040995">
            <text:p>3452,86115041</text:p>
          </table:table-cell>
          <table:table-cell table:formula="of:=[.A378]*[.B378]" office:value-type="float" office:value="1305181.51485496">
            <text:p>1305181,5148549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3445.95542810913">
            <text:p>3445,9554281091</text:p>
          </table:table-cell>
          <table:table-cell table:formula="of:=[.A379]*[.B379]" office:value-type="float" office:value="1306017.10725336">
            <text:p>1306017,1072533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3439.06351725292">
            <text:p>3439,0635172529</text:p>
          </table:table-cell>
          <table:table-cell table:formula="of:=[.A380]*[.B380]" office:value-type="float" office:value="1306844.13655611">
            <text:p>1306844,1365561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3432.18539021841">
            <text:p>3432,1853902184</text:p>
          </table:table-cell>
          <table:table-cell table:formula="of:=[.A381]*[.B381]" office:value-type="float" office:value="1307662.63367321">
            <text:p>1307662,6336732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3425.32101943797">
            <text:p>3425,321019438</text:p>
          </table:table-cell>
          <table:table-cell table:formula="of:=[.A382]*[.B382]" office:value-type="float" office:value="1308472.62942531">
            <text:p>1308472,6294253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3418.4703773991">
            <text:p>3418,4703773991</text:p>
          </table:table-cell>
          <table:table-cell table:formula="of:=[.A383]*[.B383]" office:value-type="float" office:value="1309274.15454385">
            <text:p>1309274,1545438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3411.6334366443">
            <text:p>3411,6334366443</text:p>
          </table:table-cell>
          <table:table-cell table:formula="of:=[.A384]*[.B384]" office:value-type="float" office:value="1310067.23967141">
            <text:p>1310067,23967141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3404.81016977101">
            <text:p>3404,810169771</text:p>
          </table:table-cell>
          <table:table-cell table:formula="of:=[.A385]*[.B385]" office:value-type="float" office:value="1310851.91536184">
            <text:p>1310851,91536184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3398.00054943147">
            <text:p>3398,0005494315</text:p>
          </table:table-cell>
          <table:table-cell table:formula="of:=[.A386]*[.B386]" office:value-type="float" office:value="1311628.21208055">
            <text:p>1311628,21208055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3391.20454833261">
            <text:p>3391,2045483326</text:p>
          </table:table-cell>
          <table:table-cell table:formula="of:=[.A387]*[.B387]" office:value-type="float" office:value="1312396.16020472">
            <text:p>1312396,16020472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3384.42213923594">
            <text:p>3384,4221392359</text:p>
          </table:table-cell>
          <table:table-cell table:formula="of:=[.A388]*[.B388]" office:value-type="float" office:value="1313155.79002354">
            <text:p>1313155,7900235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3377.65329495747">
            <text:p>3377,6532949575</text:p>
          </table:table-cell>
          <table:table-cell table:formula="of:=[.A389]*[.B389]" office:value-type="float" office:value="1313907.13173846">
            <text:p>1313907,13173846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3370.89798836755">
            <text:p>3370,8979883676</text:p>
          </table:table-cell>
          <table:table-cell table:formula="of:=[.A390]*[.B390]" office:value-type="float" office:value="1314650.21546335">
            <text:p>1314650,21546335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3364.15619239082">
            <text:p>3364,1561923908</text:p>
          </table:table-cell>
          <table:table-cell table:formula="of:=[.A391]*[.B391]" office:value-type="float" office:value="1315385.07122481">
            <text:p>1315385,0712248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3357.42788000604">
            <text:p>3357,427880006</text:p>
          </table:table-cell>
          <table:table-cell table:formula="of:=[.A392]*[.B392]" office:value-type="float" office:value="1316111.72896237">
            <text:p>1316111,72896237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3350.71302424602">
            <text:p>3350,713024246</text:p>
          </table:table-cell>
          <table:table-cell table:formula="of:=[.A393]*[.B393]" office:value-type="float" office:value="1316830.21852869">
            <text:p>1316830,2185286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3344.01159819753">
            <text:p>3344,0115981975</text:p>
          </table:table-cell>
          <table:table-cell table:formula="of:=[.A394]*[.B394]" office:value-type="float" office:value="1317540.56968983">
            <text:p>1317540,5696898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3337.32357500114">
            <text:p>3337,3235750011</text:p>
          </table:table-cell>
          <table:table-cell table:formula="of:=[.A395]*[.B395]" office:value-type="float" office:value="1318242.81212545">
            <text:p>1318242,8121254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3330.64892785113">
            <text:p>3330,6489278511</text:p>
          </table:table-cell>
          <table:table-cell table:formula="of:=[.A396]*[.B396]" office:value-type="float" office:value="1318936.97542905">
            <text:p>1318936,97542905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3323.98762999543">
            <text:p>3323,9876299954</text:p>
          </table:table-cell>
          <table:table-cell table:formula="of:=[.A397]*[.B397]" office:value-type="float" office:value="1319623.08910819">
            <text:p>1319623,0891081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3317.33965473544">
            <text:p>3317,3396547355</text:p>
          </table:table-cell>
          <table:table-cell table:formula="of:=[.A398]*[.B398]" office:value-type="float" office:value="1320301.18258471">
            <text:p>1320301,18258471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3310.70497542597">
            <text:p>3310,704975426</text:p>
          </table:table-cell>
          <table:table-cell table:formula="of:=[.A399]*[.B399]" office:value-type="float" office:value="1320971.28519496">
            <text:p>1320971,2851949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3304.08356547512">
            <text:p>3304,0835654751</text:p>
          </table:table-cell>
          <table:table-cell table:formula="of:=[.A400]*[.B400]" office:value-type="float" office:value="1321633.42619005">
            <text:p>1321633,42619005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3297.47539834417">
            <text:p>3297,4753983442</text:p>
          </table:table-cell>
          <table:table-cell table:formula="of:=[.A401]*[.B401]" office:value-type="float" office:value="1322287.63473601">
            <text:p>1322287,634736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3290.88044754748">
            <text:p>3290,8804475475</text:p>
          </table:table-cell>
          <table:table-cell table:formula="of:=[.A402]*[.B402]" office:value-type="float" office:value="1322933.93991409">
            <text:p>1322933,93991409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3284.29868665239">
            <text:p>3284,2986866524</text:p>
          </table:table-cell>
          <table:table-cell table:formula="of:=[.A403]*[.B403]" office:value-type="float" office:value="1323572.37072091">
            <text:p>1323572,3707209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3277.73008927908">
            <text:p>3277,7300892791</text:p>
          </table:table-cell>
          <table:table-cell table:formula="of:=[.A404]*[.B404]" office:value-type="float" office:value="1324202.95606875">
            <text:p>1324202,95606875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3271.17462910052">
            <text:p>3271,1746291005</text:p>
          </table:table-cell>
          <table:table-cell table:formula="of:=[.A405]*[.B405]" office:value-type="float" office:value="1324825.72478571">
            <text:p>1324825,7247857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3264.63227984232">
            <text:p>3264,6322798423</text:p>
          </table:table-cell>
          <table:table-cell table:formula="of:=[.A406]*[.B406]" office:value-type="float" office:value="1325440.70561598">
            <text:p>1325440,7056159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3258.10301528264">
            <text:p>3258,1030152826</text:p>
          </table:table-cell>
          <table:table-cell table:formula="of:=[.A407]*[.B407]" office:value-type="float" office:value="1326047.92722003">
            <text:p>1326047,9272200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3251.58680925207">
            <text:p>3251,5868092521</text:p>
          </table:table-cell>
          <table:table-cell table:formula="of:=[.A408]*[.B408]" office:value-type="float" office:value="1326647.41817485">
            <text:p>1326647,41817485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3245.08363563357">
            <text:p>3245,0836356336</text:p>
          </table:table-cell>
          <table:table-cell table:formula="of:=[.A409]*[.B409]" office:value-type="float" office:value="1327239.20697413">
            <text:p>1327239,2069741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3238.5934683623">
            <text:p>3238,5934683623</text:p>
          </table:table-cell>
          <table:table-cell table:formula="of:=[.A410]*[.B410]" office:value-type="float" office:value="1327823.32202854">
            <text:p>1327823,32202854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3232.11628142558">
            <text:p>3232,1162814256</text:p>
          </table:table-cell>
          <table:table-cell table:formula="of:=[.A411]*[.B411]" office:value-type="float" office:value="1328399.79166591">
            <text:p>1328399,7916659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3225.65204886272">
            <text:p>3225,6520488627</text:p>
          </table:table-cell>
          <table:table-cell table:formula="of:=[.A412]*[.B412]" office:value-type="float" office:value="1328968.64413144">
            <text:p>1328968,6441314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3219.200744765">
            <text:p>3219,200744765</text:p>
          </table:table-cell>
          <table:table-cell table:formula="of:=[.A413]*[.B413]" office:value-type="float" office:value="1329529.90758794">
            <text:p>1329529,9075879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3212.76234327547">
            <text:p>3212,7623432755</text:p>
          </table:table-cell>
          <table:table-cell table:formula="of:=[.A414]*[.B414]" office:value-type="float" office:value="1330083.61011604">
            <text:p>1330083,6101160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3206.33681858892">
            <text:p>3206,3368185889</text:p>
          </table:table-cell>
          <table:table-cell table:formula="of:=[.A415]*[.B415]" office:value-type="float" office:value="1330629.7797144">
            <text:p>1330629,779714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3199.92414495174">
            <text:p>3199,9241449517</text:p>
          </table:table-cell>
          <table:table-cell table:formula="of:=[.A416]*[.B416]" office:value-type="float" office:value="1331168.44429992">
            <text:p>1331168,4442999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3193.52429666184">
            <text:p>3193,5242966618</text:p>
          </table:table-cell>
          <table:table-cell table:formula="of:=[.A417]*[.B417]" office:value-type="float" office:value="1331699.63170799">
            <text:p>1331699,6317079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3187.13724806851">
            <text:p>3187,1372480685</text:p>
          </table:table-cell>
          <table:table-cell table:formula="of:=[.A418]*[.B418]" office:value-type="float" office:value="1332223.36969264">
            <text:p>1332223,3696926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3180.76297357238">
            <text:p>3180,7629735724</text:p>
          </table:table-cell>
          <table:table-cell table:formula="of:=[.A419]*[.B419]" office:value-type="float" office:value="1332739.68592683">
            <text:p>1332739,6859268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3174.40144762523">
            <text:p>3174,4014476252</text:p>
          </table:table-cell>
          <table:table-cell table:formula="of:=[.A420]*[.B420]" office:value-type="float" office:value="1333248.6080026">
            <text:p>1333248,6080026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3168.05264472998">
            <text:p>3168,05264473</text:p>
          </table:table-cell>
          <table:table-cell table:formula="of:=[.A421]*[.B421]" office:value-type="float" office:value="1333750.16343132">
            <text:p>1333750,1634313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3161.71653944052">
            <text:p>3161,7165394405</text:p>
          </table:table-cell>
          <table:table-cell table:formula="of:=[.A422]*[.B422]" office:value-type="float" office:value="1334244.3796439">
            <text:p>1334244,379643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3155.39310636164">
            <text:p>3155,3931063616</text:p>
          </table:table-cell>
          <table:table-cell table:formula="of:=[.A423]*[.B423]" office:value-type="float" office:value="1334731.28399097">
            <text:p>1334731,2839909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3149.08232014892">
            <text:p>3149,0823201489</text:p>
          </table:table-cell>
          <table:table-cell table:formula="of:=[.A424]*[.B424]" office:value-type="float" office:value="1335210.90374314">
            <text:p>1335210,9037431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3142.78415550862">
            <text:p>3142,7841555086</text:p>
          </table:table-cell>
          <table:table-cell table:formula="of:=[.A425]*[.B425]" office:value-type="float" office:value="1335683.26609116">
            <text:p>1335683,26609116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3136.4985871976">
            <text:p>3136,4985871976</text:p>
          </table:table-cell>
          <table:table-cell table:formula="of:=[.A426]*[.B426]" office:value-type="float" office:value="1336148.39814618">
            <text:p>1336148,3981461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3130.22559002321">
            <text:p>3130,2255900232</text:p>
          </table:table-cell>
          <table:table-cell table:formula="of:=[.A427]*[.B427]" office:value-type="float" office:value="1336606.32693991">
            <text:p>1336606,3269399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3123.96513884316">
            <text:p>3123,9651388432</text:p>
          </table:table-cell>
          <table:table-cell table:formula="of:=[.A428]*[.B428]" office:value-type="float" office:value="1337057.07942487">
            <text:p>1337057,0794248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3117.71720856547">
            <text:p>3117,7172085655</text:p>
          </table:table-cell>
          <table:table-cell table:formula="of:=[.A429]*[.B429]" office:value-type="float" office:value="1337500.68247459">
            <text:p>1337500,6824745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3111.48177414834">
            <text:p>3111,4817741484</text:p>
          </table:table-cell>
          <table:table-cell table:formula="of:=[.A430]*[.B430]" office:value-type="float" office:value="1337937.16288379">
            <text:p>1337937,16288379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3105.25881060005">
            <text:p>3105,2588106001</text:p>
          </table:table-cell>
          <table:table-cell table:formula="of:=[.A431]*[.B431]" office:value-type="float" office:value="1338366.54736862">
            <text:p>1338366,5473686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3099.04829297885">
            <text:p>3099,0482929789</text:p>
          </table:table-cell>
          <table:table-cell table:formula="of:=[.A432]*[.B432]" office:value-type="float" office:value="1338788.86256686">
            <text:p>1338788,86256686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3092.85019639289">
            <text:p>3092,8501963929</text:p>
          </table:table-cell>
          <table:table-cell table:formula="of:=[.A433]*[.B433]" office:value-type="float" office:value="1339204.13503812">
            <text:p>1339204,1350381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3086.6644960001">
            <text:p>3086,6644960001</text:p>
          </table:table-cell>
          <table:table-cell table:formula="of:=[.A434]*[.B434]" office:value-type="float" office:value="1339612.39126404">
            <text:p>1339612,3912640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3080.4911670081">
            <text:p>3080,4911670081</text:p>
          </table:table-cell>
          <table:table-cell table:formula="of:=[.A435]*[.B435]" office:value-type="float" office:value="1340013.65764852">
            <text:p>1340013,65764852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3074.33018467409">
            <text:p>3074,3301846741</text:p>
          </table:table-cell>
          <table:table-cell table:formula="of:=[.A436]*[.B436]" office:value-type="float" office:value="1340407.9605179">
            <text:p>1340407,960517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3068.18152430474">
            <text:p>3068,1815243047</text:p>
          </table:table-cell>
          <table:table-cell table:formula="of:=[.A437]*[.B437]" office:value-type="float" office:value="1340795.32612117">
            <text:p>1340795,3261211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3062.04516125613">
            <text:p>3062,0451612561</text:p>
          </table:table-cell>
          <table:table-cell table:formula="of:=[.A438]*[.B438]" office:value-type="float" office:value="1341175.78063018">
            <text:p>1341175,7806301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3055.92107093362">
            <text:p>3055,9210709336</text:p>
          </table:table-cell>
          <table:table-cell table:formula="of:=[.A439]*[.B439]" office:value-type="float" office:value="1341549.35013986">
            <text:p>1341549,3501398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3049.80922879175">
            <text:p>3049,8092287918</text:p>
          </table:table-cell>
          <table:table-cell table:formula="of:=[.A440]*[.B440]" office:value-type="float" office:value="1341916.06066837">
            <text:p>1341916,0606683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3043.70961033417">
            <text:p>3043,7096103342</text:p>
          </table:table-cell>
          <table:table-cell table:formula="of:=[.A441]*[.B441]" office:value-type="float" office:value="1342275.93815737">
            <text:p>1342275,9381573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3037.6221911135">
            <text:p>3037,6221911135</text:p>
          </table:table-cell>
          <table:table-cell table:formula="of:=[.A442]*[.B442]" office:value-type="float" office:value="1342629.00847217">
            <text:p>1342629,0084721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3031.54694673127">
            <text:p>3031,5469467313</text:p>
          </table:table-cell>
          <table:table-cell table:formula="of:=[.A443]*[.B443]" office:value-type="float" office:value="1342975.29740195">
            <text:p>1342975,2974019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3025.48385283781">
            <text:p>3025,4838528378</text:p>
          </table:table-cell>
          <table:table-cell table:formula="of:=[.A444]*[.B444]" office:value-type="float" office:value="1343314.83065999">
            <text:p>1343314,83065999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3019.43288513213">
            <text:p>3019,4328851321</text:p>
          </table:table-cell>
          <table:table-cell table:formula="of:=[.A445]*[.B445]" office:value-type="float" office:value="1343647.6338838">
            <text:p>1343647,633883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3013.39401936187">
            <text:p>3013,3940193619</text:p>
          </table:table-cell>
          <table:table-cell table:formula="of:=[.A446]*[.B446]" office:value-type="float" office:value="1343973.73263539">
            <text:p>1343973,7326353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007.36723132314">
            <text:p>3007,3672313232</text:p>
          </table:table-cell>
          <table:table-cell table:formula="of:=[.A447]*[.B447]" office:value-type="float" office:value="1344293.15240145">
            <text:p>1344293,1524014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001.3524968605">
            <text:p>3001,3524968605</text:p>
          </table:table-cell>
          <table:table-cell table:formula="of:=[.A448]*[.B448]" office:value-type="float" office:value="1344605.9185935">
            <text:p>1344605,918593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995.34979186678">
            <text:p>2995,3497918668</text:p>
          </table:table-cell>
          <table:table-cell table:formula="of:=[.A449]*[.B449]" office:value-type="float" office:value="1344912.05654818">
            <text:p>1344912,0565481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989.35909228304">
            <text:p>2989,3590922831</text:p>
          </table:table-cell>
          <table:table-cell table:formula="of:=[.A450]*[.B450]" office:value-type="float" office:value="1345211.59152737">
            <text:p>1345211,59152737</text:p>
          </table:table-cell>
          <table:table-cell table:number-columns-repeated="2"/>
        </table:table-row>
      </table:table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932.1">
            <text:p>8932,1</text:p>
          </table:table-cell>
          <table:table-cell table:formula="of:=[.A26]*[.B26]" office:value-type="float" office:value="232234.6">
            <text:p>232234,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14.2358">
            <text:p>8914,2358</text:p>
          </table:table-cell>
          <table:table-cell table:formula="of:=[.A27]*[.B27]" office:value-type="float" office:value="240684.3666">
            <text:p>240684,366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896.4073284">
            <text:p>8896,4073284</text:p>
          </table:table-cell>
          <table:table-cell table:formula="of:=[.A28]*[.B28]" office:value-type="float" office:value="249099.4051952">
            <text:p>249099,405195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878.6145137432">
            <text:p>8878,6145137432</text:p>
          </table:table-cell>
          <table:table-cell table:formula="of:=[.A29]*[.B29]" office:value-type="float" office:value="257479.820898553">
            <text:p>257479,8208985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860.85728471572">
            <text:p>8860,8572847157</text:p>
          </table:table-cell>
          <table:table-cell table:formula="of:=[.A30]*[.B30]" office:value-type="float" office:value="265825.718541471">
            <text:p>265825,71854147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843.13557014628">
            <text:p>8843,1355701463</text:p>
          </table:table-cell>
          <table:table-cell table:formula="of:=[.A31]*[.B31]" office:value-type="float" office:value="274137.202674535">
            <text:p>274137,20267453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825.44929900599">
            <text:p>8825,449299006</text:p>
          </table:table-cell>
          <table:table-cell table:formula="of:=[.A32]*[.B32]" office:value-type="float" office:value="282414.377568192">
            <text:p>282414,37756819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807.79840040798">
            <text:p>8807,798400408</text:p>
          </table:table-cell>
          <table:table-cell table:formula="of:=[.A33]*[.B33]" office:value-type="float" office:value="290657.347213463">
            <text:p>290657,34721346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790.18280360716">
            <text:p>8790,1828036072</text:p>
          </table:table-cell>
          <table:table-cell table:formula="of:=[.A34]*[.B34]" office:value-type="float" office:value="298866.215322644">
            <text:p>298866,21532264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772.60243799995">
            <text:p>8772,602438</text:p>
          </table:table-cell>
          <table:table-cell table:formula="of:=[.A35]*[.B35]" office:value-type="float" office:value="307041.085329998">
            <text:p>307041,0853299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755.05723312395">
            <text:p>8755,057233124</text:p>
          </table:table-cell>
          <table:table-cell table:formula="of:=[.A36]*[.B36]" office:value-type="float" office:value="315182.060392462">
            <text:p>315182,06039246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8737.5471186577">
            <text:p>8737,5471186577</text:p>
          </table:table-cell>
          <table:table-cell table:formula="of:=[.A37]*[.B37]" office:value-type="float" office:value="323289.243390335">
            <text:p>323289,2433903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8720.07202442039">
            <text:p>8720,0720244204</text:p>
          </table:table-cell>
          <table:table-cell table:formula="of:=[.A38]*[.B38]" office:value-type="float" office:value="331362.736927975">
            <text:p>331362,73692797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8702.63188037155">
            <text:p>8702,6318803716</text:p>
          </table:table-cell>
          <table:table-cell table:formula="of:=[.A39]*[.B39]" office:value-type="float" office:value="339402.64333449">
            <text:p>339402,6433344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8685.2266166108">
            <text:p>8685,2266166108</text:p>
          </table:table-cell>
          <table:table-cell table:formula="of:=[.A40]*[.B40]" office:value-type="float" office:value="347409.064664432">
            <text:p>347409,06466443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8667.85616337758">
            <text:p>8667,8561633776</text:p>
          </table:table-cell>
          <table:table-cell table:formula="of:=[.A41]*[.B41]" office:value-type="float" office:value="355382.102698481">
            <text:p>355382,10269848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650.52045105083">
            <text:p>8650,5204510508</text:p>
          </table:table-cell>
          <table:table-cell table:formula="of:=[.A42]*[.B42]" office:value-type="float" office:value="363321.858944135">
            <text:p>363321,8589441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633.21941014872">
            <text:p>8633,2194101487</text:p>
          </table:table-cell>
          <table:table-cell table:formula="of:=[.A43]*[.B43]" office:value-type="float" office:value="371228.434636395">
            <text:p>371228,43463639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615.95297132843">
            <text:p>8615,9529713284</text:p>
          </table:table-cell>
          <table:table-cell table:formula="of:=[.A44]*[.B44]" office:value-type="float" office:value="379101.930738451">
            <text:p>379101,93073845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598.72106538577">
            <text:p>8598,7210653858</text:p>
          </table:table-cell>
          <table:table-cell table:formula="of:=[.A45]*[.B45]" office:value-type="float" office:value="386942.44794236">
            <text:p>386942,4479423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581.523623255">
            <text:p>8581,523623255</text:p>
          </table:table-cell>
          <table:table-cell table:formula="of:=[.A46]*[.B46]" office:value-type="float" office:value="394750.08666973">
            <text:p>394750,0866697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564.36057600849">
            <text:p>8564,3605760085</text:p>
          </table:table-cell>
          <table:table-cell table:formula="of:=[.A47]*[.B47]" office:value-type="float" office:value="402524.947072399">
            <text:p>402524,94707239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547.23185485647">
            <text:p>8547,2318548565</text:p>
          </table:table-cell>
          <table:table-cell table:formula="of:=[.A48]*[.B48]" office:value-type="float" office:value="410267.129033111">
            <text:p>410267,12903311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530.13739114676">
            <text:p>8530,1373911468</text:p>
          </table:table-cell>
          <table:table-cell table:formula="of:=[.A49]*[.B49]" office:value-type="float" office:value="417976.732166191">
            <text:p>417976,7321661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513.07711636446">
            <text:p>8513,0771163645</text:p>
          </table:table-cell>
          <table:table-cell table:formula="of:=[.A50]*[.B50]" office:value-type="float" office:value="425653.855818223">
            <text:p>425653,85581822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496.05096213173">
            <text:p>8496,0509621317</text:p>
          </table:table-cell>
          <table:table-cell table:formula="of:=[.A51]*[.B51]" office:value-type="float" office:value="433298.599068718">
            <text:p>433298,59906871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479.05886020747">
            <text:p>8479,0588602075</text:p>
          </table:table-cell>
          <table:table-cell table:formula="of:=[.A52]*[.B52]" office:value-type="float" office:value="440911.060730789">
            <text:p>440911,06073078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462.10074248706">
            <text:p>8462,1007424871</text:p>
          </table:table-cell>
          <table:table-cell table:formula="of:=[.A53]*[.B53]" office:value-type="float" office:value="448491.339351814">
            <text:p>448491,3393518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445.17654100208">
            <text:p>8445,1765410021</text:p>
          </table:table-cell>
          <table:table-cell table:formula="of:=[.A54]*[.B54]" office:value-type="float" office:value="456039.533214113">
            <text:p>456039,53321411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428.28618792008">
            <text:p>8428,2861879201</text:p>
          </table:table-cell>
          <table:table-cell table:formula="of:=[.A55]*[.B55]" office:value-type="float" office:value="463555.740335604">
            <text:p>463555,74033560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411.42961554424">
            <text:p>8411,4296155442</text:p>
          </table:table-cell>
          <table:table-cell table:formula="of:=[.A56]*[.B56]" office:value-type="float" office:value="471040.058470477">
            <text:p>471040,0584704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394.60675631315">
            <text:p>8394,6067563132</text:p>
          </table:table-cell>
          <table:table-cell table:formula="of:=[.A57]*[.B57]" office:value-type="float" office:value="478492.58510985">
            <text:p>478492,5851098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377.81754280053">
            <text:p>8377,8175428005</text:p>
          </table:table-cell>
          <table:table-cell table:formula="of:=[.A58]*[.B58]" office:value-type="float" office:value="485913.41748243">
            <text:p>485913,4174824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361.06190771493">
            <text:p>8361,0619077149</text:p>
          </table:table-cell>
          <table:table-cell table:formula="of:=[.A59]*[.B59]" office:value-type="float" office:value="493302.652555181">
            <text:p>493302,65255518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344.33978389949">
            <text:p>8344,3397838995</text:p>
          </table:table-cell>
          <table:table-cell table:formula="of:=[.A60]*[.B60]" office:value-type="float" office:value="500660.38703397">
            <text:p>500660,3870339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327.6511043317">
            <text:p>8327,6511043317</text:p>
          </table:table-cell>
          <table:table-cell table:formula="of:=[.A61]*[.B61]" office:value-type="float" office:value="507986.717364233">
            <text:p>507986,71736423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310.99580212303">
            <text:p>8310,995802123</text:p>
          </table:table-cell>
          <table:table-cell table:formula="of:=[.A62]*[.B62]" office:value-type="float" office:value="515281.739731628">
            <text:p>515281,73973162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294.37381051879">
            <text:p>8294,3738105188</text:p>
          </table:table-cell>
          <table:table-cell table:formula="of:=[.A63]*[.B63]" office:value-type="float" office:value="522545.550062684">
            <text:p>522545,55006268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277.78506289775">
            <text:p>8277,7850628978</text:p>
          </table:table-cell>
          <table:table-cell table:formula="of:=[.A64]*[.B64]" office:value-type="float" office:value="529778.244025456">
            <text:p>529778,24402545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261.22949277195">
            <text:p>8261,229492772</text:p>
          </table:table-cell>
          <table:table-cell table:formula="of:=[.A65]*[.B65]" office:value-type="float" office:value="536979.917030177">
            <text:p>536979,91703017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244.70703378641">
            <text:p>8244,7070337864</text:p>
          </table:table-cell>
          <table:table-cell table:formula="of:=[.A66]*[.B66]" office:value-type="float" office:value="544150.664229903">
            <text:p>544150,66422990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228.21761971884">
            <text:p>8228,2176197188</text:p>
          </table:table-cell>
          <table:table-cell table:formula="of:=[.A67]*[.B67]" office:value-type="float" office:value="551290.580521162">
            <text:p>551290,5805211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211.7611844794">
            <text:p>8211,7611844794</text:p>
          </table:table-cell>
          <table:table-cell table:formula="of:=[.A68]*[.B68]" office:value-type="float" office:value="558399.760544599">
            <text:p>558399,76054459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195.33766211044">
            <text:p>8195,3376621104</text:p>
          </table:table-cell>
          <table:table-cell table:formula="of:=[.A69]*[.B69]" office:value-type="float" office:value="565478.29868562">
            <text:p>565478,298685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178.94698678622">
            <text:p>8178,9469867862</text:p>
          </table:table-cell>
          <table:table-cell table:formula="of:=[.A70]*[.B70]" office:value-type="float" office:value="572526.289075035">
            <text:p>572526,2890750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162.58909281265">
            <text:p>8162,5890928127</text:p>
          </table:table-cell>
          <table:table-cell table:formula="of:=[.A71]*[.B71]" office:value-type="float" office:value="579543.825589698">
            <text:p>579543,82558969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146.26391462702">
            <text:p>8146,263914627</text:p>
          </table:table-cell>
          <table:table-cell table:formula="of:=[.A72]*[.B72]" office:value-type="float" office:value="586531.001853145">
            <text:p>586531,001853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129.97138679777">
            <text:p>8129,9713867978</text:p>
          </table:table-cell>
          <table:table-cell table:formula="of:=[.A73]*[.B73]" office:value-type="float" office:value="593487.911236237">
            <text:p>593487,91123623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113.71144402417">
            <text:p>8113,7114440242</text:p>
          </table:table-cell>
          <table:table-cell table:formula="of:=[.A74]*[.B74]" office:value-type="float" office:value="600414.646857789">
            <text:p>600414,64685778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097.48402113612">
            <text:p>8097,4840211361</text:p>
          </table:table-cell>
          <table:table-cell table:formula="of:=[.A75]*[.B75]" office:value-type="float" office:value="607311.301585209">
            <text:p>607311,30158520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081.28905309385">
            <text:p>8081,2890530939</text:p>
          </table:table-cell>
          <table:table-cell table:formula="of:=[.A76]*[.B76]" office:value-type="float" office:value="614177.968035133">
            <text:p>614177,96803513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065.12647498766">
            <text:p>8065,1264749877</text:p>
          </table:table-cell>
          <table:table-cell table:formula="of:=[.A77]*[.B77]" office:value-type="float" office:value="621014.73857405">
            <text:p>621014,7385740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048.99622203769">
            <text:p>8048,9962220377</text:p>
          </table:table-cell>
          <table:table-cell table:formula="of:=[.A78]*[.B78]" office:value-type="float" office:value="627821.70531894">
            <text:p>627821,7053189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032.89822959361">
            <text:p>8032,8982295936</text:p>
          </table:table-cell>
          <table:table-cell table:formula="of:=[.A79]*[.B79]" office:value-type="float" office:value="634598.960137895">
            <text:p>634598,96013789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016.83243313442">
            <text:p>8016,8324331344</text:p>
          </table:table-cell>
          <table:table-cell table:formula="of:=[.A80]*[.B80]" office:value-type="float" office:value="641346.594650754">
            <text:p>641346,59465075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000.79876826815">
            <text:p>8000,7987682682</text:p>
          </table:table-cell>
          <table:table-cell table:formula="of:=[.A81]*[.B81]" office:value-type="float" office:value="648064.70022972">
            <text:p>648064,7002297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7984.79717073162">
            <text:p>7984,7971707316</text:p>
          </table:table-cell>
          <table:table-cell table:formula="of:=[.A82]*[.B82]" office:value-type="float" office:value="654753.367999993">
            <text:p>654753,36799999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7968.82757639015">
            <text:p>7968,8275763902</text:p>
          </table:table-cell>
          <table:table-cell table:formula="of:=[.A83]*[.B83]" office:value-type="float" office:value="661412.688840383">
            <text:p>661412,6888403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7952.88992123737">
            <text:p>7952,8899212374</text:p>
          </table:table-cell>
          <table:table-cell table:formula="of:=[.A84]*[.B84]" office:value-type="float" office:value="668042.75338394">
            <text:p>668042,7533839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7936.9841413949">
            <text:p>7936,9841413949</text:p>
          </table:table-cell>
          <table:table-cell table:formula="of:=[.A85]*[.B85]" office:value-type="float" office:value="674643.652018567">
            <text:p>674643,65201856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7921.11017311211">
            <text:p>7921,1101731121</text:p>
          </table:table-cell>
          <table:table-cell table:formula="of:=[.A86]*[.B86]" office:value-type="float" office:value="681215.474887642">
            <text:p>681215,47488764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7905.26795276589">
            <text:p>7905,2679527659</text:p>
          </table:table-cell>
          <table:table-cell table:formula="of:=[.A87]*[.B87]" office:value-type="float" office:value="687758.311890632">
            <text:p>687758,31189063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7889.45741686035">
            <text:p>7889,4574168604</text:p>
          </table:table-cell>
          <table:table-cell table:formula="of:=[.A88]*[.B88]" office:value-type="float" office:value="694272.252683711">
            <text:p>694272,25268371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7873.67850202663">
            <text:p>7873,6785020266</text:p>
          </table:table-cell>
          <table:table-cell table:formula="of:=[.A89]*[.B89]" office:value-type="float" office:value="700757.38668037">
            <text:p>700757,3866803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7857.93114502258">
            <text:p>7857,9311450226</text:p>
          </table:table-cell>
          <table:table-cell table:formula="of:=[.A90]*[.B90]" office:value-type="float" office:value="707213.803052032">
            <text:p>707213,80305203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7842.21528273254">
            <text:p>7842,2152827325</text:p>
          </table:table-cell>
          <table:table-cell table:formula="of:=[.A91]*[.B91]" office:value-type="float" office:value="713641.590728661">
            <text:p>713641,59072866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7826.53085216707">
            <text:p>7826,5308521671</text:p>
          </table:table-cell>
          <table:table-cell table:formula="of:=[.A92]*[.B92]" office:value-type="float" office:value="720040.838399371">
            <text:p>720040,83839937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7810.87779046274">
            <text:p>7810,8777904627</text:p>
          </table:table-cell>
          <table:table-cell table:formula="of:=[.A93]*[.B93]" office:value-type="float" office:value="726411.634513035">
            <text:p>726411,63451303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7795.25603488181">
            <text:p>7795,2560348818</text:p>
          </table:table-cell>
          <table:table-cell table:formula="of:=[.A94]*[.B94]" office:value-type="float" office:value="732754.06727889">
            <text:p>732754,0672788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7779.66552281205">
            <text:p>7779,6655228121</text:p>
          </table:table-cell>
          <table:table-cell table:formula="of:=[.A95]*[.B95]" office:value-type="float" office:value="739068.224667145">
            <text:p>739068,22466714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7764.10619176642">
            <text:p>7764,1061917664</text:p>
          </table:table-cell>
          <table:table-cell table:formula="of:=[.A96]*[.B96]" office:value-type="float" office:value="745354.194409577">
            <text:p>745354,19440957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7748.57797938289">
            <text:p>7748,5779793829</text:p>
          </table:table-cell>
          <table:table-cell table:formula="of:=[.A97]*[.B97]" office:value-type="float" office:value="751612.06400014">
            <text:p>751612,0640001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7733.08082342412">
            <text:p>7733,0808234241</text:p>
          </table:table-cell>
          <table:table-cell table:formula="of:=[.A98]*[.B98]" office:value-type="float" office:value="757841.920695564">
            <text:p>757841,92069556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7717.61466177728">
            <text:p>7717,6146617773</text:p>
          </table:table-cell>
          <table:table-cell table:formula="of:=[.A99]*[.B99]" office:value-type="float" office:value="764043.85151595">
            <text:p>764043,851515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7702.17943245372">
            <text:p>7702,1794324537</text:p>
          </table:table-cell>
          <table:table-cell table:formula="of:=[.A100]*[.B100]" office:value-type="float" office:value="770217.943245372">
            <text:p>770217,94324537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686.77507358881">
            <text:p>7686,7750735888</text:p>
          </table:table-cell>
          <table:table-cell table:formula="of:=[.A101]*[.B101]" office:value-type="float" office:value="776364.28243247">
            <text:p>776364,2824324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671.40152344164">
            <text:p>7671,4015234416</text:p>
          </table:table-cell>
          <table:table-cell table:formula="of:=[.A102]*[.B102]" office:value-type="float" office:value="782482.955391047">
            <text:p>782482,95539104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656.05872039475">
            <text:p>7656,0587203948</text:p>
          </table:table-cell>
          <table:table-cell table:formula="of:=[.A103]*[.B103]" office:value-type="float" office:value="788574.04820066">
            <text:p>788574,0482006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640.74660295396">
            <text:p>7640,746602954</text:p>
          </table:table-cell>
          <table:table-cell table:formula="of:=[.A104]*[.B104]" office:value-type="float" office:value="794637.646707212">
            <text:p>794637,64670721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625.46510974806">
            <text:p>7625,4651097481</text:p>
          </table:table-cell>
          <table:table-cell table:formula="of:=[.A105]*[.B105]" office:value-type="float" office:value="800673.836523546">
            <text:p>800673,8365235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610.21417952856">
            <text:p>7610,2141795286</text:p>
          </table:table-cell>
          <table:table-cell table:formula="of:=[.A106]*[.B106]" office:value-type="float" office:value="806682.703030027">
            <text:p>806682,70303002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594.9937511695">
            <text:p>7594,9937511695</text:p>
          </table:table-cell>
          <table:table-cell table:formula="of:=[.A107]*[.B107]" office:value-type="float" office:value="812664.331375137">
            <text:p>812664,33137513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579.80376366716">
            <text:p>7579,8037636672</text:p>
          </table:table-cell>
          <table:table-cell table:formula="of:=[.A108]*[.B108]" office:value-type="float" office:value="818618.806476054">
            <text:p>818618,80647605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564.64415613983">
            <text:p>7564,6441561398</text:p>
          </table:table-cell>
          <table:table-cell table:formula="of:=[.A109]*[.B109]" office:value-type="float" office:value="824546.213019241">
            <text:p>824546,21301924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549.51486782755">
            <text:p>7549,5148678276</text:p>
          </table:table-cell>
          <table:table-cell table:formula="of:=[.A110]*[.B110]" office:value-type="float" office:value="830446.63546103">
            <text:p>830446,6354610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534.41583809189">
            <text:p>7534,4158380919</text:p>
          </table:table-cell>
          <table:table-cell table:formula="of:=[.A111]*[.B111]" office:value-type="float" office:value="836320.1580282">
            <text:p>836320,15802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519.34700641571">
            <text:p>7519,3470064157</text:p>
          </table:table-cell>
          <table:table-cell table:formula="of:=[.A112]*[.B112]" office:value-type="float" office:value="842166.86471856">
            <text:p>842166,8647185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504.30831240288">
            <text:p>7504,3083124029</text:p>
          </table:table-cell>
          <table:table-cell table:formula="of:=[.A113]*[.B113]" office:value-type="float" office:value="847986.839301525">
            <text:p>847986,83930152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489.29969577807">
            <text:p>7489,2996957781</text:p>
          </table:table-cell>
          <table:table-cell table:formula="of:=[.A114]*[.B114]" office:value-type="float" office:value="853780.165318701">
            <text:p>853780,16531870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474.32109638652">
            <text:p>7474,3210963865</text:p>
          </table:table-cell>
          <table:table-cell table:formula="of:=[.A115]*[.B115]" office:value-type="float" office:value="859546.92608445">
            <text:p>859546,9260844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459.37245419374">
            <text:p>7459,3724541938</text:p>
          </table:table-cell>
          <table:table-cell table:formula="of:=[.A116]*[.B116]" office:value-type="float" office:value="865287.204686474">
            <text:p>865287,20468647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444.45370928536">
            <text:p>7444,4537092854</text:p>
          </table:table-cell>
          <table:table-cell table:formula="of:=[.A117]*[.B117]" office:value-type="float" office:value="871001.083986387">
            <text:p>871001,0839863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429.56480186679">
            <text:p>7429,5648018668</text:p>
          </table:table-cell>
          <table:table-cell table:formula="of:=[.A118]*[.B118]" office:value-type="float" office:value="876688.646620281">
            <text:p>876688,64662028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414.70567226305">
            <text:p>7414,7056722631</text:p>
          </table:table-cell>
          <table:table-cell table:formula="of:=[.A119]*[.B119]" office:value-type="float" office:value="882349.974999303">
            <text:p>882349,97499930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399.87626091853">
            <text:p>7399,8762609185</text:p>
          </table:table-cell>
          <table:table-cell table:formula="of:=[.A120]*[.B120]" office:value-type="float" office:value="887985.151310223">
            <text:p>887985,15131022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385.07650839669">
            <text:p>7385,0765083967</text:p>
          </table:table-cell>
          <table:table-cell table:formula="of:=[.A121]*[.B121]" office:value-type="float" office:value="893594.257515999">
            <text:p>893594,25751599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370.3063553799">
            <text:p>7370,3063553799</text:p>
          </table:table-cell>
          <table:table-cell table:formula="of:=[.A122]*[.B122]" office:value-type="float" office:value="899177.375356347">
            <text:p>899177,37535634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355.56574266914">
            <text:p>7355,5657426691</text:p>
          </table:table-cell>
          <table:table-cell table:formula="of:=[.A123]*[.B123]" office:value-type="float" office:value="904734.586348304">
            <text:p>904734,58634830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340.8546111838">
            <text:p>7340,8546111838</text:p>
          </table:table-cell>
          <table:table-cell table:formula="of:=[.A124]*[.B124]" office:value-type="float" office:value="910265.971786791">
            <text:p>910265,97178679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326.17290196143">
            <text:p>7326,1729019614</text:p>
          </table:table-cell>
          <table:table-cell table:formula="of:=[.A125]*[.B125]" office:value-type="float" office:value="915771.612745179">
            <text:p>915771,61274517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311.52055615751">
            <text:p>7311,5205561575</text:p>
          </table:table-cell>
          <table:table-cell table:formula="of:=[.A126]*[.B126]" office:value-type="float" office:value="921251.590075846">
            <text:p>921251,59007584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296.89751504519">
            <text:p>7296,8975150452</text:p>
          </table:table-cell>
          <table:table-cell table:formula="of:=[.A127]*[.B127]" office:value-type="float" office:value="926705.984410739">
            <text:p>926705,98441073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282.3037200151">
            <text:p>7282,3037200151</text:p>
          </table:table-cell>
          <table:table-cell table:formula="of:=[.A128]*[.B128]" office:value-type="float" office:value="932134.876161933">
            <text:p>932134,8761619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267.73911257507">
            <text:p>7267,7391125751</text:p>
          </table:table-cell>
          <table:table-cell table:formula="of:=[.A129]*[.B129]" office:value-type="float" office:value="937538.345522184">
            <text:p>937538,34552218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253.20363434992">
            <text:p>7253,2036343499</text:p>
          </table:table-cell>
          <table:table-cell table:formula="of:=[.A130]*[.B130]" office:value-type="float" office:value="942916.47246549">
            <text:p>942916,4724654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238.69722708122">
            <text:p>7238,6972270812</text:p>
          </table:table-cell>
          <table:table-cell table:formula="of:=[.A131]*[.B131]" office:value-type="float" office:value="948269.33674764">
            <text:p>948269,3367476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224.21983262706">
            <text:p>7224,2198326271</text:p>
          </table:table-cell>
          <table:table-cell table:formula="of:=[.A132]*[.B132]" office:value-type="float" office:value="953597.017906772">
            <text:p>953597,01790677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209.77139296181">
            <text:p>7209,7713929618</text:p>
          </table:table-cell>
          <table:table-cell table:formula="of:=[.A133]*[.B133]" office:value-type="float" office:value="958899.59526392">
            <text:p>958899,5952639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195.35185017588">
            <text:p>7195,3518501759</text:p>
          </table:table-cell>
          <table:table-cell table:formula="of:=[.A134]*[.B134]" office:value-type="float" office:value="964177.147923568">
            <text:p>964177,14792356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180.96114647553">
            <text:p>7180,9611464755</text:p>
          </table:table-cell>
          <table:table-cell table:formula="of:=[.A135]*[.B135]" office:value-type="float" office:value="969429.754774197">
            <text:p>969429,75477419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166.59922418258">
            <text:p>7166,5992241826</text:p>
          </table:table-cell>
          <table:table-cell table:formula="of:=[.A136]*[.B136]" office:value-type="float" office:value="974657.494488831">
            <text:p>974657,49448883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152.26602573421">
            <text:p>7152,2660257342</text:p>
          </table:table-cell>
          <table:table-cell table:formula="of:=[.A137]*[.B137]" office:value-type="float" office:value="979860.445525587">
            <text:p>979860,44552558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137.96149368275">
            <text:p>7137,9614936828</text:p>
          </table:table-cell>
          <table:table-cell table:formula="of:=[.A138]*[.B138]" office:value-type="float" office:value="985038.686128219">
            <text:p>985038,68612821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123.68557069538">
            <text:p>7123,6855706954</text:p>
          </table:table-cell>
          <table:table-cell table:formula="of:=[.A139]*[.B139]" office:value-type="float" office:value="990192.294326658">
            <text:p>990192,29432665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109.43819955399">
            <text:p>7109,438199554</text:p>
          </table:table-cell>
          <table:table-cell table:formula="of:=[.A140]*[.B140]" office:value-type="float" office:value="995321.347937559">
            <text:p>995321,347937559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095.21932315488">
            <text:p>7095,2193231549</text:p>
          </table:table-cell>
          <table:table-cell table:formula="of:=[.A141]*[.B141]" office:value-type="float" office:value="1000425.92456484">
            <text:p>1000425,9245648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081.02888450857">
            <text:p>7081,0288845086</text:p>
          </table:table-cell>
          <table:table-cell table:formula="of:=[.A142]*[.B142]" office:value-type="float" office:value="1005506.10160022">
            <text:p>1005506,1016002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066.86682673955">
            <text:p>7066,8668267396</text:p>
          </table:table-cell>
          <table:table-cell table:formula="of:=[.A143]*[.B143]" office:value-type="float" office:value="1010561.95622376">
            <text:p>1010561,956223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052.73309308608">
            <text:p>7052,7330930861</text:p>
          </table:table-cell>
          <table:table-cell table:formula="of:=[.A144]*[.B144]" office:value-type="float" office:value="1015593.56540439">
            <text:p>1015593,5654043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038.6276268999">
            <text:p>7038,6276268999</text:p>
          </table:table-cell>
          <table:table-cell table:formula="of:=[.A145]*[.B145]" office:value-type="float" office:value="1020601.00590049">
            <text:p>1020601,0059004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024.5503716461">
            <text:p>7024,5503716461</text:p>
          </table:table-cell>
          <table:table-cell table:formula="of:=[.A146]*[.B146]" office:value-type="float" office:value="1025584.35426033">
            <text:p>1025584,35426033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010.50127090281">
            <text:p>7010,5012709028</text:p>
          </table:table-cell>
          <table:table-cell table:formula="of:=[.A147]*[.B147]" office:value-type="float" office:value="1030543.68682271">
            <text:p>1030543,6868227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6996.48026836101">
            <text:p>6996,480268361</text:p>
          </table:table-cell>
          <table:table-cell table:formula="of:=[.A148]*[.B148]" office:value-type="float" office:value="1035479.07971743">
            <text:p>1035479,0797174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6982.48730782428">
            <text:p>6982,4873078243</text:p>
          </table:table-cell>
          <table:table-cell table:formula="of:=[.A149]*[.B149]" office:value-type="float" office:value="1040390.60886582">
            <text:p>1040390,608865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6968.52233320864">
            <text:p>6968,5223332086</text:p>
          </table:table-cell>
          <table:table-cell table:formula="of:=[.A150]*[.B150]" office:value-type="float" office:value="1045278.3499813">
            <text:p>1045278,349981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6954.58528854222">
            <text:p>6954,5852885422</text:p>
          </table:table-cell>
          <table:table-cell table:formula="of:=[.A151]*[.B151]" office:value-type="float" office:value="1050142.37856988">
            <text:p>1050142,3785698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940.67611796513">
            <text:p>6940,6761179651</text:p>
          </table:table-cell>
          <table:table-cell table:formula="of:=[.A152]*[.B152]" office:value-type="float" office:value="1054982.7699307">
            <text:p>1054982,769930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926.7947657292">
            <text:p>6926,7947657292</text:p>
          </table:table-cell>
          <table:table-cell table:formula="of:=[.A153]*[.B153]" office:value-type="float" office:value="1059799.59915657">
            <text:p>1059799,5991565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912.94117619775">
            <text:p>6912,9411761978</text:p>
          </table:table-cell>
          <table:table-cell table:formula="of:=[.A154]*[.B154]" office:value-type="float" office:value="1064592.94113445">
            <text:p>1064592,941134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899.11529384535">
            <text:p>6899,1152938454</text:p>
          </table:table-cell>
          <table:table-cell table:formula="of:=[.A155]*[.B155]" office:value-type="float" office:value="1069362.87054603">
            <text:p>1069362,8705460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85.31706325766">
            <text:p>6885,3170632577</text:p>
          </table:table-cell>
          <table:table-cell table:formula="of:=[.A156]*[.B156]" office:value-type="float" office:value="1074109.46186819">
            <text:p>1074109,4618681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871.54642913114">
            <text:p>6871,5464291312</text:p>
          </table:table-cell>
          <table:table-cell table:formula="of:=[.A157]*[.B157]" office:value-type="float" office:value="1078832.78937359">
            <text:p>1078832,7893735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7.80333627288">
            <text:p>6857,8033362729</text:p>
          </table:table-cell>
          <table:table-cell table:formula="of:=[.A158]*[.B158]" office:value-type="float" office:value="1083532.92713112">
            <text:p>1083532,9271311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844.08772960034">
            <text:p>6844,0877296003</text:p>
          </table:table-cell>
          <table:table-cell table:formula="of:=[.A159]*[.B159]" office:value-type="float" office:value="1088209.94900645">
            <text:p>1088209,9490064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830.39955414113">
            <text:p>6830,3995541411</text:p>
          </table:table-cell>
          <table:table-cell table:formula="of:=[.A160]*[.B160]" office:value-type="float" office:value="1092863.92866258">
            <text:p>1092863,9286625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816.73875503285">
            <text:p>6816,7387550329</text:p>
          </table:table-cell>
          <table:table-cell table:formula="of:=[.A161]*[.B161]" office:value-type="float" office:value="1097494.93956029">
            <text:p>1097494,9395602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803.10527752279">
            <text:p>6803,1052775228</text:p>
          </table:table-cell>
          <table:table-cell table:formula="of:=[.A162]*[.B162]" office:value-type="float" office:value="1102103.05495869">
            <text:p>1102103,0549586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789.49906696774">
            <text:p>6789,4990669678</text:p>
          </table:table-cell>
          <table:table-cell table:formula="of:=[.A163]*[.B163]" office:value-type="float" office:value="1106688.34791574">
            <text:p>1106688,3479157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775.92006883381">
            <text:p>6775,9200688338</text:p>
          </table:table-cell>
          <table:table-cell table:formula="of:=[.A164]*[.B164]" office:value-type="float" office:value="1111250.89128874">
            <text:p>1111250,8912887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6762.36822869614">
            <text:p>6762,3682286961</text:p>
          </table:table-cell>
          <table:table-cell table:formula="of:=[.A165]*[.B165]" office:value-type="float" office:value="1115790.75773486">
            <text:p>1115790,7577348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6748.84349223875">
            <text:p>6748,8434922388</text:p>
          </table:table-cell>
          <table:table-cell table:formula="of:=[.A166]*[.B166]" office:value-type="float" office:value="1120308.01971163">
            <text:p>1120308,0197116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6735.34580525427">
            <text:p>6735,3458052543</text:p>
          </table:table-cell>
          <table:table-cell table:formula="of:=[.A167]*[.B167]" office:value-type="float" office:value="1124802.74947746">
            <text:p>1124802,7494774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721.87511364376">
            <text:p>6721,8751136438</text:p>
          </table:table-cell>
          <table:table-cell table:formula="of:=[.A168]*[.B168]" office:value-type="float" office:value="1129275.01909215">
            <text:p>1129275,019092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708.43136341647">
            <text:p>6708,4313634165</text:p>
          </table:table-cell>
          <table:table-cell table:formula="of:=[.A169]*[.B169]" office:value-type="float" office:value="1133724.90041738">
            <text:p>1133724,9004173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695.01450068964">
            <text:p>6695,0145006896</text:p>
          </table:table-cell>
          <table:table-cell table:formula="of:=[.A170]*[.B170]" office:value-type="float" office:value="1138152.46511724">
            <text:p>1138152,4651172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681.62447168826">
            <text:p>6681,6244716883</text:p>
          </table:table-cell>
          <table:table-cell table:formula="of:=[.A171]*[.B171]" office:value-type="float" office:value="1142557.78465869">
            <text:p>1142557,7846586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668.26122274488">
            <text:p>6668,2612227449</text:p>
          </table:table-cell>
          <table:table-cell table:formula="of:=[.A172]*[.B172]" office:value-type="float" office:value="1146940.93031212">
            <text:p>1146940,9303121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654.92470029939">
            <text:p>6654,9247002994</text:p>
          </table:table-cell>
          <table:table-cell table:formula="of:=[.A173]*[.B173]" office:value-type="float" office:value="1151301.9731518">
            <text:p>1151301,973151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641.61485089879">
            <text:p>6641,6148508988</text:p>
          </table:table-cell>
          <table:table-cell table:formula="of:=[.A174]*[.B174]" office:value-type="float" office:value="1155640.98405639">
            <text:p>1155640,9840563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628.331621197">
            <text:p>6628,331621197</text:p>
          </table:table-cell>
          <table:table-cell table:formula="of:=[.A175]*[.B175]" office:value-type="float" office:value="1159958.03370947">
            <text:p>1159958,0337094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615.0749579546">
            <text:p>6615,0749579546</text:p>
          </table:table-cell>
          <table:table-cell table:formula="of:=[.A176]*[.B176]" office:value-type="float" office:value="1164253.19260001">
            <text:p>1164253,192600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601.84480803869">
            <text:p>6601,8448080387</text:p>
          </table:table-cell>
          <table:table-cell table:formula="of:=[.A177]*[.B177]" office:value-type="float" office:value="1168526.53102285">
            <text:p>1168526,5310228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588.64111842262">
            <text:p>6588,6411184226</text:p>
          </table:table-cell>
          <table:table-cell table:formula="of:=[.A178]*[.B178]" office:value-type="float" office:value="1172778.11907923">
            <text:p>1172778,1190792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575.46383618577">
            <text:p>6575,4638361858</text:p>
          </table:table-cell>
          <table:table-cell table:formula="of:=[.A179]*[.B179]" office:value-type="float" office:value="1177008.02667725">
            <text:p>1177008,0266772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562.3129085134">
            <text:p>6562,3129085134</text:p>
          </table:table-cell>
          <table:table-cell table:formula="of:=[.A180]*[.B180]" office:value-type="float" office:value="1181216.32353241">
            <text:p>1181216,3235324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549.18828269637">
            <text:p>6549,1882826964</text:p>
          </table:table-cell>
          <table:table-cell table:formula="of:=[.A181]*[.B181]" office:value-type="float" office:value="1185403.07916804">
            <text:p>1185403,0791680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536.08990613098">
            <text:p>6536,089906131</text:p>
          </table:table-cell>
          <table:table-cell table:formula="of:=[.A182]*[.B182]" office:value-type="float" office:value="1189568.36291584">
            <text:p>1189568,3629158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523.01772631872">
            <text:p>6523,0177263187</text:p>
          </table:table-cell>
          <table:table-cell table:formula="of:=[.A183]*[.B183]" office:value-type="float" office:value="1193712.24391633">
            <text:p>1193712,2439163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509.97169086608">
            <text:p>6509,9716908661</text:p>
          </table:table-cell>
          <table:table-cell table:formula="of:=[.A184]*[.B184]" office:value-type="float" office:value="1197834.79111936">
            <text:p>1197834,7911193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496.95174748435">
            <text:p>6496,9517474844</text:p>
          </table:table-cell>
          <table:table-cell table:formula="of:=[.A185]*[.B185]" office:value-type="float" office:value="1201936.0732846">
            <text:p>1201936,073284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483.95784398938">
            <text:p>6483,9578439894</text:p>
          </table:table-cell>
          <table:table-cell table:formula="of:=[.A186]*[.B186]" office:value-type="float" office:value="1206016.15898202">
            <text:p>1206016,1589820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470.9899283014">
            <text:p>6470,9899283014</text:p>
          </table:table-cell>
          <table:table-cell table:formula="of:=[.A187]*[.B187]" office:value-type="float" office:value="1210075.11659236">
            <text:p>1210075,1165923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458.0479484448">
            <text:p>6458,0479484448</text:p>
          </table:table-cell>
          <table:table-cell table:formula="of:=[.A188]*[.B188]" office:value-type="float" office:value="1214113.01430762">
            <text:p>1214113,0143076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445.13185254791">
            <text:p>6445,1318525479</text:p>
          </table:table-cell>
          <table:table-cell table:formula="of:=[.A189]*[.B189]" office:value-type="float" office:value="1218129.92013155">
            <text:p>1218129,9201315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432.24158884281">
            <text:p>6432,2415888428</text:p>
          </table:table-cell>
          <table:table-cell table:formula="of:=[.A190]*[.B190]" office:value-type="float" office:value="1222125.90188013">
            <text:p>1222125,9018801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419.37710566513">
            <text:p>6419,3771056651</text:p>
          </table:table-cell>
          <table:table-cell table:formula="of:=[.A191]*[.B191]" office:value-type="float" office:value="1226101.02718204">
            <text:p>1226101,0271820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406.5383514538">
            <text:p>6406,5383514538</text:p>
          </table:table-cell>
          <table:table-cell table:formula="of:=[.A192]*[.B192]" office:value-type="float" office:value="1230055.36347913">
            <text:p>1230055,36347913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393.72527475089">
            <text:p>6393,7252747509</text:p>
          </table:table-cell>
          <table:table-cell table:formula="of:=[.A193]*[.B193]" office:value-type="float" office:value="1233988.97802692">
            <text:p>1233988,9780269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380.93782420139">
            <text:p>6380,9378242014</text:p>
          </table:table-cell>
          <table:table-cell table:formula="of:=[.A194]*[.B194]" office:value-type="float" office:value="1237901.93789507">
            <text:p>1237901,9378950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368.17594855298">
            <text:p>6368,175948553</text:p>
          </table:table-cell>
          <table:table-cell table:formula="of:=[.A195]*[.B195]" office:value-type="float" office:value="1241794.30996783">
            <text:p>1241794,3099678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355.43959665588">
            <text:p>6355,4395966559</text:p>
          </table:table-cell>
          <table:table-cell table:formula="of:=[.A196]*[.B196]" office:value-type="float" office:value="1245666.16094455">
            <text:p>1245666,1609445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342.72871746257">
            <text:p>6342,7287174626</text:p>
          </table:table-cell>
          <table:table-cell table:formula="of:=[.A197]*[.B197]" office:value-type="float" office:value="1249517.55734013">
            <text:p>1249517,5573401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330.04326002764">
            <text:p>6330,0432600276</text:p>
          </table:table-cell>
          <table:table-cell table:formula="of:=[.A198]*[.B198]" office:value-type="float" office:value="1253348.56548547">
            <text:p>1253348,56548547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317.38317350759">
            <text:p>6317,3831735076</text:p>
          </table:table-cell>
          <table:table-cell table:formula="of:=[.A199]*[.B199]" office:value-type="float" office:value="1257159.25152801">
            <text:p>1257159,2515280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304.74840716057">
            <text:p>6304,7484071606</text:p>
          </table:table-cell>
          <table:table-cell table:formula="of:=[.A200]*[.B200]" office:value-type="float" office:value="1260949.68143211">
            <text:p>1260949,6814321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292.13891034625">
            <text:p>6292,1389103463</text:p>
          </table:table-cell>
          <table:table-cell table:formula="of:=[.A201]*[.B201]" office:value-type="float" office:value="1264719.9209796">
            <text:p>1264719,920979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279.55463252556">
            <text:p>6279,5546325256</text:p>
          </table:table-cell>
          <table:table-cell table:formula="of:=[.A202]*[.B202]" office:value-type="float" office:value="1268470.03577016">
            <text:p>1268470,035770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266.99552326051">
            <text:p>6266,9955232605</text:p>
          </table:table-cell>
          <table:table-cell table:formula="of:=[.A203]*[.B203]" office:value-type="float" office:value="1272200.09122188">
            <text:p>1272200,09122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254.46153221398">
            <text:p>6254,461532214</text:p>
          </table:table-cell>
          <table:table-cell table:formula="of:=[.A204]*[.B204]" office:value-type="float" office:value="1275910.15257165">
            <text:p>1275910,1525716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241.95260914956">
            <text:p>6241,9526091496</text:p>
          </table:table-cell>
          <table:table-cell table:formula="of:=[.A205]*[.B205]" office:value-type="float" office:value="1279600.28487566">
            <text:p>1279600,2848756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229.46870393126">
            <text:p>6229,4687039313</text:p>
          </table:table-cell>
          <table:table-cell table:formula="of:=[.A206]*[.B206]" office:value-type="float" office:value="1283270.55300984">
            <text:p>1283270,5530098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217.0097665234">
            <text:p>6217,0097665234</text:p>
          </table:table-cell>
          <table:table-cell table:formula="of:=[.A207]*[.B207]" office:value-type="float" office:value="1286921.02167034">
            <text:p>1286921,0216703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204.57574699035">
            <text:p>6204,5757469904</text:p>
          </table:table-cell>
          <table:table-cell table:formula="of:=[.A208]*[.B208]" office:value-type="float" office:value="1290551.75537399">
            <text:p>1290551,7553739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192.16659549637">
            <text:p>6192,1665954964</text:p>
          </table:table-cell>
          <table:table-cell table:formula="of:=[.A209]*[.B209]" office:value-type="float" office:value="1294162.81845874">
            <text:p>1294162,8184587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179.78226230537">
            <text:p>6179,7822623054</text:p>
          </table:table-cell>
          <table:table-cell table:formula="of:=[.A210]*[.B210]" office:value-type="float" office:value="1297754.27508413">
            <text:p>1297754,2750841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167.42269778076">
            <text:p>6167,4226977808</text:p>
          </table:table-cell>
          <table:table-cell table:formula="of:=[.A211]*[.B211]" office:value-type="float" office:value="1301326.18923174">
            <text:p>1301326,1892317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155.0878523852">
            <text:p>6155,0878523852</text:p>
          </table:table-cell>
          <table:table-cell table:formula="of:=[.A212]*[.B212]" office:value-type="float" office:value="1304878.62470566">
            <text:p>1304878,6247056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142.77767668043">
            <text:p>6142,7776766804</text:p>
          </table:table-cell>
          <table:table-cell table:formula="of:=[.A213]*[.B213]" office:value-type="float" office:value="1308411.64513293">
            <text:p>1308411,6451329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130.49212132707">
            <text:p>6130,4921213271</text:p>
          </table:table-cell>
          <table:table-cell table:formula="of:=[.A214]*[.B214]" office:value-type="float" office:value="1311925.31396399">
            <text:p>1311925,3139639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118.23113708442">
            <text:p>6118,2311370844</text:p>
          </table:table-cell>
          <table:table-cell table:formula="of:=[.A215]*[.B215]" office:value-type="float" office:value="1315419.69447315">
            <text:p>1315419,6944731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105.99467481025">
            <text:p>6105,9946748103</text:p>
          </table:table-cell>
          <table:table-cell table:formula="of:=[.A216]*[.B216]" office:value-type="float" office:value="1318894.84975901">
            <text:p>1318894,8497590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093.78268546063">
            <text:p>6093,7826854606</text:p>
          </table:table-cell>
          <table:table-cell table:formula="of:=[.A217]*[.B217]" office:value-type="float" office:value="1322350.84274496">
            <text:p>1322350,8427449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081.59512008971">
            <text:p>6081,5951200897</text:p>
          </table:table-cell>
          <table:table-cell table:formula="of:=[.A218]*[.B218]" office:value-type="float" office:value="1325787.73617956">
            <text:p>1325787,7361795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069.43192984953">
            <text:p>6069,4319298495</text:p>
          </table:table-cell>
          <table:table-cell table:formula="of:=[.A219]*[.B219]" office:value-type="float" office:value="1329205.59263705">
            <text:p>1329205,5926370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057.29306598983">
            <text:p>6057,2930659898</text:p>
          </table:table-cell>
          <table:table-cell table:formula="of:=[.A220]*[.B220]" office:value-type="float" office:value="1332604.47451776">
            <text:p>1332604,4745177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045.17847985785">
            <text:p>6045,1784798579</text:p>
          </table:table-cell>
          <table:table-cell table:formula="of:=[.A221]*[.B221]" office:value-type="float" office:value="1335984.44404858">
            <text:p>1335984,4440485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033.08812289813">
            <text:p>6033,0881228981</text:p>
          </table:table-cell>
          <table:table-cell table:formula="of:=[.A222]*[.B222]" office:value-type="float" office:value="1339345.56328339">
            <text:p>1339345,56328339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021.02194665233">
            <text:p>6021,0219466523</text:p>
          </table:table-cell>
          <table:table-cell table:formula="of:=[.A223]*[.B223]" office:value-type="float" office:value="1342687.89410347">
            <text:p>1342687,8941034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008.97990275903">
            <text:p>6008,979902759</text:p>
          </table:table-cell>
          <table:table-cell table:formula="of:=[.A224]*[.B224]" office:value-type="float" office:value="1346011.49821802">
            <text:p>1346011,4982180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5996.96194295351">
            <text:p>5996,9619429535</text:p>
          </table:table-cell>
          <table:table-cell table:formula="of:=[.A225]*[.B225]" office:value-type="float" office:value="1349316.43716454">
            <text:p>1349316,43716454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5984.96801906761">
            <text:p>5984,9680190676</text:p>
          </table:table-cell>
          <table:table-cell table:formula="of:=[.A226]*[.B226]" office:value-type="float" office:value="1352602.77230928">
            <text:p>1352602,772309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5972.99808302947">
            <text:p>5972,9980830295</text:p>
          </table:table-cell>
          <table:table-cell table:formula="of:=[.A227]*[.B227]" office:value-type="float" office:value="1355870.56484769">
            <text:p>1355870,56484769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5961.05208686341">
            <text:p>5961,0520868634</text:p>
          </table:table-cell>
          <table:table-cell table:formula="of:=[.A228]*[.B228]" office:value-type="float" office:value="1359119.87580486">
            <text:p>1359119,8758048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5949.12998268968">
            <text:p>5949,1299826897</text:p>
          </table:table-cell>
          <table:table-cell table:formula="of:=[.A229]*[.B229]" office:value-type="float" office:value="1362350.76603594">
            <text:p>1362350,7660359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5937.23172272431">
            <text:p>5937,2317227243</text:p>
          </table:table-cell>
          <table:table-cell table:formula="of:=[.A230]*[.B230]" office:value-type="float" office:value="1365563.29622659">
            <text:p>1365563,2962265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5925.35725927886">
            <text:p>5925,3572592789</text:p>
          </table:table-cell>
          <table:table-cell table:formula="of:=[.A231]*[.B231]" office:value-type="float" office:value="1368757.52689342">
            <text:p>1368757,5268934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5913.5065447603">
            <text:p>5913,5065447603</text:p>
          </table:table-cell>
          <table:table-cell table:formula="of:=[.A232]*[.B232]" office:value-type="float" office:value="1371933.51838439">
            <text:p>1371933,5183843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5901.67953167078">
            <text:p>5901,6795316708</text:p>
          </table:table-cell>
          <table:table-cell table:formula="of:=[.A233]*[.B233]" office:value-type="float" office:value="1375091.33087929">
            <text:p>1375091,33087929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5889.87617260744">
            <text:p>5889,8761726074</text:p>
          </table:table-cell>
          <table:table-cell table:formula="of:=[.A234]*[.B234]" office:value-type="float" office:value="1378231.02439014">
            <text:p>1378231,0243901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5878.09642026222">
            <text:p>5878,0964202622</text:p>
          </table:table-cell>
          <table:table-cell table:formula="of:=[.A235]*[.B235]" office:value-type="float" office:value="1381352.65876162">
            <text:p>1381352,6587616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5866.3402274217">
            <text:p>5866,3402274217</text:p>
          </table:table-cell>
          <table:table-cell table:formula="of:=[.A236]*[.B236]" office:value-type="float" office:value="1384456.29367152">
            <text:p>1384456,2936715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5854.60754696685">
            <text:p>5854,6075469669</text:p>
          </table:table-cell>
          <table:table-cell table:formula="of:=[.A237]*[.B237]" office:value-type="float" office:value="1387541.98863114">
            <text:p>1387541,9886311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5842.89833187292">
            <text:p>5842,8983318729</text:p>
          </table:table-cell>
          <table:table-cell table:formula="of:=[.A238]*[.B238]" office:value-type="float" office:value="1390609.80298576">
            <text:p>1390609,8029857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5831.21253520917">
            <text:p>5831,2125352092</text:p>
          </table:table-cell>
          <table:table-cell table:formula="of:=[.A239]*[.B239]" office:value-type="float" office:value="1393659.79591499">
            <text:p>1393659,7959149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5819.55011013876">
            <text:p>5819,5501101388</text:p>
          </table:table-cell>
          <table:table-cell table:formula="of:=[.A240]*[.B240]" office:value-type="float" office:value="1396692.0264333">
            <text:p>1396692,026433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5807.91100991848">
            <text:p>5807,9110099185</text:p>
          </table:table-cell>
          <table:table-cell table:formula="of:=[.A241]*[.B241]" office:value-type="float" office:value="1399706.55339035">
            <text:p>1399706,5533903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5796.29518789864">
            <text:p>5796,2951878987</text:p>
          </table:table-cell>
          <table:table-cell table:formula="of:=[.A242]*[.B242]" office:value-type="float" office:value="1402703.43547147">
            <text:p>1402703,4354714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5784.70259752285">
            <text:p>5784,7025975229</text:p>
          </table:table-cell>
          <table:table-cell table:formula="of:=[.A243]*[.B243]" office:value-type="float" office:value="1405682.73119805">
            <text:p>1405682,7311980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5773.1331923278">
            <text:p>5773,1331923278</text:p>
          </table:table-cell>
          <table:table-cell table:formula="of:=[.A244]*[.B244]" office:value-type="float" office:value="1408644.49892798">
            <text:p>1408644,4989279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761.58692594314">
            <text:p>5761,5869259432</text:p>
          </table:table-cell>
          <table:table-cell table:formula="of:=[.A245]*[.B245]" office:value-type="float" office:value="1411588.79685607">
            <text:p>1411588,7968560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750.06375209126">
            <text:p>5750,0637520913</text:p>
          </table:table-cell>
          <table:table-cell table:formula="of:=[.A246]*[.B246]" office:value-type="float" office:value="1414515.68301445">
            <text:p>1414515,683014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738.56362458708">
            <text:p>5738,5636245871</text:p>
          </table:table-cell>
          <table:table-cell table:formula="of:=[.A247]*[.B247]" office:value-type="float" office:value="1417425.21527301">
            <text:p>1417425,2152730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727.0864973379">
            <text:p>5727,0864973379</text:p>
          </table:table-cell>
          <table:table-cell table:formula="of:=[.A248]*[.B248]" office:value-type="float" office:value="1420317.4513398">
            <text:p>1420317,451339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715.63232434323">
            <text:p>5715,6323243432</text:p>
          </table:table-cell>
          <table:table-cell table:formula="of:=[.A249]*[.B249]" office:value-type="float" office:value="1423192.44876146">
            <text:p>1423192,4487614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704.20105969454">
            <text:p>5704,2010596945</text:p>
          </table:table-cell>
          <table:table-cell table:formula="of:=[.A250]*[.B250]" office:value-type="float" office:value="1426050.26492363">
            <text:p>1426050,2649236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692.79265757515">
            <text:p>5692,7926575752</text:p>
          </table:table-cell>
          <table:table-cell table:formula="of:=[.A251]*[.B251]" office:value-type="float" office:value="1428890.95705136">
            <text:p>1428890,9570513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681.40707226">
            <text:p>5681,40707226</text:p>
          </table:table-cell>
          <table:table-cell table:formula="of:=[.A252]*[.B252]" office:value-type="float" office:value="1431714.58220952">
            <text:p>1431714,582209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670.04425811548">
            <text:p>5670,0442581155</text:p>
          </table:table-cell>
          <table:table-cell table:formula="of:=[.A253]*[.B253]" office:value-type="float" office:value="1434521.19730322">
            <text:p>1434521,1973032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658.70416959925">
            <text:p>5658,7041695993</text:p>
          </table:table-cell>
          <table:table-cell table:formula="of:=[.A254]*[.B254]" office:value-type="float" office:value="1437310.85907821">
            <text:p>1437310,859078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647.38676126005">
            <text:p>5647,3867612601</text:p>
          </table:table-cell>
          <table:table-cell table:formula="of:=[.A255]*[.B255]" office:value-type="float" office:value="1440083.62412131">
            <text:p>1440083,6241213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636.09198773753">
            <text:p>5636,0919877375</text:p>
          </table:table-cell>
          <table:table-cell table:formula="of:=[.A256]*[.B256]" office:value-type="float" office:value="1442839.54886081">
            <text:p>1442839,5488608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624.81980376206">
            <text:p>5624,8198037621</text:p>
          </table:table-cell>
          <table:table-cell table:formula="of:=[.A257]*[.B257]" office:value-type="float" office:value="1445578.68956685">
            <text:p>1445578,6895668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613.57016415453">
            <text:p>5613,5701641545</text:p>
          </table:table-cell>
          <table:table-cell table:formula="of:=[.A258]*[.B258]" office:value-type="float" office:value="1448301.10235187">
            <text:p>1448301,1023518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602.34302382622">
            <text:p>5602,3430238262</text:p>
          </table:table-cell>
          <table:table-cell table:formula="of:=[.A259]*[.B259]" office:value-type="float" office:value="1451006.84317099">
            <text:p>1451006,8431709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591.13833777857">
            <text:p>5591,1383377786</text:p>
          </table:table-cell>
          <table:table-cell table:formula="of:=[.A260]*[.B260]" office:value-type="float" office:value="1453695.96782243">
            <text:p>1453695,9678224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579.95606110301">
            <text:p>5579,956061103</text:p>
          </table:table-cell>
          <table:table-cell table:formula="of:=[.A261]*[.B261]" office:value-type="float" office:value="1456368.53194789">
            <text:p>1456368,5319478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568.79614898081">
            <text:p>5568,7961489808</text:p>
          </table:table-cell>
          <table:table-cell table:formula="of:=[.A262]*[.B262]" office:value-type="float" office:value="1459024.59103297">
            <text:p>1459024,5910329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557.65855668285">
            <text:p>5557,6585566829</text:p>
          </table:table-cell>
          <table:table-cell table:formula="of:=[.A263]*[.B263]" office:value-type="float" office:value="1461664.20040759">
            <text:p>1461664,2004075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546.54323956948">
            <text:p>5546,5432395695</text:p>
          </table:table-cell>
          <table:table-cell table:formula="of:=[.A264]*[.B264]" office:value-type="float" office:value="1464287.41524634">
            <text:p>1464287,4152463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535.45015309034">
            <text:p>5535,4501530904</text:p>
          </table:table-cell>
          <table:table-cell table:formula="of:=[.A265]*[.B265]" office:value-type="float" office:value="1466894.29056894">
            <text:p>1466894,2905689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524.37925278416">
            <text:p>5524,3792527842</text:p>
          </table:table-cell>
          <table:table-cell table:formula="of:=[.A266]*[.B266]" office:value-type="float" office:value="1469484.88124059">
            <text:p>1469484,8812405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513.33049427859">
            <text:p>5513,3304942786</text:p>
          </table:table-cell>
          <table:table-cell table:formula="of:=[.A267]*[.B267]" office:value-type="float" office:value="1472059.24197238">
            <text:p>1472059,2419723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502.30383329004">
            <text:p>5502,30383329</text:p>
          </table:table-cell>
          <table:table-cell table:formula="of:=[.A268]*[.B268]" office:value-type="float" office:value="1474617.42732173">
            <text:p>1474617,4273217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491.29922562346">
            <text:p>5491,2992256235</text:p>
          </table:table-cell>
          <table:table-cell table:formula="of:=[.A269]*[.B269]" office:value-type="float" office:value="1477159.49169271">
            <text:p>1477159,49169271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480.31662717221">
            <text:p>5480,3166271722</text:p>
          </table:table-cell>
          <table:table-cell table:formula="of:=[.A270]*[.B270]" office:value-type="float" office:value="1479685.4893365">
            <text:p>1479685,4893365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469.35599391786">
            <text:p>5469,3559939179</text:p>
          </table:table-cell>
          <table:table-cell table:formula="of:=[.A271]*[.B271]" office:value-type="float" office:value="1482195.47435174">
            <text:p>1482195,4743517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458.41728193003">
            <text:p>5458,41728193</text:p>
          </table:table-cell>
          <table:table-cell table:formula="of:=[.A272]*[.B272]" office:value-type="float" office:value="1484689.50068497">
            <text:p>1484689,500684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447.50044736617">
            <text:p>5447,5004473662</text:p>
          </table:table-cell>
          <table:table-cell table:formula="of:=[.A273]*[.B273]" office:value-type="float" office:value="1487167.62213096">
            <text:p>1487167,6221309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436.60544647144">
            <text:p>5436,6054464714</text:p>
          </table:table-cell>
          <table:table-cell table:formula="of:=[.A274]*[.B274]" office:value-type="float" office:value="1489629.89233317">
            <text:p>1489629,8923331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425.73223557849">
            <text:p>5425,7322355785</text:p>
          </table:table-cell>
          <table:table-cell table:formula="of:=[.A275]*[.B275]" office:value-type="float" office:value="1492076.36478409">
            <text:p>1492076,36478409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414.88077110734">
            <text:p>5414,8807711073</text:p>
          </table:table-cell>
          <table:table-cell table:formula="of:=[.A276]*[.B276]" office:value-type="float" office:value="1494507.09282562">
            <text:p>1494507,0928256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404.05100956512">
            <text:p>5404,0510095651</text:p>
          </table:table-cell>
          <table:table-cell table:formula="of:=[.A277]*[.B277]" office:value-type="float" office:value="1496922.12964954">
            <text:p>1496922,1296495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393.24290754599">
            <text:p>5393,242907546</text:p>
          </table:table-cell>
          <table:table-cell table:formula="of:=[.A278]*[.B278]" office:value-type="float" office:value="1499321.52829779">
            <text:p>1499321,5282977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382.4564217309">
            <text:p>5382,4564217309</text:p>
          </table:table-cell>
          <table:table-cell table:formula="of:=[.A279]*[.B279]" office:value-type="float" office:value="1501705.34166292">
            <text:p>1501705,3416629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371.69150888744">
            <text:p>5371,6915088874</text:p>
          </table:table-cell>
          <table:table-cell table:formula="of:=[.A280]*[.B280]" office:value-type="float" office:value="1504073.62248848">
            <text:p>1504073,6224884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360.94812586966">
            <text:p>5360,9481258697</text:p>
          </table:table-cell>
          <table:table-cell table:formula="of:=[.A281]*[.B281]" office:value-type="float" office:value="1506426.42336938">
            <text:p>1506426,4233693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350.22622961792">
            <text:p>5350,2262296179</text:p>
          </table:table-cell>
          <table:table-cell table:formula="of:=[.A282]*[.B282]" office:value-type="float" office:value="1508763.79675225">
            <text:p>1508763,7967522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339.52577715869">
            <text:p>5339,5257771587</text:p>
          </table:table-cell>
          <table:table-cell table:formula="of:=[.A283]*[.B283]" office:value-type="float" office:value="1511085.79493591">
            <text:p>1511085,7949359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328.84672560437">
            <text:p>5328,8467256044</text:p>
          </table:table-cell>
          <table:table-cell table:formula="of:=[.A284]*[.B284]" office:value-type="float" office:value="1513392.47007164">
            <text:p>1513392,47007164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318.18903215316">
            <text:p>5318,1890321532</text:p>
          </table:table-cell>
          <table:table-cell table:formula="of:=[.A285]*[.B285]" office:value-type="float" office:value="1515683.87416365">
            <text:p>1515683,8741636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307.55265408886">
            <text:p>5307,5526540889</text:p>
          </table:table-cell>
          <table:table-cell table:formula="of:=[.A286]*[.B286]" office:value-type="float" office:value="1517960.05906941">
            <text:p>1517960,0590694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296.93754878068">
            <text:p>5296,9375487807</text:p>
          </table:table-cell>
          <table:table-cell table:formula="of:=[.A287]*[.B287]" office:value-type="float" office:value="1520221.07650005">
            <text:p>1520221,0765000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286.34367368312">
            <text:p>5286,3436736831</text:p>
          </table:table-cell>
          <table:table-cell table:formula="of:=[.A288]*[.B288]" office:value-type="float" office:value="1522466.97802074">
            <text:p>1522466,9780207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275.77098633575">
            <text:p>5275,7709863358</text:p>
          </table:table-cell>
          <table:table-cell table:formula="of:=[.A289]*[.B289]" office:value-type="float" office:value="1524697.81505103">
            <text:p>1524697,8150510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265.21944436308">
            <text:p>5265,2194443631</text:p>
          </table:table-cell>
          <table:table-cell table:formula="of:=[.A290]*[.B290]" office:value-type="float" office:value="1526913.63886529">
            <text:p>1526913,6388652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254.68900547435">
            <text:p>5254,6890054744</text:p>
          </table:table-cell>
          <table:table-cell table:formula="of:=[.A291]*[.B291]" office:value-type="float" office:value="1529114.50059304">
            <text:p>1529114,50059304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244.17962746341">
            <text:p>5244,1796274634</text:p>
          </table:table-cell>
          <table:table-cell table:formula="of:=[.A292]*[.B292]" office:value-type="float" office:value="1531300.45121931">
            <text:p>1531300,4512193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233.69126820848">
            <text:p>5233,6912682085</text:p>
          </table:table-cell>
          <table:table-cell table:formula="of:=[.A293]*[.B293]" office:value-type="float" office:value="1533471.54158508">
            <text:p>1533471,54158508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223.22388567206">
            <text:p>5223,2238856721</text:p>
          </table:table-cell>
          <table:table-cell table:formula="of:=[.A294]*[.B294]" office:value-type="float" office:value="1535627.82238759">
            <text:p>1535627,8223875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212.77743790072">
            <text:p>5212,7774379007</text:p>
          </table:table-cell>
          <table:table-cell table:formula="of:=[.A295]*[.B295]" office:value-type="float" office:value="1537769.34418071">
            <text:p>1537769,3441807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202.35188302492">
            <text:p>5202,3518830249</text:p>
          </table:table-cell>
          <table:table-cell table:formula="of:=[.A296]*[.B296]" office:value-type="float" office:value="1539896.15737537">
            <text:p>1539896,15737537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191.94717925886">
            <text:p>5191,9471792589</text:p>
          </table:table-cell>
          <table:table-cell table:formula="of:=[.A297]*[.B297]" office:value-type="float" office:value="1542008.31223988">
            <text:p>1542008,3122398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181.56328490035">
            <text:p>5181,5632849004</text:p>
          </table:table-cell>
          <table:table-cell table:formula="of:=[.A298]*[.B298]" office:value-type="float" office:value="1544105.8589003">
            <text:p>1544105,858900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171.20015833055">
            <text:p>5171,2001583306</text:p>
          </table:table-cell>
          <table:table-cell table:formula="of:=[.A299]*[.B299]" office:value-type="float" office:value="1546188.84734083">
            <text:p>1546188,8473408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160.85775801389">
            <text:p>5160,8577580139</text:p>
          </table:table-cell>
          <table:table-cell table:formula="of:=[.A300]*[.B300]" office:value-type="float" office:value="1548257.32740417">
            <text:p>1548257,32740417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150.53604249786">
            <text:p>5150,5360424979</text:p>
          </table:table-cell>
          <table:table-cell table:formula="of:=[.A301]*[.B301]" office:value-type="float" office:value="1550311.34879186">
            <text:p>1550311,3487918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140.23497041286">
            <text:p>5140,2349704129</text:p>
          </table:table-cell>
          <table:table-cell table:formula="of:=[.A302]*[.B302]" office:value-type="float" office:value="1552350.96106468">
            <text:p>1552350,9610646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129.95450047204">
            <text:p>5129,954500472</text:p>
          </table:table-cell>
          <table:table-cell table:formula="of:=[.A303]*[.B303]" office:value-type="float" office:value="1554376.21364303">
            <text:p>1554376,213643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119.69459147109">
            <text:p>5119,6945914711</text:p>
          </table:table-cell>
          <table:table-cell table:formula="of:=[.A304]*[.B304]" office:value-type="float" office:value="1556387.15580721">
            <text:p>1556387,1558072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109.45520228815">
            <text:p>5109,4552022882</text:p>
          </table:table-cell>
          <table:table-cell table:formula="of:=[.A305]*[.B305]" office:value-type="float" office:value="1558383.83669789">
            <text:p>1558383,8366978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099.23629188357">
            <text:p>5099,2362918836</text:p>
          </table:table-cell>
          <table:table-cell table:formula="of:=[.A306]*[.B306]" office:value-type="float" office:value="1560366.30531637">
            <text:p>1560366,3053163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089.0378192998">
            <text:p>5089,0378192998</text:p>
          </table:table-cell>
          <table:table-cell table:formula="of:=[.A307]*[.B307]" office:value-type="float" office:value="1562334.61052504">
            <text:p>1562334,610525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078.8597436612">
            <text:p>5078,8597436612</text:p>
          </table:table-cell>
          <table:table-cell table:formula="of:=[.A308]*[.B308]" office:value-type="float" office:value="1564288.80104765">
            <text:p>1564288,80104765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068.70202417388">
            <text:p>5068,7020241739</text:p>
          </table:table-cell>
          <table:table-cell table:formula="of:=[.A309]*[.B309]" office:value-type="float" office:value="1566228.92546973">
            <text:p>1566228,9254697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058.56462012553">
            <text:p>5058,5646201255</text:p>
          </table:table-cell>
          <table:table-cell table:formula="of:=[.A310]*[.B310]" office:value-type="float" office:value="1568155.03223892">
            <text:p>1568155,0322389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048.44749088528">
            <text:p>5048,4474908853</text:p>
          </table:table-cell>
          <table:table-cell table:formula="of:=[.A311]*[.B311]" office:value-type="float" office:value="1570067.16966532">
            <text:p>1570067,169665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038.35059590351">
            <text:p>5038,3505959035</text:p>
          </table:table-cell>
          <table:table-cell table:formula="of:=[.A312]*[.B312]" office:value-type="float" office:value="1571965.3859219">
            <text:p>1571965,3859219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028.27389471171">
            <text:p>5028,2738947117</text:p>
          </table:table-cell>
          <table:table-cell table:formula="of:=[.A313]*[.B313]" office:value-type="float" office:value="1573849.72904476">
            <text:p>1573849,7290447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018.21734692228">
            <text:p>5018,2173469223</text:p>
          </table:table-cell>
          <table:table-cell table:formula="of:=[.A314]*[.B314]" office:value-type="float" office:value="1575720.2469336">
            <text:p>1575720,246933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008.18091222844">
            <text:p>5008,1809122284</text:p>
          </table:table-cell>
          <table:table-cell table:formula="of:=[.A315]*[.B315]" office:value-type="float" office:value="1577576.98735196">
            <text:p>1577576,9873519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4998.16455040398">
            <text:p>4998,164550404</text:p>
          </table:table-cell>
          <table:table-cell table:formula="of:=[.A316]*[.B316]" office:value-type="float" office:value="1579419.99792766">
            <text:p>1579419,9979276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4988.16822130317">
            <text:p>4988,1682213032</text:p>
          </table:table-cell>
          <table:table-cell table:formula="of:=[.A317]*[.B317]" office:value-type="float" office:value="1581249.32615311">
            <text:p>1581249,32615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4978.19188486057">
            <text:p>4978,1918848606</text:p>
          </table:table-cell>
          <table:table-cell table:formula="of:=[.A318]*[.B318]" office:value-type="float" office:value="1583065.01938566">
            <text:p>1583065,0193856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4968.23550109084">
            <text:p>4968,2355010909</text:p>
          </table:table-cell>
          <table:table-cell table:formula="of:=[.A319]*[.B319]" office:value-type="float" office:value="1584867.12484798">
            <text:p>1584867,1248479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4958.29903008866">
            <text:p>4958,2990300887</text:p>
          </table:table-cell>
          <table:table-cell table:formula="of:=[.A320]*[.B320]" office:value-type="float" office:value="1586655.68962837">
            <text:p>1586655,6896283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4948.38243202848">
            <text:p>4948,3824320285</text:p>
          </table:table-cell>
          <table:table-cell table:formula="of:=[.A321]*[.B321]" office:value-type="float" office:value="1588430.76068114">
            <text:p>1588430,7606811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4938.48566716443">
            <text:p>4938,4856671644</text:p>
          </table:table-cell>
          <table:table-cell table:formula="of:=[.A322]*[.B322]" office:value-type="float" office:value="1590192.38482695">
            <text:p>1590192,3848269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4928.6086958301">
            <text:p>4928,6086958301</text:p>
          </table:table-cell>
          <table:table-cell table:formula="of:=[.A323]*[.B323]" office:value-type="float" office:value="1591940.60875312">
            <text:p>1591940,60875312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4918.75147843844">
            <text:p>4918,7514784384</text:p>
          </table:table-cell>
          <table:table-cell table:formula="of:=[.A324]*[.B324]" office:value-type="float" office:value="1593675.47901405">
            <text:p>1593675,4790140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4908.91397548156">
            <text:p>4908,9139754816</text:p>
          </table:table-cell>
          <table:table-cell table:formula="of:=[.A325]*[.B325]" office:value-type="float" office:value="1595397.04203151">
            <text:p>1595397,04203151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4899.0961475306">
            <text:p>4899,0961475306</text:p>
          </table:table-cell>
          <table:table-cell table:formula="of:=[.A326]*[.B326]" office:value-type="float" office:value="1597105.34409498">
            <text:p>1597105,3440949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4889.29795523554">
            <text:p>4889,2979552355</text:p>
          </table:table-cell>
          <table:table-cell table:formula="of:=[.A327]*[.B327]" office:value-type="float" office:value="1598800.43136202">
            <text:p>1598800,43136202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4879.51935932507">
            <text:p>4879,5193593251</text:p>
          </table:table-cell>
          <table:table-cell table:formula="of:=[.A328]*[.B328]" office:value-type="float" office:value="1600482.34985862">
            <text:p>1600482,3498586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4869.76032060642">
            <text:p>4869,7603206064</text:p>
          </table:table-cell>
          <table:table-cell table:formula="of:=[.A329]*[.B329]" office:value-type="float" office:value="1602151.14547951">
            <text:p>1602151,14547951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4860.0207999652">
            <text:p>4860,0207999652</text:p>
          </table:table-cell>
          <table:table-cell table:formula="of:=[.A330]*[.B330]" office:value-type="float" office:value="1603806.86398852">
            <text:p>1603806,86398852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4850.30075836527">
            <text:p>4850,3007583653</text:p>
          </table:table-cell>
          <table:table-cell table:formula="of:=[.A331]*[.B331]" office:value-type="float" office:value="1605449.55101891">
            <text:p>1605449,55101891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4840.60015684854">
            <text:p>4840,6001568486</text:p>
          </table:table-cell>
          <table:table-cell table:formula="of:=[.A332]*[.B332]" office:value-type="float" office:value="1607079.25207372">
            <text:p>1607079,2520737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4830.91895653484">
            <text:p>4830,9189565349</text:p>
          </table:table-cell>
          <table:table-cell table:formula="of:=[.A333]*[.B333]" office:value-type="float" office:value="1608696.0125261">
            <text:p>1608696,012526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4821.25711862178">
            <text:p>4821,2571186218</text:p>
          </table:table-cell>
          <table:table-cell table:formula="of:=[.A334]*[.B334]" office:value-type="float" office:value="1610299.87761967">
            <text:p>1610299,8776196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4811.61460438453">
            <text:p>4811,6146043845</text:p>
          </table:table-cell>
          <table:table-cell table:formula="of:=[.A335]*[.B335]" office:value-type="float" office:value="1611890.89246882">
            <text:p>1611890,8924688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801.99137517576">
            <text:p>4801,9913751758</text:p>
          </table:table-cell>
          <table:table-cell table:formula="of:=[.A336]*[.B336]" office:value-type="float" office:value="1613469.10205906">
            <text:p>1613469,1020590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792.38739242541">
            <text:p>4792,3873924254</text:p>
          </table:table-cell>
          <table:table-cell table:formula="of:=[.A337]*[.B337]" office:value-type="float" office:value="1615034.55124736">
            <text:p>1615034,551247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782.80261764056">
            <text:p>4782,8026176406</text:p>
          </table:table-cell>
          <table:table-cell table:formula="of:=[.A338]*[.B338]" office:value-type="float" office:value="1616587.28476251">
            <text:p>1616587,2847625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773.23701240528">
            <text:p>4773,2370124053</text:p>
          </table:table-cell>
          <table:table-cell table:formula="of:=[.A339]*[.B339]" office:value-type="float" office:value="1618127.34720539">
            <text:p>1618127,347205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763.69053838047">
            <text:p>4763,6905383805</text:p>
          </table:table-cell>
          <table:table-cell table:formula="of:=[.A340]*[.B340]" office:value-type="float" office:value="1619654.78304936">
            <text:p>1619654,7830493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754.16315730371">
            <text:p>4754,1631573037</text:p>
          </table:table-cell>
          <table:table-cell table:formula="of:=[.A341]*[.B341]" office:value-type="float" office:value="1621169.63664056">
            <text:p>1621169,6366405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744.6548309891">
            <text:p>4744,6548309891</text:p>
          </table:table-cell>
          <table:table-cell table:formula="of:=[.A342]*[.B342]" office:value-type="float" office:value="1622671.95219827">
            <text:p>1622671,9521982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735.16552132712">
            <text:p>4735,1655213271</text:p>
          </table:table-cell>
          <table:table-cell table:formula="of:=[.A343]*[.B343]" office:value-type="float" office:value="1624161.7738152">
            <text:p>1624161,773815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725.69519028447">
            <text:p>4725,6951902845</text:p>
          </table:table-cell>
          <table:table-cell table:formula="of:=[.A344]*[.B344]" office:value-type="float" office:value="1625639.14545786">
            <text:p>1625639,14545786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716.2437999039">
            <text:p>4716,2437999039</text:p>
          </table:table-cell>
          <table:table-cell table:formula="of:=[.A345]*[.B345]" office:value-type="float" office:value="1627104.11096684">
            <text:p>1627104,1109668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706.81131230409">
            <text:p>4706,8113123041</text:p>
          </table:table-cell>
          <table:table-cell table:formula="of:=[.A346]*[.B346]" office:value-type="float" office:value="1628556.71405722">
            <text:p>1628556,7140572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697.39768967948">
            <text:p>4697,3976896795</text:p>
          </table:table-cell>
          <table:table-cell table:formula="of:=[.A347]*[.B347]" office:value-type="float" office:value="1629996.99831878">
            <text:p>1629996,9983187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688.00289430012">
            <text:p>4688,0028943001</text:p>
          </table:table-cell>
          <table:table-cell table:formula="of:=[.A348]*[.B348]" office:value-type="float" office:value="1631425.00721644">
            <text:p>1631425,007216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678.62688851152">
            <text:p>4678,6268885115</text:p>
          </table:table-cell>
          <table:table-cell table:formula="of:=[.A349]*[.B349]" office:value-type="float" office:value="1632840.78409052">
            <text:p>1632840,7840905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669.2696347345">
            <text:p>4669,2696347345</text:p>
          </table:table-cell>
          <table:table-cell table:formula="of:=[.A350]*[.B350]" office:value-type="float" office:value="1634244.37215707">
            <text:p>1634244,37215707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659.93109546503">
            <text:p>4659,931095465</text:p>
          </table:table-cell>
          <table:table-cell table:formula="of:=[.A351]*[.B351]" office:value-type="float" office:value="1635635.81450823">
            <text:p>1635635,8145082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650.6112332741">
            <text:p>4650,6112332741</text:p>
          </table:table-cell>
          <table:table-cell table:formula="of:=[.A352]*[.B352]" office:value-type="float" office:value="1637015.15411248">
            <text:p>1637015,1541124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641.31001080755">
            <text:p>4641,3100108076</text:p>
          </table:table-cell>
          <table:table-cell table:formula="of:=[.A353]*[.B353]" office:value-type="float" office:value="1638382.43381507">
            <text:p>1638382,4338150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632.02739078594">
            <text:p>4632,0273907859</text:p>
          </table:table-cell>
          <table:table-cell table:formula="of:=[.A354]*[.B354]" office:value-type="float" office:value="1639737.69633822">
            <text:p>1639737,6963382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622.76333600437">
            <text:p>4622,7633360044</text:p>
          </table:table-cell>
          <table:table-cell table:formula="of:=[.A355]*[.B355]" office:value-type="float" office:value="1641080.98428155">
            <text:p>1641080,984281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613.51780933236">
            <text:p>4613,5178093324</text:p>
          </table:table-cell>
          <table:table-cell table:formula="of:=[.A356]*[.B356]" office:value-type="float" office:value="1642412.34012232">
            <text:p>1642412,3401223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604.29077371369">
            <text:p>4604,2907737137</text:p>
          </table:table-cell>
          <table:table-cell table:formula="of:=[.A357]*[.B357]" office:value-type="float" office:value="1643731.80621579">
            <text:p>1643731,8062157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595.08219216626">
            <text:p>4595,0821921663</text:p>
          </table:table-cell>
          <table:table-cell table:formula="of:=[.A358]*[.B358]" office:value-type="float" office:value="1645039.42479552">
            <text:p>1645039,424795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585.89202778193">
            <text:p>4585,8920277819</text:p>
          </table:table-cell>
          <table:table-cell table:formula="of:=[.A359]*[.B359]" office:value-type="float" office:value="1646335.23797371">
            <text:p>1646335,23797371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576.72024372637">
            <text:p>4576,7202437264</text:p>
          </table:table-cell>
          <table:table-cell table:formula="of:=[.A360]*[.B360]" office:value-type="float" office:value="1647619.28774149">
            <text:p>1647619,2877414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567.56680323892">
            <text:p>4567,5668032389</text:p>
          </table:table-cell>
          <table:table-cell table:formula="of:=[.A361]*[.B361]" office:value-type="float" office:value="1648891.61596925">
            <text:p>1648891,6159692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558.43166963244">
            <text:p>4558,4316696324</text:p>
          </table:table-cell>
          <table:table-cell table:formula="of:=[.A362]*[.B362]" office:value-type="float" office:value="1650152.26440694">
            <text:p>1650152,2644069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549.31480629317">
            <text:p>4549,3148062932</text:p>
          </table:table-cell>
          <table:table-cell table:formula="of:=[.A363]*[.B363]" office:value-type="float" office:value="1651401.27468442">
            <text:p>1651401,2746844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540.21617668059">
            <text:p>4540,2161766806</text:p>
          </table:table-cell>
          <table:table-cell table:formula="of:=[.A364]*[.B364]" office:value-type="float" office:value="1652638.68831173">
            <text:p>1652638,688311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531.13574432722">
            <text:p>4531,1357443272</text:p>
          </table:table-cell>
          <table:table-cell table:formula="of:=[.A365]*[.B365]" office:value-type="float" office:value="1653864.54667944">
            <text:p>1653864,5466794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522.07347283857">
            <text:p>4522,0734728386</text:p>
          </table:table-cell>
          <table:table-cell table:formula="of:=[.A366]*[.B366]" office:value-type="float" office:value="1655078.89105892">
            <text:p>1655078,8910589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513.02932589289">
            <text:p>4513,0293258929</text:p>
          </table:table-cell>
          <table:table-cell table:formula="of:=[.A367]*[.B367]" office:value-type="float" office:value="1656281.76260269">
            <text:p>1656281,7626026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504.00326724111">
            <text:p>4504,0032672411</text:p>
          </table:table-cell>
          <table:table-cell table:formula="of:=[.A368]*[.B368]" office:value-type="float" office:value="1657473.20234473">
            <text:p>1657473,2023447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494.99526070663">
            <text:p>4494,9952607066</text:p>
          </table:table-cell>
          <table:table-cell table:formula="of:=[.A369]*[.B369]" office:value-type="float" office:value="1658653.25120074">
            <text:p>1658653,25120074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486.00527018521">
            <text:p>4486,0052701852</text:p>
          </table:table-cell>
          <table:table-cell table:formula="of:=[.A370]*[.B370]" office:value-type="float" office:value="1659821.94996853">
            <text:p>1659821,94996853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477.03325964484">
            <text:p>4477,0332596448</text:p>
          </table:table-cell>
          <table:table-cell table:formula="of:=[.A371]*[.B371]" office:value-type="float" office:value="1660979.33932824">
            <text:p>1660979,3393282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468.07919312555">
            <text:p>4468,0791931256</text:p>
          </table:table-cell>
          <table:table-cell table:formula="of:=[.A372]*[.B372]" office:value-type="float" office:value="1662125.45984271">
            <text:p>1662125,4598427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459.1430347393">
            <text:p>4459,1430347393</text:p>
          </table:table-cell>
          <table:table-cell table:formula="of:=[.A373]*[.B373]" office:value-type="float" office:value="1663260.35195776">
            <text:p>1663260,3519577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450.22474866982">
            <text:p>4450,2247486698</text:p>
          </table:table-cell>
          <table:table-cell table:formula="of:=[.A374]*[.B374]" office:value-type="float" office:value="1664384.05600251">
            <text:p>1664384,0560025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441.32429917248">
            <text:p>4441,3242991725</text:p>
          </table:table-cell>
          <table:table-cell table:formula="of:=[.A375]*[.B375]" office:value-type="float" office:value="1665496.61218968">
            <text:p>1665496,6121896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432.44165057414">
            <text:p>4432,4416505741</text:p>
          </table:table-cell>
          <table:table-cell table:formula="of:=[.A376]*[.B376]" office:value-type="float" office:value="1666598.06061588">
            <text:p>1666598,0606158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423.57676727299">
            <text:p>4423,576767273</text:p>
          </table:table-cell>
          <table:table-cell table:formula="of:=[.A377]*[.B377]" office:value-type="float" office:value="1667688.44126192">
            <text:p>1667688,44126192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414.72961373844">
            <text:p>4414,7296137385</text:p>
          </table:table-cell>
          <table:table-cell table:formula="of:=[.A378]*[.B378]" office:value-type="float" office:value="1668767.79399313">
            <text:p>1668767,7939931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405.90015451097">
            <text:p>4405,900154511</text:p>
          </table:table-cell>
          <table:table-cell table:formula="of:=[.A379]*[.B379]" office:value-type="float" office:value="1669836.15855966">
            <text:p>1669836,1585596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397.08835420194">
            <text:p>4397,088354202</text:p>
          </table:table-cell>
          <table:table-cell table:formula="of:=[.A380]*[.B380]" office:value-type="float" office:value="1670893.57459674">
            <text:p>1670893,5745967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388.29417749354">
            <text:p>4388,2941774935</text:p>
          </table:table-cell>
          <table:table-cell table:formula="of:=[.A381]*[.B381]" office:value-type="float" office:value="1671940.08162504">
            <text:p>1671940,081625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379.51758913855">
            <text:p>4379,5175891386</text:p>
          </table:table-cell>
          <table:table-cell table:formula="of:=[.A382]*[.B382]" office:value-type="float" office:value="1672975.71905093">
            <text:p>1672975,71905093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370.75855396028">
            <text:p>4370,7585539603</text:p>
          </table:table-cell>
          <table:table-cell table:formula="of:=[.A383]*[.B383]" office:value-type="float" office:value="1674000.52616679">
            <text:p>1674000,5261667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362.01703685236">
            <text:p>4362,0170368524</text:p>
          </table:table-cell>
          <table:table-cell table:formula="of:=[.A384]*[.B384]" office:value-type="float" office:value="1675014.5421513">
            <text:p>1675014,542151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353.29300277865">
            <text:p>4353,2930027787</text:p>
          </table:table-cell>
          <table:table-cell table:formula="of:=[.A385]*[.B385]" office:value-type="float" office:value="1676017.80606978">
            <text:p>1676017,8060697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344.58641677309">
            <text:p>4344,5864167731</text:p>
          </table:table-cell>
          <table:table-cell table:formula="of:=[.A386]*[.B386]" office:value-type="float" office:value="1677010.35687441">
            <text:p>1677010,3568744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335.89724393955">
            <text:p>4335,8972439396</text:p>
          </table:table-cell>
          <table:table-cell table:formula="of:=[.A387]*[.B387]" office:value-type="float" office:value="1677992.23340461">
            <text:p>1677992,2334046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327.22544945167">
            <text:p>4327,2254494517</text:p>
          </table:table-cell>
          <table:table-cell table:formula="of:=[.A388]*[.B388]" office:value-type="float" office:value="1678963.47438725">
            <text:p>1678963,4743872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318.57099855277">
            <text:p>4318,5709985528</text:p>
          </table:table-cell>
          <table:table-cell table:formula="of:=[.A389]*[.B389]" office:value-type="float" office:value="1679924.11843703">
            <text:p>1679924,1184370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309.93385655566">
            <text:p>4309,9338565557</text:p>
          </table:table-cell>
          <table:table-cell table:formula="of:=[.A390]*[.B390]" office:value-type="float" office:value="1680874.20405671">
            <text:p>1680874,2040567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301.31398884255">
            <text:p>4301,3139888426</text:p>
          </table:table-cell>
          <table:table-cell table:formula="of:=[.A391]*[.B391]" office:value-type="float" office:value="1681813.76963744">
            <text:p>1681813,7696374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292.71136086486">
            <text:p>4292,7113608649</text:p>
          </table:table-cell>
          <table:table-cell table:formula="of:=[.A392]*[.B392]" office:value-type="float" office:value="1682742.85345903">
            <text:p>1682742,8534590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284.12593814313">
            <text:p>4284,1259381431</text:p>
          </table:table-cell>
          <table:table-cell table:formula="of:=[.A393]*[.B393]" office:value-type="float" office:value="1683661.49369025">
            <text:p>1683661,4936902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275.55768626685">
            <text:p>4275,5576862669</text:p>
          </table:table-cell>
          <table:table-cell table:formula="of:=[.A394]*[.B394]" office:value-type="float" office:value="1684569.72838914">
            <text:p>1684569,7283891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267.00657089431">
            <text:p>4267,0065708943</text:p>
          </table:table-cell>
          <table:table-cell table:formula="of:=[.A395]*[.B395]" office:value-type="float" office:value="1685467.59550325">
            <text:p>1685467,5955032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258.47255775253">
            <text:p>4258,4725577525</text:p>
          </table:table-cell>
          <table:table-cell table:formula="of:=[.A396]*[.B396]" office:value-type="float" office:value="1686355.13287">
            <text:p>1686355,1328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249.95561263702">
            <text:p>4249,955612637</text:p>
          </table:table-cell>
          <table:table-cell table:formula="of:=[.A397]*[.B397]" office:value-type="float" office:value="1687232.3782169">
            <text:p>1687232,378216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241.45570141175">
            <text:p>4241,4557014118</text:p>
          </table:table-cell>
          <table:table-cell table:formula="of:=[.A398]*[.B398]" office:value-type="float" office:value="1688099.36916187">
            <text:p>1688099,3691618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232.97279000892">
            <text:p>4232,9727900089</text:p>
          </table:table-cell>
          <table:table-cell table:formula="of:=[.A399]*[.B399]" office:value-type="float" office:value="1688956.14321356">
            <text:p>1688956,1432135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224.5068444289">
            <text:p>4224,5068444289</text:p>
          </table:table-cell>
          <table:table-cell table:formula="of:=[.A400]*[.B400]" office:value-type="float" office:value="1689802.73777156">
            <text:p>1689802,7377715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216.05783074005">
            <text:p>4216,0578307401</text:p>
          </table:table-cell>
          <table:table-cell table:formula="of:=[.A401]*[.B401]" office:value-type="float" office:value="1690639.19012676">
            <text:p>1690639,19012676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207.62571507857">
            <text:p>4207,6257150786</text:p>
          </table:table-cell>
          <table:table-cell table:formula="of:=[.A402]*[.B402]" office:value-type="float" office:value="1691465.53746158">
            <text:p>1691465,5374615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199.21046364841">
            <text:p>4199,2104636484</text:p>
          </table:table-cell>
          <table:table-cell table:formula="of:=[.A403]*[.B403]" office:value-type="float" office:value="1692281.81685031">
            <text:p>1692281,8168503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190.81204272111">
            <text:p>4190,8120427211</text:p>
          </table:table-cell>
          <table:table-cell table:formula="of:=[.A404]*[.B404]" office:value-type="float" office:value="1693088.06525933">
            <text:p>1693088,0652593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182.43041863567">
            <text:p>4182,4304186357</text:p>
          </table:table-cell>
          <table:table-cell table:formula="of:=[.A405]*[.B405]" office:value-type="float" office:value="1693884.31954745">
            <text:p>1693884,3195474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174.0655577984">
            <text:p>4174,0655577984</text:p>
          </table:table-cell>
          <table:table-cell table:formula="of:=[.A406]*[.B406]" office:value-type="float" office:value="1694670.61646615">
            <text:p>1694670,61646615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165.7174266828">
            <text:p>4165,7174266828</text:p>
          </table:table-cell>
          <table:table-cell table:formula="of:=[.A407]*[.B407]" office:value-type="float" office:value="1695446.9926599">
            <text:p>1695446,992659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157.38599182944">
            <text:p>4157,3859918294</text:p>
          </table:table-cell>
          <table:table-cell table:formula="of:=[.A408]*[.B408]" office:value-type="float" office:value="1696213.48466641">
            <text:p>1696213,48466641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149.07121984578">
            <text:p>4149,0712198458</text:p>
          </table:table-cell>
          <table:table-cell table:formula="of:=[.A409]*[.B409]" office:value-type="float" office:value="1696970.12891692">
            <text:p>1696970,1289169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140.77307740609">
            <text:p>4140,7730774061</text:p>
          </table:table-cell>
          <table:table-cell table:formula="of:=[.A410]*[.B410]" office:value-type="float" office:value="1697716.9617365">
            <text:p>1697716,961736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132.49153125128">
            <text:p>4132,4915312513</text:p>
          </table:table-cell>
          <table:table-cell table:formula="of:=[.A411]*[.B411]" office:value-type="float" office:value="1698454.01934427">
            <text:p>1698454,0193442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124.22654818877">
            <text:p>4124,2265481888</text:p>
          </table:table-cell>
          <table:table-cell table:formula="of:=[.A412]*[.B412]" office:value-type="float" office:value="1699181.33785377">
            <text:p>1699181,3378537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115.9780950924">
            <text:p>4115,9780950924</text:p>
          </table:table-cell>
          <table:table-cell table:formula="of:=[.A413]*[.B413]" office:value-type="float" office:value="1699898.95327316">
            <text:p>1699898,9532731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107.74613890221">
            <text:p>4107,7461389022</text:p>
          </table:table-cell>
          <table:table-cell table:formula="of:=[.A414]*[.B414]" office:value-type="float" office:value="1700606.90150552">
            <text:p>1700606,9015055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099.53064662441">
            <text:p>4099,5306466244</text:p>
          </table:table-cell>
          <table:table-cell table:formula="of:=[.A415]*[.B415]" office:value-type="float" office:value="1701305.21834913">
            <text:p>1701305,2183491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091.33158533116">
            <text:p>4091,3315853312</text:p>
          </table:table-cell>
          <table:table-cell table:formula="of:=[.A416]*[.B416]" office:value-type="float" office:value="1701993.93949776">
            <text:p>1701993,9394977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083.1489221605">
            <text:p>4083,1489221605</text:p>
          </table:table-cell>
          <table:table-cell table:formula="of:=[.A417]*[.B417]" office:value-type="float" office:value="1702673.10054093">
            <text:p>1702673,10054093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074.98262431617">
            <text:p>4074,9826243162</text:p>
          </table:table-cell>
          <table:table-cell table:formula="of:=[.A418]*[.B418]" office:value-type="float" office:value="1703342.73696416">
            <text:p>1703342,7369641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066.83265906754">
            <text:p>4066,8326590676</text:p>
          </table:table-cell>
          <table:table-cell table:formula="of:=[.A419]*[.B419]" office:value-type="float" office:value="1704002.8841493">
            <text:p>1704002,884149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058.69899374941">
            <text:p>4058,6989937494</text:p>
          </table:table-cell>
          <table:table-cell table:formula="of:=[.A420]*[.B420]" office:value-type="float" office:value="1704653.57737475">
            <text:p>1704653,57737475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050.58159576191">
            <text:p>4050,5815957619</text:p>
          </table:table-cell>
          <table:table-cell table:formula="of:=[.A421]*[.B421]" office:value-type="float" office:value="1705294.85181576">
            <text:p>1705294,85181576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042.48043257038">
            <text:p>4042,4804325704</text:p>
          </table:table-cell>
          <table:table-cell table:formula="of:=[.A422]*[.B422]" office:value-type="float" office:value="1705926.7425447">
            <text:p>1705926,742544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034.39547170524">
            <text:p>4034,3954717053</text:p>
          </table:table-cell>
          <table:table-cell table:formula="of:=[.A423]*[.B423]" office:value-type="float" office:value="1706549.28453132">
            <text:p>1706549,28453132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026.32668076183">
            <text:p>4026,3266807618</text:p>
          </table:table-cell>
          <table:table-cell table:formula="of:=[.A424]*[.B424]" office:value-type="float" office:value="1707162.51264302">
            <text:p>1707162,5126430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018.27402740031">
            <text:p>4018,2740274003</text:p>
          </table:table-cell>
          <table:table-cell table:formula="of:=[.A425]*[.B425]" office:value-type="float" office:value="1707766.46164513">
            <text:p>1707766,46164513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010.23747934551">
            <text:p>4010,2374793455</text:p>
          </table:table-cell>
          <table:table-cell table:formula="of:=[.A426]*[.B426]" office:value-type="float" office:value="1708361.16620119">
            <text:p>1708361,1662011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002.21700438682">
            <text:p>4002,2170043868</text:p>
          </table:table-cell>
          <table:table-cell table:formula="of:=[.A427]*[.B427]" office:value-type="float" office:value="1708946.66087317">
            <text:p>1708946,6608731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3994.21257037804">
            <text:p>3994,2125703781</text:p>
          </table:table-cell>
          <table:table-cell table:formula="of:=[.A428]*[.B428]" office:value-type="float" office:value="1709522.9801218">
            <text:p>1709522,980121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3986.22414523729">
            <text:p>3986,2241452373</text:p>
          </table:table-cell>
          <table:table-cell table:formula="of:=[.A429]*[.B429]" office:value-type="float" office:value="1710090.1583068">
            <text:p>1710090,158306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3978.25169694681">
            <text:p>3978,2516969468</text:p>
          </table:table-cell>
          <table:table-cell table:formula="of:=[.A430]*[.B430]" office:value-type="float" office:value="1710648.22968713">
            <text:p>1710648,2296871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3970.29519355292">
            <text:p>3970,2951935529</text:p>
          </table:table-cell>
          <table:table-cell table:formula="of:=[.A431]*[.B431]" office:value-type="float" office:value="1711197.22842131">
            <text:p>1711197,228421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3962.35460316581">
            <text:p>3962,3546031658</text:p>
          </table:table-cell>
          <table:table-cell table:formula="of:=[.A432]*[.B432]" office:value-type="float" office:value="1711737.18856763">
            <text:p>1711737,188567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3954.42989395948">
            <text:p>3954,4298939595</text:p>
          </table:table-cell>
          <table:table-cell table:formula="of:=[.A433]*[.B433]" office:value-type="float" office:value="1712268.14408446">
            <text:p>1712268,1440844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3946.52103417156">
            <text:p>3946,5210341716</text:p>
          </table:table-cell>
          <table:table-cell table:formula="of:=[.A434]*[.B434]" office:value-type="float" office:value="1712790.12883046">
            <text:p>1712790,1288304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3938.62799210322">
            <text:p>3938,6279921032</text:p>
          </table:table-cell>
          <table:table-cell table:formula="of:=[.A435]*[.B435]" office:value-type="float" office:value="1713303.1765649">
            <text:p>1713303,176564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3930.75073611901">
            <text:p>3930,750736119</text:p>
          </table:table-cell>
          <table:table-cell table:formula="of:=[.A436]*[.B436]" office:value-type="float" office:value="1713807.32094789">
            <text:p>1713807,3209478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3922.88923464677">
            <text:p>3922,8892346468</text:p>
          </table:table-cell>
          <table:table-cell table:formula="of:=[.A437]*[.B437]" office:value-type="float" office:value="1714302.59554064">
            <text:p>1714302,5955406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3915.04345617748">
            <text:p>3915,0434561775</text:p>
          </table:table-cell>
          <table:table-cell table:formula="of:=[.A438]*[.B438]" office:value-type="float" office:value="1714789.03380574">
            <text:p>1714789,03380574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3907.21336926513">
            <text:p>3907,2133692651</text:p>
          </table:table-cell>
          <table:table-cell table:formula="of:=[.A439]*[.B439]" office:value-type="float" office:value="1715266.66910739">
            <text:p>1715266,669107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3899.3989425266">
            <text:p>3899,3989425266</text:p>
          </table:table-cell>
          <table:table-cell table:formula="of:=[.A440]*[.B440]" office:value-type="float" office:value="1715735.5347117">
            <text:p>1715735,53471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3891.60014464154">
            <text:p>3891,6001446416</text:p>
          </table:table-cell>
          <table:table-cell table:formula="of:=[.A441]*[.B441]" office:value-type="float" office:value="1716195.66378692">
            <text:p>1716195,6637869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3883.81694435226">
            <text:p>3883,8169443523</text:p>
          </table:table-cell>
          <table:table-cell table:formula="of:=[.A442]*[.B442]" office:value-type="float" office:value="1716647.0894037">
            <text:p>1716647,089403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3876.04931046355">
            <text:p>3876,0493104636</text:p>
          </table:table-cell>
          <table:table-cell table:formula="of:=[.A443]*[.B443]" office:value-type="float" office:value="1717089.84453535">
            <text:p>1717089,8445353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3868.29721184263">
            <text:p>3868,2972118426</text:p>
          </table:table-cell>
          <table:table-cell table:formula="of:=[.A444]*[.B444]" office:value-type="float" office:value="1717523.96205813">
            <text:p>1717523,9620581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3860.56061741894">
            <text:p>3860,560617419</text:p>
          </table:table-cell>
          <table:table-cell table:formula="of:=[.A445]*[.B445]" office:value-type="float" office:value="1717949.47475143">
            <text:p>1717949,4747514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3852.8394961841">
            <text:p>3852,8394961841</text:p>
          </table:table-cell>
          <table:table-cell table:formula="of:=[.A446]*[.B446]" office:value-type="float" office:value="1718366.41529811">
            <text:p>1718366,4152981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845.13381719174">
            <text:p>3845,1338171917</text:p>
          </table:table-cell>
          <table:table-cell table:formula="of:=[.A447]*[.B447]" office:value-type="float" office:value="1718774.81628471">
            <text:p>1718774,8162847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837.44354955735">
            <text:p>3837,4435495574</text:p>
          </table:table-cell>
          <table:table-cell table:formula="of:=[.A448]*[.B448]" office:value-type="float" office:value="1719174.71020169">
            <text:p>1719174,7102016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829.76866245824">
            <text:p>3829,7686624582</text:p>
          </table:table-cell>
          <table:table-cell table:formula="of:=[.A449]*[.B449]" office:value-type="float" office:value="1719566.12944375">
            <text:p>1719566,1294437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822.10912513332">
            <text:p>3822,1091251333</text:p>
          </table:table-cell>
          <table:table-cell table:formula="of:=[.A450]*[.B450]" office:value-type="float" office:value="1719949.10630999">
            <text:p>1719949,10630999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289.384">
            <text:p>9289,384</text:p>
          </table:table-cell>
          <table:table-cell table:formula="of:=[.A26]*[.B26]" office:value-type="float" office:value="241523.984">
            <text:p>241523,9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70.805232">
            <text:p>9270,805232</text:p>
          </table:table-cell>
          <table:table-cell table:formula="of:=[.A27]*[.B27]" office:value-type="float" office:value="250311.741264">
            <text:p>250311,7412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252.263621536">
            <text:p>9252,263621536</text:p>
          </table:table-cell>
          <table:table-cell table:formula="of:=[.A28]*[.B28]" office:value-type="float" office:value="259063.381403008">
            <text:p>259063,38140300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33.75909429293">
            <text:p>9233,7590942929</text:p>
          </table:table-cell>
          <table:table-cell table:formula="of:=[.A29]*[.B29]" office:value-type="float" office:value="267779.013734495">
            <text:p>267779,01373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215.29157610434">
            <text:p>9215,2915761044</text:p>
          </table:table-cell>
          <table:table-cell table:formula="of:=[.A30]*[.B30]" office:value-type="float" office:value="276458.74728313">
            <text:p>276458,7472831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196.86099295213">
            <text:p>9196,8609929521</text:p>
          </table:table-cell>
          <table:table-cell table:formula="of:=[.A31]*[.B31]" office:value-type="float" office:value="285102.690781516">
            <text:p>285102,69078151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178.46727096623">
            <text:p>9178,4672709662</text:p>
          </table:table-cell>
          <table:table-cell table:formula="of:=[.A32]*[.B32]" office:value-type="float" office:value="293710.952670919">
            <text:p>293710,95267091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160.1103364243">
            <text:p>9160,1103364243</text:p>
          </table:table-cell>
          <table:table-cell table:formula="of:=[.A33]*[.B33]" office:value-type="float" office:value="302283.641102002">
            <text:p>302283,64110200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141.79011575145">
            <text:p>9141,7901157515</text:p>
          </table:table-cell>
          <table:table-cell table:formula="of:=[.A34]*[.B34]" office:value-type="float" office:value="310820.863935549">
            <text:p>310820,8639355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123.50653551995">
            <text:p>9123,50653552</text:p>
          </table:table-cell>
          <table:table-cell table:formula="of:=[.A35]*[.B35]" office:value-type="float" office:value="319322.728743198">
            <text:p>319322,7287431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105.25952244891">
            <text:p>9105,2595224489</text:p>
          </table:table-cell>
          <table:table-cell table:formula="of:=[.A36]*[.B36]" office:value-type="float" office:value="327789.342808161">
            <text:p>327789,34280816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087.04900340401">
            <text:p>9087,049003404</text:p>
          </table:table-cell>
          <table:table-cell table:formula="of:=[.A37]*[.B37]" office:value-type="float" office:value="336220.813125948">
            <text:p>336220,81312594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068.8749053972">
            <text:p>9068,8749053972</text:p>
          </table:table-cell>
          <table:table-cell table:formula="of:=[.A38]*[.B38]" office:value-type="float" office:value="344617.246405094">
            <text:p>344617,24640509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050.7371555864">
            <text:p>9050,7371555864</text:p>
          </table:table-cell>
          <table:table-cell table:formula="of:=[.A39]*[.B39]" office:value-type="float" office:value="352978.74906787">
            <text:p>352978,749067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032.63568127523">
            <text:p>9032,6356812752</text:p>
          </table:table-cell>
          <table:table-cell table:formula="of:=[.A40]*[.B40]" office:value-type="float" office:value="361305.427251009">
            <text:p>361305,42725100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014.57040991268">
            <text:p>9014,5704099127</text:p>
          </table:table-cell>
          <table:table-cell table:formula="of:=[.A41]*[.B41]" office:value-type="float" office:value="369597.38680642">
            <text:p>369597,3868064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996.54126909286">
            <text:p>8996,5412690929</text:p>
          </table:table-cell>
          <table:table-cell table:formula="of:=[.A42]*[.B42]" office:value-type="float" office:value="377854.7333019">
            <text:p>377854,733301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978.54818655467">
            <text:p>8978,5481865547</text:p>
          </table:table-cell>
          <table:table-cell table:formula="of:=[.A43]*[.B43]" office:value-type="float" office:value="386077.572021851">
            <text:p>386077,57202185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960.59109018156">
            <text:p>8960,5910901816</text:p>
          </table:table-cell>
          <table:table-cell table:formula="of:=[.A44]*[.B44]" office:value-type="float" office:value="394266.007967989">
            <text:p>394266,00796798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942.6699080012">
            <text:p>8942,6699080012</text:p>
          </table:table-cell>
          <table:table-cell table:formula="of:=[.A45]*[.B45]" office:value-type="float" office:value="402420.145860054">
            <text:p>402420,14586005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924.78456818519">
            <text:p>8924,7845681852</text:p>
          </table:table-cell>
          <table:table-cell table:formula="of:=[.A46]*[.B46]" office:value-type="float" office:value="410540.090136519">
            <text:p>410540,09013651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906.93499904882">
            <text:p>8906,9349990488</text:p>
          </table:table-cell>
          <table:table-cell table:formula="of:=[.A47]*[.B47]" office:value-type="float" office:value="418625.944955295">
            <text:p>418625,94495529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889.12112905073">
            <text:p>8889,1211290507</text:p>
          </table:table-cell>
          <table:table-cell table:formula="of:=[.A48]*[.B48]" office:value-type="float" office:value="426677.814194435">
            <text:p>426677,81419443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871.34288679263">
            <text:p>8871,3428867926</text:p>
          </table:table-cell>
          <table:table-cell table:formula="of:=[.A49]*[.B49]" office:value-type="float" office:value="434695.801452839">
            <text:p>434695,80145283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853.60020101904">
            <text:p>8853,600201019</text:p>
          </table:table-cell>
          <table:table-cell table:formula="of:=[.A50]*[.B50]" office:value-type="float" office:value="442680.010050952">
            <text:p>442680,01005095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835.893000617">
            <text:p>8835,893000617</text:p>
          </table:table-cell>
          <table:table-cell table:formula="of:=[.A51]*[.B51]" office:value-type="float" office:value="450630.543031467">
            <text:p>450630,54303146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818.22121461577">
            <text:p>8818,2212146158</text:p>
          </table:table-cell>
          <table:table-cell table:formula="of:=[.A52]*[.B52]" office:value-type="float" office:value="458547.50316002">
            <text:p>458547,5031600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800.58477218654">
            <text:p>8800,5847721865</text:p>
          </table:table-cell>
          <table:table-cell table:formula="of:=[.A53]*[.B53]" office:value-type="float" office:value="466430.992925887">
            <text:p>466430,9929258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782.98360264216">
            <text:p>8782,9836026422</text:p>
          </table:table-cell>
          <table:table-cell table:formula="of:=[.A54]*[.B54]" office:value-type="float" office:value="474281.114542677">
            <text:p>474281,11454267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765.41763543688">
            <text:p>8765,4176354369</text:p>
          </table:table-cell>
          <table:table-cell table:formula="of:=[.A55]*[.B55]" office:value-type="float" office:value="482097.969949028">
            <text:p>482097,96994902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747.886800166">
            <text:p>8747,886800166</text:p>
          </table:table-cell>
          <table:table-cell table:formula="of:=[.A56]*[.B56]" office:value-type="float" office:value="489881.660809296">
            <text:p>489881,66080929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730.39102656567">
            <text:p>8730,3910265657</text:p>
          </table:table-cell>
          <table:table-cell table:formula="of:=[.A57]*[.B57]" office:value-type="float" office:value="497632.288514243">
            <text:p>497632,28851424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712.93024451254">
            <text:p>8712,9302445126</text:p>
          </table:table-cell>
          <table:table-cell table:formula="of:=[.A58]*[.B58]" office:value-type="float" office:value="505349.954181727">
            <text:p>505349,9541817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695.50438402352">
            <text:p>8695,5043840235</text:p>
          </table:table-cell>
          <table:table-cell table:formula="of:=[.A59]*[.B59]" office:value-type="float" office:value="513034.758657387">
            <text:p>513034,75865738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678.11337525547">
            <text:p>8678,1133752555</text:p>
          </table:table-cell>
          <table:table-cell table:formula="of:=[.A60]*[.B60]" office:value-type="float" office:value="520686.802515328">
            <text:p>520686,8025153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660.75714850496">
            <text:p>8660,757148505</text:p>
          </table:table-cell>
          <table:table-cell table:formula="of:=[.A61]*[.B61]" office:value-type="float" office:value="528306.186058802">
            <text:p>528306,1860588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643.43563420795">
            <text:p>8643,435634208</text:p>
          </table:table-cell>
          <table:table-cell table:formula="of:=[.A62]*[.B62]" office:value-type="float" office:value="535893.009320893">
            <text:p>535893,00932089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626.14876293953">
            <text:p>8626,1487629395</text:p>
          </table:table-cell>
          <table:table-cell table:formula="of:=[.A63]*[.B63]" office:value-type="float" office:value="543447.372065191">
            <text:p>543447,37206519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608.89646541365">
            <text:p>8608,8964654137</text:p>
          </table:table-cell>
          <table:table-cell table:formula="of:=[.A64]*[.B64]" office:value-type="float" office:value="550969.373786474">
            <text:p>550969,37378647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591.67867248283">
            <text:p>8591,6786724828</text:p>
          </table:table-cell>
          <table:table-cell table:formula="of:=[.A65]*[.B65]" office:value-type="float" office:value="558459.113711384">
            <text:p>558459,11371138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574.49531513786">
            <text:p>8574,4953151379</text:p>
          </table:table-cell>
          <table:table-cell table:formula="of:=[.A66]*[.B66]" office:value-type="float" office:value="565916.690799099">
            <text:p>565916,6907990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557.34632450758">
            <text:p>8557,3463245076</text:p>
          </table:table-cell>
          <table:table-cell table:formula="of:=[.A67]*[.B67]" office:value-type="float" office:value="573342.203742008">
            <text:p>573342,2037420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540.23163185857">
            <text:p>8540,2316318586</text:p>
          </table:table-cell>
          <table:table-cell table:formula="of:=[.A68]*[.B68]" office:value-type="float" office:value="580735.750966383">
            <text:p>580735,75096638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523.15116859485">
            <text:p>8523,1511685949</text:p>
          </table:table-cell>
          <table:table-cell table:formula="of:=[.A69]*[.B69]" office:value-type="float" office:value="588097.430633045">
            <text:p>588097,43063304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506.10486625766">
            <text:p>8506,1048662577</text:p>
          </table:table-cell>
          <table:table-cell table:formula="of:=[.A70]*[.B70]" office:value-type="float" office:value="595427.340638036">
            <text:p>595427,34063803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489.09265652515">
            <text:p>8489,0926565252</text:p>
          </table:table-cell>
          <table:table-cell table:formula="of:=[.A71]*[.B71]" office:value-type="float" office:value="602725.578613285">
            <text:p>602725,57861328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472.1144712121">
            <text:p>8472,1144712121</text:p>
          </table:table-cell>
          <table:table-cell table:formula="of:=[.A72]*[.B72]" office:value-type="float" office:value="609992.241927271">
            <text:p>609992,24192727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455.17024226967">
            <text:p>8455,1702422697</text:p>
          </table:table-cell>
          <table:table-cell table:formula="of:=[.A73]*[.B73]" office:value-type="float" office:value="617227.427685686">
            <text:p>617227,42768568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438.25990178513">
            <text:p>8438,2599017851</text:p>
          </table:table-cell>
          <table:table-cell table:formula="of:=[.A74]*[.B74]" office:value-type="float" office:value="624431.2327321">
            <text:p>624431,23273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421.38338198156">
            <text:p>8421,3833819816</text:p>
          </table:table-cell>
          <table:table-cell table:formula="of:=[.A75]*[.B75]" office:value-type="float" office:value="631603.753648617">
            <text:p>631603,75364861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404.5406152176">
            <text:p>8404,5406152176</text:p>
          </table:table-cell>
          <table:table-cell table:formula="of:=[.A76]*[.B76]" office:value-type="float" office:value="638745.086756538">
            <text:p>638745,08675653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387.73153398717">
            <text:p>8387,7315339872</text:p>
          </table:table-cell>
          <table:table-cell table:formula="of:=[.A77]*[.B77]" office:value-type="float" office:value="645855.328117012">
            <text:p>645855,3281170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370.95607091919">
            <text:p>8370,9560709192</text:p>
          </table:table-cell>
          <table:table-cell table:formula="of:=[.A78]*[.B78]" office:value-type="float" office:value="652934.573531697">
            <text:p>652934,57353169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354.21415877735">
            <text:p>8354,2141587774</text:p>
          </table:table-cell>
          <table:table-cell table:formula="of:=[.A79]*[.B79]" office:value-type="float" office:value="659982.918543411">
            <text:p>659982,9185434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337.5057304598">
            <text:p>8337,5057304598</text:p>
          </table:table-cell>
          <table:table-cell table:formula="of:=[.A80]*[.B80]" office:value-type="float" office:value="667000.458436784">
            <text:p>667000,45843678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320.83071899888">
            <text:p>8320,8307189989</text:p>
          </table:table-cell>
          <table:table-cell table:formula="of:=[.A81]*[.B81]" office:value-type="float" office:value="673987.288238909">
            <text:p>673987,28823890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304.18905756088">
            <text:p>8304,1890575609</text:p>
          </table:table-cell>
          <table:table-cell table:formula="of:=[.A82]*[.B82]" office:value-type="float" office:value="680943.502719992">
            <text:p>680943,50271999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287.58067944576">
            <text:p>8287,5806794458</text:p>
          </table:table-cell>
          <table:table-cell table:formula="of:=[.A83]*[.B83]" office:value-type="float" office:value="687869.196393998">
            <text:p>687869,19639399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271.00551808687">
            <text:p>8271,0055180869</text:p>
          </table:table-cell>
          <table:table-cell table:formula="of:=[.A84]*[.B84]" office:value-type="float" office:value="694764.463519297">
            <text:p>694764,46351929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254.46350705069">
            <text:p>8254,4635070507</text:p>
          </table:table-cell>
          <table:table-cell table:formula="of:=[.A85]*[.B85]" office:value-type="float" office:value="701629.398099309">
            <text:p>701629,39809930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237.95458003659">
            <text:p>8237,9545800366</text:p>
          </table:table-cell>
          <table:table-cell table:formula="of:=[.A86]*[.B86]" office:value-type="float" office:value="708464.093883147">
            <text:p>708464,09388314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221.47867087652">
            <text:p>8221,4786708765</text:p>
          </table:table-cell>
          <table:table-cell table:formula="of:=[.A87]*[.B87]" office:value-type="float" office:value="715268.644366257">
            <text:p>715268,64436625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205.03571353477">
            <text:p>8205,0357135348</text:p>
          </table:table-cell>
          <table:table-cell table:formula="of:=[.A88]*[.B88]" office:value-type="float" office:value="722043.142791059">
            <text:p>722043,14279105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188.6256421077">
            <text:p>8188,6256421077</text:p>
          </table:table-cell>
          <table:table-cell table:formula="of:=[.A89]*[.B89]" office:value-type="float" office:value="728787.682147585">
            <text:p>728787,68214758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172.24839082348">
            <text:p>8172,2483908235</text:p>
          </table:table-cell>
          <table:table-cell table:formula="of:=[.A90]*[.B90]" office:value-type="float" office:value="735502.355174113">
            <text:p>735502,35517411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155.90389404184">
            <text:p>8155,9038940418</text:p>
          </table:table-cell>
          <table:table-cell table:formula="of:=[.A91]*[.B91]" office:value-type="float" office:value="742187.254357807">
            <text:p>742187,25435780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139.59208625375">
            <text:p>8139,5920862538</text:p>
          </table:table-cell>
          <table:table-cell table:formula="of:=[.A92]*[.B92]" office:value-type="float" office:value="748842.471935345">
            <text:p>748842,47193534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123.31290208124">
            <text:p>8123,3129020813</text:p>
          </table:table-cell>
          <table:table-cell table:formula="of:=[.A93]*[.B93]" office:value-type="float" office:value="755468.099893556">
            <text:p>755468,09989355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107.06627627708">
            <text:p>8107,0662762771</text:p>
          </table:table-cell>
          <table:table-cell table:formula="of:=[.A94]*[.B94]" office:value-type="float" office:value="762064.229970046">
            <text:p>762064,22997004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090.85214372453">
            <text:p>8090,8521437245</text:p>
          </table:table-cell>
          <table:table-cell table:formula="of:=[.A95]*[.B95]" office:value-type="float" office:value="768630.95365383">
            <text:p>768630,9536538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074.67043943708">
            <text:p>8074,6704394371</text:p>
          </table:table-cell>
          <table:table-cell table:formula="of:=[.A96]*[.B96]" office:value-type="float" office:value="775168.36218596">
            <text:p>775168,3621859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058.5210985582">
            <text:p>8058,5210985582</text:p>
          </table:table-cell>
          <table:table-cell table:formula="of:=[.A97]*[.B97]" office:value-type="float" office:value="781676.546560146">
            <text:p>781676,54656014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042.40405636109">
            <text:p>8042,4040563611</text:p>
          </table:table-cell>
          <table:table-cell table:formula="of:=[.A98]*[.B98]" office:value-type="float" office:value="788155.597523387">
            <text:p>788155,59752338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026.31924824837">
            <text:p>8026,3192482484</text:p>
          </table:table-cell>
          <table:table-cell table:formula="of:=[.A99]*[.B99]" office:value-type="float" office:value="794605.605576588">
            <text:p>794605,6055765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010.26660975187">
            <text:p>8010,2666097519</text:p>
          </table:table-cell>
          <table:table-cell table:formula="of:=[.A100]*[.B100]" office:value-type="float" office:value="801026.660975187">
            <text:p>801026,66097518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994.24607653236">
            <text:p>7994,2460765324</text:p>
          </table:table-cell>
          <table:table-cell table:formula="of:=[.A101]*[.B101]" office:value-type="float" office:value="807418.853729769">
            <text:p>807418,85372976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978.2575843793">
            <text:p>7978,2575843793</text:p>
          </table:table-cell>
          <table:table-cell table:formula="of:=[.A102]*[.B102]" office:value-type="float" office:value="813782.273606689">
            <text:p>813782,27360668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962.30106921054">
            <text:p>7962,3010692105</text:p>
          </table:table-cell>
          <table:table-cell table:formula="of:=[.A103]*[.B103]" office:value-type="float" office:value="820117.010128686">
            <text:p>820117,01012868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946.37646707212">
            <text:p>7946,3764670721</text:p>
          </table:table-cell>
          <table:table-cell table:formula="of:=[.A104]*[.B104]" office:value-type="float" office:value="826423.1525755">
            <text:p>826423,152575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930.48371413798">
            <text:p>7930,483714138</text:p>
          </table:table-cell>
          <table:table-cell table:formula="of:=[.A105]*[.B105]" office:value-type="float" office:value="832700.789984487">
            <text:p>832700,78998448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914.6227467097">
            <text:p>7914,6227467097</text:p>
          </table:table-cell>
          <table:table-cell table:formula="of:=[.A106]*[.B106]" office:value-type="float" office:value="838950.011151228">
            <text:p>838950,0111512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898.79350121628">
            <text:p>7898,7935012163</text:p>
          </table:table-cell>
          <table:table-cell table:formula="of:=[.A107]*[.B107]" office:value-type="float" office:value="845170.904630142">
            <text:p>845170,90463014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882.99591421385">
            <text:p>7882,9959142139</text:p>
          </table:table-cell>
          <table:table-cell table:formula="of:=[.A108]*[.B108]" office:value-type="float" office:value="851363.558735095">
            <text:p>851363,55873509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867.22992238542">
            <text:p>7867,2299223854</text:p>
          </table:table-cell>
          <table:table-cell table:formula="of:=[.A109]*[.B109]" office:value-type="float" office:value="857528.061540011">
            <text:p>857528,06154001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851.49546254065">
            <text:p>7851,4954625407</text:p>
          </table:table-cell>
          <table:table-cell table:formula="of:=[.A110]*[.B110]" office:value-type="float" office:value="863664.500879471">
            <text:p>863664,50087947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835.79247161557">
            <text:p>7835,7924716156</text:p>
          </table:table-cell>
          <table:table-cell table:formula="of:=[.A111]*[.B111]" office:value-type="float" office:value="869772.964349328">
            <text:p>869772,9643493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820.12088667234">
            <text:p>7820,1208866723</text:p>
          </table:table-cell>
          <table:table-cell table:formula="of:=[.A112]*[.B112]" office:value-type="float" office:value="875853.539307302">
            <text:p>875853,53930730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804.48064489899">
            <text:p>7804,480644899</text:p>
          </table:table-cell>
          <table:table-cell table:formula="of:=[.A113]*[.B113]" office:value-type="float" office:value="881906.312873586">
            <text:p>881906,31287358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788.87168360919">
            <text:p>7788,8716836092</text:p>
          </table:table-cell>
          <table:table-cell table:formula="of:=[.A114]*[.B114]" office:value-type="float" office:value="887931.371931448">
            <text:p>887931,3719314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773.29394024198">
            <text:p>7773,293940242</text:p>
          </table:table-cell>
          <table:table-cell table:formula="of:=[.A115]*[.B115]" office:value-type="float" office:value="893928.803127827">
            <text:p>893928,80312782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757.74735236149">
            <text:p>7757,7473523615</text:p>
          </table:table-cell>
          <table:table-cell table:formula="of:=[.A116]*[.B116]" office:value-type="float" office:value="899898.692873933">
            <text:p>899898,69287393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742.23185765677">
            <text:p>7742,2318576568</text:p>
          </table:table-cell>
          <table:table-cell table:formula="of:=[.A117]*[.B117]" office:value-type="float" office:value="905841.127345842">
            <text:p>905841,12734584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726.74739394145">
            <text:p>7726,7473939415</text:p>
          </table:table-cell>
          <table:table-cell table:formula="of:=[.A118]*[.B118]" office:value-type="float" office:value="911756.192485092">
            <text:p>911756,19248509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711.29389915357">
            <text:p>7711,2938991536</text:p>
          </table:table-cell>
          <table:table-cell table:formula="of:=[.A119]*[.B119]" office:value-type="float" office:value="917643.973999275">
            <text:p>917643,97399927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695.87131135526">
            <text:p>7695,8713113553</text:p>
          </table:table-cell>
          <table:table-cell table:formula="of:=[.A120]*[.B120]" office:value-type="float" office:value="923504.557362632">
            <text:p>923504,55736263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680.47956873255">
            <text:p>7680,4795687326</text:p>
          </table:table-cell>
          <table:table-cell table:formula="of:=[.A121]*[.B121]" office:value-type="float" office:value="929338.027816639">
            <text:p>929338,02781663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665.11860959509">
            <text:p>7665,1186095951</text:p>
          </table:table-cell>
          <table:table-cell table:formula="of:=[.A122]*[.B122]" office:value-type="float" office:value="935144.470370601">
            <text:p>935144,47037060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649.7883723759">
            <text:p>7649,7883723759</text:p>
          </table:table-cell>
          <table:table-cell table:formula="of:=[.A123]*[.B123]" office:value-type="float" office:value="940923.969802235">
            <text:p>940923,969802235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634.48879563115">
            <text:p>7634,4887956312</text:p>
          </table:table-cell>
          <table:table-cell table:formula="of:=[.A124]*[.B124]" office:value-type="float" office:value="946676.610658262">
            <text:p>946676,61065826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619.21981803988">
            <text:p>7619,2198180399</text:p>
          </table:table-cell>
          <table:table-cell table:formula="of:=[.A125]*[.B125]" office:value-type="float" office:value="952402.477254985">
            <text:p>952402,47725498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603.9813784038">
            <text:p>7603,9813784038</text:p>
          </table:table-cell>
          <table:table-cell table:formula="of:=[.A126]*[.B126]" office:value-type="float" office:value="958101.653678879">
            <text:p>958101,653678879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588.773415647">
            <text:p>7588,773415647</text:p>
          </table:table-cell>
          <table:table-cell table:formula="of:=[.A127]*[.B127]" office:value-type="float" office:value="963774.223787169">
            <text:p>963774,22378716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573.5958688157">
            <text:p>7573,5958688157</text:p>
          </table:table-cell>
          <table:table-cell table:formula="of:=[.A128]*[.B128]" office:value-type="float" office:value="969420.27120841">
            <text:p>969420,2712084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558.44867707807">
            <text:p>7558,4486770781</text:p>
          </table:table-cell>
          <table:table-cell table:formula="of:=[.A129]*[.B129]" office:value-type="float" office:value="975039.879343071">
            <text:p>975039,8793430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543.33177972392">
            <text:p>7543,3317797239</text:p>
          </table:table-cell>
          <table:table-cell table:formula="of:=[.A130]*[.B130]" office:value-type="float" office:value="980633.131364109">
            <text:p>980633,13136410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528.24511616447">
            <text:p>7528,2451161645</text:p>
          </table:table-cell>
          <table:table-cell table:formula="of:=[.A131]*[.B131]" office:value-type="float" office:value="986200.110217545">
            <text:p>986200,11021754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513.18862593214">
            <text:p>7513,1886259321</text:p>
          </table:table-cell>
          <table:table-cell table:formula="of:=[.A132]*[.B132]" office:value-type="float" office:value="991740.898623042">
            <text:p>991740,89862304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498.16224868027">
            <text:p>7498,1622486803</text:p>
          </table:table-cell>
          <table:table-cell table:formula="of:=[.A133]*[.B133]" office:value-type="float" office:value="997255.579074477">
            <text:p>997255,57907447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483.16592418291">
            <text:p>7483,1659241829</text:p>
          </table:table-cell>
          <table:table-cell table:formula="of:=[.A134]*[.B134]" office:value-type="float" office:value="1002744.23384051">
            <text:p>1002744,2338405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468.19959233455">
            <text:p>7468,1995923346</text:p>
          </table:table-cell>
          <table:table-cell table:formula="of:=[.A135]*[.B135]" office:value-type="float" office:value="1008206.94496516">
            <text:p>1008206,9449651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453.26319314988">
            <text:p>7453,2631931499</text:p>
          </table:table-cell>
          <table:table-cell table:formula="of:=[.A136]*[.B136]" office:value-type="float" office:value="1013643.79426838">
            <text:p>1013643,7942683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438.35666676358">
            <text:p>7438,3566667636</text:p>
          </table:table-cell>
          <table:table-cell table:formula="of:=[.A137]*[.B137]" office:value-type="float" office:value="1019054.86334661">
            <text:p>1019054,86334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423.47995343005">
            <text:p>7423,4799534301</text:p>
          </table:table-cell>
          <table:table-cell table:formula="of:=[.A138]*[.B138]" office:value-type="float" office:value="1024440.23357335">
            <text:p>1024440,2335733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408.63299352319">
            <text:p>7408,6329935232</text:p>
          </table:table-cell>
          <table:table-cell table:formula="of:=[.A139]*[.B139]" office:value-type="float" office:value="1029799.98609972">
            <text:p>1029799,9860997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393.81572753615">
            <text:p>7393,8157275362</text:p>
          </table:table-cell>
          <table:table-cell table:formula="of:=[.A140]*[.B140]" office:value-type="float" office:value="1035134.20185506">
            <text:p>1035134,2018550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379.02809608107">
            <text:p>7379,0280960811</text:p>
          </table:table-cell>
          <table:table-cell table:formula="of:=[.A141]*[.B141]" office:value-type="float" office:value="1040442.96154743">
            <text:p>1040442,9615474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364.27003988891">
            <text:p>7364,2700398889</text:p>
          </table:table-cell>
          <table:table-cell table:formula="of:=[.A142]*[.B142]" office:value-type="float" office:value="1045726.34566423">
            <text:p>1045726,3456642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349.54149980913">
            <text:p>7349,5414998091</text:p>
          </table:table-cell>
          <table:table-cell table:formula="of:=[.A143]*[.B143]" office:value-type="float" office:value="1050984.43447271">
            <text:p>1050984,434472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334.84241680951">
            <text:p>7334,8424168095</text:p>
          </table:table-cell>
          <table:table-cell table:formula="of:=[.A144]*[.B144]" office:value-type="float" office:value="1056217.30802057">
            <text:p>1056217,3080205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320.1727319759">
            <text:p>7320,1727319759</text:p>
          </table:table-cell>
          <table:table-cell table:formula="of:=[.A145]*[.B145]" office:value-type="float" office:value="1061425.04613651">
            <text:p>1061425,0461365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305.53238651194">
            <text:p>7305,532386512</text:p>
          </table:table-cell>
          <table:table-cell table:formula="of:=[.A146]*[.B146]" office:value-type="float" office:value="1066607.72843074">
            <text:p>1066607,7284307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290.92132173892">
            <text:p>7290,9213217389</text:p>
          </table:table-cell>
          <table:table-cell table:formula="of:=[.A147]*[.B147]" office:value-type="float" office:value="1071765.43429562">
            <text:p>1071765,4342956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276.33947909544">
            <text:p>7276,3394790955</text:p>
          </table:table-cell>
          <table:table-cell table:formula="of:=[.A148]*[.B148]" office:value-type="float" office:value="1076898.24290613">
            <text:p>1076898,2429061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261.78680013725">
            <text:p>7261,7868001373</text:p>
          </table:table-cell>
          <table:table-cell table:formula="of:=[.A149]*[.B149]" office:value-type="float" office:value="1082006.23322045">
            <text:p>1082006,233220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247.26322653698">
            <text:p>7247,263226537</text:p>
          </table:table-cell>
          <table:table-cell table:formula="of:=[.A150]*[.B150]" office:value-type="float" office:value="1087089.48398055">
            <text:p>1087089,4839805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232.7687000839">
            <text:p>7232,7687000839</text:p>
          </table:table-cell>
          <table:table-cell table:formula="of:=[.A151]*[.B151]" office:value-type="float" office:value="1092148.07371267">
            <text:p>1092148,0737126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218.30316268373">
            <text:p>7218,3031626837</text:p>
          </table:table-cell>
          <table:table-cell table:formula="of:=[.A152]*[.B152]" office:value-type="float" office:value="1097182.08072793">
            <text:p>1097182,0807279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03.86655635837">
            <text:p>7203,8665563584</text:p>
          </table:table-cell>
          <table:table-cell table:formula="of:=[.A153]*[.B153]" office:value-type="float" office:value="1102191.58312283">
            <text:p>1102191,583122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89.45882324565">
            <text:p>7189,4588232457</text:p>
          </table:table-cell>
          <table:table-cell table:formula="of:=[.A154]*[.B154]" office:value-type="float" office:value="1107176.65877983">
            <text:p>1107176,6587798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175.07990559916">
            <text:p>7175,0799055992</text:p>
          </table:table-cell>
          <table:table-cell table:formula="of:=[.A155]*[.B155]" office:value-type="float" office:value="1112137.38536787">
            <text:p>1112137,3853678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60.72974578796">
            <text:p>7160,729745788</text:p>
          </table:table-cell>
          <table:table-cell table:formula="of:=[.A156]*[.B156]" office:value-type="float" office:value="1117073.84034292">
            <text:p>1117073,840342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146.40828629639">
            <text:p>7146,4082862964</text:p>
          </table:table-cell>
          <table:table-cell table:formula="of:=[.A157]*[.B157]" office:value-type="float" office:value="1121986.10094853">
            <text:p>1121986,1009485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132.11546972379">
            <text:p>7132,1154697238</text:p>
          </table:table-cell>
          <table:table-cell table:formula="of:=[.A158]*[.B158]" office:value-type="float" office:value="1126874.24421636">
            <text:p>1126874,2442163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117.85123878435">
            <text:p>7117,8512387844</text:p>
          </table:table-cell>
          <table:table-cell table:formula="of:=[.A159]*[.B159]" office:value-type="float" office:value="1131738.34696671">
            <text:p>1131738,34696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103.61553630678">
            <text:p>7103,6155363068</text:p>
          </table:table-cell>
          <table:table-cell table:formula="of:=[.A160]*[.B160]" office:value-type="float" office:value="1136578.48580908">
            <text:p>1136578,4858090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089.40830523416">
            <text:p>7089,4083052342</text:p>
          </table:table-cell>
          <table:table-cell table:formula="of:=[.A161]*[.B161]" office:value-type="float" office:value="1141394.7371427">
            <text:p>1141394,737142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075.22948862369">
            <text:p>7075,2294886237</text:p>
          </table:table-cell>
          <table:table-cell table:formula="of:=[.A162]*[.B162]" office:value-type="float" office:value="1146187.17715704">
            <text:p>1146187,1771570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061.07902964645">
            <text:p>7061,0790296465</text:p>
          </table:table-cell>
          <table:table-cell table:formula="of:=[.A163]*[.B163]" office:value-type="float" office:value="1150955.88183237">
            <text:p>1150955,8818323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046.95687158715">
            <text:p>7046,9568715872</text:p>
          </table:table-cell>
          <table:table-cell table:formula="of:=[.A164]*[.B164]" office:value-type="float" office:value="1155700.92694029">
            <text:p>1155700,9269402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032.86295784398">
            <text:p>7032,862957844</text:p>
          </table:table-cell>
          <table:table-cell table:formula="of:=[.A165]*[.B165]" office:value-type="float" office:value="1160422.38804426">
            <text:p>1160422,3880442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018.79723192829">
            <text:p>7018,7972319283</text:p>
          </table:table-cell>
          <table:table-cell table:formula="of:=[.A166]*[.B166]" office:value-type="float" office:value="1165120.3405001">
            <text:p>1165120,340500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004.75963746444">
            <text:p>7004,7596374644</text:p>
          </table:table-cell>
          <table:table-cell table:formula="of:=[.A167]*[.B167]" office:value-type="float" office:value="1169794.85945656">
            <text:p>1169794,8594565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990.75011818951">
            <text:p>6990,7501181895</text:p>
          </table:table-cell>
          <table:table-cell table:formula="of:=[.A168]*[.B168]" office:value-type="float" office:value="1174446.01985584">
            <text:p>1174446,0198558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976.76861795313">
            <text:p>6976,7686179531</text:p>
          </table:table-cell>
          <table:table-cell table:formula="of:=[.A169]*[.B169]" office:value-type="float" office:value="1179073.89643408">
            <text:p>1179073,8964340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962.81508071722">
            <text:p>6962,8150807172</text:p>
          </table:table-cell>
          <table:table-cell table:formula="of:=[.A170]*[.B170]" office:value-type="float" office:value="1183678.56372193">
            <text:p>1183678,5637219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948.88945055579">
            <text:p>6948,8894505558</text:p>
          </table:table-cell>
          <table:table-cell table:formula="of:=[.A171]*[.B171]" office:value-type="float" office:value="1188260.09604504">
            <text:p>1188260,0960450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934.99167165468">
            <text:p>6934,9916716547</text:p>
          </table:table-cell>
          <table:table-cell table:formula="of:=[.A172]*[.B172]" office:value-type="float" office:value="1192818.5675246">
            <text:p>1192818,56752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921.12168831137">
            <text:p>6921,1216883114</text:p>
          </table:table-cell>
          <table:table-cell table:formula="of:=[.A173]*[.B173]" office:value-type="float" office:value="1197354.05207787">
            <text:p>1197354,0520778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907.27944493475">
            <text:p>6907,2794449348</text:p>
          </table:table-cell>
          <table:table-cell table:formula="of:=[.A174]*[.B174]" office:value-type="float" office:value="1201866.62341865">
            <text:p>1201866,6234186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893.46488604488">
            <text:p>6893,4648860449</text:p>
          </table:table-cell>
          <table:table-cell table:formula="of:=[.A175]*[.B175]" office:value-type="float" office:value="1206356.35505785">
            <text:p>1206356,3550578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879.67795627279">
            <text:p>6879,6779562728</text:p>
          </table:table-cell>
          <table:table-cell table:formula="of:=[.A176]*[.B176]" office:value-type="float" office:value="1210823.32030401">
            <text:p>1210823,320304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865.91860036024">
            <text:p>6865,9186003602</text:p>
          </table:table-cell>
          <table:table-cell table:formula="of:=[.A177]*[.B177]" office:value-type="float" office:value="1215267.59226376">
            <text:p>1215267,5922637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852.18676315952">
            <text:p>6852,1867631595</text:p>
          </table:table-cell>
          <table:table-cell table:formula="of:=[.A178]*[.B178]" office:value-type="float" office:value="1219689.24384239">
            <text:p>1219689,2438423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838.4823896332">
            <text:p>6838,4823896332</text:p>
          </table:table-cell>
          <table:table-cell table:formula="of:=[.A179]*[.B179]" office:value-type="float" office:value="1224088.34774434">
            <text:p>1224088,3477443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824.80542485394">
            <text:p>6824,8054248539</text:p>
          </table:table-cell>
          <table:table-cell table:formula="of:=[.A180]*[.B180]" office:value-type="float" office:value="1228464.97647371">
            <text:p>1228464,9764737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811.15581400423">
            <text:p>6811,1558140042</text:p>
          </table:table-cell>
          <table:table-cell table:formula="of:=[.A181]*[.B181]" office:value-type="float" office:value="1232819.20233477">
            <text:p>1232819,2023347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797.53350237622">
            <text:p>6797,5335023762</text:p>
          </table:table-cell>
          <table:table-cell table:formula="of:=[.A182]*[.B182]" office:value-type="float" office:value="1237151.09743247">
            <text:p>1237151,0974324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783.93843537147">
            <text:p>6783,9384353715</text:p>
          </table:table-cell>
          <table:table-cell table:formula="of:=[.A183]*[.B183]" office:value-type="float" office:value="1241460.73367298">
            <text:p>1241460,73367298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770.37055850072">
            <text:p>6770,3705585007</text:p>
          </table:table-cell>
          <table:table-cell table:formula="of:=[.A184]*[.B184]" office:value-type="float" office:value="1245748.18276413">
            <text:p>1245748,1827641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756.82981738372">
            <text:p>6756,8298173837</text:p>
          </table:table-cell>
          <table:table-cell table:formula="of:=[.A185]*[.B185]" office:value-type="float" office:value="1250013.51621599">
            <text:p>1250013,5162159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743.31615774895">
            <text:p>6743,316157749</text:p>
          </table:table-cell>
          <table:table-cell table:formula="of:=[.A186]*[.B186]" office:value-type="float" office:value="1254256.80534131">
            <text:p>1254256,8053413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729.82952543346">
            <text:p>6729,8295254335</text:p>
          </table:table-cell>
          <table:table-cell table:formula="of:=[.A187]*[.B187]" office:value-type="float" office:value="1258478.12125606">
            <text:p>1258478,1212560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716.36986638259">
            <text:p>6716,3698663826</text:p>
          </table:table-cell>
          <table:table-cell table:formula="of:=[.A188]*[.B188]" office:value-type="float" office:value="1262677.53487993">
            <text:p>1262677,5348799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702.93712664982">
            <text:p>6702,9371266498</text:p>
          </table:table-cell>
          <table:table-cell table:formula="of:=[.A189]*[.B189]" office:value-type="float" office:value="1266855.11693682">
            <text:p>1266855,116936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689.53125239652">
            <text:p>6689,5312523965</text:p>
          </table:table-cell>
          <table:table-cell table:formula="of:=[.A190]*[.B190]" office:value-type="float" office:value="1271010.93795534">
            <text:p>1271010,9379553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676.15218989173">
            <text:p>6676,1521898917</text:p>
          </table:table-cell>
          <table:table-cell table:formula="of:=[.A191]*[.B191]" office:value-type="float" office:value="1275145.06826932">
            <text:p>1275145,0682693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662.79988551195">
            <text:p>6662,799885512</text:p>
          </table:table-cell>
          <table:table-cell table:formula="of:=[.A192]*[.B192]" office:value-type="float" office:value="1279257.57801829">
            <text:p>1279257,5780182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649.47428574092">
            <text:p>6649,4742857409</text:p>
          </table:table-cell>
          <table:table-cell table:formula="of:=[.A193]*[.B193]" office:value-type="float" office:value="1283348.537148">
            <text:p>1283348,537148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636.17533716944">
            <text:p>6636,1753371695</text:p>
          </table:table-cell>
          <table:table-cell table:formula="of:=[.A194]*[.B194]" office:value-type="float" office:value="1287418.01541087">
            <text:p>1287418,0154108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622.9029864951">
            <text:p>6622,9029864951</text:p>
          </table:table-cell>
          <table:table-cell table:formula="of:=[.A195]*[.B195]" office:value-type="float" office:value="1291466.08236655">
            <text:p>1291466,082366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609.65718052211">
            <text:p>6609,6571805221</text:p>
          </table:table-cell>
          <table:table-cell table:formula="of:=[.A196]*[.B196]" office:value-type="float" office:value="1295492.80738233">
            <text:p>1295492,8073823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596.43786616107">
            <text:p>6596,4378661611</text:p>
          </table:table-cell>
          <table:table-cell table:formula="of:=[.A197]*[.B197]" office:value-type="float" office:value="1299498.25963373">
            <text:p>1299498,2596337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583.24499042875">
            <text:p>6583,2449904288</text:p>
          </table:table-cell>
          <table:table-cell table:formula="of:=[.A198]*[.B198]" office:value-type="float" office:value="1303482.50810489">
            <text:p>1303482,508104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570.07850044789">
            <text:p>6570,0785004479</text:p>
          </table:table-cell>
          <table:table-cell table:formula="of:=[.A199]*[.B199]" office:value-type="float" office:value="1307445.62158913">
            <text:p>1307445,6215891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556.93834344699">
            <text:p>6556,938343447</text:p>
          </table:table-cell>
          <table:table-cell table:formula="of:=[.A200]*[.B200]" office:value-type="float" office:value="1311387.6686894">
            <text:p>1311387,668689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543.8244667601">
            <text:p>6543,8244667601</text:p>
          </table:table-cell>
          <table:table-cell table:formula="of:=[.A201]*[.B201]" office:value-type="float" office:value="1315308.71781878">
            <text:p>1315308,7178187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530.73681782658">
            <text:p>6530,7368178266</text:p>
          </table:table-cell>
          <table:table-cell table:formula="of:=[.A202]*[.B202]" office:value-type="float" office:value="1319208.83720097">
            <text:p>1319208,83720097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517.67534419093">
            <text:p>6517,6753441909</text:p>
          </table:table-cell>
          <table:table-cell table:formula="of:=[.A203]*[.B203]" office:value-type="float" office:value="1323088.09487076">
            <text:p>1323088,0948707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504.63999350254">
            <text:p>6504,6399935026</text:p>
          </table:table-cell>
          <table:table-cell table:formula="of:=[.A204]*[.B204]" office:value-type="float" office:value="1326946.55867452">
            <text:p>1326946,5586745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491.63071351554">
            <text:p>6491,6307135155</text:p>
          </table:table-cell>
          <table:table-cell table:formula="of:=[.A205]*[.B205]" office:value-type="float" office:value="1330784.29627069">
            <text:p>1330784,2962706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478.64745208851">
            <text:p>6478,6474520885</text:p>
          </table:table-cell>
          <table:table-cell table:formula="of:=[.A206]*[.B206]" office:value-type="float" office:value="1334601.37513023">
            <text:p>1334601,3751302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465.69015718433">
            <text:p>6465,6901571843</text:p>
          </table:table-cell>
          <table:table-cell table:formula="of:=[.A207]*[.B207]" office:value-type="float" office:value="1338397.86253716">
            <text:p>1338397,8625371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452.75877686996">
            <text:p>6452,75877687</text:p>
          </table:table-cell>
          <table:table-cell table:formula="of:=[.A208]*[.B208]" office:value-type="float" office:value="1342173.82558895">
            <text:p>1342173,8255889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439.85325931622">
            <text:p>6439,8532593162</text:p>
          </table:table-cell>
          <table:table-cell table:formula="of:=[.A209]*[.B209]" office:value-type="float" office:value="1345929.33119709">
            <text:p>1345929,331197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426.97355279759">
            <text:p>6426,9735527976</text:p>
          </table:table-cell>
          <table:table-cell table:formula="of:=[.A210]*[.B210]" office:value-type="float" office:value="1349664.44608749">
            <text:p>1349664,4460874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414.11960569199">
            <text:p>6414,119605692</text:p>
          </table:table-cell>
          <table:table-cell table:formula="of:=[.A211]*[.B211]" office:value-type="float" office:value="1353379.23680101">
            <text:p>1353379,2368010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401.29136648061">
            <text:p>6401,2913664806</text:p>
          </table:table-cell>
          <table:table-cell table:formula="of:=[.A212]*[.B212]" office:value-type="float" office:value="1357073.76969389">
            <text:p>1357073,76969389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388.48878374765">
            <text:p>6388,4887837477</text:p>
          </table:table-cell>
          <table:table-cell table:formula="of:=[.A213]*[.B213]" office:value-type="float" office:value="1360748.11093825">
            <text:p>1360748,1109382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375.71180618015">
            <text:p>6375,7118061802</text:p>
          </table:table-cell>
          <table:table-cell table:formula="of:=[.A214]*[.B214]" office:value-type="float" office:value="1364402.32652255">
            <text:p>1364402,3265225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362.96038256779">
            <text:p>6362,9603825678</text:p>
          </table:table-cell>
          <table:table-cell table:formula="of:=[.A215]*[.B215]" office:value-type="float" office:value="1368036.48225208">
            <text:p>1368036,4822520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350.23446180266">
            <text:p>6350,2344618027</text:p>
          </table:table-cell>
          <table:table-cell table:formula="of:=[.A216]*[.B216]" office:value-type="float" office:value="1371650.64374937">
            <text:p>1371650,6437493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337.53399287905">
            <text:p>6337,5339928791</text:p>
          </table:table-cell>
          <table:table-cell table:formula="of:=[.A217]*[.B217]" office:value-type="float" office:value="1375244.87645475">
            <text:p>1375244,8764547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324.85892489329">
            <text:p>6324,8589248933</text:p>
          </table:table-cell>
          <table:table-cell table:formula="of:=[.A218]*[.B218]" office:value-type="float" office:value="1378819.24562674">
            <text:p>1378819,2456267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312.20920704351">
            <text:p>6312,2092070435</text:p>
          </table:table-cell>
          <table:table-cell table:formula="of:=[.A219]*[.B219]" office:value-type="float" office:value="1382373.81634253">
            <text:p>1382373,8163425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299.58478862942">
            <text:p>6299,5847886294</text:p>
          </table:table-cell>
          <table:table-cell table:formula="of:=[.A220]*[.B220]" office:value-type="float" office:value="1385908.65349847">
            <text:p>1385908,6534984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286.98561905216">
            <text:p>6286,9856190522</text:p>
          </table:table-cell>
          <table:table-cell table:formula="of:=[.A221]*[.B221]" office:value-type="float" office:value="1389423.82181053">
            <text:p>1389423,8218105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274.41164781406">
            <text:p>6274,4116478141</text:p>
          </table:table-cell>
          <table:table-cell table:formula="of:=[.A222]*[.B222]" office:value-type="float" office:value="1392919.38581472">
            <text:p>1392919,3858147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261.86282451843">
            <text:p>6261,8628245184</text:p>
          </table:table-cell>
          <table:table-cell table:formula="of:=[.A223]*[.B223]" office:value-type="float" office:value="1396395.40986761">
            <text:p>1396395,4098676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249.33909886939">
            <text:p>6249,3390988694</text:p>
          </table:table-cell>
          <table:table-cell table:formula="of:=[.A224]*[.B224]" office:value-type="float" office:value="1399851.95814674">
            <text:p>1399851,9581467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236.84042067165">
            <text:p>6236,8404206717</text:p>
          </table:table-cell>
          <table:table-cell table:formula="of:=[.A225]*[.B225]" office:value-type="float" office:value="1403289.09465112">
            <text:p>1403289,0946511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224.36673983031">
            <text:p>6224,3667398303</text:p>
          </table:table-cell>
          <table:table-cell table:formula="of:=[.A226]*[.B226]" office:value-type="float" office:value="1406706.88320165">
            <text:p>1406706,8832016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211.91800635065">
            <text:p>6211,9180063507</text:p>
          </table:table-cell>
          <table:table-cell table:formula="of:=[.A227]*[.B227]" office:value-type="float" office:value="1410105.3874416">
            <text:p>1410105,38744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199.49417033795">
            <text:p>6199,494170338</text:p>
          </table:table-cell>
          <table:table-cell table:formula="of:=[.A228]*[.B228]" office:value-type="float" office:value="1413484.67083705">
            <text:p>1413484,6708370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187.09518199727">
            <text:p>6187,0951819973</text:p>
          </table:table-cell>
          <table:table-cell table:formula="of:=[.A229]*[.B229]" office:value-type="float" office:value="1416844.79667738">
            <text:p>1416844,7966773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174.72099163328">
            <text:p>6174,7209916333</text:p>
          </table:table-cell>
          <table:table-cell table:formula="of:=[.A230]*[.B230]" office:value-type="float" office:value="1420185.82807565">
            <text:p>1420185,8280756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162.37154965001">
            <text:p>6162,37154965</text:p>
          </table:table-cell>
          <table:table-cell table:formula="of:=[.A231]*[.B231]" office:value-type="float" office:value="1423507.82796915">
            <text:p>1423507,8279691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150.04680655071">
            <text:p>6150,0468065507</text:p>
          </table:table-cell>
          <table:table-cell table:formula="of:=[.A232]*[.B232]" office:value-type="float" office:value="1426810.85911976">
            <text:p>1426810,8591197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137.74671293761">
            <text:p>6137,7467129376</text:p>
          </table:table-cell>
          <table:table-cell table:formula="of:=[.A233]*[.B233]" office:value-type="float" office:value="1430094.98411446">
            <text:p>1430094,9841144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125.47121951173">
            <text:p>6125,4712195117</text:p>
          </table:table-cell>
          <table:table-cell table:formula="of:=[.A234]*[.B234]" office:value-type="float" office:value="1433360.26536575">
            <text:p>1433360,2653657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113.22027707271">
            <text:p>6113,2202770727</text:p>
          </table:table-cell>
          <table:table-cell table:formula="of:=[.A235]*[.B235]" office:value-type="float" office:value="1436606.76511209">
            <text:p>1436606,7651120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100.99383651856">
            <text:p>6100,9938365186</text:p>
          </table:table-cell>
          <table:table-cell table:formula="of:=[.A236]*[.B236]" office:value-type="float" office:value="1439834.54541838">
            <text:p>1439834,5454183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088.79184884553">
            <text:p>6088,7918488455</text:p>
          </table:table-cell>
          <table:table-cell table:formula="of:=[.A237]*[.B237]" office:value-type="float" office:value="1443043.66817639">
            <text:p>1443043,6681763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076.61426514784">
            <text:p>6076,6142651478</text:p>
          </table:table-cell>
          <table:table-cell table:formula="of:=[.A238]*[.B238]" office:value-type="float" office:value="1446234.19510519">
            <text:p>1446234,1951051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064.46103661754">
            <text:p>6064,4610366175</text:p>
          </table:table-cell>
          <table:table-cell table:formula="of:=[.A239]*[.B239]" office:value-type="float" office:value="1449406.18775159">
            <text:p>1449406,1877515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052.33211454431">
            <text:p>6052,3321145443</text:p>
          </table:table-cell>
          <table:table-cell table:formula="of:=[.A240]*[.B240]" office:value-type="float" office:value="1452559.70749063">
            <text:p>1452559,7074906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040.22745031522">
            <text:p>6040,2274503152</text:p>
          </table:table-cell>
          <table:table-cell table:formula="of:=[.A241]*[.B241]" office:value-type="float" office:value="1455694.81552597">
            <text:p>1455694,8155259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028.14699541459">
            <text:p>6028,1469954146</text:p>
          </table:table-cell>
          <table:table-cell table:formula="of:=[.A242]*[.B242]" office:value-type="float" office:value="1458811.57289033">
            <text:p>1458811,5728903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016.09070142376">
            <text:p>6016,0907014238</text:p>
          </table:table-cell>
          <table:table-cell table:formula="of:=[.A243]*[.B243]" office:value-type="float" office:value="1461910.04044597">
            <text:p>1461910,0404459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004.05852002091">
            <text:p>6004,0585200209</text:p>
          </table:table-cell>
          <table:table-cell table:formula="of:=[.A244]*[.B244]" office:value-type="float" office:value="1464990.2788851">
            <text:p>1464990,278885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992.05040298087">
            <text:p>5992,0504029809</text:p>
          </table:table-cell>
          <table:table-cell table:formula="of:=[.A245]*[.B245]" office:value-type="float" office:value="1468052.34873031">
            <text:p>1468052,3487303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980.06630217491">
            <text:p>5980,0663021749</text:p>
          </table:table-cell>
          <table:table-cell table:formula="of:=[.A246]*[.B246]" office:value-type="float" office:value="1471096.31033503">
            <text:p>1471096,3103350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968.10616957056">
            <text:p>5968,1061695706</text:p>
          </table:table-cell>
          <table:table-cell table:formula="of:=[.A247]*[.B247]" office:value-type="float" office:value="1474122.22388393">
            <text:p>1474122,2238839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956.16995723142">
            <text:p>5956,1699572314</text:p>
          </table:table-cell>
          <table:table-cell table:formula="of:=[.A248]*[.B248]" office:value-type="float" office:value="1477130.14939339">
            <text:p>1477130,1493933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944.25761731695">
            <text:p>5944,257617317</text:p>
          </table:table-cell>
          <table:table-cell table:formula="of:=[.A249]*[.B249]" office:value-type="float" office:value="1480120.14671192">
            <text:p>1480120,146711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932.36910208232">
            <text:p>5932,3691020823</text:p>
          </table:table-cell>
          <table:table-cell table:formula="of:=[.A250]*[.B250]" office:value-type="float" office:value="1483092.27552058">
            <text:p>1483092,2755205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920.50436387815">
            <text:p>5920,5043638782</text:p>
          </table:table-cell>
          <table:table-cell table:formula="of:=[.A251]*[.B251]" office:value-type="float" office:value="1486046.59533342">
            <text:p>1486046,5953334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908.6633551504">
            <text:p>5908,6633551504</text:p>
          </table:table-cell>
          <table:table-cell table:formula="of:=[.A252]*[.B252]" office:value-type="float" office:value="1488983.1654979">
            <text:p>1488983,165497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896.8460284401">
            <text:p>5896,8460284401</text:p>
          </table:table-cell>
          <table:table-cell table:formula="of:=[.A253]*[.B253]" office:value-type="float" office:value="1491902.04519534">
            <text:p>1491902,0451953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885.05233638322">
            <text:p>5885,0523363832</text:p>
          </table:table-cell>
          <table:table-cell table:formula="of:=[.A254]*[.B254]" office:value-type="float" office:value="1494803.29344134">
            <text:p>1494803,2934413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873.28223171045">
            <text:p>5873,2822317105</text:p>
          </table:table-cell>
          <table:table-cell table:formula="of:=[.A255]*[.B255]" office:value-type="float" office:value="1497686.96908617">
            <text:p>1497686,9690861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861.53566724703">
            <text:p>5861,535667247</text:p>
          </table:table-cell>
          <table:table-cell table:formula="of:=[.A256]*[.B256]" office:value-type="float" office:value="1500553.13081524">
            <text:p>1500553,1308152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849.81259591253">
            <text:p>5849,8125959125</text:p>
          </table:table-cell>
          <table:table-cell table:formula="of:=[.A257]*[.B257]" office:value-type="float" office:value="1503401.83714952">
            <text:p>1503401,8371495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838.11297072071">
            <text:p>5838,1129707207</text:p>
          </table:table-cell>
          <table:table-cell table:formula="of:=[.A258]*[.B258]" office:value-type="float" office:value="1506233.14644594">
            <text:p>1506233,1464459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826.43674477927">
            <text:p>5826,4367447793</text:p>
          </table:table-cell>
          <table:table-cell table:formula="of:=[.A259]*[.B259]" office:value-type="float" office:value="1509047.11689783">
            <text:p>1509047,1168978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814.78387128971">
            <text:p>5814,7838712897</text:p>
          </table:table-cell>
          <table:table-cell table:formula="of:=[.A260]*[.B260]" office:value-type="float" office:value="1511843.80653532">
            <text:p>1511843,8065353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803.15430354713">
            <text:p>5803,1543035471</text:p>
          </table:table-cell>
          <table:table-cell table:formula="of:=[.A261]*[.B261]" office:value-type="float" office:value="1514623.2732258">
            <text:p>1514623,273225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791.54799494004">
            <text:p>5791,54799494</text:p>
          </table:table-cell>
          <table:table-cell table:formula="of:=[.A262]*[.B262]" office:value-type="float" office:value="1517385.57467429">
            <text:p>1517385,5746742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779.96489895016">
            <text:p>5779,9648989502</text:p>
          </table:table-cell>
          <table:table-cell table:formula="of:=[.A263]*[.B263]" office:value-type="float" office:value="1520130.76842389">
            <text:p>1520130,768423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768.40496915225">
            <text:p>5768,4049691523</text:p>
          </table:table-cell>
          <table:table-cell table:formula="of:=[.A264]*[.B264]" office:value-type="float" office:value="1522858.9118562">
            <text:p>1522858,911856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756.86815921395">
            <text:p>5756,868159214</text:p>
          </table:table-cell>
          <table:table-cell table:formula="of:=[.A265]*[.B265]" office:value-type="float" office:value="1525570.0621917">
            <text:p>1525570,062191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745.35442289552">
            <text:p>5745,3544228955</text:p>
          </table:table-cell>
          <table:table-cell table:formula="of:=[.A266]*[.B266]" office:value-type="float" office:value="1528264.27649021">
            <text:p>1528264,2764902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733.86371404973">
            <text:p>5733,8637140497</text:p>
          </table:table-cell>
          <table:table-cell table:formula="of:=[.A267]*[.B267]" office:value-type="float" office:value="1530941.61165128">
            <text:p>1530941,6116512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722.39598662163">
            <text:p>5722,3959866216</text:p>
          </table:table-cell>
          <table:table-cell table:formula="of:=[.A268]*[.B268]" office:value-type="float" office:value="1533602.1244146">
            <text:p>1533602,124414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710.95119464839">
            <text:p>5710,9511946484</text:p>
          </table:table-cell>
          <table:table-cell table:formula="of:=[.A269]*[.B269]" office:value-type="float" office:value="1536245.87136042">
            <text:p>1536245,8713604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699.52929225909">
            <text:p>5699,5292922591</text:p>
          </table:table-cell>
          <table:table-cell table:formula="of:=[.A270]*[.B270]" office:value-type="float" office:value="1538872.90890996">
            <text:p>1538872,9089099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688.13023367457">
            <text:p>5688,1302336746</text:p>
          </table:table-cell>
          <table:table-cell table:formula="of:=[.A271]*[.B271]" office:value-type="float" office:value="1541483.29332581">
            <text:p>1541483,2933258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676.75397320722">
            <text:p>5676,7539732072</text:p>
          </table:table-cell>
          <table:table-cell table:formula="of:=[.A272]*[.B272]" office:value-type="float" office:value="1544077.08071236">
            <text:p>1544077,0807123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665.40046526081">
            <text:p>5665,4004652608</text:p>
          </table:table-cell>
          <table:table-cell table:formula="of:=[.A273]*[.B273]" office:value-type="float" office:value="1546654.3270162">
            <text:p>1546654,327016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654.06966433029">
            <text:p>5654,0696643303</text:p>
          </table:table-cell>
          <table:table-cell table:formula="of:=[.A274]*[.B274]" office:value-type="float" office:value="1549215.0880265">
            <text:p>1549215,0880265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642.76152500163">
            <text:p>5642,7615250016</text:p>
          </table:table-cell>
          <table:table-cell table:formula="of:=[.A275]*[.B275]" office:value-type="float" office:value="1551759.41937545">
            <text:p>1551759,4193754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631.47600195162">
            <text:p>5631,4760019516</text:p>
          </table:table-cell>
          <table:table-cell table:formula="of:=[.A276]*[.B276]" office:value-type="float" office:value="1554287.37653865">
            <text:p>1554287,3765386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620.21304994772">
            <text:p>5620,2130499477</text:p>
          </table:table-cell>
          <table:table-cell table:formula="of:=[.A277]*[.B277]" office:value-type="float" office:value="1556799.01483552">
            <text:p>1556799,01483552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608.97262384782">
            <text:p>5608,9726238478</text:p>
          </table:table-cell>
          <table:table-cell table:formula="of:=[.A278]*[.B278]" office:value-type="float" office:value="1559294.3894297">
            <text:p>1559294,389429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597.75467860013">
            <text:p>5597,7546786001</text:p>
          </table:table-cell>
          <table:table-cell table:formula="of:=[.A279]*[.B279]" office:value-type="float" office:value="1561773.55532944">
            <text:p>1561773,5553294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586.55916924293">
            <text:p>5586,5591692429</text:p>
          </table:table-cell>
          <table:table-cell table:formula="of:=[.A280]*[.B280]" office:value-type="float" office:value="1564236.56738802">
            <text:p>1564236,5673880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575.38605090444">
            <text:p>5575,3860509045</text:p>
          </table:table-cell>
          <table:table-cell table:formula="of:=[.A281]*[.B281]" office:value-type="float" office:value="1566683.48030415">
            <text:p>1566683,4803041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564.23527880263">
            <text:p>5564,2352788026</text:p>
          </table:table-cell>
          <table:table-cell table:formula="of:=[.A282]*[.B282]" office:value-type="float" office:value="1569114.34862234">
            <text:p>1569114,3486223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553.10680824503">
            <text:p>5553,106808245</text:p>
          </table:table-cell>
          <table:table-cell table:formula="of:=[.A283]*[.B283]" office:value-type="float" office:value="1571529.22673334">
            <text:p>1571529,2267333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542.00059462854">
            <text:p>5542,0005946285</text:p>
          </table:table-cell>
          <table:table-cell table:formula="of:=[.A284]*[.B284]" office:value-type="float" office:value="1573928.16887451">
            <text:p>1573928,1688745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530.91659343928">
            <text:p>5530,9165934393</text:p>
          </table:table-cell>
          <table:table-cell table:formula="of:=[.A285]*[.B285]" office:value-type="float" office:value="1576311.2291302">
            <text:p>1576311,229130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519.8547602524">
            <text:p>5519,8547602524</text:p>
          </table:table-cell>
          <table:table-cell table:formula="of:=[.A286]*[.B286]" office:value-type="float" office:value="1578678.46143219">
            <text:p>1578678,4614321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508.8150507319">
            <text:p>5508,8150507319</text:p>
          </table:table-cell>
          <table:table-cell table:formula="of:=[.A287]*[.B287]" office:value-type="float" office:value="1581029.91956006">
            <text:p>1581029,9195600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497.79742063044">
            <text:p>5497,7974206304</text:p>
          </table:table-cell>
          <table:table-cell table:formula="of:=[.A288]*[.B288]" office:value-type="float" office:value="1583365.65714157">
            <text:p>1583365,65714157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486.80182578917">
            <text:p>5486,8018257892</text:p>
          </table:table-cell>
          <table:table-cell table:formula="of:=[.A289]*[.B289]" office:value-type="float" office:value="1585685.72765307">
            <text:p>1585685,7276530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475.8282221376">
            <text:p>5475,8282221376</text:p>
          </table:table-cell>
          <table:table-cell table:formula="of:=[.A290]*[.B290]" office:value-type="float" office:value="1587990.1844199">
            <text:p>1587990,184419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464.87656569332">
            <text:p>5464,8765656933</text:p>
          </table:table-cell>
          <table:table-cell table:formula="of:=[.A291]*[.B291]" office:value-type="float" office:value="1590279.08061676">
            <text:p>1590279,0806167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453.94681256193">
            <text:p>5453,9468125619</text:p>
          </table:table-cell>
          <table:table-cell table:formula="of:=[.A292]*[.B292]" office:value-type="float" office:value="1592552.46926808">
            <text:p>1592552,4692680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443.03891893681">
            <text:p>5443,0389189368</text:p>
          </table:table-cell>
          <table:table-cell table:formula="of:=[.A293]*[.B293]" office:value-type="float" office:value="1594810.40324849">
            <text:p>1594810,4032484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432.15284109894">
            <text:p>5432,1528410989</text:p>
          </table:table-cell>
          <table:table-cell table:formula="of:=[.A294]*[.B294]" office:value-type="float" office:value="1597052.93528309">
            <text:p>1597052,9352830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421.28853541674">
            <text:p>5421,2885354167</text:p>
          </table:table-cell>
          <table:table-cell table:formula="of:=[.A295]*[.B295]" office:value-type="float" office:value="1599280.11794794">
            <text:p>1599280,1179479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410.44595834591">
            <text:p>5410,4459583459</text:p>
          </table:table-cell>
          <table:table-cell table:formula="of:=[.A296]*[.B296]" office:value-type="float" office:value="1601492.00367039">
            <text:p>1601492,0036703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399.62506642921">
            <text:p>5399,6250664292</text:p>
          </table:table-cell>
          <table:table-cell table:formula="of:=[.A297]*[.B297]" office:value-type="float" office:value="1603688.64472948">
            <text:p>1603688,6447294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388.82581629636">
            <text:p>5388,8258162964</text:p>
          </table:table-cell>
          <table:table-cell table:formula="of:=[.A298]*[.B298]" office:value-type="float" office:value="1605870.09325631">
            <text:p>1605870,09325631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378.04816466376">
            <text:p>5378,0481646638</text:p>
          </table:table-cell>
          <table:table-cell table:formula="of:=[.A299]*[.B299]" office:value-type="float" office:value="1608036.40123446">
            <text:p>1608036,4012344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367.29206833444">
            <text:p>5367,2920683344</text:p>
          </table:table-cell>
          <table:table-cell table:formula="of:=[.A300]*[.B300]" office:value-type="float" office:value="1610187.62050033">
            <text:p>1610187,6205003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356.55748419777">
            <text:p>5356,5574841978</text:p>
          </table:table-cell>
          <table:table-cell table:formula="of:=[.A301]*[.B301]" office:value-type="float" office:value="1612323.80274353">
            <text:p>1612323,8027435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345.84436922937">
            <text:p>5345,8443692294</text:p>
          </table:table-cell>
          <table:table-cell table:formula="of:=[.A302]*[.B302]" office:value-type="float" office:value="1614444.99950727">
            <text:p>1614444,9995072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335.15268049091">
            <text:p>5335,1526804909</text:p>
          </table:table-cell>
          <table:table-cell table:formula="of:=[.A303]*[.B303]" office:value-type="float" office:value="1616551.26218875">
            <text:p>1616551,2621887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324.48237512993">
            <text:p>5324,4823751299</text:p>
          </table:table-cell>
          <table:table-cell table:formula="of:=[.A304]*[.B304]" office:value-type="float" office:value="1618642.6420395">
            <text:p>1618642,6420395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313.83341037967">
            <text:p>5313,8334103797</text:p>
          </table:table-cell>
          <table:table-cell table:formula="of:=[.A305]*[.B305]" office:value-type="float" office:value="1620719.1901658">
            <text:p>1620719,1901658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303.20574355891">
            <text:p>5303,2057435589</text:p>
          </table:table-cell>
          <table:table-cell table:formula="of:=[.A306]*[.B306]" office:value-type="float" office:value="1622780.95752903">
            <text:p>1622780,9575290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292.59933207179">
            <text:p>5292,5993320718</text:p>
          </table:table-cell>
          <table:table-cell table:formula="of:=[.A307]*[.B307]" office:value-type="float" office:value="1624827.99494604">
            <text:p>1624827,994946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282.01413340765">
            <text:p>5282,0141334077</text:p>
          </table:table-cell>
          <table:table-cell table:formula="of:=[.A308]*[.B308]" office:value-type="float" office:value="1626860.35308956">
            <text:p>1626860,3530895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271.45010514083">
            <text:p>5271,4501051408</text:p>
          </table:table-cell>
          <table:table-cell table:formula="of:=[.A309]*[.B309]" office:value-type="float" office:value="1628878.08248852">
            <text:p>1628878,0824885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260.90720493055">
            <text:p>5260,9072049306</text:p>
          </table:table-cell>
          <table:table-cell table:formula="of:=[.A310]*[.B310]" office:value-type="float" office:value="1630881.23352847">
            <text:p>1630881,2335284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250.38539052069">
            <text:p>5250,3853905207</text:p>
          </table:table-cell>
          <table:table-cell table:formula="of:=[.A311]*[.B311]" office:value-type="float" office:value="1632869.85645194">
            <text:p>1632869,85645194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239.88461973965">
            <text:p>5239,8846197397</text:p>
          </table:table-cell>
          <table:table-cell table:formula="of:=[.A312]*[.B312]" office:value-type="float" office:value="1634844.00135877">
            <text:p>1634844,0013587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229.40485050017">
            <text:p>5229,4048505002</text:p>
          </table:table-cell>
          <table:table-cell table:formula="of:=[.A313]*[.B313]" office:value-type="float" office:value="1636803.71820655">
            <text:p>1636803,71820655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218.94604079917">
            <text:p>5218,9460407992</text:p>
          </table:table-cell>
          <table:table-cell table:formula="of:=[.A314]*[.B314]" office:value-type="float" office:value="1638749.05681094">
            <text:p>1638749,0568109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208.50814871757">
            <text:p>5208,5081487176</text:p>
          </table:table-cell>
          <table:table-cell table:formula="of:=[.A315]*[.B315]" office:value-type="float" office:value="1640680.06684604">
            <text:p>1640680,06684604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198.09113242014">
            <text:p>5198,0911324201</text:p>
          </table:table-cell>
          <table:table-cell table:formula="of:=[.A316]*[.B316]" office:value-type="float" office:value="1642596.79784476">
            <text:p>1642596,7978447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187.6949501553">
            <text:p>5187,6949501553</text:p>
          </table:table-cell>
          <table:table-cell table:formula="of:=[.A317]*[.B317]" office:value-type="float" office:value="1644499.29919923">
            <text:p>1644499,29919923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177.31956025499">
            <text:p>5177,319560255</text:p>
          </table:table-cell>
          <table:table-cell table:formula="of:=[.A318]*[.B318]" office:value-type="float" office:value="1646387.62016109">
            <text:p>1646387,6201610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166.96492113448">
            <text:p>5166,9649211345</text:p>
          </table:table-cell>
          <table:table-cell table:formula="of:=[.A319]*[.B319]" office:value-type="float" office:value="1648261.8098419">
            <text:p>1648261,809841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156.63099129221">
            <text:p>5156,6309912922</text:p>
          </table:table-cell>
          <table:table-cell table:formula="of:=[.A320]*[.B320]" office:value-type="float" office:value="1650121.91721351">
            <text:p>1650121,9172135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146.31772930962">
            <text:p>5146,3177293096</text:p>
          </table:table-cell>
          <table:table-cell table:formula="of:=[.A321]*[.B321]" office:value-type="float" office:value="1651967.99110839">
            <text:p>1651967,99110839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136.025093851">
            <text:p>5136,025093851</text:p>
          </table:table-cell>
          <table:table-cell table:formula="of:=[.A322]*[.B322]" office:value-type="float" office:value="1653800.08022002">
            <text:p>1653800,0802200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125.7530436633">
            <text:p>5125,7530436633</text:p>
          </table:table-cell>
          <table:table-cell table:formula="of:=[.A323]*[.B323]" office:value-type="float" office:value="1655618.23310325">
            <text:p>1655618,23310325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115.50153757598">
            <text:p>5115,501537576</text:p>
          </table:table-cell>
          <table:table-cell table:formula="of:=[.A324]*[.B324]" office:value-type="float" office:value="1657422.49817462">
            <text:p>1657422,4981746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105.27053450082">
            <text:p>5105,2705345008</text:p>
          </table:table-cell>
          <table:table-cell table:formula="of:=[.A325]*[.B325]" office:value-type="float" office:value="1659212.92371277">
            <text:p>1659212,9237127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095.05999343182">
            <text:p>5095,0599934318</text:p>
          </table:table-cell>
          <table:table-cell table:formula="of:=[.A326]*[.B326]" office:value-type="float" office:value="1660989.55785877">
            <text:p>1660989,5578587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084.86987344496">
            <text:p>5084,869873445</text:p>
          </table:table-cell>
          <table:table-cell table:formula="of:=[.A327]*[.B327]" office:value-type="float" office:value="1662752.4486165">
            <text:p>1662752,448616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074.70013369807">
            <text:p>5074,7001336981</text:p>
          </table:table-cell>
          <table:table-cell table:formula="of:=[.A328]*[.B328]" office:value-type="float" office:value="1664501.64385297">
            <text:p>1664501,64385297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064.55073343067">
            <text:p>5064,5507334307</text:p>
          </table:table-cell>
          <table:table-cell table:formula="of:=[.A329]*[.B329]" office:value-type="float" office:value="1666237.19129869">
            <text:p>1666237,1912986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054.42163196381">
            <text:p>5054,4216319638</text:p>
          </table:table-cell>
          <table:table-cell table:formula="of:=[.A330]*[.B330]" office:value-type="float" office:value="1667959.13854806">
            <text:p>1667959,1385480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044.31278869988">
            <text:p>5044,3127886999</text:p>
          </table:table-cell>
          <table:table-cell table:formula="of:=[.A331]*[.B331]" office:value-type="float" office:value="1669667.53305966">
            <text:p>1669667,5330596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034.22416312248">
            <text:p>5034,2241631225</text:p>
          </table:table-cell>
          <table:table-cell table:formula="of:=[.A332]*[.B332]" office:value-type="float" office:value="1671362.42215666">
            <text:p>1671362,4221566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024.15571479624">
            <text:p>5024,1557147962</text:p>
          </table:table-cell>
          <table:table-cell table:formula="of:=[.A333]*[.B333]" office:value-type="float" office:value="1673043.85302715">
            <text:p>1673043,85302715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014.10740336665">
            <text:p>5014,1074033667</text:p>
          </table:table-cell>
          <table:table-cell table:formula="of:=[.A334]*[.B334]" office:value-type="float" office:value="1674711.87272446">
            <text:p>1674711,87272446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004.07918855991">
            <text:p>5004,0791885599</text:p>
          </table:table-cell>
          <table:table-cell table:formula="of:=[.A335]*[.B335]" office:value-type="float" office:value="1676366.52816757">
            <text:p>1676366,528167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994.07103018279">
            <text:p>4994,0710301828</text:p>
          </table:table-cell>
          <table:table-cell table:formula="of:=[.A336]*[.B336]" office:value-type="float" office:value="1678007.86614142">
            <text:p>1678007,8661414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984.08288812243">
            <text:p>4984,0828881224</text:p>
          </table:table-cell>
          <table:table-cell table:formula="of:=[.A337]*[.B337]" office:value-type="float" office:value="1679635.93329726">
            <text:p>1679635,9332972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974.11472234618">
            <text:p>4974,1147223462</text:p>
          </table:table-cell>
          <table:table-cell table:formula="of:=[.A338]*[.B338]" office:value-type="float" office:value="1681250.77615301">
            <text:p>1681250,7761530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964.16649290149">
            <text:p>4964,1664929015</text:p>
          </table:table-cell>
          <table:table-cell table:formula="of:=[.A339]*[.B339]" office:value-type="float" office:value="1682852.44109361">
            <text:p>1682852,4410936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954.23815991569">
            <text:p>4954,2381599157</text:p>
          </table:table-cell>
          <table:table-cell table:formula="of:=[.A340]*[.B340]" office:value-type="float" office:value="1684440.97437133">
            <text:p>1684440,9743713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944.32968359586">
            <text:p>4944,3296835959</text:p>
          </table:table-cell>
          <table:table-cell table:formula="of:=[.A341]*[.B341]" office:value-type="float" office:value="1686016.42210619">
            <text:p>1686016,42210619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934.44102422866">
            <text:p>4934,4410242287</text:p>
          </table:table-cell>
          <table:table-cell table:formula="of:=[.A342]*[.B342]" office:value-type="float" office:value="1687578.8302862">
            <text:p>1687578,830286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924.57214218021">
            <text:p>4924,5721421802</text:p>
          </table:table-cell>
          <table:table-cell table:formula="of:=[.A343]*[.B343]" office:value-type="float" office:value="1689128.24476781">
            <text:p>1689128,244767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914.72299789585">
            <text:p>4914,7229978959</text:p>
          </table:table-cell>
          <table:table-cell table:formula="of:=[.A344]*[.B344]" office:value-type="float" office:value="1690664.71127617">
            <text:p>1690664,7112761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904.89355190005">
            <text:p>4904,8935519001</text:p>
          </table:table-cell>
          <table:table-cell table:formula="of:=[.A345]*[.B345]" office:value-type="float" office:value="1692188.27540552">
            <text:p>1692188,2754055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895.08376479625">
            <text:p>4895,0837647963</text:p>
          </table:table-cell>
          <table:table-cell table:formula="of:=[.A346]*[.B346]" office:value-type="float" office:value="1693698.9826195">
            <text:p>1693698,982619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885.29359726666">
            <text:p>4885,2935972667</text:p>
          </table:table-cell>
          <table:table-cell table:formula="of:=[.A347]*[.B347]" office:value-type="float" office:value="1695196.87825153">
            <text:p>1695196,87825153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875.52301007213">
            <text:p>4875,5230100721</text:p>
          </table:table-cell>
          <table:table-cell table:formula="of:=[.A348]*[.B348]" office:value-type="float" office:value="1696682.0075051">
            <text:p>1696682,007505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865.77196405198">
            <text:p>4865,771964052</text:p>
          </table:table-cell>
          <table:table-cell table:formula="of:=[.A349]*[.B349]" office:value-type="float" office:value="1698154.41545414">
            <text:p>1698154,41545414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856.04042012388">
            <text:p>4856,0404201239</text:p>
          </table:table-cell>
          <table:table-cell table:formula="of:=[.A350]*[.B350]" office:value-type="float" office:value="1699614.14704336">
            <text:p>1699614,14704336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846.32833928363">
            <text:p>4846,3283392836</text:p>
          </table:table-cell>
          <table:table-cell table:formula="of:=[.A351]*[.B351]" office:value-type="float" office:value="1701061.24708855">
            <text:p>1701061,2470885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836.63568260507">
            <text:p>4836,6356826051</text:p>
          </table:table-cell>
          <table:table-cell table:formula="of:=[.A352]*[.B352]" office:value-type="float" office:value="1702495.76027698">
            <text:p>1702495,7602769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826.96241123986">
            <text:p>4826,9624112399</text:p>
          </table:table-cell>
          <table:table-cell table:formula="of:=[.A353]*[.B353]" office:value-type="float" office:value="1703917.73116767">
            <text:p>1703917,7311676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817.30848641738">
            <text:p>4817,3084864174</text:p>
          </table:table-cell>
          <table:table-cell table:formula="of:=[.A354]*[.B354]" office:value-type="float" office:value="1705327.20419175">
            <text:p>1705327,2041917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807.67386944454">
            <text:p>4807,6738694445</text:p>
          </table:table-cell>
          <table:table-cell table:formula="of:=[.A355]*[.B355]" office:value-type="float" office:value="1706724.22365281">
            <text:p>1706724,22365281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798.05852170565">
            <text:p>4798,0585217057</text:p>
          </table:table-cell>
          <table:table-cell table:formula="of:=[.A356]*[.B356]" office:value-type="float" office:value="1708108.83372721">
            <text:p>1708108,8337272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788.46240466224">
            <text:p>4788,4624046622</text:p>
          </table:table-cell>
          <table:table-cell table:formula="of:=[.A357]*[.B357]" office:value-type="float" office:value="1709481.07846442">
            <text:p>1709481,0784644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778.88547985292">
            <text:p>4778,8854798529</text:p>
          </table:table-cell>
          <table:table-cell table:formula="of:=[.A358]*[.B358]" office:value-type="float" office:value="1710841.00178734">
            <text:p>1710841,0017873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769.32770889321">
            <text:p>4769,3277088932</text:p>
          </table:table-cell>
          <table:table-cell table:formula="of:=[.A359]*[.B359]" office:value-type="float" office:value="1712188.64749266">
            <text:p>1712188,6474926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759.78905347542">
            <text:p>4759,7890534754</text:p>
          </table:table-cell>
          <table:table-cell table:formula="of:=[.A360]*[.B360]" office:value-type="float" office:value="1713524.05925115">
            <text:p>1713524,0592511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750.26947536847">
            <text:p>4750,2694753685</text:p>
          </table:table-cell>
          <table:table-cell table:formula="of:=[.A361]*[.B361]" office:value-type="float" office:value="1714847.28060802">
            <text:p>1714847,2806080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740.76893641774">
            <text:p>4740,7689364177</text:p>
          </table:table-cell>
          <table:table-cell table:formula="of:=[.A362]*[.B362]" office:value-type="float" office:value="1716158.35498322">
            <text:p>1716158,3549832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731.2873985449">
            <text:p>4731,2873985449</text:p>
          </table:table-cell>
          <table:table-cell table:formula="of:=[.A363]*[.B363]" office:value-type="float" office:value="1717457.3256718">
            <text:p>1717457,325671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721.82482374781">
            <text:p>4721,8248237478</text:p>
          </table:table-cell>
          <table:table-cell table:formula="of:=[.A364]*[.B364]" office:value-type="float" office:value="1718744.2358442">
            <text:p>1718744,235844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712.38117410032">
            <text:p>4712,3811741003</text:p>
          </table:table-cell>
          <table:table-cell table:formula="of:=[.A365]*[.B365]" office:value-type="float" office:value="1720019.12854662">
            <text:p>1720019,1285466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702.95641175211">
            <text:p>4702,9564117521</text:p>
          </table:table-cell>
          <table:table-cell table:formula="of:=[.A366]*[.B366]" office:value-type="float" office:value="1721282.04670127">
            <text:p>1721282,0467012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693.55049892861">
            <text:p>4693,5504989286</text:p>
          </table:table-cell>
          <table:table-cell table:formula="of:=[.A367]*[.B367]" office:value-type="float" office:value="1722533.0331068">
            <text:p>1722533,033106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684.16339793075">
            <text:p>4684,1633979308</text:p>
          </table:table-cell>
          <table:table-cell table:formula="of:=[.A368]*[.B368]" office:value-type="float" office:value="1723772.13043852">
            <text:p>1723772,1304385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674.79507113489">
            <text:p>4674,7950711349</text:p>
          </table:table-cell>
          <table:table-cell table:formula="of:=[.A369]*[.B369]" office:value-type="float" office:value="1724999.38124878">
            <text:p>1724999,3812487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665.44548099262">
            <text:p>4665,4454809926</text:p>
          </table:table-cell>
          <table:table-cell table:formula="of:=[.A370]*[.B370]" office:value-type="float" office:value="1726214.82796727">
            <text:p>1726214,8279672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656.11459003064">
            <text:p>4656,1145900306</text:p>
          </table:table-cell>
          <table:table-cell table:formula="of:=[.A371]*[.B371]" office:value-type="float" office:value="1727418.51290137">
            <text:p>1727418,5129013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646.80236085058">
            <text:p>4646,8023608506</text:p>
          </table:table-cell>
          <table:table-cell table:formula="of:=[.A372]*[.B372]" office:value-type="float" office:value="1728610.47823641">
            <text:p>1728610,4782364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637.50875612887">
            <text:p>4637,5087561289</text:p>
          </table:table-cell>
          <table:table-cell table:formula="of:=[.A373]*[.B373]" office:value-type="float" office:value="1729790.76603607">
            <text:p>1729790,7660360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628.23373861662">
            <text:p>4628,2337386166</text:p>
          </table:table-cell>
          <table:table-cell table:formula="of:=[.A374]*[.B374]" office:value-type="float" office:value="1730959.41824262">
            <text:p>1730959,4182426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618.97727113938">
            <text:p>4618,9772711394</text:p>
          </table:table-cell>
          <table:table-cell table:formula="of:=[.A375]*[.B375]" office:value-type="float" office:value="1732116.47667727">
            <text:p>1732116,4766772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609.73931659711">
            <text:p>4609,7393165971</text:p>
          </table:table-cell>
          <table:table-cell table:formula="of:=[.A376]*[.B376]" office:value-type="float" office:value="1733261.98304051">
            <text:p>1733261,9830405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600.51983796391">
            <text:p>4600,5198379639</text:p>
          </table:table-cell>
          <table:table-cell table:formula="of:=[.A377]*[.B377]" office:value-type="float" office:value="1734395.97891239">
            <text:p>1734395,9789123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591.31879828798">
            <text:p>4591,318798288</text:p>
          </table:table-cell>
          <table:table-cell table:formula="of:=[.A378]*[.B378]" office:value-type="float" office:value="1735518.50575286">
            <text:p>1735518,5057528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582.13616069141">
            <text:p>4582,1361606914</text:p>
          </table:table-cell>
          <table:table-cell table:formula="of:=[.A379]*[.B379]" office:value-type="float" office:value="1736629.60490204">
            <text:p>1736629,6049020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572.97188837003">
            <text:p>4572,97188837</text:p>
          </table:table-cell>
          <table:table-cell table:formula="of:=[.A380]*[.B380]" office:value-type="float" office:value="1737729.31758061">
            <text:p>1737729,3175806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563.82594459329">
            <text:p>4563,8259445933</text:p>
          </table:table-cell>
          <table:table-cell table:formula="of:=[.A381]*[.B381]" office:value-type="float" office:value="1738817.68489004">
            <text:p>1738817,684890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554.6982927041">
            <text:p>4554,6982927041</text:p>
          </table:table-cell>
          <table:table-cell table:formula="of:=[.A382]*[.B382]" office:value-type="float" office:value="1739894.74781297">
            <text:p>1739894,7478129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545.58889611869">
            <text:p>4545,5888961187</text:p>
          </table:table-cell>
          <table:table-cell table:formula="of:=[.A383]*[.B383]" office:value-type="float" office:value="1740960.54721346">
            <text:p>1740960,5472134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536.49771832645">
            <text:p>4536,4977183265</text:p>
          </table:table-cell>
          <table:table-cell table:formula="of:=[.A384]*[.B384]" office:value-type="float" office:value="1742015.12383736">
            <text:p>1742015,12383736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527.4247228898">
            <text:p>4527,4247228898</text:p>
          </table:table-cell>
          <table:table-cell table:formula="of:=[.A385]*[.B385]" office:value-type="float" office:value="1743058.51831257">
            <text:p>1743058,5183125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518.36987344402">
            <text:p>4518,369873444</text:p>
          </table:table-cell>
          <table:table-cell table:formula="of:=[.A386]*[.B386]" office:value-type="float" office:value="1744090.77114939">
            <text:p>1744090,7711493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509.33313369713">
            <text:p>4509,3331336971</text:p>
          </table:table-cell>
          <table:table-cell table:formula="of:=[.A387]*[.B387]" office:value-type="float" office:value="1745111.92274079">
            <text:p>1745111,9227407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500.31446742974">
            <text:p>4500,3144674297</text:p>
          </table:table-cell>
          <table:table-cell table:formula="of:=[.A388]*[.B388]" office:value-type="float" office:value="1746122.01336274">
            <text:p>1746122,0133627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491.31383849488">
            <text:p>4491,3138384949</text:p>
          </table:table-cell>
          <table:table-cell table:formula="of:=[.A389]*[.B389]" office:value-type="float" office:value="1747121.08317451">
            <text:p>1747121,0831745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482.33121081789">
            <text:p>4482,3312108179</text:p>
          </table:table-cell>
          <table:table-cell table:formula="of:=[.A390]*[.B390]" office:value-type="float" office:value="1748109.17221898">
            <text:p>1748109,1722189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473.36654839625">
            <text:p>4473,3665483963</text:p>
          </table:table-cell>
          <table:table-cell table:formula="of:=[.A391]*[.B391]" office:value-type="float" office:value="1749086.32042294">
            <text:p>1749086,3204229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464.41981529946">
            <text:p>4464,4198152995</text:p>
          </table:table-cell>
          <table:table-cell table:formula="of:=[.A392]*[.B392]" office:value-type="float" office:value="1750052.56759739">
            <text:p>1750052,5675973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455.49097566886">
            <text:p>4455,4909756689</text:p>
          </table:table-cell>
          <table:table-cell table:formula="of:=[.A393]*[.B393]" office:value-type="float" office:value="1751007.95343786">
            <text:p>1751007,9534378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446.57999371752">
            <text:p>4446,5799937175</text:p>
          </table:table-cell>
          <table:table-cell table:formula="of:=[.A394]*[.B394]" office:value-type="float" office:value="1751952.5175247">
            <text:p>1751952,5175247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437.68683373009">
            <text:p>4437,6868337301</text:p>
          </table:table-cell>
          <table:table-cell table:formula="of:=[.A395]*[.B395]" office:value-type="float" office:value="1752886.29932339">
            <text:p>1752886,2993233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428.81146006263">
            <text:p>4428,8114600626</text:p>
          </table:table-cell>
          <table:table-cell table:formula="of:=[.A396]*[.B396]" office:value-type="float" office:value="1753809.3381848">
            <text:p>1753809,338184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419.9538371425">
            <text:p>4419,9538371425</text:p>
          </table:table-cell>
          <table:table-cell table:formula="of:=[.A397]*[.B397]" office:value-type="float" office:value="1754721.67334557">
            <text:p>1754721,6733455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411.11392946822">
            <text:p>4411,1139294682</text:p>
          </table:table-cell>
          <table:table-cell table:formula="of:=[.A398]*[.B398]" office:value-type="float" office:value="1755623.34392835">
            <text:p>1755623,3439283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402.29170160928">
            <text:p>4402,2917016093</text:p>
          </table:table-cell>
          <table:table-cell table:formula="of:=[.A399]*[.B399]" office:value-type="float" office:value="1756514.3889421">
            <text:p>1756514,388942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393.48711820606">
            <text:p>4393,4871182061</text:p>
          </table:table-cell>
          <table:table-cell table:formula="of:=[.A400]*[.B400]" office:value-type="float" office:value="1757394.84728243">
            <text:p>1757394,84728243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384.70014396965">
            <text:p>4384,7001439697</text:p>
          </table:table-cell>
          <table:table-cell table:formula="of:=[.A401]*[.B401]" office:value-type="float" office:value="1758264.75773183">
            <text:p>1758264,7577318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375.93074368171">
            <text:p>4375,9307436817</text:p>
          </table:table-cell>
          <table:table-cell table:formula="of:=[.A402]*[.B402]" office:value-type="float" office:value="1759124.15896005">
            <text:p>1759124,1589600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367.17888219435">
            <text:p>4367,1788821944</text:p>
          </table:table-cell>
          <table:table-cell table:formula="of:=[.A403]*[.B403]" office:value-type="float" office:value="1759973.08952432">
            <text:p>1759973,0895243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358.44452442996">
            <text:p>4358,44452443</text:p>
          </table:table-cell>
          <table:table-cell table:formula="of:=[.A404]*[.B404]" office:value-type="float" office:value="1760811.5878697">
            <text:p>1760811,587869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349.7276353811">
            <text:p>4349,7276353811</text:p>
          </table:table-cell>
          <table:table-cell table:formula="of:=[.A405]*[.B405]" office:value-type="float" office:value="1761639.69232935">
            <text:p>1761639,6923293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341.02818011034">
            <text:p>4341,0281801103</text:p>
          </table:table-cell>
          <table:table-cell table:formula="of:=[.A406]*[.B406]" office:value-type="float" office:value="1762457.4411248">
            <text:p>1762457,44112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332.34612375012">
            <text:p>4332,3461237501</text:p>
          </table:table-cell>
          <table:table-cell table:formula="of:=[.A407]*[.B407]" office:value-type="float" office:value="1763264.8723663">
            <text:p>1763264,872366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323.68143150262">
            <text:p>4323,6814315026</text:p>
          </table:table-cell>
          <table:table-cell table:formula="of:=[.A408]*[.B408]" office:value-type="float" office:value="1764062.02405307">
            <text:p>1764062,0240530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315.03406863961">
            <text:p>4315,0340686396</text:p>
          </table:table-cell>
          <table:table-cell table:formula="of:=[.A409]*[.B409]" office:value-type="float" office:value="1764848.9340736">
            <text:p>1764848,934073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306.40400050233">
            <text:p>4306,4040005023</text:p>
          </table:table-cell>
          <table:table-cell table:formula="of:=[.A410]*[.B410]" office:value-type="float" office:value="1765625.64020596">
            <text:p>1765625,6402059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297.79119250133">
            <text:p>4297,7911925013</text:p>
          </table:table-cell>
          <table:table-cell table:formula="of:=[.A411]*[.B411]" office:value-type="float" office:value="1766392.18011805">
            <text:p>1766392,1801180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289.19561011633">
            <text:p>4289,1956101163</text:p>
          </table:table-cell>
          <table:table-cell table:formula="of:=[.A412]*[.B412]" office:value-type="float" office:value="1767148.59136793">
            <text:p>1767148,5913679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280.61721889609">
            <text:p>4280,6172188961</text:p>
          </table:table-cell>
          <table:table-cell table:formula="of:=[.A413]*[.B413]" office:value-type="float" office:value="1767894.91140409">
            <text:p>1767894,9114040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272.0559844583">
            <text:p>4272,0559844583</text:p>
          </table:table-cell>
          <table:table-cell table:formula="of:=[.A414]*[.B414]" office:value-type="float" office:value="1768631.17756574">
            <text:p>1768631,1775657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263.51187248939">
            <text:p>4263,5118724894</text:p>
          </table:table-cell>
          <table:table-cell table:formula="of:=[.A415]*[.B415]" office:value-type="float" office:value="1769357.42708309">
            <text:p>1769357,4270830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254.98484874441">
            <text:p>4254,9848487444</text:p>
          </table:table-cell>
          <table:table-cell table:formula="of:=[.A416]*[.B416]" office:value-type="float" office:value="1770073.69707767">
            <text:p>1770073,69707767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246.47487904692">
            <text:p>4246,4748790469</text:p>
          </table:table-cell>
          <table:table-cell table:formula="of:=[.A417]*[.B417]" office:value-type="float" office:value="1770780.02456256">
            <text:p>1770780,0245625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237.98192928882">
            <text:p>4237,9819292888</text:p>
          </table:table-cell>
          <table:table-cell table:formula="of:=[.A418]*[.B418]" office:value-type="float" office:value="1771476.44644273">
            <text:p>1771476,44644273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229.50596543025">
            <text:p>4229,5059654303</text:p>
          </table:table-cell>
          <table:table-cell table:formula="of:=[.A419]*[.B419]" office:value-type="float" office:value="1772162.99951527">
            <text:p>1772162,9995152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221.04695349939">
            <text:p>4221,0469534994</text:p>
          </table:table-cell>
          <table:table-cell table:formula="of:=[.A420]*[.B420]" office:value-type="float" office:value="1772839.72046974">
            <text:p>1772839,7204697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212.60485959239">
            <text:p>4212,6048595924</text:p>
          </table:table-cell>
          <table:table-cell table:formula="of:=[.A421]*[.B421]" office:value-type="float" office:value="1773506.64588839">
            <text:p>1773506,6458883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204.1796498732">
            <text:p>4204,1796498732</text:p>
          </table:table-cell>
          <table:table-cell table:formula="of:=[.A422]*[.B422]" office:value-type="float" office:value="1774163.81224649">
            <text:p>1774163,8122464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195.77129057346">
            <text:p>4195,7712905735</text:p>
          </table:table-cell>
          <table:table-cell table:formula="of:=[.A423]*[.B423]" office:value-type="float" office:value="1774811.25591257">
            <text:p>1774811,2559125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187.37974799231">
            <text:p>4187,3797479923</text:p>
          </table:table-cell>
          <table:table-cell table:formula="of:=[.A424]*[.B424]" office:value-type="float" office:value="1775449.01314874">
            <text:p>1775449,0131487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179.00498849632">
            <text:p>4179,0049884963</text:p>
          </table:table-cell>
          <table:table-cell table:formula="of:=[.A425]*[.B425]" office:value-type="float" office:value="1776077.12011094">
            <text:p>1776077,1201109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170.64697851933">
            <text:p>4170,6469785193</text:p>
          </table:table-cell>
          <table:table-cell table:formula="of:=[.A426]*[.B426]" office:value-type="float" office:value="1776695.61284924">
            <text:p>1776695,61284924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162.30568456229">
            <text:p>4162,3056845623</text:p>
          </table:table-cell>
          <table:table-cell table:formula="of:=[.A427]*[.B427]" office:value-type="float" office:value="1777304.5273081">
            <text:p>1777304,527308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153.98107319317">
            <text:p>4153,9810731932</text:p>
          </table:table-cell>
          <table:table-cell table:formula="of:=[.A428]*[.B428]" office:value-type="float" office:value="1777903.89932668">
            <text:p>1777903,8993266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145.67311104678">
            <text:p>4145,6731110468</text:p>
          </table:table-cell>
          <table:table-cell table:formula="of:=[.A429]*[.B429]" office:value-type="float" office:value="1778493.76463907">
            <text:p>1778493,76463907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137.38176482469">
            <text:p>4137,3817648247</text:p>
          </table:table-cell>
          <table:table-cell table:formula="of:=[.A430]*[.B430]" office:value-type="float" office:value="1779074.15887462">
            <text:p>1779074,15887462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129.10700129504">
            <text:p>4129,107001295</text:p>
          </table:table-cell>
          <table:table-cell table:formula="of:=[.A431]*[.B431]" office:value-type="float" office:value="1779645.11755816">
            <text:p>1779645,11755816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120.84878729245">
            <text:p>4120,8487872925</text:p>
          </table:table-cell>
          <table:table-cell table:formula="of:=[.A432]*[.B432]" office:value-type="float" office:value="1780206.67611034">
            <text:p>1780206,6761103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112.60708971786">
            <text:p>4112,6070897179</text:p>
          </table:table-cell>
          <table:table-cell table:formula="of:=[.A433]*[.B433]" office:value-type="float" office:value="1780758.86984784">
            <text:p>1780758,86984784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104.38187553843">
            <text:p>4104,3818755384</text:p>
          </table:table-cell>
          <table:table-cell table:formula="of:=[.A434]*[.B434]" office:value-type="float" office:value="1781301.73398368">
            <text:p>1781301,73398368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096.17311178735">
            <text:p>4096,1731117874</text:p>
          </table:table-cell>
          <table:table-cell table:formula="of:=[.A435]*[.B435]" office:value-type="float" office:value="1781835.3036275">
            <text:p>1781835,303627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087.98076556378">
            <text:p>4087,9807655638</text:p>
          </table:table-cell>
          <table:table-cell table:formula="of:=[.A436]*[.B436]" office:value-type="float" office:value="1782359.61378581">
            <text:p>1782359,61378581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079.80480403265">
            <text:p>4079,8048040327</text:p>
          </table:table-cell>
          <table:table-cell table:formula="of:=[.A437]*[.B437]" office:value-type="float" office:value="1782874.69936227">
            <text:p>1782874,6993622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071.64519442458">
            <text:p>4071,6451944246</text:p>
          </table:table-cell>
          <table:table-cell table:formula="of:=[.A438]*[.B438]" office:value-type="float" office:value="1783380.59515797">
            <text:p>1783380,5951579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063.50190403574">
            <text:p>4063,5019040357</text:p>
          </table:table-cell>
          <table:table-cell table:formula="of:=[.A439]*[.B439]" office:value-type="float" office:value="1783877.33587169">
            <text:p>1783877,3358716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055.37490022766">
            <text:p>4055,3749002277</text:p>
          </table:table-cell>
          <table:table-cell table:formula="of:=[.A440]*[.B440]" office:value-type="float" office:value="1784364.95610017">
            <text:p>1784364,956100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047.26415042721">
            <text:p>4047,2641504272</text:p>
          </table:table-cell>
          <table:table-cell table:formula="of:=[.A441]*[.B441]" office:value-type="float" office:value="1784843.4903384">
            <text:p>1784843,490338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039.16962212635">
            <text:p>4039,1696221264</text:p>
          </table:table-cell>
          <table:table-cell table:formula="of:=[.A442]*[.B442]" office:value-type="float" office:value="1785312.97297985">
            <text:p>1785312,9729798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031.0912828821">
            <text:p>4031,0912828821</text:p>
          </table:table-cell>
          <table:table-cell table:formula="of:=[.A443]*[.B443]" office:value-type="float" office:value="1785773.43831677">
            <text:p>1785773,4383167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023.02910031634">
            <text:p>4023,0291003163</text:p>
          </table:table-cell>
          <table:table-cell table:formula="of:=[.A444]*[.B444]" office:value-type="float" office:value="1786224.92054045">
            <text:p>1786224,92054045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014.9830421157">
            <text:p>4014,9830421157</text:p>
          </table:table-cell>
          <table:table-cell table:formula="of:=[.A445]*[.B445]" office:value-type="float" office:value="1786667.45374149">
            <text:p>1786667,4537414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006.95307603147">
            <text:p>4006,9530760315</text:p>
          </table:table-cell>
          <table:table-cell table:formula="of:=[.A446]*[.B446]" office:value-type="float" office:value="1787101.07191004">
            <text:p>1787101,0719100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998.93916987941">
            <text:p>3998,9391698794</text:p>
          </table:table-cell>
          <table:table-cell table:formula="of:=[.A447]*[.B447]" office:value-type="float" office:value="1787525.8089361">
            <text:p>1787525,80893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990.94129153965">
            <text:p>3990,9412915397</text:p>
          </table:table-cell>
          <table:table-cell table:formula="of:=[.A448]*[.B448]" office:value-type="float" office:value="1787941.69860976">
            <text:p>1787941,69860976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982.95940895657">
            <text:p>3982,9594089566</text:p>
          </table:table-cell>
          <table:table-cell table:formula="of:=[.A449]*[.B449]" office:value-type="float" office:value="1788348.7746215">
            <text:p>1788348,774621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974.99349013866">
            <text:p>3974,9934901387</text:p>
          </table:table-cell>
          <table:table-cell table:formula="of:=[.A450]*[.B450]" office:value-type="float" office:value="1788747.0705624">
            <text:p>1788747,0705624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A1]*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A2]*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A3]*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A4]*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A5]*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A6]*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A7]*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A8]*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A9]*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A10]*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A11]*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A12]*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A13]*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A14]*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A15]*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A16]*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A17]*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A18]*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A19]*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A20]*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A21]*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A22]*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A23]*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A24]*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A25]*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660.64">
            <text:p>9660,64</text:p>
          </table:table-cell>
          <table:table-cell table:formula="of:=[.A26]*[.B26]" office:value-type="float" office:value="251176.64">
            <text:p>251176,6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41.31872">
            <text:p>9641,31872</text:p>
          </table:table-cell>
          <table:table-cell table:formula="of:=[.A27]*[.B27]" office:value-type="float" office:value="260315.60544">
            <text:p>260315,6054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622.03608256">
            <text:p>9622,03608256</text:p>
          </table:table-cell>
          <table:table-cell table:formula="of:=[.A28]*[.B28]" office:value-type="float" office:value="269417.01031168">
            <text:p>269417,0103116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602.79201039488">
            <text:p>9602,7920103949</text:p>
          </table:table-cell>
          <table:table-cell table:formula="of:=[.A29]*[.B29]" office:value-type="float" office:value="278480.968301452">
            <text:p>278480,96830145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583.58642637409">
            <text:p>9583,5864263741</text:p>
          </table:table-cell>
          <table:table-cell table:formula="of:=[.A30]*[.B30]" office:value-type="float" office:value="287507.592791223">
            <text:p>287507,59279122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564.41925352134">
            <text:p>9564,4192535213</text:p>
          </table:table-cell>
          <table:table-cell table:formula="of:=[.A31]*[.B31]" office:value-type="float" office:value="296496.996859162">
            <text:p>296496,99685916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545.2904150143">
            <text:p>9545,2904150143</text:p>
          </table:table-cell>
          <table:table-cell table:formula="of:=[.A32]*[.B32]" office:value-type="float" office:value="305449.293280458">
            <text:p>305449,29328045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526.19983418427">
            <text:p>9526,1998341843</text:p>
          </table:table-cell>
          <table:table-cell table:formula="of:=[.A33]*[.B33]" office:value-type="float" office:value="314364.594528081">
            <text:p>314364,59452808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507.1474345159">
            <text:p>9507,1474345159</text:p>
          </table:table-cell>
          <table:table-cell table:formula="of:=[.A34]*[.B34]" office:value-type="float" office:value="323243.012773541">
            <text:p>323243,01277354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488.13313964687">
            <text:p>9488,1331396469</text:p>
          </table:table-cell>
          <table:table-cell table:formula="of:=[.A35]*[.B35]" office:value-type="float" office:value="332084.65988764">
            <text:p>332084,6598876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469.15687336758">
            <text:p>9469,1568733676</text:p>
          </table:table-cell>
          <table:table-cell table:formula="of:=[.A36]*[.B36]" office:value-type="float" office:value="340889.647441233">
            <text:p>340889,64744123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450.21855962084">
            <text:p>9450,2185596208</text:p>
          </table:table-cell>
          <table:table-cell table:formula="of:=[.A37]*[.B37]" office:value-type="float" office:value="349658.086705971">
            <text:p>349658,08670597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431.3181225016">
            <text:p>9431,3181225016</text:p>
          </table:table-cell>
          <table:table-cell table:formula="of:=[.A38]*[.B38]" office:value-type="float" office:value="358390.088655061">
            <text:p>358390,08865506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412.4554862566">
            <text:p>9412,4554862566</text:p>
          </table:table-cell>
          <table:table-cell table:formula="of:=[.A39]*[.B39]" office:value-type="float" office:value="367085.763964007">
            <text:p>367085,76396400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393.63057528408">
            <text:p>9393,6305752841</text:p>
          </table:table-cell>
          <table:table-cell table:formula="of:=[.A40]*[.B40]" office:value-type="float" office:value="375745.223011363">
            <text:p>375745,22301136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374.84331413351">
            <text:p>9374,8433141335</text:p>
          </table:table-cell>
          <table:table-cell table:formula="of:=[.A41]*[.B41]" office:value-type="float" office:value="384368.575879474">
            <text:p>384368,5758794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356.09362750525">
            <text:p>9356,0936275053</text:p>
          </table:table-cell>
          <table:table-cell table:formula="of:=[.A42]*[.B42]" office:value-type="float" office:value="392955.93235522">
            <text:p>392955,9323552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337.38144025024">
            <text:p>9337,3814402502</text:p>
          </table:table-cell>
          <table:table-cell table:formula="of:=[.A43]*[.B43]" office:value-type="float" office:value="401507.40193076">
            <text:p>401507,4019307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318.70667736974">
            <text:p>9318,7066773697</text:p>
          </table:table-cell>
          <table:table-cell table:formula="of:=[.A44]*[.B44]" office:value-type="float" office:value="410023.093804268">
            <text:p>410023,09380426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300.069264015">
            <text:p>9300,069264015</text:p>
          </table:table-cell>
          <table:table-cell table:formula="of:=[.A45]*[.B45]" office:value-type="float" office:value="418503.116880675">
            <text:p>418503,11688067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281.46912548696">
            <text:p>9281,469125487</text:p>
          </table:table-cell>
          <table:table-cell table:formula="of:=[.A46]*[.B46]" office:value-type="float" office:value="426947.5797724">
            <text:p>426947,579772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262.90618723599">
            <text:p>9262,906187236</text:p>
          </table:table-cell>
          <table:table-cell table:formula="of:=[.A47]*[.B47]" office:value-type="float" office:value="435356.590800092">
            <text:p>435356,59080009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244.38037486152">
            <text:p>9244,3803748615</text:p>
          </table:table-cell>
          <table:table-cell table:formula="of:=[.A48]*[.B48]" office:value-type="float" office:value="443730.257993353">
            <text:p>443730,25799335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225.8916141118">
            <text:p>9225,8916141118</text:p>
          </table:table-cell>
          <table:table-cell table:formula="of:=[.A49]*[.B49]" office:value-type="float" office:value="452068.689091478">
            <text:p>452068,68909147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207.43983088357">
            <text:p>9207,4398308836</text:p>
          </table:table-cell>
          <table:table-cell table:formula="of:=[.A50]*[.B50]" office:value-type="float" office:value="460371.991544179">
            <text:p>460371,99154417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189.02495122181">
            <text:p>9189,0249512218</text:p>
          </table:table-cell>
          <table:table-cell table:formula="of:=[.A51]*[.B51]" office:value-type="float" office:value="468640.272512312">
            <text:p>468640,27251231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170.64690131936">
            <text:p>9170,6469013194</text:p>
          </table:table-cell>
          <table:table-cell table:formula="of:=[.A52]*[.B52]" office:value-type="float" office:value="476873.638868607">
            <text:p>476873,63886860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152.30560751672">
            <text:p>9152,3056075167</text:p>
          </table:table-cell>
          <table:table-cell table:formula="of:=[.A53]*[.B53]" office:value-type="float" office:value="485072.197198386">
            <text:p>485072,19719838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134.00099630169">
            <text:p>9134,0009963017</text:p>
          </table:table-cell>
          <table:table-cell table:formula="of:=[.A54]*[.B54]" office:value-type="float" office:value="493236.053800291">
            <text:p>493236,05380029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115.73299430909">
            <text:p>9115,7329943091</text:p>
          </table:table-cell>
          <table:table-cell table:formula="of:=[.A55]*[.B55]" office:value-type="float" office:value="501365.314687">
            <text:p>501365,314687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097.50152832047">
            <text:p>9097,5015283205</text:p>
          </table:table-cell>
          <table:table-cell table:formula="of:=[.A56]*[.B56]" office:value-type="float" office:value="509460.085585946">
            <text:p>509460,0855859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079.30652526383">
            <text:p>9079,3065252638</text:p>
          </table:table-cell>
          <table:table-cell table:formula="of:=[.A57]*[.B57]" office:value-type="float" office:value="517520.471940038">
            <text:p>517520,47194003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061.1479122133">
            <text:p>9061,1479122133</text:p>
          </table:table-cell>
          <table:table-cell table:formula="of:=[.A58]*[.B58]" office:value-type="float" office:value="525546.578908371">
            <text:p>525546,57890837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043.02561638887">
            <text:p>9043,0256163889</text:p>
          </table:table-cell>
          <table:table-cell table:formula="of:=[.A59]*[.B59]" office:value-type="float" office:value="533538.511366943">
            <text:p>533538,51136694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024.9395651561">
            <text:p>9024,9395651561</text:p>
          </table:table-cell>
          <table:table-cell table:formula="of:=[.A60]*[.B60]" office:value-type="float" office:value="541496.373909366">
            <text:p>541496,37390936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006.88968602578">
            <text:p>9006,8896860258</text:p>
          </table:table-cell>
          <table:table-cell table:formula="of:=[.A61]*[.B61]" office:value-type="float" office:value="549420.270847573">
            <text:p>549420,27084757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988.87590665373">
            <text:p>8988,8759066537</text:p>
          </table:table-cell>
          <table:table-cell table:formula="of:=[.A62]*[.B62]" office:value-type="float" office:value="557310.306212531">
            <text:p>557310,30621253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970.89815484043">
            <text:p>8970,8981548404</text:p>
          </table:table-cell>
          <table:table-cell table:formula="of:=[.A63]*[.B63]" office:value-type="float" office:value="565166.583754947">
            <text:p>565166,58375494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952.95635853075">
            <text:p>8952,9563585308</text:p>
          </table:table-cell>
          <table:table-cell table:formula="of:=[.A64]*[.B64]" office:value-type="float" office:value="572989.206945968">
            <text:p>572989,20694596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935.05044581368">
            <text:p>8935,0504458137</text:p>
          </table:table-cell>
          <table:table-cell table:formula="of:=[.A65]*[.B65]" office:value-type="float" office:value="580778.278977889">
            <text:p>580778,27897788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917.18034492206">
            <text:p>8917,1803449221</text:p>
          </table:table-cell>
          <table:table-cell table:formula="of:=[.A66]*[.B66]" office:value-type="float" office:value="588533.902764856">
            <text:p>588533,90276485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899.34598423221">
            <text:p>8899,3459842322</text:p>
          </table:table-cell>
          <table:table-cell table:formula="of:=[.A67]*[.B67]" office:value-type="float" office:value="596256.180943558">
            <text:p>596256,18094355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881.54729226375">
            <text:p>8881,5472922638</text:p>
          </table:table-cell>
          <table:table-cell table:formula="of:=[.A68]*[.B68]" office:value-type="float" office:value="603945.215873935">
            <text:p>603945,21587393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863.78419767922">
            <text:p>8863,7841976792</text:p>
          </table:table-cell>
          <table:table-cell table:formula="of:=[.A69]*[.B69]" office:value-type="float" office:value="611601.109639866">
            <text:p>611601,10963986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846.05662928386">
            <text:p>8846,0566292839</text:p>
          </table:table-cell>
          <table:table-cell table:formula="of:=[.A70]*[.B70]" office:value-type="float" office:value="619223.96404987">
            <text:p>619223,9640498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828.36451602529">
            <text:p>8828,3645160253</text:p>
          </table:table-cell>
          <table:table-cell table:formula="of:=[.A71]*[.B71]" office:value-type="float" office:value="626813.880637796">
            <text:p>626813,88063779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810.70778699324">
            <text:p>8810,7077869933</text:p>
          </table:table-cell>
          <table:table-cell table:formula="of:=[.A72]*[.B72]" office:value-type="float" office:value="634370.960663514">
            <text:p>634370,96066351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793.08637141926">
            <text:p>8793,0863714193</text:p>
          </table:table-cell>
          <table:table-cell table:formula="of:=[.A73]*[.B73]" office:value-type="float" office:value="641895.305113606">
            <text:p>641895,30511360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775.50019867642">
            <text:p>8775,5001986764</text:p>
          </table:table-cell>
          <table:table-cell table:formula="of:=[.A74]*[.B74]" office:value-type="float" office:value="649387.014702055">
            <text:p>649387,01470205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757.94919827907">
            <text:p>8757,9491982791</text:p>
          </table:table-cell>
          <table:table-cell table:formula="of:=[.A75]*[.B75]" office:value-type="float" office:value="656846.18987093">
            <text:p>656846,189870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740.43329988251">
            <text:p>8740,4332998825</text:p>
          </table:table-cell>
          <table:table-cell table:formula="of:=[.A76]*[.B76]" office:value-type="float" office:value="664272.930791071">
            <text:p>664272,93079107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722.95243328274">
            <text:p>8722,9524332828</text:p>
          </table:table-cell>
          <table:table-cell table:formula="of:=[.A77]*[.B77]" office:value-type="float" office:value="671667.337362771">
            <text:p>671667,33736277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705.50652841618">
            <text:p>8705,5065284162</text:p>
          </table:table-cell>
          <table:table-cell table:formula="of:=[.A78]*[.B78]" office:value-type="float" office:value="679029.509216462">
            <text:p>679029,50921646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688.09551535935">
            <text:p>8688,0955153594</text:p>
          </table:table-cell>
          <table:table-cell table:formula="of:=[.A79]*[.B79]" office:value-type="float" office:value="686359.545713388">
            <text:p>686359,54571338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670.71932432863">
            <text:p>8670,7193243286</text:p>
          </table:table-cell>
          <table:table-cell table:formula="of:=[.A80]*[.B80]" office:value-type="float" office:value="693657.54594629">
            <text:p>693657,5459462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653.37788567997">
            <text:p>8653,37788568</text:p>
          </table:table-cell>
          <table:table-cell table:formula="of:=[.A81]*[.B81]" office:value-type="float" office:value="700923.608740078">
            <text:p>700923,60874007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636.07112990861">
            <text:p>8636,0711299086</text:p>
          </table:table-cell>
          <table:table-cell table:formula="of:=[.A82]*[.B82]" office:value-type="float" office:value="708157.832652506">
            <text:p>708157,83265250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618.7989876488">
            <text:p>8618,7989876488</text:p>
          </table:table-cell>
          <table:table-cell table:formula="of:=[.A83]*[.B83]" office:value-type="float" office:value="715360.31597485">
            <text:p>715360,3159748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601.5613896735">
            <text:p>8601,5613896735</text:p>
          </table:table-cell>
          <table:table-cell table:formula="of:=[.A84]*[.B84]" office:value-type="float" office:value="722531.156732574">
            <text:p>722531,15673257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584.35826689415">
            <text:p>8584,3582668942</text:p>
          </table:table-cell>
          <table:table-cell table:formula="of:=[.A85]*[.B85]" office:value-type="float" office:value="729670.452686003">
            <text:p>729670,45268600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567.18955036036">
            <text:p>8567,1895503604</text:p>
          </table:table-cell>
          <table:table-cell table:formula="of:=[.A86]*[.B86]" office:value-type="float" office:value="736778.301330991">
            <text:p>736778,30133099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550.05517125964">
            <text:p>8550,0551712597</text:p>
          </table:table-cell>
          <table:table-cell table:formula="of:=[.A87]*[.B87]" office:value-type="float" office:value="743854.799899589">
            <text:p>743854,79989958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532.95506091712">
            <text:p>8532,9550609171</text:p>
          </table:table-cell>
          <table:table-cell table:formula="of:=[.A88]*[.B88]" office:value-type="float" office:value="750900.045360707">
            <text:p>750900,04536070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515.88915079529">
            <text:p>8515,8891507953</text:p>
          </table:table-cell>
          <table:table-cell table:formula="of:=[.A89]*[.B89]" office:value-type="float" office:value="757914.134420781">
            <text:p>757914,13442078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498.8573724937">
            <text:p>8498,8573724937</text:p>
          </table:table-cell>
          <table:table-cell table:formula="of:=[.A90]*[.B90]" office:value-type="float" office:value="764897.163524433">
            <text:p>764897,16352443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481.85965774871">
            <text:p>8481,8596577487</text:p>
          </table:table-cell>
          <table:table-cell table:formula="of:=[.A91]*[.B91]" office:value-type="float" office:value="771849.228855133">
            <text:p>771849,22885513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464.89593843321">
            <text:p>8464,8959384332</text:p>
          </table:table-cell>
          <table:table-cell table:formula="of:=[.A92]*[.B92]" office:value-type="float" office:value="778770.426335856">
            <text:p>778770,42633585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447.96614655635">
            <text:p>8447,9661465564</text:p>
          </table:table-cell>
          <table:table-cell table:formula="of:=[.A93]*[.B93]" office:value-type="float" office:value="785660.85162974">
            <text:p>785660,8516297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431.07021426324">
            <text:p>8431,0702142632</text:p>
          </table:table-cell>
          <table:table-cell table:formula="of:=[.A94]*[.B94]" office:value-type="float" office:value="792520.600140744">
            <text:p>792520,60014074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414.20807383471">
            <text:p>8414,2080738347</text:p>
          </table:table-cell>
          <table:table-cell table:formula="of:=[.A95]*[.B95]" office:value-type="float" office:value="799349.767014297">
            <text:p>799349,76701429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397.37965768704">
            <text:p>8397,379657687</text:p>
          </table:table-cell>
          <table:table-cell table:formula="of:=[.A96]*[.B96]" office:value-type="float" office:value="806148.447137956">
            <text:p>806148,44713795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380.58489837166">
            <text:p>8380,5848983717</text:p>
          </table:table-cell>
          <table:table-cell table:formula="of:=[.A97]*[.B97]" office:value-type="float" office:value="812916.735142052">
            <text:p>812916,73514205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363.82372857492">
            <text:p>8363,8237285749</text:p>
          </table:table-cell>
          <table:table-cell table:formula="of:=[.A98]*[.B98]" office:value-type="float" office:value="819654.725400342">
            <text:p>819654,72540034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347.09608111777">
            <text:p>8347,0960811178</text:p>
          </table:table-cell>
          <table:table-cell table:formula="of:=[.A99]*[.B99]" office:value-type="float" office:value="826362.512030659">
            <text:p>826362,51203065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330.40188895554">
            <text:p>8330,4018889555</text:p>
          </table:table-cell>
          <table:table-cell table:formula="of:=[.A100]*[.B100]" office:value-type="float" office:value="833040.188895554">
            <text:p>833040,18889555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313.74108517762">
            <text:p>8313,7410851776</text:p>
          </table:table-cell>
          <table:table-cell table:formula="of:=[.A101]*[.B101]" office:value-type="float" office:value="839687.84960294">
            <text:p>839687,8496029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297.11360300727">
            <text:p>8297,1136030073</text:p>
          </table:table-cell>
          <table:table-cell table:formula="of:=[.A102]*[.B102]" office:value-type="float" office:value="846305.587506742">
            <text:p>846305,58750674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280.51937580125">
            <text:p>8280,5193758013</text:p>
          </table:table-cell>
          <table:table-cell table:formula="of:=[.A103]*[.B103]" office:value-type="float" office:value="852893.495707529">
            <text:p>852893,49570752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263.95833704965">
            <text:p>8263,9583370497</text:p>
          </table:table-cell>
          <table:table-cell table:formula="of:=[.A104]*[.B104]" office:value-type="float" office:value="859451.667053164">
            <text:p>859451,66705316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247.43042037555">
            <text:p>8247,4304203756</text:p>
          </table:table-cell>
          <table:table-cell table:formula="of:=[.A105]*[.B105]" office:value-type="float" office:value="865980.194139433">
            <text:p>865980,19413943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230.9355595348">
            <text:p>8230,9355595348</text:p>
          </table:table-cell>
          <table:table-cell table:formula="of:=[.A106]*[.B106]" office:value-type="float" office:value="872479.169310689">
            <text:p>872479,169310689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214.47368841573">
            <text:p>8214,4736884157</text:p>
          </table:table-cell>
          <table:table-cell table:formula="of:=[.A107]*[.B107]" office:value-type="float" office:value="878948.684660483">
            <text:p>878948,68466048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198.0447410389">
            <text:p>8198,0447410389</text:p>
          </table:table-cell>
          <table:table-cell table:formula="of:=[.A108]*[.B108]" office:value-type="float" office:value="885388.832032201">
            <text:p>885388,83203220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181.64865155682">
            <text:p>8181,6486515568</text:p>
          </table:table-cell>
          <table:table-cell table:formula="of:=[.A109]*[.B109]" office:value-type="float" office:value="891799.703019694">
            <text:p>891799,70301969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165.28535425371">
            <text:p>8165,2853542537</text:p>
          </table:table-cell>
          <table:table-cell table:formula="of:=[.A110]*[.B110]" office:value-type="float" office:value="898181.388967908">
            <text:p>898181,38896790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148.9547835452">
            <text:p>8148,9547835452</text:p>
          </table:table-cell>
          <table:table-cell table:formula="of:=[.A111]*[.B111]" office:value-type="float" office:value="904533.980973517">
            <text:p>904533,98097351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132.65687397811">
            <text:p>8132,6568739781</text:p>
          </table:table-cell>
          <table:table-cell table:formula="of:=[.A112]*[.B112]" office:value-type="float" office:value="910857.569885548">
            <text:p>910857,56988554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116.39156023016">
            <text:p>8116,3915602302</text:p>
          </table:table-cell>
          <table:table-cell table:formula="of:=[.A113]*[.B113]" office:value-type="float" office:value="917152.246306008">
            <text:p>917152,24630600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100.15877710969">
            <text:p>8100,1587771097</text:p>
          </table:table-cell>
          <table:table-cell table:formula="of:=[.A114]*[.B114]" office:value-type="float" office:value="923418.100590505">
            <text:p>923418,100590505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083.95845955548">
            <text:p>8083,9584595555</text:p>
          </table:table-cell>
          <table:table-cell table:formula="of:=[.A115]*[.B115]" office:value-type="float" office:value="929655.22284888">
            <text:p>929655,2228488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067.79054263637">
            <text:p>8067,7905426364</text:p>
          </table:table-cell>
          <table:table-cell table:formula="of:=[.A116]*[.B116]" office:value-type="float" office:value="935863.702945818">
            <text:p>935863,70294581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051.65496155109">
            <text:p>8051,6549615511</text:p>
          </table:table-cell>
          <table:table-cell table:formula="of:=[.A117]*[.B117]" office:value-type="float" office:value="942043.630501478">
            <text:p>942043,630501478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035.55165162799">
            <text:p>8035,551651628</text:p>
          </table:table-cell>
          <table:table-cell table:formula="of:=[.A118]*[.B118]" office:value-type="float" office:value="948195.094892103">
            <text:p>948195,09489210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019.48054832473">
            <text:p>8019,4805483247</text:p>
          </table:table-cell>
          <table:table-cell table:formula="of:=[.A119]*[.B119]" office:value-type="float" office:value="954318.185250643">
            <text:p>954318,18525064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003.44158722808">
            <text:p>8003,4415872281</text:p>
          </table:table-cell>
          <table:table-cell table:formula="of:=[.A120]*[.B120]" office:value-type="float" office:value="960412.99046737">
            <text:p>960412,99046737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987.43470405363">
            <text:p>7987,4347040536</text:p>
          </table:table-cell>
          <table:table-cell table:formula="of:=[.A121]*[.B121]" office:value-type="float" office:value="966479.599190489">
            <text:p>966479,59919048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971.45983464552">
            <text:p>7971,4598346455</text:p>
          </table:table-cell>
          <table:table-cell table:formula="of:=[.A122]*[.B122]" office:value-type="float" office:value="972518.099826753">
            <text:p>972518,09982675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955.51691497623">
            <text:p>7955,5169149762</text:p>
          </table:table-cell>
          <table:table-cell table:formula="of:=[.A123]*[.B123]" office:value-type="float" office:value="978528.580542076">
            <text:p>978528,58054207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939.60588114628">
            <text:p>7939,6058811463</text:p>
          </table:table-cell>
          <table:table-cell table:formula="of:=[.A124]*[.B124]" office:value-type="float" office:value="984511.129262138">
            <text:p>984511,12926213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923.72666938398">
            <text:p>7923,726669384</text:p>
          </table:table-cell>
          <table:table-cell table:formula="of:=[.A125]*[.B125]" office:value-type="float" office:value="990465.833672998">
            <text:p>990465,8336729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907.87921604522">
            <text:p>7907,8792160452</text:p>
          </table:table-cell>
          <table:table-cell table:formula="of:=[.A126]*[.B126]" office:value-type="float" office:value="996392.781221697">
            <text:p>996392,78122169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892.06345761313">
            <text:p>7892,0634576131</text:p>
          </table:table-cell>
          <table:table-cell table:formula="of:=[.A127]*[.B127]" office:value-type="float" office:value="1002292.05911687">
            <text:p>1002292,0591168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876.2793306979">
            <text:p>7876,2793306979</text:p>
          </table:table-cell>
          <table:table-cell table:formula="of:=[.A128]*[.B128]" office:value-type="float" office:value="1008163.75432933">
            <text:p>1008163,754329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860.5267720365">
            <text:p>7860,5267720365</text:p>
          </table:table-cell>
          <table:table-cell table:formula="of:=[.A129]*[.B129]" office:value-type="float" office:value="1014007.95359271">
            <text:p>1014007,953592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844.80571849243">
            <text:p>7844,8057184924</text:p>
          </table:table-cell>
          <table:table-cell table:formula="of:=[.A130]*[.B130]" office:value-type="float" office:value="1019824.74340402">
            <text:p>1019824,7434040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829.11610705545">
            <text:p>7829,1161070555</text:p>
          </table:table-cell>
          <table:table-cell table:formula="of:=[.A131]*[.B131]" office:value-type="float" office:value="1025614.21002426">
            <text:p>1025614,2100242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813.45787484134">
            <text:p>7813,4578748413</text:p>
          </table:table-cell>
          <table:table-cell table:formula="of:=[.A132]*[.B132]" office:value-type="float" office:value="1031376.43947906">
            <text:p>1031376,4394790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797.83095909165">
            <text:p>7797,8309590917</text:p>
          </table:table-cell>
          <table:table-cell table:formula="of:=[.A133]*[.B133]" office:value-type="float" office:value="1037111.51755919">
            <text:p>1037111,517559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782.23529717347">
            <text:p>7782,2352971735</text:p>
          </table:table-cell>
          <table:table-cell table:formula="of:=[.A134]*[.B134]" office:value-type="float" office:value="1042819.52982124">
            <text:p>1042819,5298212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766.67082657912">
            <text:p>7766,6708265791</text:p>
          </table:table-cell>
          <table:table-cell table:formula="of:=[.A135]*[.B135]" office:value-type="float" office:value="1048500.56158818">
            <text:p>1048500,5615881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751.13748492596">
            <text:p>7751,137484926</text:p>
          </table:table-cell>
          <table:table-cell table:formula="of:=[.A136]*[.B136]" office:value-type="float" office:value="1054154.69794993">
            <text:p>1054154,69794993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735.63520995611">
            <text:p>7735,6352099561</text:p>
          </table:table-cell>
          <table:table-cell table:formula="of:=[.A137]*[.B137]" office:value-type="float" office:value="1059782.02376399">
            <text:p>1059782,0237639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720.1639395362">
            <text:p>7720,1639395362</text:p>
          </table:table-cell>
          <table:table-cell table:formula="of:=[.A138]*[.B138]" office:value-type="float" office:value="1065382.623656">
            <text:p>1065382,62365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704.72361165713">
            <text:p>7704,7236116571</text:p>
          </table:table-cell>
          <table:table-cell table:formula="of:=[.A139]*[.B139]" office:value-type="float" office:value="1070956.58202034">
            <text:p>1070956,58202034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689.31416443381">
            <text:p>7689,3141644338</text:p>
          </table:table-cell>
          <table:table-cell table:formula="of:=[.A140]*[.B140]" office:value-type="float" office:value="1076503.98302073">
            <text:p>1076503,983020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673.93553610495">
            <text:p>7673,935536105</text:p>
          </table:table-cell>
          <table:table-cell table:formula="of:=[.A141]*[.B141]" office:value-type="float" office:value="1082024.9105908">
            <text:p>1082024,91059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658.58766503274">
            <text:p>7658,5876650327</text:p>
          </table:table-cell>
          <table:table-cell table:formula="of:=[.A142]*[.B142]" office:value-type="float" office:value="1087519.44843465">
            <text:p>1087519,4484346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643.27048970267">
            <text:p>7643,2704897027</text:p>
          </table:table-cell>
          <table:table-cell table:formula="of:=[.A143]*[.B143]" office:value-type="float" office:value="1092987.68002748">
            <text:p>1092987,6800274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627.98394872326">
            <text:p>7627,9839487233</text:p>
          </table:table-cell>
          <table:table-cell table:formula="of:=[.A144]*[.B144]" office:value-type="float" office:value="1098429.68861615">
            <text:p>1098429,6886161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612.72798082582">
            <text:p>7612,7279808258</text:p>
          </table:table-cell>
          <table:table-cell table:formula="of:=[.A145]*[.B145]" office:value-type="float" office:value="1103845.55721974">
            <text:p>1103845,5572197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597.50252486417">
            <text:p>7597,5025248642</text:p>
          </table:table-cell>
          <table:table-cell table:formula="of:=[.A146]*[.B146]" office:value-type="float" office:value="1109235.36863017">
            <text:p>1109235,3686301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582.30751981444">
            <text:p>7582,3075198144</text:p>
          </table:table-cell>
          <table:table-cell table:formula="of:=[.A147]*[.B147]" office:value-type="float" office:value="1114599.20541272">
            <text:p>1114599,2054127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567.14290477481">
            <text:p>7567,1429047748</text:p>
          </table:table-cell>
          <table:table-cell table:formula="of:=[.A148]*[.B148]" office:value-type="float" office:value="1119937.14990667">
            <text:p>1119937,1499066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552.00861896526">
            <text:p>7552,0086189653</text:p>
          </table:table-cell>
          <table:table-cell table:formula="of:=[.A149]*[.B149]" office:value-type="float" office:value="1125249.28422582">
            <text:p>1125249,284225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536.90460172733">
            <text:p>7536,9046017273</text:p>
          </table:table-cell>
          <table:table-cell table:formula="of:=[.A150]*[.B150]" office:value-type="float" office:value="1130535.6902591">
            <text:p>1130535,690259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21.83079252387">
            <text:p>7521,8307925239</text:p>
          </table:table-cell>
          <table:table-cell table:formula="of:=[.A151]*[.B151]" office:value-type="float" office:value="1135796.44967111">
            <text:p>1135796,4496711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506.78713093883">
            <text:p>7506,7871309388</text:p>
          </table:table-cell>
          <table:table-cell table:formula="of:=[.A152]*[.B152]" office:value-type="float" office:value="1141031.6439027">
            <text:p>1141031,643902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491.77355667695">
            <text:p>7491,773556677</text:p>
          </table:table-cell>
          <table:table-cell table:formula="of:=[.A153]*[.B153]" office:value-type="float" office:value="1146241.35417157">
            <text:p>1146241,3541715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76.79000956359">
            <text:p>7476,7900095636</text:p>
          </table:table-cell>
          <table:table-cell table:formula="of:=[.A154]*[.B154]" office:value-type="float" office:value="1151425.66147279">
            <text:p>1151425,6614727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461.83642954447">
            <text:p>7461,8364295445</text:p>
          </table:table-cell>
          <table:table-cell table:formula="of:=[.A155]*[.B155]" office:value-type="float" office:value="1156584.64657939">
            <text:p>1156584,6465793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446.91275668538">
            <text:p>7446,9127566854</text:p>
          </table:table-cell>
          <table:table-cell table:formula="of:=[.A156]*[.B156]" office:value-type="float" office:value="1161718.39004292">
            <text:p>1161718,390042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432.01893117201">
            <text:p>7432,018931172</text:p>
          </table:table-cell>
          <table:table-cell table:formula="of:=[.A157]*[.B157]" office:value-type="float" office:value="1166826.97219401">
            <text:p>1166826,9721940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417.15489330966">
            <text:p>7417,1548933097</text:p>
          </table:table-cell>
          <table:table-cell table:formula="of:=[.A158]*[.B158]" office:value-type="float" office:value="1171910.47314293">
            <text:p>1171910,4731429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402.32058352305">
            <text:p>7402,3205835231</text:p>
          </table:table-cell>
          <table:table-cell table:formula="of:=[.A159]*[.B159]" office:value-type="float" office:value="1176968.97278016">
            <text:p>1176968,9727801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387.515942356">
            <text:p>7387,515942356</text:p>
          </table:table-cell>
          <table:table-cell table:formula="of:=[.A160]*[.B160]" office:value-type="float" office:value="1182002.55077696">
            <text:p>1182002,5507769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372.74091047129">
            <text:p>7372,7409104713</text:p>
          </table:table-cell>
          <table:table-cell table:formula="of:=[.A161]*[.B161]" office:value-type="float" office:value="1187011.28658588">
            <text:p>1187011,28658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357.99542865035">
            <text:p>7357,9954286504</text:p>
          </table:table-cell>
          <table:table-cell table:formula="of:=[.A162]*[.B162]" office:value-type="float" office:value="1191995.25944136">
            <text:p>1191995,2594413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343.27943779305">
            <text:p>7343,2794377931</text:p>
          </table:table-cell>
          <table:table-cell table:formula="of:=[.A163]*[.B163]" office:value-type="float" office:value="1196954.54836027">
            <text:p>1196954,5483602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328.59287891746">
            <text:p>7328,5928789175</text:p>
          </table:table-cell>
          <table:table-cell table:formula="of:=[.A164]*[.B164]" office:value-type="float" office:value="1201889.23214246">
            <text:p>1201889,2321424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313.93569315962">
            <text:p>7313,9356931596</text:p>
          </table:table-cell>
          <table:table-cell table:formula="of:=[.A165]*[.B165]" office:value-type="float" office:value="1206799.38937134">
            <text:p>1206799,3893713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299.3078217733">
            <text:p>7299,3078217733</text:p>
          </table:table-cell>
          <table:table-cell table:formula="of:=[.A166]*[.B166]" office:value-type="float" office:value="1211685.09841437">
            <text:p>1211685,0984143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284.70920612976">
            <text:p>7284,7092061298</text:p>
          </table:table-cell>
          <table:table-cell table:formula="of:=[.A167]*[.B167]" office:value-type="float" office:value="1216546.43742367">
            <text:p>1216546,4374236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270.1397877175">
            <text:p>7270,1397877175</text:p>
          </table:table-cell>
          <table:table-cell table:formula="of:=[.A168]*[.B168]" office:value-type="float" office:value="1221383.48433654">
            <text:p>1221383,4843365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255.59950814206">
            <text:p>7255,5995081421</text:p>
          </table:table-cell>
          <table:table-cell table:formula="of:=[.A169]*[.B169]" office:value-type="float" office:value="1226196.31687601">
            <text:p>1226196,31687601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241.08830912578">
            <text:p>7241,0883091258</text:p>
          </table:table-cell>
          <table:table-cell table:formula="of:=[.A170]*[.B170]" office:value-type="float" office:value="1230985.01255138">
            <text:p>1230985,0125513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226.60613250753">
            <text:p>7226,6061325075</text:p>
          </table:table-cell>
          <table:table-cell table:formula="of:=[.A171]*[.B171]" office:value-type="float" office:value="1235749.64865879">
            <text:p>1235749,6486587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212.15292024251">
            <text:p>7212,1529202425</text:p>
          </table:table-cell>
          <table:table-cell table:formula="of:=[.A172]*[.B172]" office:value-type="float" office:value="1240490.30228171">
            <text:p>1240490,3022817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197.72861440203">
            <text:p>7197,728614402</text:p>
          </table:table-cell>
          <table:table-cell table:formula="of:=[.A173]*[.B173]" office:value-type="float" office:value="1245207.05029155">
            <text:p>1245207,0502915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183.33315717322">
            <text:p>7183,3331571732</text:p>
          </table:table-cell>
          <table:table-cell table:formula="of:=[.A174]*[.B174]" office:value-type="float" office:value="1249899.96934814">
            <text:p>1249899,9693481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168.96649085888">
            <text:p>7168,9664908589</text:p>
          </table:table-cell>
          <table:table-cell table:formula="of:=[.A175]*[.B175]" office:value-type="float" office:value="1254569.1359003">
            <text:p>1254569,1359003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154.62855787716">
            <text:p>7154,6285578772</text:p>
          </table:table-cell>
          <table:table-cell table:formula="of:=[.A176]*[.B176]" office:value-type="float" office:value="1259214.62618638">
            <text:p>1259214,6261863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140.3193007614">
            <text:p>7140,3193007614</text:p>
          </table:table-cell>
          <table:table-cell table:formula="of:=[.A177]*[.B177]" office:value-type="float" office:value="1263836.51623477">
            <text:p>1263836,5162347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126.03866215988">
            <text:p>7126,0386621599</text:p>
          </table:table-cell>
          <table:table-cell table:formula="of:=[.A178]*[.B178]" office:value-type="float" office:value="1268434.88186446">
            <text:p>1268434,8818644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111.78658483556">
            <text:p>7111,7865848356</text:p>
          </table:table-cell>
          <table:table-cell table:formula="of:=[.A179]*[.B179]" office:value-type="float" office:value="1273009.79868557">
            <text:p>1273009,7986855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097.56301166589">
            <text:p>7097,5630116659</text:p>
          </table:table-cell>
          <table:table-cell table:formula="of:=[.A180]*[.B180]" office:value-type="float" office:value="1277561.34209986">
            <text:p>1277561,3420998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083.36788564256">
            <text:p>7083,3678856426</text:p>
          </table:table-cell>
          <table:table-cell table:formula="of:=[.A181]*[.B181]" office:value-type="float" office:value="1282089.5873013">
            <text:p>1282089,5873013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069.20114987127">
            <text:p>7069,2011498713</text:p>
          </table:table-cell>
          <table:table-cell table:formula="of:=[.A182]*[.B182]" office:value-type="float" office:value="1286594.60927657">
            <text:p>1286594,6092765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055.06274757153">
            <text:p>7055,0627475715</text:p>
          </table:table-cell>
          <table:table-cell table:formula="of:=[.A183]*[.B183]" office:value-type="float" office:value="1291076.48280559">
            <text:p>1291076,4828055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040.95262207639">
            <text:p>7040,9526220764</text:p>
          </table:table-cell>
          <table:table-cell table:formula="of:=[.A184]*[.B184]" office:value-type="float" office:value="1295535.28246206">
            <text:p>1295535,2824620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026.87071683224">
            <text:p>7026,8707168322</text:p>
          </table:table-cell>
          <table:table-cell table:formula="of:=[.A185]*[.B185]" office:value-type="float" office:value="1299971.08261396">
            <text:p>1299971,0826139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012.81697539857">
            <text:p>7012,8169753986</text:p>
          </table:table-cell>
          <table:table-cell table:formula="of:=[.A186]*[.B186]" office:value-type="float" office:value="1304383.95742413">
            <text:p>1304383,9574241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998.79134144778">
            <text:p>6998,7913414478</text:p>
          </table:table-cell>
          <table:table-cell table:formula="of:=[.A187]*[.B187]" office:value-type="float" office:value="1308773.98085073">
            <text:p>1308773,9808507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984.79375876488">
            <text:p>6984,7937587649</text:p>
          </table:table-cell>
          <table:table-cell table:formula="of:=[.A188]*[.B188]" office:value-type="float" office:value="1313141.2266478">
            <text:p>1313141,226647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970.82417124735">
            <text:p>6970,8241712474</text:p>
          </table:table-cell>
          <table:table-cell table:formula="of:=[.A189]*[.B189]" office:value-type="float" office:value="1317485.76836575">
            <text:p>1317485,7683657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956.88252290486">
            <text:p>6956,8825229049</text:p>
          </table:table-cell>
          <table:table-cell table:formula="of:=[.A190]*[.B190]" office:value-type="float" office:value="1321807.67935192">
            <text:p>1321807,6793519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942.96875785905">
            <text:p>6942,9687578591</text:p>
          </table:table-cell>
          <table:table-cell table:formula="of:=[.A191]*[.B191]" office:value-type="float" office:value="1326107.03275108">
            <text:p>1326107,0327510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929.08282034333">
            <text:p>6929,0828203433</text:p>
          </table:table-cell>
          <table:table-cell table:formula="of:=[.A192]*[.B192]" office:value-type="float" office:value="1330383.90150592">
            <text:p>1330383,901505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915.22465470264">
            <text:p>6915,2246547026</text:p>
          </table:table-cell>
          <table:table-cell table:formula="of:=[.A193]*[.B193]" office:value-type="float" office:value="1334638.35835761">
            <text:p>1334638,3583576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901.39420539324">
            <text:p>6901,3942053932</text:p>
          </table:table-cell>
          <table:table-cell table:formula="of:=[.A194]*[.B194]" office:value-type="float" office:value="1338870.47584629">
            <text:p>1338870,4758462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887.59141698245">
            <text:p>6887,5914169825</text:p>
          </table:table-cell>
          <table:table-cell table:formula="of:=[.A195]*[.B195]" office:value-type="float" office:value="1343080.32631158">
            <text:p>1343080,32631158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873.81623414848">
            <text:p>6873,8162341485</text:p>
          </table:table-cell>
          <table:table-cell table:formula="of:=[.A196]*[.B196]" office:value-type="float" office:value="1347267.9818931">
            <text:p>1347267,981893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860.06860168019">
            <text:p>6860,0686016802</text:p>
          </table:table-cell>
          <table:table-cell table:formula="of:=[.A197]*[.B197]" office:value-type="float" office:value="1351433.514531">
            <text:p>1351433,51453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846.34846447683">
            <text:p>6846,3484644768</text:p>
          </table:table-cell>
          <table:table-cell table:formula="of:=[.A198]*[.B198]" office:value-type="float" office:value="1355576.99596641">
            <text:p>1355576,9959664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832.65576754787">
            <text:p>6832,6557675479</text:p>
          </table:table-cell>
          <table:table-cell table:formula="of:=[.A199]*[.B199]" office:value-type="float" office:value="1359698.49774203">
            <text:p>1359698,4977420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818.99045601278">
            <text:p>6818,9904560128</text:p>
          </table:table-cell>
          <table:table-cell table:formula="of:=[.A200]*[.B200]" office:value-type="float" office:value="1363798.09120256">
            <text:p>1363798,0912025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805.35247510075">
            <text:p>6805,3524751008</text:p>
          </table:table-cell>
          <table:table-cell table:formula="of:=[.A201]*[.B201]" office:value-type="float" office:value="1367875.84749525">
            <text:p>1367875,84749525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791.74177015055">
            <text:p>6791,7417701506</text:p>
          </table:table-cell>
          <table:table-cell table:formula="of:=[.A202]*[.B202]" office:value-type="float" office:value="1371931.83757041">
            <text:p>1371931,837570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778.15828661025">
            <text:p>6778,1582866103</text:p>
          </table:table-cell>
          <table:table-cell table:formula="of:=[.A203]*[.B203]" office:value-type="float" office:value="1375966.13218188">
            <text:p>1375966,13218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764.60197003703">
            <text:p>6764,601970037</text:p>
          </table:table-cell>
          <table:table-cell table:formula="of:=[.A204]*[.B204]" office:value-type="float" office:value="1379978.80188755">
            <text:p>1379978,8018875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751.07276609696">
            <text:p>6751,072766097</text:p>
          </table:table-cell>
          <table:table-cell table:formula="of:=[.A205]*[.B205]" office:value-type="float" office:value="1383969.91704988">
            <text:p>1383969,91704988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737.57062056476">
            <text:p>6737,5706205648</text:p>
          </table:table-cell>
          <table:table-cell table:formula="of:=[.A206]*[.B206]" office:value-type="float" office:value="1387939.54783634">
            <text:p>1387939,5478363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724.09547932363">
            <text:p>6724,0954793236</text:p>
          </table:table-cell>
          <table:table-cell table:formula="of:=[.A207]*[.B207]" office:value-type="float" office:value="1391887.76421999">
            <text:p>1391887,7642199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710.64728836498">
            <text:p>6710,647288365</text:p>
          </table:table-cell>
          <table:table-cell table:formula="of:=[.A208]*[.B208]" office:value-type="float" office:value="1395814.63597992">
            <text:p>1395814,6359799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697.22599378825">
            <text:p>6697,2259937883</text:p>
          </table:table-cell>
          <table:table-cell table:formula="of:=[.A209]*[.B209]" office:value-type="float" office:value="1399720.23270175">
            <text:p>1399720,23270175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683.83154180068">
            <text:p>6683,8315418007</text:p>
          </table:table-cell>
          <table:table-cell table:formula="of:=[.A210]*[.B210]" office:value-type="float" office:value="1403604.62377814">
            <text:p>1403604,62377814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670.46387871708">
            <text:p>6670,4638787171</text:p>
          </table:table-cell>
          <table:table-cell table:formula="of:=[.A211]*[.B211]" office:value-type="float" office:value="1407467.8784093">
            <text:p>1407467,878409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657.12295095964">
            <text:p>6657,1229509596</text:p>
          </table:table-cell>
          <table:table-cell table:formula="of:=[.A212]*[.B212]" office:value-type="float" office:value="1411310.06560344">
            <text:p>1411310,0656034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643.80870505772">
            <text:p>6643,8087050577</text:p>
          </table:table-cell>
          <table:table-cell table:formula="of:=[.A213]*[.B213]" office:value-type="float" office:value="1415131.2541773">
            <text:p>1415131,254177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630.52108764761">
            <text:p>6630,5210876476</text:p>
          </table:table-cell>
          <table:table-cell table:formula="of:=[.A214]*[.B214]" office:value-type="float" office:value="1418931.51275659">
            <text:p>1418931,5127565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617.26004547231">
            <text:p>6617,2600454723</text:p>
          </table:table-cell>
          <table:table-cell table:formula="of:=[.A215]*[.B215]" office:value-type="float" office:value="1422710.90977655">
            <text:p>1422710,9097765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604.02552538137">
            <text:p>6604,0255253814</text:p>
          </table:table-cell>
          <table:table-cell table:formula="of:=[.A216]*[.B216]" office:value-type="float" office:value="1426469.51348238">
            <text:p>1426469,5134823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590.8174743306">
            <text:p>6590,8174743306</text:p>
          </table:table-cell>
          <table:table-cell table:formula="of:=[.A217]*[.B217]" office:value-type="float" office:value="1430207.39192974">
            <text:p>1430207,3919297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577.63583938194">
            <text:p>6577,635839382</text:p>
          </table:table-cell>
          <table:table-cell table:formula="of:=[.A218]*[.B218]" office:value-type="float" office:value="1433924.61298526">
            <text:p>1433924,6129852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564.48056770318">
            <text:p>6564,4805677032</text:p>
          </table:table-cell>
          <table:table-cell table:formula="of:=[.A219]*[.B219]" office:value-type="float" office:value="1437621.244327">
            <text:p>1437621,244327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551.35160656777">
            <text:p>6551,3516065678</text:p>
          </table:table-cell>
          <table:table-cell table:formula="of:=[.A220]*[.B220]" office:value-type="float" office:value="1441297.35344491">
            <text:p>1441297,3534449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538.24890335464">
            <text:p>6538,2489033546</text:p>
          </table:table-cell>
          <table:table-cell table:formula="of:=[.A221]*[.B221]" office:value-type="float" office:value="1444953.00764137">
            <text:p>1444953,0076413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525.17240554793">
            <text:p>6525,1724055479</text:p>
          </table:table-cell>
          <table:table-cell table:formula="of:=[.A222]*[.B222]" office:value-type="float" office:value="1448588.27403164">
            <text:p>1448588,2740316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512.12206073683">
            <text:p>6512,1220607368</text:p>
          </table:table-cell>
          <table:table-cell table:formula="of:=[.A223]*[.B223]" office:value-type="float" office:value="1452203.21954431">
            <text:p>1452203,2195443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499.09781661536">
            <text:p>6499,0978166154</text:p>
          </table:table-cell>
          <table:table-cell table:formula="of:=[.A224]*[.B224]" office:value-type="float" office:value="1455797.91092184">
            <text:p>1455797,9109218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486.09962098213">
            <text:p>6486,0996209821</text:p>
          </table:table-cell>
          <table:table-cell table:formula="of:=[.A225]*[.B225]" office:value-type="float" office:value="1459372.41472098">
            <text:p>1459372,41472098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473.12742174016">
            <text:p>6473,1274217402</text:p>
          </table:table-cell>
          <table:table-cell table:formula="of:=[.A226]*[.B226]" office:value-type="float" office:value="1462926.79731328">
            <text:p>1462926,797313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460.18116689668">
            <text:p>6460,1811668967</text:p>
          </table:table-cell>
          <table:table-cell table:formula="of:=[.A227]*[.B227]" office:value-type="float" office:value="1466461.12488555">
            <text:p>1466461,1248855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447.26080456289">
            <text:p>6447,2608045629</text:p>
          </table:table-cell>
          <table:table-cell table:formula="of:=[.A228]*[.B228]" office:value-type="float" office:value="1469975.46344034">
            <text:p>1469975,4634403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434.36628295376">
            <text:p>6434,3662829538</text:p>
          </table:table-cell>
          <table:table-cell table:formula="of:=[.A229]*[.B229]" office:value-type="float" office:value="1473469.87879641">
            <text:p>1473469,87879641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421.49755038786">
            <text:p>6421,4975503879</text:p>
          </table:table-cell>
          <table:table-cell table:formula="of:=[.A230]*[.B230]" office:value-type="float" office:value="1476944.43658921">
            <text:p>1476944,4365892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408.65455528708">
            <text:p>6408,6545552871</text:p>
          </table:table-cell>
          <table:table-cell table:formula="of:=[.A231]*[.B231]" office:value-type="float" office:value="1480399.20227132">
            <text:p>1480399,2022713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395.83724617651">
            <text:p>6395,8372461765</text:p>
          </table:table-cell>
          <table:table-cell table:formula="of:=[.A232]*[.B232]" office:value-type="float" office:value="1483834.24111295">
            <text:p>1483834,2411129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383.04557168415">
            <text:p>6383,0455716842</text:p>
          </table:table-cell>
          <table:table-cell table:formula="of:=[.A233]*[.B233]" office:value-type="float" office:value="1487249.61820241">
            <text:p>1487249,6182024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370.27948054078">
            <text:p>6370,2794805408</text:p>
          </table:table-cell>
          <table:table-cell table:formula="of:=[.A234]*[.B234]" office:value-type="float" office:value="1490645.39844654">
            <text:p>1490645,3984465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357.5389215797">
            <text:p>6357,5389215797</text:p>
          </table:table-cell>
          <table:table-cell table:formula="of:=[.A235]*[.B235]" office:value-type="float" office:value="1494021.64657123">
            <text:p>1494021,6465712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344.82384373654">
            <text:p>6344,8238437366</text:p>
          </table:table-cell>
          <table:table-cell table:formula="of:=[.A236]*[.B236]" office:value-type="float" office:value="1497378.42712182">
            <text:p>1497378,4271218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332.13419604907">
            <text:p>6332,1341960491</text:p>
          </table:table-cell>
          <table:table-cell table:formula="of:=[.A237]*[.B237]" office:value-type="float" office:value="1500715.80446363">
            <text:p>1500715,8044636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319.46992765697">
            <text:p>6319,469927657</text:p>
          </table:table-cell>
          <table:table-cell table:formula="of:=[.A238]*[.B238]" office:value-type="float" office:value="1504033.84278236">
            <text:p>1504033,8427823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306.83098780166">
            <text:p>6306,8309878017</text:p>
          </table:table-cell>
          <table:table-cell table:formula="of:=[.A239]*[.B239]" office:value-type="float" office:value="1507332.6060846">
            <text:p>1507332,606084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294.21732582605">
            <text:p>6294,2173258261</text:p>
          </table:table-cell>
          <table:table-cell table:formula="of:=[.A240]*[.B240]" office:value-type="float" office:value="1510612.15819825">
            <text:p>1510612,15819825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281.6288911744">
            <text:p>6281,6288911744</text:p>
          </table:table-cell>
          <table:table-cell table:formula="of:=[.A241]*[.B241]" office:value-type="float" office:value="1513872.56277303">
            <text:p>1513872,5627730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269.06563339205">
            <text:p>6269,0656333921</text:p>
          </table:table-cell>
          <table:table-cell table:formula="of:=[.A242]*[.B242]" office:value-type="float" office:value="1517113.88328088">
            <text:p>1517113,8832808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256.52750212527">
            <text:p>6256,5275021253</text:p>
          </table:table-cell>
          <table:table-cell table:formula="of:=[.A243]*[.B243]" office:value-type="float" office:value="1520336.18301644">
            <text:p>1520336,183016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244.01444712102">
            <text:p>6244,014447121</text:p>
          </table:table-cell>
          <table:table-cell table:formula="of:=[.A244]*[.B244]" office:value-type="float" office:value="1523539.52509753">
            <text:p>1523539,5250975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231.52641822678">
            <text:p>6231,5264182268</text:p>
          </table:table-cell>
          <table:table-cell table:formula="of:=[.A245]*[.B245]" office:value-type="float" office:value="1526723.97246556">
            <text:p>1526723,9724655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219.06336539032">
            <text:p>6219,0633653903</text:p>
          </table:table-cell>
          <table:table-cell table:formula="of:=[.A246]*[.B246]" office:value-type="float" office:value="1529889.58788602">
            <text:p>1529889,5878860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206.62523865954">
            <text:p>6206,6252386596</text:p>
          </table:table-cell>
          <table:table-cell table:formula="of:=[.A247]*[.B247]" office:value-type="float" office:value="1533036.43394891">
            <text:p>1533036,433948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194.21198818222">
            <text:p>6194,2119881822</text:p>
          </table:table-cell>
          <table:table-cell table:formula="of:=[.A248]*[.B248]" office:value-type="float" office:value="1536164.57306919">
            <text:p>1536164,5730691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181.82356420586">
            <text:p>6181,8235642059</text:p>
          </table:table-cell>
          <table:table-cell table:formula="of:=[.A249]*[.B249]" office:value-type="float" office:value="1539274.06748726">
            <text:p>1539274,0674872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169.45991707745">
            <text:p>6169,4599170775</text:p>
          </table:table-cell>
          <table:table-cell table:formula="of:=[.A250]*[.B250]" office:value-type="float" office:value="1542364.97926936">
            <text:p>1542364,97926936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157.12099724329">
            <text:p>6157,1209972433</text:p>
          </table:table-cell>
          <table:table-cell table:formula="of:=[.A251]*[.B251]" office:value-type="float" office:value="1545437.37030807">
            <text:p>1545437,3703080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144.80675524881">
            <text:p>6144,8067552488</text:p>
          </table:table-cell>
          <table:table-cell table:formula="of:=[.A252]*[.B252]" office:value-type="float" office:value="1548491.3023227">
            <text:p>1548491,3023227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132.51714173831">
            <text:p>6132,5171417383</text:p>
          </table:table-cell>
          <table:table-cell table:formula="of:=[.A253]*[.B253]" office:value-type="float" office:value="1551526.83685979">
            <text:p>1551526,83685979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120.25210745483">
            <text:p>6120,2521074548</text:p>
          </table:table-cell>
          <table:table-cell table:formula="of:=[.A254]*[.B254]" office:value-type="float" office:value="1554544.03529353">
            <text:p>1554544,035293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108.01160323992">
            <text:p>6108,0116032399</text:p>
          </table:table-cell>
          <table:table-cell table:formula="of:=[.A255]*[.B255]" office:value-type="float" office:value="1557542.95882618">
            <text:p>1557542,9588261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095.79558003344">
            <text:p>6095,7955800335</text:p>
          </table:table-cell>
          <table:table-cell table:formula="of:=[.A256]*[.B256]" office:value-type="float" office:value="1560523.66848856">
            <text:p>1560523,668488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083.60398887337">
            <text:p>6083,6039888734</text:p>
          </table:table-cell>
          <table:table-cell table:formula="of:=[.A257]*[.B257]" office:value-type="float" office:value="1563486.22514046">
            <text:p>1563486,2251404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071.43678089563">
            <text:p>6071,4367808956</text:p>
          </table:table-cell>
          <table:table-cell table:formula="of:=[.A258]*[.B258]" office:value-type="float" office:value="1566430.68947107">
            <text:p>1566430,6894710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059.29390733384">
            <text:p>6059,2939073338</text:p>
          </table:table-cell>
          <table:table-cell table:formula="of:=[.A259]*[.B259]" office:value-type="float" office:value="1569357.12199946">
            <text:p>1569357,1219994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047.17531951917">
            <text:p>6047,1753195192</text:p>
          </table:table-cell>
          <table:table-cell table:formula="of:=[.A260]*[.B260]" office:value-type="float" office:value="1572265.58307498">
            <text:p>1572265,5830749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035.08096888013">
            <text:p>6035,0809688801</text:p>
          </table:table-cell>
          <table:table-cell table:formula="of:=[.A261]*[.B261]" office:value-type="float" office:value="1575156.13287771">
            <text:p>1575156,1328777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023.01080694237">
            <text:p>6023,0108069424</text:p>
          </table:table-cell>
          <table:table-cell table:formula="of:=[.A262]*[.B262]" office:value-type="float" office:value="1578028.8314189">
            <text:p>1578028,831418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010.96478532849">
            <text:p>6010,9647853285</text:p>
          </table:table-cell>
          <table:table-cell table:formula="of:=[.A263]*[.B263]" office:value-type="float" office:value="1580883.73854139">
            <text:p>1580883,7385413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998.94285575783">
            <text:p>5998,9428557578</text:p>
          </table:table-cell>
          <table:table-cell table:formula="of:=[.A264]*[.B264]" office:value-type="float" office:value="1583720.91392007">
            <text:p>1583720,9139200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986.94497004631">
            <text:p>5986,9449700463</text:p>
          </table:table-cell>
          <table:table-cell table:formula="of:=[.A265]*[.B265]" office:value-type="float" office:value="1586540.41706227">
            <text:p>1586540,4170622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974.97108010622">
            <text:p>5974,9710801062</text:p>
          </table:table-cell>
          <table:table-cell table:formula="of:=[.A266]*[.B266]" office:value-type="float" office:value="1589342.30730825">
            <text:p>1589342,30730825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963.02113794601">
            <text:p>5963,021137946</text:p>
          </table:table-cell>
          <table:table-cell table:formula="of:=[.A267]*[.B267]" office:value-type="float" office:value="1592126.64383158">
            <text:p>1592126,6438315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951.09509567012">
            <text:p>5951,0950956701</text:p>
          </table:table-cell>
          <table:table-cell table:formula="of:=[.A268]*[.B268]" office:value-type="float" office:value="1594893.48563959">
            <text:p>1594893,4856395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939.19290547878">
            <text:p>5939,1929054788</text:p>
          </table:table-cell>
          <table:table-cell table:formula="of:=[.A269]*[.B269]" office:value-type="float" office:value="1597642.89157379">
            <text:p>1597642,8915737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927.31451966782">
            <text:p>5927,3145196678</text:p>
          </table:table-cell>
          <table:table-cell table:formula="of:=[.A270]*[.B270]" office:value-type="float" office:value="1600374.92031031">
            <text:p>1600374,92031031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915.45989062848">
            <text:p>5915,4598906285</text:p>
          </table:table-cell>
          <table:table-cell table:formula="of:=[.A271]*[.B271]" office:value-type="float" office:value="1603089.63036032">
            <text:p>1603089,6303603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903.62897084723">
            <text:p>5903,6289708472</text:p>
          </table:table-cell>
          <table:table-cell table:formula="of:=[.A272]*[.B272]" office:value-type="float" office:value="1605787.08007045">
            <text:p>1605787,0800704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891.82171290553">
            <text:p>5891,8217129055</text:p>
          </table:table-cell>
          <table:table-cell table:formula="of:=[.A273]*[.B273]" office:value-type="float" office:value="1608467.32762321">
            <text:p>1608467,3276232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880.03806947972">
            <text:p>5880,0380694797</text:p>
          </table:table-cell>
          <table:table-cell table:formula="of:=[.A274]*[.B274]" office:value-type="float" office:value="1611130.43103744">
            <text:p>1611130,4310374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868.27799334076">
            <text:p>5868,2779933408</text:p>
          </table:table-cell>
          <table:table-cell table:formula="of:=[.A275]*[.B275]" office:value-type="float" office:value="1613776.44816871">
            <text:p>1613776,44816871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856.54143735408">
            <text:p>5856,5414373541</text:p>
          </table:table-cell>
          <table:table-cell table:formula="of:=[.A276]*[.B276]" office:value-type="float" office:value="1616405.43670973">
            <text:p>1616405,4367097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844.82835447937">
            <text:p>5844,8283544794</text:p>
          </table:table-cell>
          <table:table-cell table:formula="of:=[.A277]*[.B277]" office:value-type="float" office:value="1619017.45419079">
            <text:p>1619017,4541907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833.13869777041">
            <text:p>5833,1386977704</text:p>
          </table:table-cell>
          <table:table-cell table:formula="of:=[.A278]*[.B278]" office:value-type="float" office:value="1621612.55798017">
            <text:p>1621612,5579801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821.47242037487">
            <text:p>5821,4724203749</text:p>
          </table:table-cell>
          <table:table-cell table:formula="of:=[.A279]*[.B279]" office:value-type="float" office:value="1624190.80528459">
            <text:p>1624190,8052845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809.82947553412">
            <text:p>5809,8294755341</text:p>
          </table:table-cell>
          <table:table-cell table:formula="of:=[.A280]*[.B280]" office:value-type="float" office:value="1626752.25314955">
            <text:p>1626752,25314955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798.20981658305">
            <text:p>5798,2098165831</text:p>
          </table:table-cell>
          <table:table-cell table:formula="of:=[.A281]*[.B281]" office:value-type="float" office:value="1629296.95845984">
            <text:p>1629296,95845984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786.61339694989">
            <text:p>5786,6133969499</text:p>
          </table:table-cell>
          <table:table-cell table:formula="of:=[.A282]*[.B282]" office:value-type="float" office:value="1631824.97793987">
            <text:p>1631824,9779398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775.04017015599">
            <text:p>5775,040170156</text:p>
          </table:table-cell>
          <table:table-cell table:formula="of:=[.A283]*[.B283]" office:value-type="float" office:value="1634336.36815414">
            <text:p>1634336,3681541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763.49008981568">
            <text:p>5763,4900898157</text:p>
          </table:table-cell>
          <table:table-cell table:formula="of:=[.A284]*[.B284]" office:value-type="float" office:value="1636831.18550765">
            <text:p>1636831,18550765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751.96310963604">
            <text:p>5751,9631096361</text:p>
          </table:table-cell>
          <table:table-cell table:formula="of:=[.A285]*[.B285]" office:value-type="float" office:value="1639309.48624627">
            <text:p>1639309,4862462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740.45918341677">
            <text:p>5740,4591834168</text:p>
          </table:table-cell>
          <table:table-cell table:formula="of:=[.A286]*[.B286]" office:value-type="float" office:value="1641771.3264572">
            <text:p>1641771,326457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728.97826504994">
            <text:p>5728,9782650499</text:p>
          </table:table-cell>
          <table:table-cell table:formula="of:=[.A287]*[.B287]" office:value-type="float" office:value="1644216.76206933">
            <text:p>1644216,7620693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717.52030851984">
            <text:p>5717,5203085198</text:p>
          </table:table-cell>
          <table:table-cell table:formula="of:=[.A288]*[.B288]" office:value-type="float" office:value="1646645.84885371">
            <text:p>1646645,8488537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706.0852679028">
            <text:p>5706,0852679028</text:p>
          </table:table-cell>
          <table:table-cell table:formula="of:=[.A289]*[.B289]" office:value-type="float" office:value="1649058.64242391">
            <text:p>1649058,6424239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694.67309736699">
            <text:p>5694,673097367</text:p>
          </table:table-cell>
          <table:table-cell table:formula="of:=[.A290]*[.B290]" office:value-type="float" office:value="1651455.19823643">
            <text:p>1651455,1982364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683.28375117226">
            <text:p>5683,2837511723</text:p>
          </table:table-cell>
          <table:table-cell table:formula="of:=[.A291]*[.B291]" office:value-type="float" office:value="1653835.57159113">
            <text:p>1653835,5715911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671.91718366991">
            <text:p>5671,9171836699</text:p>
          </table:table-cell>
          <table:table-cell table:formula="of:=[.A292]*[.B292]" office:value-type="float" office:value="1656199.81763161">
            <text:p>1656199,8176316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660.57334930258">
            <text:p>5660,5733493026</text:p>
          </table:table-cell>
          <table:table-cell table:formula="of:=[.A293]*[.B293]" office:value-type="float" office:value="1658547.99134565">
            <text:p>1658547,99134565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649.25220260397">
            <text:p>5649,252202604</text:p>
          </table:table-cell>
          <table:table-cell table:formula="of:=[.A294]*[.B294]" office:value-type="float" office:value="1660880.14756557">
            <text:p>1660880,14756557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637.95369819876">
            <text:p>5637,9536981988</text:p>
          </table:table-cell>
          <table:table-cell table:formula="of:=[.A295]*[.B295]" office:value-type="float" office:value="1663196.34096864">
            <text:p>1663196,3409686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626.67779080237">
            <text:p>5626,6777908024</text:p>
          </table:table-cell>
          <table:table-cell table:formula="of:=[.A296]*[.B296]" office:value-type="float" office:value="1665496.6260775">
            <text:p>1665496,626077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615.42443522076">
            <text:p>5615,4244352208</text:p>
          </table:table-cell>
          <table:table-cell table:formula="of:=[.A297]*[.B297]" office:value-type="float" office:value="1667781.05726057">
            <text:p>1667781,0572605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604.19358635032">
            <text:p>5604,1935863503</text:p>
          </table:table-cell>
          <table:table-cell table:formula="of:=[.A298]*[.B298]" office:value-type="float" office:value="1670049.6887324">
            <text:p>1670049,688732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592.98519917762">
            <text:p>5592,9851991776</text:p>
          </table:table-cell>
          <table:table-cell table:formula="of:=[.A299]*[.B299]" office:value-type="float" office:value="1672302.57455411">
            <text:p>1672302,5745541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581.79922877926">
            <text:p>5581,7992287793</text:p>
          </table:table-cell>
          <table:table-cell table:formula="of:=[.A300]*[.B300]" office:value-type="float" office:value="1674539.76863378">
            <text:p>1674539,76863378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570.6356303217">
            <text:p>5570,6356303217</text:p>
          </table:table-cell>
          <table:table-cell table:formula="of:=[.A301]*[.B301]" office:value-type="float" office:value="1676761.32472683">
            <text:p>1676761,3247268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559.49435906106">
            <text:p>5559,4943590611</text:p>
          </table:table-cell>
          <table:table-cell table:formula="of:=[.A302]*[.B302]" office:value-type="float" office:value="1678967.29643644">
            <text:p>1678967,2964364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548.37537034294">
            <text:p>5548,3753703429</text:p>
          </table:table-cell>
          <table:table-cell table:formula="of:=[.A303]*[.B303]" office:value-type="float" office:value="1681157.73721391">
            <text:p>1681157,73721391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537.27861960225">
            <text:p>5537,2786196023</text:p>
          </table:table-cell>
          <table:table-cell table:formula="of:=[.A304]*[.B304]" office:value-type="float" office:value="1683332.70035909">
            <text:p>1683332,70035909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526.20406236305">
            <text:p>5526,2040623631</text:p>
          </table:table-cell>
          <table:table-cell table:formula="of:=[.A305]*[.B305]" office:value-type="float" office:value="1685492.23902073">
            <text:p>1685492,23902073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515.15165423832">
            <text:p>5515,1516542383</text:p>
          </table:table-cell>
          <table:table-cell table:formula="of:=[.A306]*[.B306]" office:value-type="float" office:value="1687636.40619693">
            <text:p>1687636,4061969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504.12135092985">
            <text:p>5504,1213509299</text:p>
          </table:table-cell>
          <table:table-cell table:formula="of:=[.A307]*[.B307]" office:value-type="float" office:value="1689765.25473546">
            <text:p>1689765,2547354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493.11310822799">
            <text:p>5493,113108228</text:p>
          </table:table-cell>
          <table:table-cell table:formula="of:=[.A308]*[.B308]" office:value-type="float" office:value="1691878.83733422">
            <text:p>1691878,8373342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482.12688201153">
            <text:p>5482,1268820115</text:p>
          </table:table-cell>
          <table:table-cell table:formula="of:=[.A309]*[.B309]" office:value-type="float" office:value="1693977.20654156">
            <text:p>1693977,2065415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471.16262824751">
            <text:p>5471,1626282475</text:p>
          </table:table-cell>
          <table:table-cell table:formula="of:=[.A310]*[.B310]" office:value-type="float" office:value="1696060.41475673">
            <text:p>1696060,4147567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460.22030299101">
            <text:p>5460,220302991</text:p>
          </table:table-cell>
          <table:table-cell table:formula="of:=[.A311]*[.B311]" office:value-type="float" office:value="1698128.51423021">
            <text:p>1698128,5142302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449.29986238503">
            <text:p>5449,299862385</text:p>
          </table:table-cell>
          <table:table-cell table:formula="of:=[.A312]*[.B312]" office:value-type="float" office:value="1700181.55706413">
            <text:p>1700181,5570641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438.40126266026">
            <text:p>5438,4012626603</text:p>
          </table:table-cell>
          <table:table-cell table:formula="of:=[.A313]*[.B313]" office:value-type="float" office:value="1702219.59521266">
            <text:p>1702219,5952126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427.52446013494">
            <text:p>5427,524460135</text:p>
          </table:table-cell>
          <table:table-cell table:formula="of:=[.A314]*[.B314]" office:value-type="float" office:value="1704242.68048237">
            <text:p>1704242,6804823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416.66941121467">
            <text:p>5416,6694112147</text:p>
          </table:table-cell>
          <table:table-cell table:formula="of:=[.A315]*[.B315]" office:value-type="float" office:value="1706250.86453262">
            <text:p>1706250,8645326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405.83607239224">
            <text:p>5405,8360723923</text:p>
          </table:table-cell>
          <table:table-cell table:formula="of:=[.A316]*[.B316]" office:value-type="float" office:value="1708244.19887595">
            <text:p>1708244,1988759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395.02440024746">
            <text:p>5395,0244002475</text:p>
          </table:table-cell>
          <table:table-cell table:formula="of:=[.A317]*[.B317]" office:value-type="float" office:value="1710222.73487844">
            <text:p>1710222,7348784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384.23435144696">
            <text:p>5384,234351447</text:p>
          </table:table-cell>
          <table:table-cell table:formula="of:=[.A318]*[.B318]" office:value-type="float" office:value="1712186.52376013">
            <text:p>1712186,5237601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373.46588274407">
            <text:p>5373,4658827441</text:p>
          </table:table-cell>
          <table:table-cell table:formula="of:=[.A319]*[.B319]" office:value-type="float" office:value="1714135.61659536">
            <text:p>1714135,61659536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362.71895097858">
            <text:p>5362,7189509786</text:p>
          </table:table-cell>
          <table:table-cell table:formula="of:=[.A320]*[.B320]" office:value-type="float" office:value="1716070.06431315">
            <text:p>1716070,06431315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351.99351307662">
            <text:p>5351,9935130766</text:p>
          </table:table-cell>
          <table:table-cell table:formula="of:=[.A321]*[.B321]" office:value-type="float" office:value="1717989.9176976">
            <text:p>1717989,917697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341.28952605047">
            <text:p>5341,2895260505</text:p>
          </table:table-cell>
          <table:table-cell table:formula="of:=[.A322]*[.B322]" office:value-type="float" office:value="1719895.22738825">
            <text:p>1719895,2273882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330.60694699837">
            <text:p>5330,6069469984</text:p>
          </table:table-cell>
          <table:table-cell table:formula="of:=[.A323]*[.B323]" office:value-type="float" office:value="1721786.04388047">
            <text:p>1721786,0438804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319.94573310437">
            <text:p>5319,9457331044</text:p>
          </table:table-cell>
          <table:table-cell table:formula="of:=[.A324]*[.B324]" office:value-type="float" office:value="1723662.41752582">
            <text:p>1723662,4175258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309.30584163817">
            <text:p>5309,3058416382</text:p>
          </table:table-cell>
          <table:table-cell table:formula="of:=[.A325]*[.B325]" office:value-type="float" office:value="1725524.3985324">
            <text:p>1725524,3985324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298.68722995489">
            <text:p>5298,6872299549</text:p>
          </table:table-cell>
          <table:table-cell table:formula="of:=[.A326]*[.B326]" office:value-type="float" office:value="1727372.03696529">
            <text:p>1727372,03696529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288.08985549498">
            <text:p>5288,089855495</text:p>
          </table:table-cell>
          <table:table-cell table:formula="of:=[.A327]*[.B327]" office:value-type="float" office:value="1729205.38274686">
            <text:p>1729205,3827468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277.51367578399">
            <text:p>5277,513675784</text:p>
          </table:table-cell>
          <table:table-cell table:formula="of:=[.A328]*[.B328]" office:value-type="float" office:value="1731024.48565715">
            <text:p>1731024,48565715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266.95864843242">
            <text:p>5266,9586484324</text:p>
          </table:table-cell>
          <table:table-cell table:formula="of:=[.A329]*[.B329]" office:value-type="float" office:value="1732829.39533427">
            <text:p>1732829,3953342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256.42473113556">
            <text:p>5256,4247311356</text:p>
          </table:table-cell>
          <table:table-cell table:formula="of:=[.A330]*[.B330]" office:value-type="float" office:value="1734620.16127473">
            <text:p>1734620,16127473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245.91188167329">
            <text:p>5245,9118816733</text:p>
          </table:table-cell>
          <table:table-cell table:formula="of:=[.A331]*[.B331]" office:value-type="float" office:value="1736396.83283386">
            <text:p>1736396,8328338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235.42005790994">
            <text:p>5235,4200579099</text:p>
          </table:table-cell>
          <table:table-cell table:formula="of:=[.A332]*[.B332]" office:value-type="float" office:value="1738159.4592261">
            <text:p>1738159,459226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224.94921779412">
            <text:p>5224,9492177941</text:p>
          </table:table-cell>
          <table:table-cell table:formula="of:=[.A333]*[.B333]" office:value-type="float" office:value="1739908.08952544">
            <text:p>1739908,0895254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214.49931935853">
            <text:p>5214,4993193585</text:p>
          </table:table-cell>
          <table:table-cell table:formula="of:=[.A334]*[.B334]" office:value-type="float" office:value="1741642.77266575">
            <text:p>1741642,77266575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204.07032071981">
            <text:p>5204,0703207198</text:p>
          </table:table-cell>
          <table:table-cell table:formula="of:=[.A335]*[.B335]" office:value-type="float" office:value="1743363.55744114">
            <text:p>1743363,5574411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193.66218007837">
            <text:p>5193,6621800784</text:p>
          </table:table-cell>
          <table:table-cell table:formula="of:=[.A336]*[.B336]" office:value-type="float" office:value="1745070.49250633">
            <text:p>1745070,49250633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183.27485571822">
            <text:p>5183,2748557182</text:p>
          </table:table-cell>
          <table:table-cell table:formula="of:=[.A337]*[.B337]" office:value-type="float" office:value="1746763.62637704">
            <text:p>1746763,62637704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172.90830600678">
            <text:p>5172,9083060068</text:p>
          </table:table-cell>
          <table:table-cell table:formula="of:=[.A338]*[.B338]" office:value-type="float" office:value="1748443.00743029">
            <text:p>1748443,0074302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162.56248939477">
            <text:p>5162,5624893948</text:p>
          </table:table-cell>
          <table:table-cell table:formula="of:=[.A339]*[.B339]" office:value-type="float" office:value="1750108.68390483">
            <text:p>1750108,6839048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152.23736441598">
            <text:p>5152,237364416</text:p>
          </table:table-cell>
          <table:table-cell table:formula="of:=[.A340]*[.B340]" office:value-type="float" office:value="1751760.70390143">
            <text:p>1751760,7039014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141.93288968715">
            <text:p>5141,9328896872</text:p>
          </table:table-cell>
          <table:table-cell table:formula="of:=[.A341]*[.B341]" office:value-type="float" office:value="1753399.11538332">
            <text:p>1753399,1153833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131.64902390777">
            <text:p>5131,6490239078</text:p>
          </table:table-cell>
          <table:table-cell table:formula="of:=[.A342]*[.B342]" office:value-type="float" office:value="1755023.96617646">
            <text:p>1755023,9661764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121.38572585996">
            <text:p>5121,38572586</text:p>
          </table:table-cell>
          <table:table-cell table:formula="of:=[.A343]*[.B343]" office:value-type="float" office:value="1756635.30396997">
            <text:p>1756635,30396997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111.14295440824">
            <text:p>5111,1429544082</text:p>
          </table:table-cell>
          <table:table-cell table:formula="of:=[.A344]*[.B344]" office:value-type="float" office:value="1758233.17631643">
            <text:p>1758233,1763164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100.92066849942">
            <text:p>5100,9206684994</text:p>
          </table:table-cell>
          <table:table-cell table:formula="of:=[.A345]*[.B345]" office:value-type="float" office:value="1759817.6306323">
            <text:p>1759817,6306323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090.71882716242">
            <text:p>5090,7188271624</text:p>
          </table:table-cell>
          <table:table-cell table:formula="of:=[.A346]*[.B346]" office:value-type="float" office:value="1761388.7141982">
            <text:p>1761388,714198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080.5373895081">
            <text:p>5080,5373895081</text:p>
          </table:table-cell>
          <table:table-cell table:formula="of:=[.A347]*[.B347]" office:value-type="float" office:value="1762946.47415931">
            <text:p>1762946,4741593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070.37631472908">
            <text:p>5070,3763147291</text:p>
          </table:table-cell>
          <table:table-cell table:formula="of:=[.A348]*[.B348]" office:value-type="float" office:value="1764490.95752572">
            <text:p>1764490,9575257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060.23556209962">
            <text:p>5060,2355620996</text:p>
          </table:table-cell>
          <table:table-cell table:formula="of:=[.A349]*[.B349]" office:value-type="float" office:value="1766022.21117277">
            <text:p>1766022,2111727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050.11509097542">
            <text:p>5050,1150909754</text:p>
          </table:table-cell>
          <table:table-cell table:formula="of:=[.A350]*[.B350]" office:value-type="float" office:value="1767540.2818414">
            <text:p>1767540,281841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040.01486079347">
            <text:p>5040,0148607935</text:p>
          </table:table-cell>
          <table:table-cell table:formula="of:=[.A351]*[.B351]" office:value-type="float" office:value="1769045.21613851">
            <text:p>1769045,216138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029.93483107188">
            <text:p>5029,9348310719</text:p>
          </table:table-cell>
          <table:table-cell table:formula="of:=[.A352]*[.B352]" office:value-type="float" office:value="1770537.0605373">
            <text:p>1770537,060537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019.87496140974">
            <text:p>5019,8749614097</text:p>
          </table:table-cell>
          <table:table-cell table:formula="of:=[.A353]*[.B353]" office:value-type="float" office:value="1772015.86137764">
            <text:p>1772015,8613776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009.83521148692">
            <text:p>5009,8352114869</text:p>
          </table:table-cell>
          <table:table-cell table:formula="of:=[.A354]*[.B354]" office:value-type="float" office:value="1773481.66486637">
            <text:p>1773481,66486637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999.81554106395">
            <text:p>4999,815541064</text:p>
          </table:table-cell>
          <table:table-cell table:formula="of:=[.A355]*[.B355]" office:value-type="float" office:value="1774934.5170777">
            <text:p>1774934,5170777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989.81590998182">
            <text:p>4989,8159099818</text:p>
          </table:table-cell>
          <table:table-cell table:formula="of:=[.A356]*[.B356]" office:value-type="float" office:value="1776374.46395353">
            <text:p>1776374,4639535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979.83627816186">
            <text:p>4979,8362781619</text:p>
          </table:table-cell>
          <table:table-cell table:formula="of:=[.A357]*[.B357]" office:value-type="float" office:value="1777801.55130378">
            <text:p>1777801,55130378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969.87660560553">
            <text:p>4969,8766056055</text:p>
          </table:table-cell>
          <table:table-cell table:formula="of:=[.A358]*[.B358]" office:value-type="float" office:value="1779215.82480678">
            <text:p>1779215,8248067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959.93685239432">
            <text:p>4959,9368523943</text:p>
          </table:table-cell>
          <table:table-cell table:formula="of:=[.A359]*[.B359]" office:value-type="float" office:value="1780617.33000956">
            <text:p>1780617,3300095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950.01697868953">
            <text:p>4950,0169786895</text:p>
          </table:table-cell>
          <table:table-cell table:formula="of:=[.A360]*[.B360]" office:value-type="float" office:value="1782006.11232823">
            <text:p>1782006,11232823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940.11694473215">
            <text:p>4940,1169447322</text:p>
          </table:table-cell>
          <table:table-cell table:formula="of:=[.A361]*[.B361]" office:value-type="float" office:value="1783382.21704831">
            <text:p>1783382,2170483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930.23671084269">
            <text:p>4930,2367108427</text:p>
          </table:table-cell>
          <table:table-cell table:formula="of:=[.A362]*[.B362]" office:value-type="float" office:value="1784745.68932505">
            <text:p>1784745,6893250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920.376237421">
            <text:p>4920,376237421</text:p>
          </table:table-cell>
          <table:table-cell table:formula="of:=[.A363]*[.B363]" office:value-type="float" office:value="1786096.57418382">
            <text:p>1786096,5741838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910.53548494616">
            <text:p>4910,5354849462</text:p>
          </table:table-cell>
          <table:table-cell table:formula="of:=[.A364]*[.B364]" office:value-type="float" office:value="1787434.9165204">
            <text:p>1787434,916520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900.71441397627">
            <text:p>4900,7144139763</text:p>
          </table:table-cell>
          <table:table-cell table:formula="of:=[.A365]*[.B365]" office:value-type="float" office:value="1788760.76110134">
            <text:p>1788760,7611013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890.91298514832">
            <text:p>4890,9129851483</text:p>
          </table:table-cell>
          <table:table-cell table:formula="of:=[.A366]*[.B366]" office:value-type="float" office:value="1790074.15256428">
            <text:p>1790074,1525642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881.13115917802">
            <text:p>4881,131159178</text:p>
          </table:table-cell>
          <table:table-cell table:formula="of:=[.A367]*[.B367]" office:value-type="float" office:value="1791375.13541833">
            <text:p>1791375,13541833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871.36889685966">
            <text:p>4871,3688968597</text:p>
          </table:table-cell>
          <table:table-cell table:formula="of:=[.A368]*[.B368]" office:value-type="float" office:value="1792663.75404436">
            <text:p>1792663,7540443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861.62615906595">
            <text:p>4861,626159066</text:p>
          </table:table-cell>
          <table:table-cell table:formula="of:=[.A369]*[.B369]" office:value-type="float" office:value="1793940.05269533">
            <text:p>1793940,0526953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851.90290674781">
            <text:p>4851,9029067478</text:p>
          </table:table-cell>
          <table:table-cell table:formula="of:=[.A370]*[.B370]" office:value-type="float" office:value="1795204.07549669">
            <text:p>1795204,07549669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842.19910093432">
            <text:p>4842,1991009343</text:p>
          </table:table-cell>
          <table:table-cell table:formula="of:=[.A371]*[.B371]" office:value-type="float" office:value="1796455.86644663">
            <text:p>1796455,86644663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832.51470273245">
            <text:p>4832,5147027325</text:p>
          </table:table-cell>
          <table:table-cell table:formula="of:=[.A372]*[.B372]" office:value-type="float" office:value="1797695.46941647">
            <text:p>1797695,4694164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822.84967332698">
            <text:p>4822,849673327</text:p>
          </table:table-cell>
          <table:table-cell table:formula="of:=[.A373]*[.B373]" office:value-type="float" office:value="1798922.92815096">
            <text:p>1798922,9281509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813.20397398033">
            <text:p>4813,2039739803</text:p>
          </table:table-cell>
          <table:table-cell table:formula="of:=[.A374]*[.B374]" office:value-type="float" office:value="1800138.28626864">
            <text:p>1800138,2862686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803.57756603237">
            <text:p>4803,5775660324</text:p>
          </table:table-cell>
          <table:table-cell table:formula="of:=[.A375]*[.B375]" office:value-type="float" office:value="1801341.58726214">
            <text:p>1801341,58726214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793.9704109003">
            <text:p>4793,9704109003</text:p>
          </table:table-cell>
          <table:table-cell table:formula="of:=[.A376]*[.B376]" office:value-type="float" office:value="1802532.87449851">
            <text:p>1802532,8744985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784.3824700785">
            <text:p>4784,3824700785</text:p>
          </table:table-cell>
          <table:table-cell table:formula="of:=[.A377]*[.B377]" office:value-type="float" office:value="1803712.1912196">
            <text:p>1803712,191219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774.81370513835">
            <text:p>4774,8137051384</text:p>
          </table:table-cell>
          <table:table-cell table:formula="of:=[.A378]*[.B378]" office:value-type="float" office:value="1804879.5805423">
            <text:p>1804879,580542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765.26407772807">
            <text:p>4765,2640777281</text:p>
          </table:table-cell>
          <table:table-cell table:formula="of:=[.A379]*[.B379]" office:value-type="float" office:value="1806035.08545894">
            <text:p>1806035,0854589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755.73354957261">
            <text:p>4755,7335495726</text:p>
          </table:table-cell>
          <table:table-cell table:formula="of:=[.A380]*[.B380]" office:value-type="float" office:value="1807178.74883759">
            <text:p>1807178,7488375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746.22208247347">
            <text:p>4746,2220824735</text:p>
          </table:table-cell>
          <table:table-cell table:formula="of:=[.A381]*[.B381]" office:value-type="float" office:value="1808310.61342239">
            <text:p>1808310,61342239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736.72963830852">
            <text:p>4736,7296383085</text:p>
          </table:table-cell>
          <table:table-cell table:formula="of:=[.A382]*[.B382]" office:value-type="float" office:value="1809430.72183385">
            <text:p>1809430,7218338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727.2561790319">
            <text:p>4727,2561790319</text:p>
          </table:table-cell>
          <table:table-cell table:formula="of:=[.A383]*[.B383]" office:value-type="float" office:value="1810539.11656922">
            <text:p>1810539,11656922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717.80166667384">
            <text:p>4717,8016666738</text:p>
          </table:table-cell>
          <table:table-cell table:formula="of:=[.A384]*[.B384]" office:value-type="float" office:value="1811635.84000275">
            <text:p>1811635,8400027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708.36606334049">
            <text:p>4708,3660633405</text:p>
          </table:table-cell>
          <table:table-cell table:formula="of:=[.A385]*[.B385]" office:value-type="float" office:value="1812720.93438609">
            <text:p>1812720,93438609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698.94933121381">
            <text:p>4698,9493312138</text:p>
          </table:table-cell>
          <table:table-cell table:formula="of:=[.A386]*[.B386]" office:value-type="float" office:value="1813794.44184853">
            <text:p>1813794,44184853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689.55143255138">
            <text:p>4689,5514325514</text:p>
          </table:table-cell>
          <table:table-cell table:formula="of:=[.A387]*[.B387]" office:value-type="float" office:value="1814856.40439739">
            <text:p>1814856,4043973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680.17232968628">
            <text:p>4680,1723296863</text:p>
          </table:table-cell>
          <table:table-cell table:formula="of:=[.A388]*[.B388]" office:value-type="float" office:value="1815906.86391828">
            <text:p>1815906,8639182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670.81198502691">
            <text:p>4670,8119850269</text:p>
          </table:table-cell>
          <table:table-cell table:formula="of:=[.A389]*[.B389]" office:value-type="float" office:value="1816945.86217547">
            <text:p>1816945,8621754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661.47036105685">
            <text:p>4661,4703610569</text:p>
          </table:table-cell>
          <table:table-cell table:formula="of:=[.A390]*[.B390]" office:value-type="float" office:value="1817973.44081217">
            <text:p>1817973,4408121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652.14742033474">
            <text:p>4652,1474203347</text:p>
          </table:table-cell>
          <table:table-cell table:formula="of:=[.A391]*[.B391]" office:value-type="float" office:value="1818989.64135088">
            <text:p>1818989,6413508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642.84312549407">
            <text:p>4642,8431254941</text:p>
          </table:table-cell>
          <table:table-cell table:formula="of:=[.A392]*[.B392]" office:value-type="float" office:value="1819994.50519368">
            <text:p>1819994,5051936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633.55743924308">
            <text:p>4633,5574392431</text:p>
          </table:table-cell>
          <table:table-cell table:formula="of:=[.A393]*[.B393]" office:value-type="float" office:value="1820988.07362253">
            <text:p>1820988,0736225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624.2903243646">
            <text:p>4624,2903243646</text:p>
          </table:table-cell>
          <table:table-cell table:formula="of:=[.A394]*[.B394]" office:value-type="float" office:value="1821970.38779965">
            <text:p>1821970,3877996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615.04174371587">
            <text:p>4615,0417437159</text:p>
          </table:table-cell>
          <table:table-cell table:formula="of:=[.A395]*[.B395]" office:value-type="float" office:value="1822941.48876777">
            <text:p>1822941,48876777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605.81166022844">
            <text:p>4605,8116602284</text:p>
          </table:table-cell>
          <table:table-cell table:formula="of:=[.A396]*[.B396]" office:value-type="float" office:value="1823901.41745046">
            <text:p>1823901,4174504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596.60003690798">
            <text:p>4596,600036908</text:p>
          </table:table-cell>
          <table:table-cell table:formula="of:=[.A397]*[.B397]" office:value-type="float" office:value="1824850.21465247">
            <text:p>1824850,2146524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587.40683683416">
            <text:p>4587,4068368342</text:p>
          </table:table-cell>
          <table:table-cell table:formula="of:=[.A398]*[.B398]" office:value-type="float" office:value="1825787.92106">
            <text:p>1825787,9210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578.23202316049">
            <text:p>4578,2320231605</text:p>
          </table:table-cell>
          <table:table-cell table:formula="of:=[.A399]*[.B399]" office:value-type="float" office:value="1826714.57724104">
            <text:p>1826714,5772410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569.07555911417">
            <text:p>4569,0755591142</text:p>
          </table:table-cell>
          <table:table-cell table:formula="of:=[.A400]*[.B400]" office:value-type="float" office:value="1827630.22364567">
            <text:p>1827630,2236456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559.93740799594">
            <text:p>4559,937407996</text:p>
          </table:table-cell>
          <table:table-cell table:formula="of:=[.A401]*[.B401]" office:value-type="float" office:value="1828534.90060637">
            <text:p>1828534,9006063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550.81753317995">
            <text:p>4550,81753318</text:p>
          </table:table-cell>
          <table:table-cell table:formula="of:=[.A402]*[.B402]" office:value-type="float" office:value="1829428.64833834">
            <text:p>1829428,6483383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541.71589811359">
            <text:p>4541,7158981136</text:p>
          </table:table-cell>
          <table:table-cell table:formula="of:=[.A403]*[.B403]" office:value-type="float" office:value="1830311.50693978">
            <text:p>1830311,50693978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532.63246631737">
            <text:p>4532,6324663174</text:p>
          </table:table-cell>
          <table:table-cell table:formula="of:=[.A404]*[.B404]" office:value-type="float" office:value="1831183.51639222">
            <text:p>1831183,5163922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523.56720138473">
            <text:p>4523,5672013847</text:p>
          </table:table-cell>
          <table:table-cell table:formula="of:=[.A405]*[.B405]" office:value-type="float" office:value="1832044.71656082">
            <text:p>1832044,71656082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514.52006698196">
            <text:p>4514,520066982</text:p>
          </table:table-cell>
          <table:table-cell table:formula="of:=[.A406]*[.B406]" office:value-type="float" office:value="1832895.14719468">
            <text:p>1832895,1471946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505.491026848">
            <text:p>4505,491026848</text:p>
          </table:table-cell>
          <table:table-cell table:formula="of:=[.A407]*[.B407]" office:value-type="float" office:value="1833734.84792713">
            <text:p>1833734,8479271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496.4800447943">
            <text:p>4496,4800447943</text:p>
          </table:table-cell>
          <table:table-cell table:formula="of:=[.A408]*[.B408]" office:value-type="float" office:value="1834563.85827607">
            <text:p>1834563,8582760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487.48708470471">
            <text:p>4487,4870847047</text:p>
          </table:table-cell>
          <table:table-cell table:formula="of:=[.A409]*[.B409]" office:value-type="float" office:value="1835382.21764423">
            <text:p>1835382,2176442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478.5121105353">
            <text:p>4478,5121105353</text:p>
          </table:table-cell>
          <table:table-cell table:formula="of:=[.A410]*[.B410]" office:value-type="float" office:value="1836189.96531947">
            <text:p>1836189,96531947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469.55508631423">
            <text:p>4469,5550863142</text:p>
          </table:table-cell>
          <table:table-cell table:formula="of:=[.A411]*[.B411]" office:value-type="float" office:value="1836987.14047515">
            <text:p>1836987,1404751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460.6159761416">
            <text:p>4460,6159761416</text:p>
          </table:table-cell>
          <table:table-cell table:formula="of:=[.A412]*[.B412]" office:value-type="float" office:value="1837773.78217034">
            <text:p>1837773,7821703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451.69474418932">
            <text:p>4451,6947441893</text:p>
          </table:table-cell>
          <table:table-cell table:formula="of:=[.A413]*[.B413]" office:value-type="float" office:value="1838549.92935019">
            <text:p>1838549,9293501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442.79135470094">
            <text:p>4442,7913547009</text:p>
          </table:table-cell>
          <table:table-cell table:formula="of:=[.A414]*[.B414]" office:value-type="float" office:value="1839315.62084619">
            <text:p>1839315,62084619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433.90577199154">
            <text:p>4433,9057719915</text:p>
          </table:table-cell>
          <table:table-cell table:formula="of:=[.A415]*[.B415]" office:value-type="float" office:value="1840070.89537649">
            <text:p>1840070,8953764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425.03796044756">
            <text:p>4425,0379604476</text:p>
          </table:table-cell>
          <table:table-cell table:formula="of:=[.A416]*[.B416]" office:value-type="float" office:value="1840815.79154618">
            <text:p>1840815,7915461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416.18788452666">
            <text:p>4416,1878845267</text:p>
          </table:table-cell>
          <table:table-cell table:formula="of:=[.A417]*[.B417]" office:value-type="float" office:value="1841550.34784762">
            <text:p>1841550,3478476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407.35550875761">
            <text:p>4407,3555087576</text:p>
          </table:table-cell>
          <table:table-cell table:formula="of:=[.A418]*[.B418]" office:value-type="float" office:value="1842274.60266068">
            <text:p>1842274,6026606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398.54079774009">
            <text:p>4398,5407977401</text:p>
          </table:table-cell>
          <table:table-cell table:formula="of:=[.A419]*[.B419]" office:value-type="float" office:value="1842988.5942531">
            <text:p>1842988,594253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389.74371614461">
            <text:p>4389,7437161446</text:p>
          </table:table-cell>
          <table:table-cell table:formula="of:=[.A420]*[.B420]" office:value-type="float" office:value="1843692.36078074">
            <text:p>1843692,3607807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380.96422871232">
            <text:p>4380,9642287123</text:p>
          </table:table-cell>
          <table:table-cell table:formula="of:=[.A421]*[.B421]" office:value-type="float" office:value="1844385.94028789">
            <text:p>1844385,9402878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372.2023002549">
            <text:p>4372,2023002549</text:p>
          </table:table-cell>
          <table:table-cell table:formula="of:=[.A422]*[.B422]" office:value-type="float" office:value="1845069.37070757">
            <text:p>1845069,3707075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363.45789565439">
            <text:p>4363,4578956544</text:p>
          </table:table-cell>
          <table:table-cell table:formula="of:=[.A423]*[.B423]" office:value-type="float" office:value="1845742.68986181">
            <text:p>1845742,689861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354.73097986308">
            <text:p>4354,7309798631</text:p>
          </table:table-cell>
          <table:table-cell table:formula="of:=[.A424]*[.B424]" office:value-type="float" office:value="1846405.93546195">
            <text:p>1846405,9354619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346.02151790335">
            <text:p>4346,0215179034</text:p>
          </table:table-cell>
          <table:table-cell table:formula="of:=[.A425]*[.B425]" office:value-type="float" office:value="1847059.14510892">
            <text:p>1847059,1451089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337.32947486755">
            <text:p>4337,3294748676</text:p>
          </table:table-cell>
          <table:table-cell table:formula="of:=[.A426]*[.B426]" office:value-type="float" office:value="1847702.35629357">
            <text:p>1847702,35629357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328.65481591781">
            <text:p>4328,6548159178</text:p>
          </table:table-cell>
          <table:table-cell table:formula="of:=[.A427]*[.B427]" office:value-type="float" office:value="1848335.60639691">
            <text:p>1848335,6063969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319.99750628598">
            <text:p>4319,997506286</text:p>
          </table:table-cell>
          <table:table-cell table:formula="of:=[.A428]*[.B428]" office:value-type="float" office:value="1848958.9326904">
            <text:p>1848958,932690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311.3575112734">
            <text:p>4311,3575112734</text:p>
          </table:table-cell>
          <table:table-cell table:formula="of:=[.A429]*[.B429]" office:value-type="float" office:value="1849572.37233629">
            <text:p>1849572,372336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302.73479625086">
            <text:p>4302,7347962509</text:p>
          </table:table-cell>
          <table:table-cell table:formula="of:=[.A430]*[.B430]" office:value-type="float" office:value="1850175.96238787">
            <text:p>1850175,9623878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294.12932665836">
            <text:p>4294,1293266584</text:p>
          </table:table-cell>
          <table:table-cell table:formula="of:=[.A431]*[.B431]" office:value-type="float" office:value="1850769.73978975">
            <text:p>1850769,73978975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285.54106800504">
            <text:p>4285,541068005</text:p>
          </table:table-cell>
          <table:table-cell table:formula="of:=[.A432]*[.B432]" office:value-type="float" office:value="1851353.74137818">
            <text:p>1851353,7413781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276.96998586903">
            <text:p>4276,969985869</text:p>
          </table:table-cell>
          <table:table-cell table:formula="of:=[.A433]*[.B433]" office:value-type="float" office:value="1851928.00388129">
            <text:p>1851928,00388129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268.41604589729">
            <text:p>4268,4160458973</text:p>
          </table:table-cell>
          <table:table-cell table:formula="of:=[.A434]*[.B434]" office:value-type="float" office:value="1852492.56391942">
            <text:p>1852492,5639194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259.8792138055">
            <text:p>4259,8792138055</text:p>
          </table:table-cell>
          <table:table-cell table:formula="of:=[.A435]*[.B435]" office:value-type="float" office:value="1853047.45800539">
            <text:p>1853047,4580053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251.35945537788">
            <text:p>4251,3594553779</text:p>
          </table:table-cell>
          <table:table-cell table:formula="of:=[.A436]*[.B436]" office:value-type="float" office:value="1853592.72254476">
            <text:p>1853592,7225447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242.85673646713">
            <text:p>4242,8567364671</text:p>
          </table:table-cell>
          <table:table-cell table:formula="of:=[.A437]*[.B437]" office:value-type="float" office:value="1854128.39383614">
            <text:p>1854128,3938361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234.37102299419">
            <text:p>4234,3710229942</text:p>
          </table:table-cell>
          <table:table-cell table:formula="of:=[.A438]*[.B438]" office:value-type="float" office:value="1854654.50807146">
            <text:p>1854654,50807146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225.90228094821">
            <text:p>4225,9022809482</text:p>
          </table:table-cell>
          <table:table-cell table:formula="of:=[.A439]*[.B439]" office:value-type="float" office:value="1855171.10133626">
            <text:p>1855171,1013362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217.45047638631">
            <text:p>4217,4504763863</text:p>
          </table:table-cell>
          <table:table-cell table:formula="of:=[.A440]*[.B440]" office:value-type="float" office:value="1855678.20960998">
            <text:p>1855678,2096099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209.01557543354">
            <text:p>4209,0155754335</text:p>
          </table:table-cell>
          <table:table-cell table:formula="of:=[.A441]*[.B441]" office:value-type="float" office:value="1856175.86876619">
            <text:p>1856175,86876619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200.59754428267">
            <text:p>4200,5975442827</text:p>
          </table:table-cell>
          <table:table-cell table:formula="of:=[.A442]*[.B442]" office:value-type="float" office:value="1856664.11457294">
            <text:p>1856664,1145729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192.19634919411">
            <text:p>4192,1963491941</text:p>
          </table:table-cell>
          <table:table-cell table:formula="of:=[.A443]*[.B443]" office:value-type="float" office:value="1857142.98269299">
            <text:p>1857142,9826929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183.81195649572">
            <text:p>4183,8119564957</text:p>
          </table:table-cell>
          <table:table-cell table:formula="of:=[.A444]*[.B444]" office:value-type="float" office:value="1857612.5086841">
            <text:p>1857612,5086841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175.44433258273">
            <text:p>4175,4443325827</text:p>
          </table:table-cell>
          <table:table-cell table:formula="of:=[.A445]*[.B445]" office:value-type="float" office:value="1858072.72799931">
            <text:p>1858072,72799931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167.09344391756">
            <text:p>4167,0934439176</text:p>
          </table:table-cell>
          <table:table-cell table:formula="of:=[.A446]*[.B446]" office:value-type="float" office:value="1858523.67598723">
            <text:p>1858523,67598723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158.75925702972">
            <text:p>4158,7592570297</text:p>
          </table:table-cell>
          <table:table-cell table:formula="of:=[.A447]*[.B447]" office:value-type="float" office:value="1858965.38789229">
            <text:p>1858965,3878922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150.44173851566">
            <text:p>4150,4417385157</text:p>
          </table:table-cell>
          <table:table-cell table:formula="of:=[.A448]*[.B448]" office:value-type="float" office:value="1859397.89885502">
            <text:p>1859397,89885502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142.14085503863">
            <text:p>4142,1408550386</text:p>
          </table:table-cell>
          <table:table-cell table:formula="of:=[.A449]*[.B449]" office:value-type="float" office:value="1859821.24391235">
            <text:p>1859821,2439123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133.85657332856">
            <text:p>4133,8565733286</text:p>
          </table:table-cell>
          <table:table-cell table:formula="of:=[.A450]*[.B450]" office:value-type="float" office:value="1860235.45799785">
            <text:p>1860235,45799785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10046.866">
            <text:p>10046,866</text:p>
          </table:table-cell>
          <table:table-cell table:formula="of:=[.A26]*[.B26]" office:value-type="float" office:value="261218.516">
            <text:p>261218,51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10026.772268">
            <text:p>10026,772268</text:p>
          </table:table-cell>
          <table:table-cell table:formula="of:=[.A27]*[.B27]" office:value-type="float" office:value="270722.851236">
            <text:p>270722,85123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10006.718723464">
            <text:p>10006,718723464</text:p>
          </table:table-cell>
          <table:table-cell table:formula="of:=[.A28]*[.B28]" office:value-type="float" office:value="280188.124256992">
            <text:p>280188,1242569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986.70528601707">
            <text:p>9986,7052860171</text:p>
          </table:table-cell>
          <table:table-cell table:formula="of:=[.A29]*[.B29]" office:value-type="float" office:value="289614.453294495">
            <text:p>289614,45329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966.73187544504">
            <text:p>9966,731875445</text:p>
          </table:table-cell>
          <table:table-cell table:formula="of:=[.A30]*[.B30]" office:value-type="float" office:value="299001.956263351">
            <text:p>299001,9562633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946.79841169415">
            <text:p>9946,7984116942</text:p>
          </table:table-cell>
          <table:table-cell table:formula="of:=[.A31]*[.B31]" office:value-type="float" office:value="308350.750762519">
            <text:p>308350,75076251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926.90481487076">
            <text:p>9926,9048148708</text:p>
          </table:table-cell>
          <table:table-cell table:formula="of:=[.A32]*[.B32]" office:value-type="float" office:value="317660.954075864">
            <text:p>317660,95407586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907.05100524102">
            <text:p>9907,051005241</text:p>
          </table:table-cell>
          <table:table-cell table:formula="of:=[.A33]*[.B33]" office:value-type="float" office:value="326932.683172954">
            <text:p>326932,68317295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887.23690323054">
            <text:p>9887,2369032305</text:p>
          </table:table-cell>
          <table:table-cell table:formula="of:=[.A34]*[.B34]" office:value-type="float" office:value="336166.054709838">
            <text:p>336166,0547098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867.46242942408">
            <text:p>9867,4624294241</text:p>
          </table:table-cell>
          <table:table-cell table:formula="of:=[.A35]*[.B35]" office:value-type="float" office:value="345361.185029843">
            <text:p>345361,18502984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847.72750456523">
            <text:p>9847,7275045652</text:p>
          </table:table-cell>
          <table:table-cell table:formula="of:=[.A36]*[.B36]" office:value-type="float" office:value="354518.190164348">
            <text:p>354518,19016434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828.03204955609">
            <text:p>9828,0320495561</text:p>
          </table:table-cell>
          <table:table-cell table:formula="of:=[.A37]*[.B37]" office:value-type="float" office:value="363637.185833576">
            <text:p>363637,18583357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808.37598545698">
            <text:p>9808,375985457</text:p>
          </table:table-cell>
          <table:table-cell table:formula="of:=[.A38]*[.B38]" office:value-type="float" office:value="372718.287447365">
            <text:p>372718,28744736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788.75923348607">
            <text:p>9788,7592334861</text:p>
          </table:table-cell>
          <table:table-cell table:formula="of:=[.A39]*[.B39]" office:value-type="float" office:value="381761.610105957">
            <text:p>381761,61010595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769.1817150191">
            <text:p>9769,1817150191</text:p>
          </table:table-cell>
          <table:table-cell table:formula="of:=[.A40]*[.B40]" office:value-type="float" office:value="390767.268600764">
            <text:p>390767,26860076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749.64335158906">
            <text:p>9749,6433515891</text:p>
          </table:table-cell>
          <table:table-cell table:formula="of:=[.A41]*[.B41]" office:value-type="float" office:value="399735.377415151">
            <text:p>399735,3774151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730.14406488588">
            <text:p>9730,1440648859</text:p>
          </table:table-cell>
          <table:table-cell table:formula="of:=[.A42]*[.B42]" office:value-type="float" office:value="408666.050725207">
            <text:p>408666,05072520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710.68377675611">
            <text:p>9710,6837767561</text:p>
          </table:table-cell>
          <table:table-cell table:formula="of:=[.A43]*[.B43]" office:value-type="float" office:value="417559.402400513">
            <text:p>417559,4024005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691.2624092026">
            <text:p>9691,2624092026</text:p>
          </table:table-cell>
          <table:table-cell table:formula="of:=[.A44]*[.B44]" office:value-type="float" office:value="426415.546004914">
            <text:p>426415,54600491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671.87988438419">
            <text:p>9671,8798843842</text:p>
          </table:table-cell>
          <table:table-cell table:formula="of:=[.A45]*[.B45]" office:value-type="float" office:value="435234.594797289">
            <text:p>435234,59479728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652.53612461542">
            <text:p>9652,5361246154</text:p>
          </table:table-cell>
          <table:table-cell table:formula="of:=[.A46]*[.B46]" office:value-type="float" office:value="444016.661732309">
            <text:p>444016,66173230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633.23105236619">
            <text:p>9633,2310523662</text:p>
          </table:table-cell>
          <table:table-cell table:formula="of:=[.A47]*[.B47]" office:value-type="float" office:value="452761.859461211">
            <text:p>452761,85946121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613.96459026146">
            <text:p>9613,9645902615</text:p>
          </table:table-cell>
          <table:table-cell table:formula="of:=[.A48]*[.B48]" office:value-type="float" office:value="461470.30033255">
            <text:p>461470,300332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594.73666108094">
            <text:p>9594,7366610809</text:p>
          </table:table-cell>
          <table:table-cell table:formula="of:=[.A49]*[.B49]" office:value-type="float" office:value="470142.096392966">
            <text:p>470142,09639296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575.54718775878">
            <text:p>9575,5471877588</text:p>
          </table:table-cell>
          <table:table-cell table:formula="of:=[.A50]*[.B50]" office:value-type="float" office:value="478777.359387939">
            <text:p>478777,35938793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556.39609338326">
            <text:p>9556,3960933833</text:p>
          </table:table-cell>
          <table:table-cell table:formula="of:=[.A51]*[.B51]" office:value-type="float" office:value="487376.200762546">
            <text:p>487376,20076254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537.28330119649">
            <text:p>9537,2833011965</text:p>
          </table:table-cell>
          <table:table-cell table:formula="of:=[.A52]*[.B52]" office:value-type="float" office:value="495938.731662218">
            <text:p>495938,73166221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518.2087345941">
            <text:p>9518,2087345941</text:p>
          </table:table-cell>
          <table:table-cell table:formula="of:=[.A53]*[.B53]" office:value-type="float" office:value="504465.062933487">
            <text:p>504465,0629334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499.17231712491">
            <text:p>9499,1723171249</text:p>
          </table:table-cell>
          <table:table-cell table:formula="of:=[.A54]*[.B54]" office:value-type="float" office:value="512955.305124745">
            <text:p>512955,3051247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480.17397249066">
            <text:p>9480,1739724907</text:p>
          </table:table-cell>
          <table:table-cell table:formula="of:=[.A55]*[.B55]" office:value-type="float" office:value="521409.568486986">
            <text:p>521409,5684869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461.21362454568">
            <text:p>9461,2136245457</text:p>
          </table:table-cell>
          <table:table-cell table:formula="of:=[.A56]*[.B56]" office:value-type="float" office:value="529827.962974558">
            <text:p>529827,96297455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442.29119729659">
            <text:p>9442,2911972966</text:p>
          </table:table-cell>
          <table:table-cell table:formula="of:=[.A57]*[.B57]" office:value-type="float" office:value="538210.598245906">
            <text:p>538210,59824590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423.40661490199">
            <text:p>9423,406614902</text:p>
          </table:table-cell>
          <table:table-cell table:formula="of:=[.A58]*[.B58]" office:value-type="float" office:value="546557.583664316">
            <text:p>546557,58366431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404.55980167219">
            <text:p>9404,5598016722</text:p>
          </table:table-cell>
          <table:table-cell table:formula="of:=[.A59]*[.B59]" office:value-type="float" office:value="554869.028298659">
            <text:p>554869,0282986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385.75068206885">
            <text:p>9385,7506820689</text:p>
          </table:table-cell>
          <table:table-cell table:formula="of:=[.A60]*[.B60]" office:value-type="float" office:value="563145.040924131">
            <text:p>563145,04092413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366.97918070471">
            <text:p>9366,9791807047</text:p>
          </table:table-cell>
          <table:table-cell table:formula="of:=[.A61]*[.B61]" office:value-type="float" office:value="571385.730022987">
            <text:p>571385,7300229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9348.2452223433">
            <text:p>9348,2452223433</text:p>
          </table:table-cell>
          <table:table-cell table:formula="of:=[.A62]*[.B62]" office:value-type="float" office:value="579591.203785284">
            <text:p>579591,20378528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9329.54873189861">
            <text:p>9329,5487318986</text:p>
          </table:table-cell>
          <table:table-cell table:formula="of:=[.A63]*[.B63]" office:value-type="float" office:value="587761.570109612">
            <text:p>587761,57010961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9310.88963443481">
            <text:p>9310,8896344348</text:p>
          </table:table-cell>
          <table:table-cell table:formula="of:=[.A64]*[.B64]" office:value-type="float" office:value="595896.936603828">
            <text:p>595896,9366038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9292.26785516594">
            <text:p>9292,267855166</text:p>
          </table:table-cell>
          <table:table-cell table:formula="of:=[.A65]*[.B65]" office:value-type="float" office:value="603997.410585786">
            <text:p>603997,410585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9273.68331945561">
            <text:p>9273,6833194556</text:p>
          </table:table-cell>
          <table:table-cell table:formula="of:=[.A66]*[.B66]" office:value-type="float" office:value="612063.09908407">
            <text:p>612063,0990840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9255.1359528167">
            <text:p>9255,1359528167</text:p>
          </table:table-cell>
          <table:table-cell table:formula="of:=[.A67]*[.B67]" office:value-type="float" office:value="620094.108838719">
            <text:p>620094,1088387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9236.62568091107">
            <text:p>9236,6256809111</text:p>
          </table:table-cell>
          <table:table-cell table:formula="of:=[.A68]*[.B68]" office:value-type="float" office:value="628090.546301953">
            <text:p>628090,54630195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9218.15242954925">
            <text:p>9218,1524295493</text:p>
          </table:table-cell>
          <table:table-cell table:formula="of:=[.A69]*[.B69]" office:value-type="float" office:value="636052.517638898">
            <text:p>636052,51763889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9199.71612469015">
            <text:p>9199,7161246902</text:p>
          </table:table-cell>
          <table:table-cell table:formula="of:=[.A70]*[.B70]" office:value-type="float" office:value="643980.12872831">
            <text:p>643980,1287283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9181.31669244077">
            <text:p>9181,3166924408</text:p>
          </table:table-cell>
          <table:table-cell table:formula="of:=[.A71]*[.B71]" office:value-type="float" office:value="651873.485163295">
            <text:p>651873,48516329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9162.95405905588">
            <text:p>9162,9540590559</text:p>
          </table:table-cell>
          <table:table-cell table:formula="of:=[.A72]*[.B72]" office:value-type="float" office:value="659732.692252024">
            <text:p>659732,6922520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9144.62815093777">
            <text:p>9144,6281509378</text:p>
          </table:table-cell>
          <table:table-cell table:formula="of:=[.A73]*[.B73]" office:value-type="float" office:value="667557.855018457">
            <text:p>667557,85501845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9126.3388946359">
            <text:p>9126,3388946359</text:p>
          </table:table-cell>
          <table:table-cell table:formula="of:=[.A74]*[.B74]" office:value-type="float" office:value="675349.078203056">
            <text:p>675349,07820305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9108.08621684662">
            <text:p>9108,0862168466</text:p>
          </table:table-cell>
          <table:table-cell table:formula="of:=[.A75]*[.B75]" office:value-type="float" office:value="683106.466263497">
            <text:p>683106,4662634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9089.87004441293">
            <text:p>9089,8700444129</text:p>
          </table:table-cell>
          <table:table-cell table:formula="of:=[.A76]*[.B76]" office:value-type="float" office:value="690830.123375383">
            <text:p>690830,12337538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9071.69030432411">
            <text:p>9071,6903043241</text:p>
          </table:table-cell>
          <table:table-cell table:formula="of:=[.A77]*[.B77]" office:value-type="float" office:value="698520.153432956">
            <text:p>698520,15343295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9053.54692371546">
            <text:p>9053,5469237155</text:p>
          </table:table-cell>
          <table:table-cell table:formula="of:=[.A78]*[.B78]" office:value-type="float" office:value="706176.660049806">
            <text:p>706176,66004980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9035.43982986803">
            <text:p>9035,439829868</text:p>
          </table:table-cell>
          <table:table-cell table:formula="of:=[.A79]*[.B79]" office:value-type="float" office:value="713799.746559574">
            <text:p>713799,74655957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9017.36895020829">
            <text:p>9017,3689502083</text:p>
          </table:table-cell>
          <table:table-cell table:formula="of:=[.A80]*[.B80]" office:value-type="float" office:value="721389.516016663">
            <text:p>721389,51601666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999.33421230788">
            <text:p>8999,3342123079</text:p>
          </table:table-cell>
          <table:table-cell table:formula="of:=[.A81]*[.B81]" office:value-type="float" office:value="728946.071196938">
            <text:p>728946,07119693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981.33554388326">
            <text:p>8981,3355438833</text:p>
          </table:table-cell>
          <table:table-cell table:formula="of:=[.A82]*[.B82]" office:value-type="float" office:value="736469.514598427">
            <text:p>736469,51459842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963.37287279549">
            <text:p>8963,3728727955</text:p>
          </table:table-cell>
          <table:table-cell table:formula="of:=[.A83]*[.B83]" office:value-type="float" office:value="743959.948442026">
            <text:p>743959,94844202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945.4461270499">
            <text:p>8945,4461270499</text:p>
          </table:table-cell>
          <table:table-cell table:formula="of:=[.A84]*[.B84]" office:value-type="float" office:value="751417.474672192">
            <text:p>751417,47467219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927.5552347958">
            <text:p>8927,5552347958</text:p>
          </table:table-cell>
          <table:table-cell table:formula="of:=[.A85]*[.B85]" office:value-type="float" office:value="758842.194957643">
            <text:p>758842,19495764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909.70012432621">
            <text:p>8909,7001243262</text:p>
          </table:table-cell>
          <table:table-cell table:formula="of:=[.A86]*[.B86]" office:value-type="float" office:value="766234.210692054">
            <text:p>766234,21069205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891.88072407756">
            <text:p>8891,8807240776</text:p>
          </table:table-cell>
          <table:table-cell table:formula="of:=[.A87]*[.B87]" office:value-type="float" office:value="773593.622994748">
            <text:p>773593,62299474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874.0969626294">
            <text:p>8874,0969626294</text:p>
          </table:table-cell>
          <table:table-cell table:formula="of:=[.A88]*[.B88]" office:value-type="float" office:value="780920.532711387">
            <text:p>780920,53271138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856.34876870414">
            <text:p>8856,3487687041</text:p>
          </table:table-cell>
          <table:table-cell table:formula="of:=[.A89]*[.B89]" office:value-type="float" office:value="788215.040414669">
            <text:p>788215,0404146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838.63607116673">
            <text:p>8838,6360711667</text:p>
          </table:table-cell>
          <table:table-cell table:formula="of:=[.A90]*[.B90]" office:value-type="float" office:value="795477.246405006">
            <text:p>795477,2464050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820.9587990244">
            <text:p>8820,9587990244</text:p>
          </table:table-cell>
          <table:table-cell table:formula="of:=[.A91]*[.B91]" office:value-type="float" office:value="802707.250711221">
            <text:p>802707,25071122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803.31688142635">
            <text:p>8803,3168814264</text:p>
          </table:table-cell>
          <table:table-cell table:formula="of:=[.A92]*[.B92]" office:value-type="float" office:value="809905.153091224">
            <text:p>809905,15309122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785.7102476635">
            <text:p>8785,7102476635</text:p>
          </table:table-cell>
          <table:table-cell table:formula="of:=[.A93]*[.B93]" office:value-type="float" office:value="817071.053032706">
            <text:p>817071,05303270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768.13882716817">
            <text:p>8768,1388271682</text:p>
          </table:table-cell>
          <table:table-cell table:formula="of:=[.A94]*[.B94]" office:value-type="float" office:value="824205.049753808">
            <text:p>824205,04975380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750.60254951383">
            <text:p>8750,6025495138</text:p>
          </table:table-cell>
          <table:table-cell table:formula="of:=[.A95]*[.B95]" office:value-type="float" office:value="831307.242203814">
            <text:p>831307,24220381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733.10134441481">
            <text:p>8733,1013444148</text:p>
          </table:table-cell>
          <table:table-cell table:formula="of:=[.A96]*[.B96]" office:value-type="float" office:value="838377.729063821">
            <text:p>838377,72906382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715.63514172598">
            <text:p>8715,635141726</text:p>
          </table:table-cell>
          <table:table-cell table:formula="of:=[.A97]*[.B97]" office:value-type="float" office:value="845416.60874742">
            <text:p>845416,608747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698.20387144253">
            <text:p>8698,2038714425</text:p>
          </table:table-cell>
          <table:table-cell table:formula="of:=[.A98]*[.B98]" office:value-type="float" office:value="852423.979401367">
            <text:p>852423,97940136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680.80746369964">
            <text:p>8680,8074636996</text:p>
          </table:table-cell>
          <table:table-cell table:formula="of:=[.A99]*[.B99]" office:value-type="float" office:value="859399.938906264">
            <text:p>859399,9389062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663.44584877224">
            <text:p>8663,4458487723</text:p>
          </table:table-cell>
          <table:table-cell table:formula="of:=[.A100]*[.B100]" office:value-type="float" office:value="866344.584877224">
            <text:p>866344,58487722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646.1189570747">
            <text:p>8646,1189570747</text:p>
          </table:table-cell>
          <table:table-cell table:formula="of:=[.A101]*[.B101]" office:value-type="float" office:value="873258.014664545">
            <text:p>873258,014664545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628.82671916055">
            <text:p>8628,8267191606</text:p>
          </table:table-cell>
          <table:table-cell table:formula="of:=[.A102]*[.B102]" office:value-type="float" office:value="880140.325354376">
            <text:p>880140,32535437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611.56906572223">
            <text:p>8611,5690657222</text:p>
          </table:table-cell>
          <table:table-cell table:formula="of:=[.A103]*[.B103]" office:value-type="float" office:value="886991.61376939">
            <text:p>886991,6137693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594.34592759078">
            <text:p>8594,3459275908</text:p>
          </table:table-cell>
          <table:table-cell table:formula="of:=[.A104]*[.B104]" office:value-type="float" office:value="893811.976469442">
            <text:p>893811,97646944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577.1572357356">
            <text:p>8577,1572357356</text:p>
          </table:table-cell>
          <table:table-cell table:formula="of:=[.A105]*[.B105]" office:value-type="float" office:value="900601.509752238">
            <text:p>900601,50975223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560.00292126413">
            <text:p>8560,0029212641</text:p>
          </table:table-cell>
          <table:table-cell table:formula="of:=[.A106]*[.B106]" office:value-type="float" office:value="907360.309653998">
            <text:p>907360,30965399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542.8829154216">
            <text:p>8542,8829154216</text:p>
          </table:table-cell>
          <table:table-cell table:formula="of:=[.A107]*[.B107]" office:value-type="float" office:value="914088.471950112">
            <text:p>914088,47195011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525.79714959076">
            <text:p>8525,7971495908</text:p>
          </table:table-cell>
          <table:table-cell table:formula="of:=[.A108]*[.B108]" office:value-type="float" office:value="920786.092155802">
            <text:p>920786,09215580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508.74555529158">
            <text:p>8508,7455552916</text:p>
          </table:table-cell>
          <table:table-cell table:formula="of:=[.A109]*[.B109]" office:value-type="float" office:value="927453.265526782">
            <text:p>927453,26552678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491.728064181">
            <text:p>8491,728064181</text:p>
          </table:table-cell>
          <table:table-cell table:formula="of:=[.A110]*[.B110]" office:value-type="float" office:value="934090.087059909">
            <text:p>934090,08705990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474.74460805263">
            <text:p>8474,7446080526</text:p>
          </table:table-cell>
          <table:table-cell table:formula="of:=[.A111]*[.B111]" office:value-type="float" office:value="940696.651493842">
            <text:p>940696,65149384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457.79511883653">
            <text:p>8457,7951188365</text:p>
          </table:table-cell>
          <table:table-cell table:formula="of:=[.A112]*[.B112]" office:value-type="float" office:value="947273.053309691">
            <text:p>947273,05330969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440.87952859885">
            <text:p>8440,8795285989</text:p>
          </table:table-cell>
          <table:table-cell table:formula="of:=[.A113]*[.B113]" office:value-type="float" office:value="953819.386731671">
            <text:p>953819,3867316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423.99776954166">
            <text:p>8423,9977695417</text:p>
          </table:table-cell>
          <table:table-cell table:formula="of:=[.A114]*[.B114]" office:value-type="float" office:value="960335.745727749">
            <text:p>960335,74572774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407.14977400257">
            <text:p>8407,1497740026</text:p>
          </table:table-cell>
          <table:table-cell table:formula="of:=[.A115]*[.B115]" office:value-type="float" office:value="966822.224010296">
            <text:p>966822,224010296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390.33547445457">
            <text:p>8390,3354744546</text:p>
          </table:table-cell>
          <table:table-cell table:formula="of:=[.A116]*[.B116]" office:value-type="float" office:value="973278.91503673">
            <text:p>973278,915036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373.55480350566">
            <text:p>8373,5548035057</text:p>
          </table:table-cell>
          <table:table-cell table:formula="of:=[.A117]*[.B117]" office:value-type="float" office:value="979705.912010162">
            <text:p>979705,91201016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356.80769389865">
            <text:p>8356,8076938987</text:p>
          </table:table-cell>
          <table:table-cell table:formula="of:=[.A118]*[.B118]" office:value-type="float" office:value="986103.307880041">
            <text:p>986103,30788004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340.09407851085">
            <text:p>8340,0940785109</text:p>
          </table:table-cell>
          <table:table-cell table:formula="of:=[.A119]*[.B119]" office:value-type="float" office:value="992471.195342791">
            <text:p>992471,195342791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323.41389035383">
            <text:p>8323,4138903538</text:p>
          </table:table-cell>
          <table:table-cell table:formula="of:=[.A120]*[.B120]" office:value-type="float" office:value="998809.66684246">
            <text:p>998809,6668424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8306.76706257312">
            <text:p>8306,7670625731</text:p>
          </table:table-cell>
          <table:table-cell table:formula="of:=[.A121]*[.B121]" office:value-type="float" office:value="1005118.81457135">
            <text:p>1005118,8145713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8290.15352844798">
            <text:p>8290,153528448</text:p>
          </table:table-cell>
          <table:table-cell table:formula="of:=[.A122]*[.B122]" office:value-type="float" office:value="1011398.73047065">
            <text:p>1011398,7304706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8273.57322139108">
            <text:p>8273,5732213911</text:p>
          </table:table-cell>
          <table:table-cell table:formula="of:=[.A123]*[.B123]" office:value-type="float" office:value="1017649.5062311">
            <text:p>1017649,50623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8257.0260749483">
            <text:p>8257,0260749483</text:p>
          </table:table-cell>
          <table:table-cell table:formula="of:=[.A124]*[.B124]" office:value-type="float" office:value="1023871.23329359">
            <text:p>1023871,2332935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8240.5120227984">
            <text:p>8240,5120227984</text:p>
          </table:table-cell>
          <table:table-cell table:formula="of:=[.A125]*[.B125]" office:value-type="float" office:value="1030064.0028498">
            <text:p>1030064,002849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8224.0309987528">
            <text:p>8224,0309987528</text:p>
          </table:table-cell>
          <table:table-cell table:formula="of:=[.A126]*[.B126]" office:value-type="float" office:value="1036227.90584285">
            <text:p>1036227,9058428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207.5829367553">
            <text:p>8207,5829367553</text:p>
          </table:table-cell>
          <table:table-cell table:formula="of:=[.A127]*[.B127]" office:value-type="float" office:value="1042363.03296792">
            <text:p>1042363,0329679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191.16777088179">
            <text:p>8191,1677708818</text:p>
          </table:table-cell>
          <table:table-cell table:formula="of:=[.A128]*[.B128]" office:value-type="float" office:value="1048469.47467287">
            <text:p>1048469,4746728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174.78543534002">
            <text:p>8174,78543534</text:p>
          </table:table-cell>
          <table:table-cell table:formula="of:=[.A129]*[.B129]" office:value-type="float" office:value="1054547.32115886">
            <text:p>1054547,32115886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158.43586446934">
            <text:p>8158,4358644694</text:p>
          </table:table-cell>
          <table:table-cell table:formula="of:=[.A130]*[.B130]" office:value-type="float" office:value="1060596.66238101">
            <text:p>1060596,66238101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142.1189927404">
            <text:p>8142,1189927404</text:p>
          </table:table-cell>
          <table:table-cell table:formula="of:=[.A131]*[.B131]" office:value-type="float" office:value="1066617.58804899">
            <text:p>1066617,5880489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125.83475475492">
            <text:p>8125,8347547549</text:p>
          </table:table-cell>
          <table:table-cell table:formula="of:=[.A132]*[.B132]" office:value-type="float" office:value="1072610.18762765">
            <text:p>1072610,18762765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8109.58308524541">
            <text:p>8109,5830852454</text:p>
          </table:table-cell>
          <table:table-cell table:formula="of:=[.A133]*[.B133]" office:value-type="float" office:value="1078574.55033764">
            <text:p>1078574,550337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8093.36391907492">
            <text:p>8093,3639190749</text:p>
          </table:table-cell>
          <table:table-cell table:formula="of:=[.A134]*[.B134]" office:value-type="float" office:value="1084510.76515604">
            <text:p>1084510,7651560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8077.17719123677">
            <text:p>8077,1771912368</text:p>
          </table:table-cell>
          <table:table-cell table:formula="of:=[.A135]*[.B135]" office:value-type="float" office:value="1090418.92081696">
            <text:p>1090418,9208169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8061.0228368543">
            <text:p>8061,0228368543</text:p>
          </table:table-cell>
          <table:table-cell table:formula="of:=[.A136]*[.B136]" office:value-type="float" office:value="1096299.10581218">
            <text:p>1096299,1058121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8044.90079118059">
            <text:p>8044,9007911806</text:p>
          </table:table-cell>
          <table:table-cell table:formula="of:=[.A137]*[.B137]" office:value-type="float" office:value="1102151.40839174">
            <text:p>1102151,4083917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8028.81098959823">
            <text:p>8028,8109895982</text:p>
          </table:table-cell>
          <table:table-cell table:formula="of:=[.A138]*[.B138]" office:value-type="float" office:value="1107975.91656456">
            <text:p>1107975,9165645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012.75336761903">
            <text:p>8012,753367619</text:p>
          </table:table-cell>
          <table:table-cell table:formula="of:=[.A139]*[.B139]" office:value-type="float" office:value="1113772.71809905">
            <text:p>1113772,7180990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996.72786088379">
            <text:p>7996,7278608838</text:p>
          </table:table-cell>
          <table:table-cell table:formula="of:=[.A140]*[.B140]" office:value-type="float" office:value="1119541.90052373">
            <text:p>1119541,900523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980.73440516203">
            <text:p>7980,734405162</text:p>
          </table:table-cell>
          <table:table-cell table:formula="of:=[.A141]*[.B141]" office:value-type="float" office:value="1125283.55112785">
            <text:p>1125283,55112785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964.7729363517">
            <text:p>7964,7729363517</text:p>
          </table:table-cell>
          <table:table-cell table:formula="of:=[.A142]*[.B142]" office:value-type="float" office:value="1130997.75696194">
            <text:p>1130997,7569619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948.843390479">
            <text:p>7948,843390479</text:p>
          </table:table-cell>
          <table:table-cell table:formula="of:=[.A143]*[.B143]" office:value-type="float" office:value="1136684.6048385">
            <text:p>1136684,604838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932.94570369804">
            <text:p>7932,9457036981</text:p>
          </table:table-cell>
          <table:table-cell table:formula="of:=[.A144]*[.B144]" office:value-type="float" office:value="1142344.18133252">
            <text:p>1142344,181332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17.07981229065">
            <text:p>7917,0798122907</text:p>
          </table:table-cell>
          <table:table-cell table:formula="of:=[.A145]*[.B145]" office:value-type="float" office:value="1147976.57278214">
            <text:p>1147976,5727821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901.24565266606">
            <text:p>7901,2456526661</text:p>
          </table:table-cell>
          <table:table-cell table:formula="of:=[.A146]*[.B146]" office:value-type="float" office:value="1153581.86528925">
            <text:p>1153581,8652892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885.44316136073">
            <text:p>7885,4431613607</text:p>
          </table:table-cell>
          <table:table-cell table:formula="of:=[.A147]*[.B147]" office:value-type="float" office:value="1159160.14472003">
            <text:p>1159160,1447200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869.67227503801">
            <text:p>7869,672275038</text:p>
          </table:table-cell>
          <table:table-cell table:formula="of:=[.A148]*[.B148]" office:value-type="float" office:value="1164711.49670563">
            <text:p>1164711,4967056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853.93293048794">
            <text:p>7853,9329304879</text:p>
          </table:table-cell>
          <table:table-cell table:formula="of:=[.A149]*[.B149]" office:value-type="float" office:value="1170236.0066427">
            <text:p>1170236,006642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838.22506462696">
            <text:p>7838,225064627</text:p>
          </table:table-cell>
          <table:table-cell table:formula="of:=[.A150]*[.B150]" office:value-type="float" office:value="1175733.75969404">
            <text:p>1175733,75969404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22.5486144977">
            <text:p>7822,5486144977</text:p>
          </table:table-cell>
          <table:table-cell table:formula="of:=[.A151]*[.B151]" office:value-type="float" office:value="1181204.84078915">
            <text:p>1181204,84078915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806.90351726871">
            <text:p>7806,9035172687</text:p>
          </table:table-cell>
          <table:table-cell table:formula="of:=[.A152]*[.B152]" office:value-type="float" office:value="1186649.33462484">
            <text:p>1186649,3346248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791.28971023417">
            <text:p>7791,2897102342</text:p>
          </table:table-cell>
          <table:table-cell table:formula="of:=[.A153]*[.B153]" office:value-type="float" office:value="1192067.32566583">
            <text:p>1192067,325665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775.7071308137">
            <text:p>7775,7071308137</text:p>
          </table:table-cell>
          <table:table-cell table:formula="of:=[.A154]*[.B154]" office:value-type="float" office:value="1197458.89814531">
            <text:p>1197458,89814531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760.15571655208">
            <text:p>7760,1557165521</text:p>
          </table:table-cell>
          <table:table-cell table:formula="of:=[.A155]*[.B155]" office:value-type="float" office:value="1202824.13606557">
            <text:p>1202824,1360655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744.63540511897">
            <text:p>7744,635405119</text:p>
          </table:table-cell>
          <table:table-cell table:formula="of:=[.A156]*[.B156]" office:value-type="float" office:value="1208163.12319856">
            <text:p>1208163,123198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729.14613430873">
            <text:p>7729,1461343087</text:p>
          </table:table-cell>
          <table:table-cell table:formula="of:=[.A157]*[.B157]" office:value-type="float" office:value="1213475.94308647">
            <text:p>1213475,9430864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713.68784204012">
            <text:p>7713,6878420401</text:p>
          </table:table-cell>
          <table:table-cell table:formula="of:=[.A158]*[.B158]" office:value-type="float" office:value="1218762.67904234">
            <text:p>1218762,6790423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698.26046635604">
            <text:p>7698,260466356</text:p>
          </table:table-cell>
          <table:table-cell table:formula="of:=[.A159]*[.B159]" office:value-type="float" office:value="1224023.41415061">
            <text:p>1224023,4141506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682.86394542332">
            <text:p>7682,8639454233</text:p>
          </table:table-cell>
          <table:table-cell table:formula="of:=[.A160]*[.B160]" office:value-type="float" office:value="1229258.23126773">
            <text:p>1229258,2312677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667.49821753248">
            <text:p>7667,4982175325</text:p>
          </table:table-cell>
          <table:table-cell table:formula="of:=[.A161]*[.B161]" office:value-type="float" office:value="1234467.21302273">
            <text:p>1234467,21302273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652.16322109741">
            <text:p>7652,1632210974</text:p>
          </table:table-cell>
          <table:table-cell table:formula="of:=[.A162]*[.B162]" office:value-type="float" office:value="1239650.44181778">
            <text:p>1239650,4418177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636.85889465522">
            <text:p>7636,8588946552</text:p>
          </table:table-cell>
          <table:table-cell table:formula="of:=[.A163]*[.B163]" office:value-type="float" office:value="1244807.9998288">
            <text:p>1244807,999828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621.58517686591">
            <text:p>7621,5851768659</text:p>
          </table:table-cell>
          <table:table-cell table:formula="of:=[.A164]*[.B164]" office:value-type="float" office:value="1249939.96900601">
            <text:p>1249939,9690060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606.34200651217">
            <text:p>7606,3420065122</text:p>
          </table:table-cell>
          <table:table-cell table:formula="of:=[.A165]*[.B165]" office:value-type="float" office:value="1255046.43107451">
            <text:p>1255046,4310745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591.12932249915">
            <text:p>7591,1293224992</text:p>
          </table:table-cell>
          <table:table-cell table:formula="of:=[.A166]*[.B166]" office:value-type="float" office:value="1260127.46753486">
            <text:p>1260127,4675348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575.94706385415">
            <text:p>7575,9470638542</text:p>
          </table:table-cell>
          <table:table-cell table:formula="of:=[.A167]*[.B167]" office:value-type="float" office:value="1265183.15966364">
            <text:p>1265183,1596636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560.79516972644">
            <text:p>7560,7951697265</text:p>
          </table:table-cell>
          <table:table-cell table:formula="of:=[.A168]*[.B168]" office:value-type="float" office:value="1270213.58851404">
            <text:p>1270213,5885140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545.67357938699">
            <text:p>7545,673579387</text:p>
          </table:table-cell>
          <table:table-cell table:formula="of:=[.A169]*[.B169]" office:value-type="float" office:value="1275218.8349164">
            <text:p>1275218,83491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530.58223222822">
            <text:p>7530,5822322282</text:p>
          </table:table-cell>
          <table:table-cell table:formula="of:=[.A170]*[.B170]" office:value-type="float" office:value="1280198.9794788">
            <text:p>1280198,979478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515.52106776376">
            <text:p>7515,5210677638</text:p>
          </table:table-cell>
          <table:table-cell table:formula="of:=[.A171]*[.B171]" office:value-type="float" office:value="1285154.1025876">
            <text:p>1285154,102587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500.49002562823">
            <text:p>7500,4900256282</text:p>
          </table:table-cell>
          <table:table-cell table:formula="of:=[.A172]*[.B172]" office:value-type="float" office:value="1290084.28440806">
            <text:p>1290084,2844080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485.48904557698">
            <text:p>7485,489045577</text:p>
          </table:table-cell>
          <table:table-cell table:formula="of:=[.A173]*[.B173]" office:value-type="float" office:value="1294989.60488482">
            <text:p>1294989,6048848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470.51806748582">
            <text:p>7470,5180674858</text:p>
          </table:table-cell>
          <table:table-cell table:formula="of:=[.A174]*[.B174]" office:value-type="float" office:value="1299870.14374253">
            <text:p>1299870,1437425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455.57703135085">
            <text:p>7455,5770313509</text:p>
          </table:table-cell>
          <table:table-cell table:formula="of:=[.A175]*[.B175]" office:value-type="float" office:value="1304725.9804864">
            <text:p>1304725,980486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440.66587728815">
            <text:p>7440,6658772882</text:p>
          </table:table-cell>
          <table:table-cell table:formula="of:=[.A176]*[.B176]" office:value-type="float" office:value="1309557.19440271">
            <text:p>1309557,1944027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425.78454553357">
            <text:p>7425,7845455336</text:p>
          </table:table-cell>
          <table:table-cell table:formula="of:=[.A177]*[.B177]" office:value-type="float" office:value="1314363.86455944">
            <text:p>1314363,8645594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410.9329764425">
            <text:p>7410,9329764425</text:p>
          </table:table-cell>
          <table:table-cell table:formula="of:=[.A178]*[.B178]" office:value-type="float" office:value="1319146.06980677">
            <text:p>1319146,0698067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396.11111048962">
            <text:p>7396,1111104896</text:p>
          </table:table-cell>
          <table:table-cell table:formula="of:=[.A179]*[.B179]" office:value-type="float" office:value="1323903.88877764">
            <text:p>1323903,88877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381.31888826864">
            <text:p>7381,3188882686</text:p>
          </table:table-cell>
          <table:table-cell table:formula="of:=[.A180]*[.B180]" office:value-type="float" office:value="1328637.39988836">
            <text:p>1328637,3998883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366.5562504921">
            <text:p>7366,5562504921</text:p>
          </table:table-cell>
          <table:table-cell table:formula="of:=[.A181]*[.B181]" office:value-type="float" office:value="1333346.68133907">
            <text:p>1333346,6813390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351.82313799112">
            <text:p>7351,8231379911</text:p>
          </table:table-cell>
          <table:table-cell table:formula="of:=[.A182]*[.B182]" office:value-type="float" office:value="1338031.81111438">
            <text:p>1338031,8111143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337.11949171514">
            <text:p>7337,1194917151</text:p>
          </table:table-cell>
          <table:table-cell table:formula="of:=[.A183]*[.B183]" office:value-type="float" office:value="1342692.86698387">
            <text:p>1342692,86698387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322.44525273171">
            <text:p>7322,4452527317</text:p>
          </table:table-cell>
          <table:table-cell table:formula="of:=[.A184]*[.B184]" office:value-type="float" office:value="1347329.92650263">
            <text:p>1347329,9265026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307.80036222624">
            <text:p>7307,8003622263</text:p>
          </table:table-cell>
          <table:table-cell table:formula="of:=[.A185]*[.B185]" office:value-type="float" office:value="1351943.06701186">
            <text:p>1351943,0670118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293.18476150179">
            <text:p>7293,1847615018</text:p>
          </table:table-cell>
          <table:table-cell table:formula="of:=[.A186]*[.B186]" office:value-type="float" office:value="1356532.36563933">
            <text:p>1356532,36563933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7278.59839197879">
            <text:p>7278,5983919788</text:p>
          </table:table-cell>
          <table:table-cell table:formula="of:=[.A187]*[.B187]" office:value-type="float" office:value="1361097.89930003">
            <text:p>1361097,8993000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7264.04119519483">
            <text:p>7264,0411951948</text:p>
          </table:table-cell>
          <table:table-cell table:formula="of:=[.A188]*[.B188]" office:value-type="float" office:value="1365639.74469663">
            <text:p>1365639,7446966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7249.51311280444">
            <text:p>7249,5131128044</text:p>
          </table:table-cell>
          <table:table-cell table:formula="of:=[.A189]*[.B189]" office:value-type="float" office:value="1370157.97832004">
            <text:p>1370157,97832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7235.01408657883">
            <text:p>7235,0140865788</text:p>
          </table:table-cell>
          <table:table-cell table:formula="of:=[.A190]*[.B190]" office:value-type="float" office:value="1374652.67644998">
            <text:p>1374652,67644998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7220.54405840567">
            <text:p>7220,5440584057</text:p>
          </table:table-cell>
          <table:table-cell table:formula="of:=[.A191]*[.B191]" office:value-type="float" office:value="1379123.91515548">
            <text:p>1379123,9151554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7206.10297028886">
            <text:p>7206,1029702889</text:p>
          </table:table-cell>
          <table:table-cell table:formula="of:=[.A192]*[.B192]" office:value-type="float" office:value="1383571.77029546">
            <text:p>1383571,7702954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7191.69076434828">
            <text:p>7191,6907643483</text:p>
          </table:table-cell>
          <table:table-cell table:formula="of:=[.A193]*[.B193]" office:value-type="float" office:value="1387996.31751922">
            <text:p>1387996,3175192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7177.30738281959">
            <text:p>7177,3073828196</text:p>
          </table:table-cell>
          <table:table-cell table:formula="of:=[.A194]*[.B194]" office:value-type="float" office:value="1392397.632267">
            <text:p>1392397,63226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7162.95276805395">
            <text:p>7162,952768054</text:p>
          </table:table-cell>
          <table:table-cell table:formula="of:=[.A195]*[.B195]" office:value-type="float" office:value="1396775.78977052">
            <text:p>1396775,7897705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7148.62686251784">
            <text:p>7148,6268625179</text:p>
          </table:table-cell>
          <table:table-cell table:formula="of:=[.A196]*[.B196]" office:value-type="float" office:value="1401130.8650535">
            <text:p>1401130,865053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7134.32960879281">
            <text:p>7134,3296087928</text:p>
          </table:table-cell>
          <table:table-cell table:formula="of:=[.A197]*[.B197]" office:value-type="float" office:value="1405462.93293218">
            <text:p>1405462,93293218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7120.06094957522">
            <text:p>7120,0609495752</text:p>
          </table:table-cell>
          <table:table-cell table:formula="of:=[.A198]*[.B198]" office:value-type="float" office:value="1409772.06801589">
            <text:p>1409772,068015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7105.82082767607">
            <text:p>7105,8208276761</text:p>
          </table:table-cell>
          <table:table-cell table:formula="of:=[.A199]*[.B199]" office:value-type="float" office:value="1414058.34470754">
            <text:p>1414058,3447075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7091.60918602072">
            <text:p>7091,6091860207</text:p>
          </table:table-cell>
          <table:table-cell table:formula="of:=[.A200]*[.B200]" office:value-type="float" office:value="1418321.83720414">
            <text:p>1418321,8372041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7077.42596764868">
            <text:p>7077,4259676487</text:p>
          </table:table-cell>
          <table:table-cell table:formula="of:=[.A201]*[.B201]" office:value-type="float" office:value="1422562.61949738">
            <text:p>1422562,6194973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7063.27111571338">
            <text:p>7063,2711157134</text:p>
          </table:table-cell>
          <table:table-cell table:formula="of:=[.A202]*[.B202]" office:value-type="float" office:value="1426780.7653741">
            <text:p>1426780,76537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7049.14457348195">
            <text:p>7049,144573482</text:p>
          </table:table-cell>
          <table:table-cell table:formula="of:=[.A203]*[.B203]" office:value-type="float" office:value="1430976.34841684">
            <text:p>1430976,3484168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7035.04628433499">
            <text:p>7035,046284335</text:p>
          </table:table-cell>
          <table:table-cell table:formula="of:=[.A204]*[.B204]" office:value-type="float" office:value="1435149.44200434">
            <text:p>1435149,4420043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7020.97619176632">
            <text:p>7020,9761917663</text:p>
          </table:table-cell>
          <table:table-cell table:formula="of:=[.A205]*[.B205]" office:value-type="float" office:value="1439300.1193121">
            <text:p>1439300,119312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7006.93423938279">
            <text:p>7006,9342393828</text:p>
          </table:table-cell>
          <table:table-cell table:formula="of:=[.A206]*[.B206]" office:value-type="float" office:value="1443428.45331285">
            <text:p>1443428,4533128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992.92037090402">
            <text:p>6992,920370904</text:p>
          </table:table-cell>
          <table:table-cell table:formula="of:=[.A207]*[.B207]" office:value-type="float" office:value="1447534.51677713">
            <text:p>1447534,51677713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978.93453016221">
            <text:p>6978,9345301622</text:p>
          </table:table-cell>
          <table:table-cell table:formula="of:=[.A208]*[.B208]" office:value-type="float" office:value="1451618.38227374">
            <text:p>1451618,3822737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964.97666110189">
            <text:p>6964,9766611019</text:p>
          </table:table-cell>
          <table:table-cell table:formula="of:=[.A209]*[.B209]" office:value-type="float" office:value="1455680.12217029">
            <text:p>1455680,1221702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951.04670777968">
            <text:p>6951,0467077797</text:p>
          </table:table-cell>
          <table:table-cell table:formula="of:=[.A210]*[.B210]" office:value-type="float" office:value="1459719.80863373">
            <text:p>1459719,8086337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937.14461436412">
            <text:p>6937,1446143641</text:p>
          </table:table-cell>
          <table:table-cell table:formula="of:=[.A211]*[.B211]" office:value-type="float" office:value="1463737.51363083">
            <text:p>1463737,51363083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923.2703251354">
            <text:p>6923,2703251354</text:p>
          </table:table-cell>
          <table:table-cell table:formula="of:=[.A212]*[.B212]" office:value-type="float" office:value="1467733.3089287">
            <text:p>1467733,308928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909.42378448513">
            <text:p>6909,4237844851</text:p>
          </table:table-cell>
          <table:table-cell table:formula="of:=[.A213]*[.B213]" office:value-type="float" office:value="1471707.26609533">
            <text:p>1471707,2660953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895.60493691616">
            <text:p>6895,6049369162</text:p>
          </table:table-cell>
          <table:table-cell table:formula="of:=[.A214]*[.B214]" office:value-type="float" office:value="1475659.45650006">
            <text:p>1475659,4565000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881.81372704232">
            <text:p>6881,8137270423</text:p>
          </table:table-cell>
          <table:table-cell table:formula="of:=[.A215]*[.B215]" office:value-type="float" office:value="1479589.9513141">
            <text:p>1479589,951314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868.05009958824">
            <text:p>6868,0500995882</text:p>
          </table:table-cell>
          <table:table-cell table:formula="of:=[.A216]*[.B216]" office:value-type="float" office:value="1483498.82151106">
            <text:p>1483498,8215110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854.31399938906">
            <text:p>6854,3139993891</text:p>
          </table:table-cell>
          <table:table-cell table:formula="of:=[.A217]*[.B217]" office:value-type="float" office:value="1487386.13786743">
            <text:p>1487386,13786743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840.60537139028">
            <text:p>6840,6053713903</text:p>
          </table:table-cell>
          <table:table-cell table:formula="of:=[.A218]*[.B218]" office:value-type="float" office:value="1491251.97096308">
            <text:p>1491251,9709630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826.9241606475">
            <text:p>6826,9241606475</text:p>
          </table:table-cell>
          <table:table-cell table:formula="of:=[.A219]*[.B219]" office:value-type="float" office:value="1495096.3911818">
            <text:p>1495096,391181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813.27031232621">
            <text:p>6813,2703123262</text:p>
          </table:table-cell>
          <table:table-cell table:formula="of:=[.A220]*[.B220]" office:value-type="float" office:value="1498919.46871177">
            <text:p>1498919,4687117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799.64377170156">
            <text:p>6799,6437717016</text:p>
          </table:table-cell>
          <table:table-cell table:formula="of:=[.A221]*[.B221]" office:value-type="float" office:value="1502721.27354604">
            <text:p>1502721,27354604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786.04448415815">
            <text:p>6786,0444841582</text:p>
          </table:table-cell>
          <table:table-cell table:formula="of:=[.A222]*[.B222]" office:value-type="float" office:value="1506501.87548311">
            <text:p>1506501,8754831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772.47239518984">
            <text:p>6772,4723951898</text:p>
          </table:table-cell>
          <table:table-cell table:formula="of:=[.A223]*[.B223]" office:value-type="float" office:value="1510261.34412733">
            <text:p>1510261,3441273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758.92745039946">
            <text:p>6758,9274503995</text:p>
          </table:table-cell>
          <table:table-cell table:formula="of:=[.A224]*[.B224]" office:value-type="float" office:value="1513999.74888948">
            <text:p>1513999,7488894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745.40959549866">
            <text:p>6745,4095954987</text:p>
          </table:table-cell>
          <table:table-cell table:formula="of:=[.A225]*[.B225]" office:value-type="float" office:value="1517717.1589872">
            <text:p>1517717,158987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731.91877630766">
            <text:p>6731,9187763077</text:p>
          </table:table-cell>
          <table:table-cell table:formula="of:=[.A226]*[.B226]" office:value-type="float" office:value="1521413.64344553">
            <text:p>1521413,64344553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718.45493875505">
            <text:p>6718,4549387551</text:p>
          </table:table-cell>
          <table:table-cell table:formula="of:=[.A227]*[.B227]" office:value-type="float" office:value="1525089.2710974">
            <text:p>1525089,271097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705.01802887754">
            <text:p>6705,0180288775</text:p>
          </table:table-cell>
          <table:table-cell table:formula="of:=[.A228]*[.B228]" office:value-type="float" office:value="1528744.11058408">
            <text:p>1528744,1105840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691.60799281978">
            <text:p>6691,6079928198</text:p>
          </table:table-cell>
          <table:table-cell table:formula="of:=[.A229]*[.B229]" office:value-type="float" office:value="1532378.23035573">
            <text:p>1532378,2303557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678.22477683414">
            <text:p>6678,2247768341</text:p>
          </table:table-cell>
          <table:table-cell table:formula="of:=[.A230]*[.B230]" office:value-type="float" office:value="1535991.69867185">
            <text:p>1535991,6986718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664.86832728047">
            <text:p>6664,8683272805</text:p>
          </table:table-cell>
          <table:table-cell table:formula="of:=[.A231]*[.B231]" office:value-type="float" office:value="1539584.58360179">
            <text:p>1539584,5836017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651.53859062591">
            <text:p>6651,5385906259</text:p>
          </table:table-cell>
          <table:table-cell table:formula="of:=[.A232]*[.B232]" office:value-type="float" office:value="1543156.95302521">
            <text:p>1543156,95302521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638.23551344466">
            <text:p>6638,2355134447</text:p>
          </table:table-cell>
          <table:table-cell table:formula="of:=[.A233]*[.B233]" office:value-type="float" office:value="1546708.87463261">
            <text:p>1546708,8746326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624.95904241777">
            <text:p>6624,9590424178</text:p>
          </table:table-cell>
          <table:table-cell table:formula="of:=[.A234]*[.B234]" office:value-type="float" office:value="1550240.41592576">
            <text:p>1550240,41592576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611.70912433293">
            <text:p>6611,7091243329</text:p>
          </table:table-cell>
          <table:table-cell table:formula="of:=[.A235]*[.B235]" office:value-type="float" office:value="1553751.64421824">
            <text:p>1553751,6442182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598.48570608427">
            <text:p>6598,4857060843</text:p>
          </table:table-cell>
          <table:table-cell table:formula="of:=[.A236]*[.B236]" office:value-type="float" office:value="1557242.62663589">
            <text:p>1557242,6266358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585.2887346721">
            <text:p>6585,2887346721</text:p>
          </table:table-cell>
          <table:table-cell table:formula="of:=[.A237]*[.B237]" office:value-type="float" office:value="1560713.43011729">
            <text:p>1560713,4301172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572.11815720276">
            <text:p>6572,1181572028</text:p>
          </table:table-cell>
          <table:table-cell table:formula="of:=[.A238]*[.B238]" office:value-type="float" office:value="1564164.12141426">
            <text:p>1564164,1214142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558.97392088835">
            <text:p>6558,9739208884</text:p>
          </table:table-cell>
          <table:table-cell table:formula="of:=[.A239]*[.B239]" office:value-type="float" office:value="1567594.76709232">
            <text:p>1567594,7670923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545.85597304657">
            <text:p>6545,8559730466</text:p>
          </table:table-cell>
          <table:table-cell table:formula="of:=[.A240]*[.B240]" office:value-type="float" office:value="1571005.43353118">
            <text:p>1571005,43353118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532.76426110048">
            <text:p>6532,7642611005</text:p>
          </table:table-cell>
          <table:table-cell table:formula="of:=[.A241]*[.B241]" office:value-type="float" office:value="1574396.18692522">
            <text:p>1574396,1869252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519.69873257828">
            <text:p>6519,6987325783</text:p>
          </table:table-cell>
          <table:table-cell table:formula="of:=[.A242]*[.B242]" office:value-type="float" office:value="1577767.09328394">
            <text:p>1577767,0932839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506.65933511312">
            <text:p>6506,6593351131</text:p>
          </table:table-cell>
          <table:table-cell table:formula="of:=[.A243]*[.B243]" office:value-type="float" office:value="1581118.21843249">
            <text:p>1581118,21843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493.6460164429">
            <text:p>6493,6460164429</text:p>
          </table:table-cell>
          <table:table-cell table:formula="of:=[.A244]*[.B244]" office:value-type="float" office:value="1584449.62801207">
            <text:p>1584449,6280120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480.65872441001">
            <text:p>6480,65872441</text:p>
          </table:table-cell>
          <table:table-cell table:formula="of:=[.A245]*[.B245]" office:value-type="float" office:value="1587761.38748045">
            <text:p>1587761,387480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467.69740696119">
            <text:p>6467,6974069612</text:p>
          </table:table-cell>
          <table:table-cell table:formula="of:=[.A246]*[.B246]" office:value-type="float" office:value="1591053.56211245">
            <text:p>1591053,562112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454.76201214727">
            <text:p>6454,7620121473</text:p>
          </table:table-cell>
          <table:table-cell table:formula="of:=[.A247]*[.B247]" office:value-type="float" office:value="1594326.21700038">
            <text:p>1594326,2170003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441.85248812297">
            <text:p>6441,852488123</text:p>
          </table:table-cell>
          <table:table-cell table:formula="of:=[.A248]*[.B248]" office:value-type="float" office:value="1597579.4170545">
            <text:p>1597579,417054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428.96878314673">
            <text:p>6428,9687831467</text:p>
          </table:table-cell>
          <table:table-cell table:formula="of:=[.A249]*[.B249]" office:value-type="float" office:value="1600813.22700354">
            <text:p>1600813,2270035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416.11084558043">
            <text:p>6416,1108455804</text:p>
          </table:table-cell>
          <table:table-cell table:formula="of:=[.A250]*[.B250]" office:value-type="float" office:value="1604027.71139511">
            <text:p>1604027,7113951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403.27862388927">
            <text:p>6403,2786238893</text:p>
          </table:table-cell>
          <table:table-cell table:formula="of:=[.A251]*[.B251]" office:value-type="float" office:value="1607222.93459621">
            <text:p>1607222,9345962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390.47206664149">
            <text:p>6390,4720666415</text:p>
          </table:table-cell>
          <table:table-cell table:formula="of:=[.A252]*[.B252]" office:value-type="float" office:value="1610398.96079366">
            <text:p>1610398,9607936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377.69112250821">
            <text:p>6377,6911225082</text:p>
          </table:table-cell>
          <table:table-cell table:formula="of:=[.A253]*[.B253]" office:value-type="float" office:value="1613555.85399458">
            <text:p>1613555,8539945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364.93574026319">
            <text:p>6364,9357402632</text:p>
          </table:table-cell>
          <table:table-cell table:formula="of:=[.A254]*[.B254]" office:value-type="float" office:value="1616693.67802685">
            <text:p>1616693,6780268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352.20586878267">
            <text:p>6352,2058687827</text:p>
          </table:table-cell>
          <table:table-cell table:formula="of:=[.A255]*[.B255]" office:value-type="float" office:value="1619812.49653958">
            <text:p>1619812,496539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339.5014570451">
            <text:p>6339,5014570451</text:p>
          </table:table-cell>
          <table:table-cell table:formula="of:=[.A256]*[.B256]" office:value-type="float" office:value="1622912.37300355">
            <text:p>1622912,3730035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326.82245413101">
            <text:p>6326,822454131</text:p>
          </table:table-cell>
          <table:table-cell table:formula="of:=[.A257]*[.B257]" office:value-type="float" office:value="1625993.37071167">
            <text:p>1625993,3707116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314.16880922275">
            <text:p>6314,1688092228</text:p>
          </table:table-cell>
          <table:table-cell table:formula="of:=[.A258]*[.B258]" office:value-type="float" office:value="1629055.55277947">
            <text:p>1629055,5527794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301.5404716043">
            <text:p>6301,5404716043</text:p>
          </table:table-cell>
          <table:table-cell table:formula="of:=[.A259]*[.B259]" office:value-type="float" office:value="1632098.98214551">
            <text:p>1632098,9821455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288.9373906611">
            <text:p>6288,9373906611</text:p>
          </table:table-cell>
          <table:table-cell table:formula="of:=[.A260]*[.B260]" office:value-type="float" office:value="1635123.72157188">
            <text:p>1635123,7215718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276.35951587977">
            <text:p>6276,3595158798</text:p>
          </table:table-cell>
          <table:table-cell table:formula="of:=[.A261]*[.B261]" office:value-type="float" office:value="1638129.83364462">
            <text:p>1638129,833644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263.80679684801">
            <text:p>6263,806796848</text:p>
          </table:table-cell>
          <table:table-cell table:formula="of:=[.A262]*[.B262]" office:value-type="float" office:value="1641117.38077418">
            <text:p>1641117,3807741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251.27918325432">
            <text:p>6251,2791832543</text:p>
          </table:table-cell>
          <table:table-cell table:formula="of:=[.A263]*[.B263]" office:value-type="float" office:value="1644086.42519589">
            <text:p>1644086,425195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238.77662488781">
            <text:p>6238,7766248878</text:p>
          </table:table-cell>
          <table:table-cell table:formula="of:=[.A264]*[.B264]" office:value-type="float" office:value="1647037.02897038">
            <text:p>1647037,0289703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226.29907163803">
            <text:p>6226,299071638</text:p>
          </table:table-cell>
          <table:table-cell table:formula="of:=[.A265]*[.B265]" office:value-type="float" office:value="1649969.25398408">
            <text:p>1649969,2539840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213.84647349476">
            <text:p>6213,8464734948</text:p>
          </table:table-cell>
          <table:table-cell table:formula="of:=[.A266]*[.B266]" office:value-type="float" office:value="1652883.16194961">
            <text:p>1652883,1619496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201.41878054777">
            <text:p>6201,4187805478</text:p>
          </table:table-cell>
          <table:table-cell table:formula="of:=[.A267]*[.B267]" office:value-type="float" office:value="1655778.81440625">
            <text:p>1655778,8144062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189.01594298667">
            <text:p>6189,0159429867</text:p>
          </table:table-cell>
          <table:table-cell table:formula="of:=[.A268]*[.B268]" office:value-type="float" office:value="1658656.27272043">
            <text:p>1658656,2727204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176.6379111007">
            <text:p>6176,6379111007</text:p>
          </table:table-cell>
          <table:table-cell table:formula="of:=[.A269]*[.B269]" office:value-type="float" office:value="1661515.59808609">
            <text:p>1661515,5980860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164.2846352785">
            <text:p>6164,2846352785</text:p>
          </table:table-cell>
          <table:table-cell table:formula="of:=[.A270]*[.B270]" office:value-type="float" office:value="1664356.85152519">
            <text:p>1664356,8515251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151.95606600794">
            <text:p>6151,9560660079</text:p>
          </table:table-cell>
          <table:table-cell table:formula="of:=[.A271]*[.B271]" office:value-type="float" office:value="1667180.09388815">
            <text:p>1667180,0938881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139.65215387592">
            <text:p>6139,6521538759</text:p>
          </table:table-cell>
          <table:table-cell table:formula="of:=[.A272]*[.B272]" office:value-type="float" office:value="1669985.38585425">
            <text:p>1669985,3858542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127.37284956817">
            <text:p>6127,3728495682</text:p>
          </table:table-cell>
          <table:table-cell table:formula="of:=[.A273]*[.B273]" office:value-type="float" office:value="1672772.78793211">
            <text:p>1672772,7879321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115.11810386904">
            <text:p>6115,118103869</text:p>
          </table:table-cell>
          <table:table-cell table:formula="of:=[.A274]*[.B274]" office:value-type="float" office:value="1675542.36046012">
            <text:p>1675542,3604601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102.8878676613">
            <text:p>6102,8878676613</text:p>
          </table:table-cell>
          <table:table-cell table:formula="of:=[.A275]*[.B275]" office:value-type="float" office:value="1678294.16360686">
            <text:p>1678294,16360686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090.68209192598">
            <text:p>6090,682091926</text:p>
          </table:table-cell>
          <table:table-cell table:formula="of:=[.A276]*[.B276]" office:value-type="float" office:value="1681028.25737157">
            <text:p>1681028,2573715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078.50072774212">
            <text:p>6078,5007277421</text:p>
          </table:table-cell>
          <table:table-cell table:formula="of:=[.A277]*[.B277]" office:value-type="float" office:value="1683744.70158457">
            <text:p>1683744,7015845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066.34372628664">
            <text:p>6066,3437262866</text:p>
          </table:table-cell>
          <table:table-cell table:formula="of:=[.A278]*[.B278]" office:value-type="float" office:value="1686443.55590769">
            <text:p>1686443,5559076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6054.21103883407">
            <text:p>6054,2110388341</text:p>
          </table:table-cell>
          <table:table-cell table:formula="of:=[.A279]*[.B279]" office:value-type="float" office:value="1689124.8798347">
            <text:p>1689124,8798347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6042.1026167564">
            <text:p>6042,1026167564</text:p>
          </table:table-cell>
          <table:table-cell table:formula="of:=[.A280]*[.B280]" office:value-type="float" office:value="1691788.73269179">
            <text:p>1691788,73269179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6030.01841152289">
            <text:p>6030,0184115229</text:p>
          </table:table-cell>
          <table:table-cell table:formula="of:=[.A281]*[.B281]" office:value-type="float" office:value="1694435.17363793">
            <text:p>1694435,1736379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6017.95837469984">
            <text:p>6017,9583746998</text:p>
          </table:table-cell>
          <table:table-cell table:formula="of:=[.A282]*[.B282]" office:value-type="float" office:value="1697064.26166535">
            <text:p>1697064,2616653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6005.92245795044">
            <text:p>6005,9224579504</text:p>
          </table:table-cell>
          <table:table-cell table:formula="of:=[.A283]*[.B283]" office:value-type="float" office:value="1699676.05559997">
            <text:p>1699676,05559997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993.91061303454">
            <text:p>5993,9106130345</text:p>
          </table:table-cell>
          <table:table-cell table:formula="of:=[.A284]*[.B284]" office:value-type="float" office:value="1702270.61410181">
            <text:p>1702270,6141018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981.92279180847">
            <text:p>5981,9227918085</text:p>
          </table:table-cell>
          <table:table-cell table:formula="of:=[.A285]*[.B285]" office:value-type="float" office:value="1704847.99566541">
            <text:p>1704847,9956654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969.95894622485">
            <text:p>5969,9589462249</text:p>
          </table:table-cell>
          <table:table-cell table:formula="of:=[.A286]*[.B286]" office:value-type="float" office:value="1707408.25862031">
            <text:p>1707408,2586203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958.0190283324">
            <text:p>5958,0190283324</text:p>
          </table:table-cell>
          <table:table-cell table:formula="of:=[.A287]*[.B287]" office:value-type="float" office:value="1709951.4611314">
            <text:p>1709951,461131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946.10299027574">
            <text:p>5946,1029902757</text:p>
          </table:table-cell>
          <table:table-cell table:formula="of:=[.A288]*[.B288]" office:value-type="float" office:value="1712477.66119941">
            <text:p>1712477,6611994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934.21078429519">
            <text:p>5934,2107842952</text:p>
          </table:table-cell>
          <table:table-cell table:formula="of:=[.A289]*[.B289]" office:value-type="float" office:value="1714986.91666131">
            <text:p>1714986,9166613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922.3423627266">
            <text:p>5922,3423627266</text:p>
          </table:table-cell>
          <table:table-cell table:formula="of:=[.A290]*[.B290]" office:value-type="float" office:value="1717479.28519071">
            <text:p>1717479,28519071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910.49767800114">
            <text:p>5910,4976780012</text:p>
          </table:table-cell>
          <table:table-cell table:formula="of:=[.A291]*[.B291]" office:value-type="float" office:value="1719954.82429833">
            <text:p>1719954,8242983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898.67668264514">
            <text:p>5898,6766826451</text:p>
          </table:table-cell>
          <table:table-cell table:formula="of:=[.A292]*[.B292]" office:value-type="float" office:value="1722413.59133238">
            <text:p>1722413,5913323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886.87932927985">
            <text:p>5886,8793292799</text:p>
          </table:table-cell>
          <table:table-cell table:formula="of:=[.A293]*[.B293]" office:value-type="float" office:value="1724855.643479">
            <text:p>1724855,64347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875.10557062129">
            <text:p>5875,1055706213</text:p>
          </table:table-cell>
          <table:table-cell table:formula="of:=[.A294]*[.B294]" office:value-type="float" office:value="1727281.03776266">
            <text:p>1727281,03776266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863.35535948005">
            <text:p>5863,3553594801</text:p>
          </table:table-cell>
          <table:table-cell table:formula="of:=[.A295]*[.B295]" office:value-type="float" office:value="1729689.83104661">
            <text:p>1729689,8310466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851.62864876109">
            <text:p>5851,6286487611</text:p>
          </table:table-cell>
          <table:table-cell table:formula="of:=[.A296]*[.B296]" office:value-type="float" office:value="1732082.08003328">
            <text:p>1732082,0800332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839.92539146357">
            <text:p>5839,9253914636</text:p>
          </table:table-cell>
          <table:table-cell table:formula="of:=[.A297]*[.B297]" office:value-type="float" office:value="1734457.84126468">
            <text:p>1734457,8412646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828.24554068064">
            <text:p>5828,2455406806</text:p>
          </table:table-cell>
          <table:table-cell table:formula="of:=[.A298]*[.B298]" office:value-type="float" office:value="1736817.17112283">
            <text:p>1736817,1711228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816.58904959928">
            <text:p>5816,5890495993</text:p>
          </table:table-cell>
          <table:table-cell table:formula="of:=[.A299]*[.B299]" office:value-type="float" office:value="1739160.12583018">
            <text:p>1739160,1258301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804.95587150008">
            <text:p>5804,9558715001</text:p>
          </table:table-cell>
          <table:table-cell table:formula="of:=[.A300]*[.B300]" office:value-type="float" office:value="1741486.76145002">
            <text:p>1741486,7614500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793.34595975708">
            <text:p>5793,3459597571</text:p>
          </table:table-cell>
          <table:table-cell table:formula="of:=[.A301]*[.B301]" office:value-type="float" office:value="1743797.13388688">
            <text:p>1743797,1338868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781.75926783756">
            <text:p>5781,7592678376</text:p>
          </table:table-cell>
          <table:table-cell table:formula="of:=[.A302]*[.B302]" office:value-type="float" office:value="1746091.29888694">
            <text:p>1746091,2988869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770.19574930189">
            <text:p>5770,1957493019</text:p>
          </table:table-cell>
          <table:table-cell table:formula="of:=[.A303]*[.B303]" office:value-type="float" office:value="1748369.31203847">
            <text:p>1748369,3120384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758.65535780329">
            <text:p>5758,6553578033</text:p>
          </table:table-cell>
          <table:table-cell table:formula="of:=[.A304]*[.B304]" office:value-type="float" office:value="1750631.2287722">
            <text:p>1750631,228772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747.13804708768">
            <text:p>5747,1380470877</text:p>
          </table:table-cell>
          <table:table-cell table:formula="of:=[.A305]*[.B305]" office:value-type="float" office:value="1752877.10436174">
            <text:p>1752877,10436174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735.6437709935">
            <text:p>5735,6437709935</text:p>
          </table:table-cell>
          <table:table-cell table:formula="of:=[.A306]*[.B306]" office:value-type="float" office:value="1755106.99392401">
            <text:p>1755106,9939240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724.17248345152">
            <text:p>5724,1724834515</text:p>
          </table:table-cell>
          <table:table-cell table:formula="of:=[.A307]*[.B307]" office:value-type="float" office:value="1757320.95241962">
            <text:p>1757320,95241962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712.72413848461">
            <text:p>5712,7241384846</text:p>
          </table:table-cell>
          <table:table-cell table:formula="of:=[.A308]*[.B308]" office:value-type="float" office:value="1759519.03465326">
            <text:p>1759519,0346532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701.29869020764">
            <text:p>5701,2986902077</text:p>
          </table:table-cell>
          <table:table-cell table:formula="of:=[.A309]*[.B309]" office:value-type="float" office:value="1761701.29527416">
            <text:p>1761701,295274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689.89609282723">
            <text:p>5689,8960928272</text:p>
          </table:table-cell>
          <table:table-cell table:formula="of:=[.A310]*[.B310]" office:value-type="float" office:value="1763867.78877644">
            <text:p>1763867,78877644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678.51630064157">
            <text:p>5678,5163006416</text:p>
          </table:table-cell>
          <table:table-cell table:formula="of:=[.A311]*[.B311]" office:value-type="float" office:value="1766018.56949953">
            <text:p>1766018,5694995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667.15926804029">
            <text:p>5667,1592680403</text:p>
          </table:table-cell>
          <table:table-cell table:formula="of:=[.A312]*[.B312]" office:value-type="float" office:value="1768153.69162857">
            <text:p>1768153,6916285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655.82494950421">
            <text:p>5655,8249495042</text:p>
          </table:table-cell>
          <table:table-cell table:formula="of:=[.A313]*[.B313]" office:value-type="float" office:value="1770273.20919482">
            <text:p>1770273,2091948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644.5132996052">
            <text:p>5644,5132996052</text:p>
          </table:table-cell>
          <table:table-cell table:formula="of:=[.A314]*[.B314]" office:value-type="float" office:value="1772377.17607603">
            <text:p>1772377,1760760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633.22427300599">
            <text:p>5633,224273006</text:p>
          </table:table-cell>
          <table:table-cell table:formula="of:=[.A315]*[.B315]" office:value-type="float" office:value="1774465.64599689">
            <text:p>1774465,6459968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621.95782445998">
            <text:p>5621,95782446</text:p>
          </table:table-cell>
          <table:table-cell table:formula="of:=[.A316]*[.B316]" office:value-type="float" office:value="1776538.67252935">
            <text:p>1776538,6725293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610.71390881106">
            <text:p>5610,7139088111</text:p>
          </table:table-cell>
          <table:table-cell table:formula="of:=[.A317]*[.B317]" office:value-type="float" office:value="1778596.30909311">
            <text:p>1778596,30909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599.49248099344">
            <text:p>5599,4924809934</text:p>
          </table:table-cell>
          <table:table-cell table:formula="of:=[.A318]*[.B318]" office:value-type="float" office:value="1780638.60895591">
            <text:p>1780638,6089559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588.29349603145">
            <text:p>5588,2934960315</text:p>
          </table:table-cell>
          <table:table-cell table:formula="of:=[.A319]*[.B319]" office:value-type="float" office:value="1782665.62523403">
            <text:p>1782665,6252340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577.11690903939">
            <text:p>5577,1169090394</text:p>
          </table:table-cell>
          <table:table-cell table:formula="of:=[.A320]*[.B320]" office:value-type="float" office:value="1784677.4108926">
            <text:p>1784677,410892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565.96267522131">
            <text:p>5565,9626752213</text:p>
          </table:table-cell>
          <table:table-cell table:formula="of:=[.A321]*[.B321]" office:value-type="float" office:value="1786674.01874604">
            <text:p>1786674,0187460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554.83074987087">
            <text:p>5554,8307498709</text:p>
          </table:table-cell>
          <table:table-cell table:formula="of:=[.A322]*[.B322]" office:value-type="float" office:value="1788655.50145842">
            <text:p>1788655,5014584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543.72108837112">
            <text:p>5543,7210883711</text:p>
          </table:table-cell>
          <table:table-cell table:formula="of:=[.A323]*[.B323]" office:value-type="float" office:value="1790621.91154387">
            <text:p>1790621,9115438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532.63364619438">
            <text:p>5532,6336461944</text:p>
          </table:table-cell>
          <table:table-cell table:formula="of:=[.A324]*[.B324]" office:value-type="float" office:value="1792573.30136698">
            <text:p>1792573,3013669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521.56837890199">
            <text:p>5521,568378902</text:p>
          </table:table-cell>
          <table:table-cell table:formula="of:=[.A325]*[.B325]" office:value-type="float" office:value="1794509.72314315">
            <text:p>1794509,7231431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510.52524214419">
            <text:p>5510,5252421442</text:p>
          </table:table-cell>
          <table:table-cell table:formula="of:=[.A326]*[.B326]" office:value-type="float" office:value="1796431.22893901">
            <text:p>1796431,2289390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499.5041916599">
            <text:p>5499,5041916599</text:p>
          </table:table-cell>
          <table:table-cell table:formula="of:=[.A327]*[.B327]" office:value-type="float" office:value="1798337.87067279">
            <text:p>1798337,8706727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488.50518327658">
            <text:p>5488,5051832766</text:p>
          </table:table-cell>
          <table:table-cell table:formula="of:=[.A328]*[.B328]" office:value-type="float" office:value="1800229.70011472">
            <text:p>1800229,7001147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477.52817291003">
            <text:p>5477,52817291</text:p>
          </table:table-cell>
          <table:table-cell table:formula="of:=[.A329]*[.B329]" office:value-type="float" office:value="1802106.7688874">
            <text:p>1802106,76888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466.57311656421">
            <text:p>5466,5731165642</text:p>
          </table:table-cell>
          <table:table-cell table:formula="of:=[.A330]*[.B330]" office:value-type="float" office:value="1803969.12846619">
            <text:p>1803969,1284661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455.63997033108">
            <text:p>5455,6399703311</text:p>
          </table:table-cell>
          <table:table-cell table:formula="of:=[.A331]*[.B331]" office:value-type="float" office:value="1805816.83017959">
            <text:p>1805816,8301795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444.72869039042">
            <text:p>5444,7286903904</text:p>
          </table:table-cell>
          <table:table-cell table:formula="of:=[.A332]*[.B332]" office:value-type="float" office:value="1807649.92520962">
            <text:p>1807649,9252096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433.83923300964">
            <text:p>5433,8392330096</text:p>
          </table:table-cell>
          <table:table-cell table:formula="of:=[.A333]*[.B333]" office:value-type="float" office:value="1809468.46459221">
            <text:p>1809468,4645922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422.97155454362">
            <text:p>5422,9715545436</text:p>
          </table:table-cell>
          <table:table-cell table:formula="of:=[.A334]*[.B334]" office:value-type="float" office:value="1811272.49921757">
            <text:p>1811272,4992175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412.12561143453">
            <text:p>5412,1256114345</text:p>
          </table:table-cell>
          <table:table-cell table:formula="of:=[.A335]*[.B335]" office:value-type="float" office:value="1813062.07983057">
            <text:p>1813062,079830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401.30136021166">
            <text:p>5401,3013602117</text:p>
          </table:table-cell>
          <table:table-cell table:formula="of:=[.A336]*[.B336]" office:value-type="float" office:value="1814837.25703112">
            <text:p>1814837,2570311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390.49875749124">
            <text:p>5390,4987574912</text:p>
          </table:table-cell>
          <table:table-cell table:formula="of:=[.A337]*[.B337]" office:value-type="float" office:value="1816598.08127455">
            <text:p>1816598,0812745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379.71775997626">
            <text:p>5379,7177599763</text:p>
          </table:table-cell>
          <table:table-cell table:formula="of:=[.A338]*[.B338]" office:value-type="float" office:value="1818344.60287197">
            <text:p>1818344,6028719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368.9583244563">
            <text:p>5368,9583244563</text:p>
          </table:table-cell>
          <table:table-cell table:formula="of:=[.A339]*[.B339]" office:value-type="float" office:value="1820076.87199069">
            <text:p>1820076,8719906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358.22040780739">
            <text:p>5358,2204078074</text:p>
          </table:table-cell>
          <table:table-cell table:formula="of:=[.A340]*[.B340]" office:value-type="float" office:value="1821794.93865451">
            <text:p>1821794,9386545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347.50396699178">
            <text:p>5347,5039669918</text:p>
          </table:table-cell>
          <table:table-cell table:formula="of:=[.A341]*[.B341]" office:value-type="float" office:value="1823498.8527442">
            <text:p>1823498,852744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336.80895905779">
            <text:p>5336,8089590578</text:p>
          </table:table-cell>
          <table:table-cell table:formula="of:=[.A342]*[.B342]" office:value-type="float" office:value="1825188.66399777">
            <text:p>1825188,6639977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326.13534113968">
            <text:p>5326,1353411397</text:p>
          </table:table-cell>
          <table:table-cell table:formula="of:=[.A343]*[.B343]" office:value-type="float" office:value="1826864.42201091">
            <text:p>1826864,4220109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315.4830704574">
            <text:p>5315,4830704574</text:p>
          </table:table-cell>
          <table:table-cell table:formula="of:=[.A344]*[.B344]" office:value-type="float" office:value="1828526.17623734">
            <text:p>1828526,1762373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304.85210431648">
            <text:p>5304,8521043165</text:p>
          </table:table-cell>
          <table:table-cell table:formula="of:=[.A345]*[.B345]" office:value-type="float" office:value="1830173.97598919">
            <text:p>1830173,97598919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294.24240010785">
            <text:p>5294,2424001079</text:p>
          </table:table-cell>
          <table:table-cell table:formula="of:=[.A346]*[.B346]" office:value-type="float" office:value="1831807.87043732">
            <text:p>1831807,8704373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283.65391530763">
            <text:p>5283,6539153076</text:p>
          </table:table-cell>
          <table:table-cell table:formula="of:=[.A347]*[.B347]" office:value-type="float" office:value="1833427.90861175">
            <text:p>1833427,9086117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273.08660747702">
            <text:p>5273,086607477</text:p>
          </table:table-cell>
          <table:table-cell table:formula="of:=[.A348]*[.B348]" office:value-type="float" office:value="1835034.139402">
            <text:p>1835034,13940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262.54043426206">
            <text:p>5262,5404342621</text:p>
          </table:table-cell>
          <table:table-cell table:formula="of:=[.A349]*[.B349]" office:value-type="float" office:value="1836626.61155746">
            <text:p>1836626,61155746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252.01535339354">
            <text:p>5252,0153533935</text:p>
          </table:table-cell>
          <table:table-cell table:formula="of:=[.A350]*[.B350]" office:value-type="float" office:value="1838205.37368774">
            <text:p>1838205,3736877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241.51132268675">
            <text:p>5241,5113226868</text:p>
          </table:table-cell>
          <table:table-cell table:formula="of:=[.A351]*[.B351]" office:value-type="float" office:value="1839770.47426305">
            <text:p>1839770,4742630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231.02830004138">
            <text:p>5231,0283000414</text:p>
          </table:table-cell>
          <table:table-cell table:formula="of:=[.A352]*[.B352]" office:value-type="float" office:value="1841321.96161457">
            <text:p>1841321,9616145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220.5662434413">
            <text:p>5220,5662434413</text:p>
          </table:table-cell>
          <table:table-cell table:formula="of:=[.A353]*[.B353]" office:value-type="float" office:value="1842859.88393478">
            <text:p>1842859,88393478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210.12511095441">
            <text:p>5210,1251109544</text:p>
          </table:table-cell>
          <table:table-cell table:formula="of:=[.A354]*[.B354]" office:value-type="float" office:value="1844384.28927786">
            <text:p>1844384,2892778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5199.7048607325">
            <text:p>5199,7048607325</text:p>
          </table:table-cell>
          <table:table-cell table:formula="of:=[.A355]*[.B355]" office:value-type="float" office:value="1845895.22556004">
            <text:p>1845895,2255600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5189.30545101104">
            <text:p>5189,305451011</text:p>
          </table:table-cell>
          <table:table-cell table:formula="of:=[.A356]*[.B356]" office:value-type="float" office:value="1847392.74055993">
            <text:p>1847392,7405599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5178.92684010902">
            <text:p>5178,926840109</text:p>
          </table:table-cell>
          <table:table-cell table:formula="of:=[.A357]*[.B357]" office:value-type="float" office:value="1848876.88191892">
            <text:p>1848876,8819189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5168.5689864288">
            <text:p>5168,5689864288</text:p>
          </table:table-cell>
          <table:table-cell table:formula="of:=[.A358]*[.B358]" office:value-type="float" office:value="1850347.69714151">
            <text:p>1850347,69714151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5158.23184845594">
            <text:p>5158,2318484559</text:p>
          </table:table-cell>
          <table:table-cell table:formula="of:=[.A359]*[.B359]" office:value-type="float" office:value="1851805.23359568">
            <text:p>1851805,2335956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5147.91538475903">
            <text:p>5147,915384759</text:p>
          </table:table-cell>
          <table:table-cell table:formula="of:=[.A360]*[.B360]" office:value-type="float" office:value="1853249.53851325">
            <text:p>1853249,5385132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5137.61955398951">
            <text:p>5137,6195539895</text:p>
          </table:table-cell>
          <table:table-cell table:formula="of:=[.A361]*[.B361]" office:value-type="float" office:value="1854680.65899021">
            <text:p>1854680,6589902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5127.34431488153">
            <text:p>5127,3443148815</text:p>
          </table:table-cell>
          <table:table-cell table:formula="of:=[.A362]*[.B362]" office:value-type="float" office:value="1856098.64198711">
            <text:p>1856098,64198711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5117.08962625177">
            <text:p>5117,0896262518</text:p>
          </table:table-cell>
          <table:table-cell table:formula="of:=[.A363]*[.B363]" office:value-type="float" office:value="1857503.53432939">
            <text:p>1857503,5343293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5106.85544699926">
            <text:p>5106,8554469993</text:p>
          </table:table-cell>
          <table:table-cell table:formula="of:=[.A364]*[.B364]" office:value-type="float" office:value="1858895.38270773">
            <text:p>1858895,382707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5096.64173610527">
            <text:p>5096,6417361053</text:p>
          </table:table-cell>
          <table:table-cell table:formula="of:=[.A365]*[.B365]" office:value-type="float" office:value="1860274.23367842">
            <text:p>1860274,2336784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5086.44845263306">
            <text:p>5086,4484526331</text:p>
          </table:table-cell>
          <table:table-cell table:formula="of:=[.A366]*[.B366]" office:value-type="float" office:value="1861640.1336637">
            <text:p>1861640,133663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5076.27555572779">
            <text:p>5076,2755557278</text:p>
          </table:table-cell>
          <table:table-cell table:formula="of:=[.A367]*[.B367]" office:value-type="float" office:value="1862993.1289521">
            <text:p>1862993,1289521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5066.12300461633">
            <text:p>5066,1230046163</text:p>
          </table:table-cell>
          <table:table-cell table:formula="of:=[.A368]*[.B368]" office:value-type="float" office:value="1864333.26569881">
            <text:p>1864333,2656988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5055.9907586071">
            <text:p>5055,9907586071</text:p>
          </table:table-cell>
          <table:table-cell table:formula="of:=[.A369]*[.B369]" office:value-type="float" office:value="1865660.58992602">
            <text:p>1865660,5899260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5045.87877708989">
            <text:p>5045,8787770899</text:p>
          </table:table-cell>
          <table:table-cell table:formula="of:=[.A370]*[.B370]" office:value-type="float" office:value="1866975.14752326">
            <text:p>1866975,1475232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5035.78701953571">
            <text:p>5035,7870195357</text:p>
          </table:table-cell>
          <table:table-cell table:formula="of:=[.A371]*[.B371]" office:value-type="float" office:value="1868276.98424775">
            <text:p>1868276,9842477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5025.71544549664">
            <text:p>5025,7154454966</text:p>
          </table:table-cell>
          <table:table-cell table:formula="of:=[.A372]*[.B372]" office:value-type="float" office:value="1869566.14572475">
            <text:p>1869566,14572475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5015.66401460564">
            <text:p>5015,6640146057</text:p>
          </table:table-cell>
          <table:table-cell table:formula="of:=[.A373]*[.B373]" office:value-type="float" office:value="1870842.6774479">
            <text:p>1870842,6774479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5005.63268657643">
            <text:p>5005,6326865764</text:p>
          </table:table-cell>
          <table:table-cell table:formula="of:=[.A374]*[.B374]" office:value-type="float" office:value="1872106.62477959">
            <text:p>1872106,6247795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995.62142120328">
            <text:p>4995,6214212033</text:p>
          </table:table-cell>
          <table:table-cell table:formula="of:=[.A375]*[.B375]" office:value-type="float" office:value="1873358.03295123">
            <text:p>1873358,03295123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985.63017836087">
            <text:p>4985,6301783609</text:p>
          </table:table-cell>
          <table:table-cell table:formula="of:=[.A376]*[.B376]" office:value-type="float" office:value="1874596.94706369">
            <text:p>1874596,94706369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975.65891800415">
            <text:p>4975,6589180042</text:p>
          </table:table-cell>
          <table:table-cell table:formula="of:=[.A377]*[.B377]" office:value-type="float" office:value="1875823.41208756">
            <text:p>1875823,4120875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965.70760016814">
            <text:p>4965,7076001681</text:p>
          </table:table-cell>
          <table:table-cell table:formula="of:=[.A378]*[.B378]" office:value-type="float" office:value="1877037.47286356">
            <text:p>1877037,4728635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955.77618496781">
            <text:p>4955,7761849678</text:p>
          </table:table-cell>
          <table:table-cell table:formula="of:=[.A379]*[.B379]" office:value-type="float" office:value="1878239.1741028">
            <text:p>1878239,174102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945.86463259787">
            <text:p>4945,8646325979</text:p>
          </table:table-cell>
          <table:table-cell table:formula="of:=[.A380]*[.B380]" office:value-type="float" office:value="1879428.56038719">
            <text:p>1879428,5603871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935.97290333267">
            <text:p>4935,9729033327</text:p>
          </table:table-cell>
          <table:table-cell table:formula="of:=[.A381]*[.B381]" office:value-type="float" office:value="1880605.67616975">
            <text:p>1880605,67616975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926.10095752601">
            <text:p>4926,100957526</text:p>
          </table:table-cell>
          <table:table-cell table:formula="of:=[.A382]*[.B382]" office:value-type="float" office:value="1881770.56577494">
            <text:p>1881770,5657749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916.24875561096">
            <text:p>4916,248755611</text:p>
          </table:table-cell>
          <table:table-cell table:formula="of:=[.A383]*[.B383]" office:value-type="float" office:value="1882923.273399">
            <text:p>1882923,27339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906.41625809973">
            <text:p>4906,4162580997</text:p>
          </table:table-cell>
          <table:table-cell table:formula="of:=[.A384]*[.B384]" office:value-type="float" office:value="1884063.8431103">
            <text:p>1884063,843110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896.60342558353">
            <text:p>4896,6034255835</text:p>
          </table:table-cell>
          <table:table-cell table:formula="of:=[.A385]*[.B385]" office:value-type="float" office:value="1885192.31884966">
            <text:p>1885192,3188496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886.81021873237">
            <text:p>4886,8102187324</text:p>
          </table:table-cell>
          <table:table-cell table:formula="of:=[.A386]*[.B386]" office:value-type="float" office:value="1886308.74443069">
            <text:p>1886308,7444306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877.0365982949">
            <text:p>4877,0365982949</text:p>
          </table:table-cell>
          <table:table-cell table:formula="of:=[.A387]*[.B387]" office:value-type="float" office:value="1887413.16354013">
            <text:p>1887413,1635401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867.28252509831">
            <text:p>4867,2825250983</text:p>
          </table:table-cell>
          <table:table-cell table:formula="of:=[.A388]*[.B388]" office:value-type="float" office:value="1888505.61973815">
            <text:p>1888505,6197381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857.54796004812">
            <text:p>4857,5479600481</text:p>
          </table:table-cell>
          <table:table-cell table:formula="of:=[.A389]*[.B389]" office:value-type="float" office:value="1889586.15645872">
            <text:p>1889586,1564587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847.83286412802">
            <text:p>4847,832864128</text:p>
          </table:table-cell>
          <table:table-cell table:formula="of:=[.A390]*[.B390]" office:value-type="float" office:value="1890654.81700993">
            <text:p>1890654,8170099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838.13719839976">
            <text:p>4838,1371983998</text:p>
          </table:table-cell>
          <table:table-cell table:formula="of:=[.A391]*[.B391]" office:value-type="float" office:value="1891711.64457431">
            <text:p>1891711,6445743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828.46092400296">
            <text:p>4828,460924003</text:p>
          </table:table-cell>
          <table:table-cell table:formula="of:=[.A392]*[.B392]" office:value-type="float" office:value="1892756.68220916">
            <text:p>1892756,6822091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818.80400215496">
            <text:p>4818,804002155</text:p>
          </table:table-cell>
          <table:table-cell table:formula="of:=[.A393]*[.B393]" office:value-type="float" office:value="1893789.9728469">
            <text:p>1893789,972846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809.16639415065">
            <text:p>4809,1663941507</text:p>
          </table:table-cell>
          <table:table-cell table:formula="of:=[.A394]*[.B394]" office:value-type="float" office:value="1894811.55929536">
            <text:p>1894811,5592953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799.54806136235">
            <text:p>4799,5480613624</text:p>
          </table:table-cell>
          <table:table-cell table:formula="of:=[.A395]*[.B395]" office:value-type="float" office:value="1895821.48423813">
            <text:p>1895821,48423813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789.94896523962">
            <text:p>4789,9489652396</text:p>
          </table:table-cell>
          <table:table-cell table:formula="of:=[.A396]*[.B396]" office:value-type="float" office:value="1896819.79023489">
            <text:p>1896819,79023489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780.36906730914">
            <text:p>4780,3690673092</text:p>
          </table:table-cell>
          <table:table-cell table:formula="of:=[.A397]*[.B397]" office:value-type="float" office:value="1897806.51972173">
            <text:p>1897806,51972173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770.80832917453">
            <text:p>4770,8083291745</text:p>
          </table:table-cell>
          <table:table-cell table:formula="of:=[.A398]*[.B398]" office:value-type="float" office:value="1898781.71501146">
            <text:p>1898781,7150114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761.26671251618">
            <text:p>4761,2667125162</text:p>
          </table:table-cell>
          <table:table-cell table:formula="of:=[.A399]*[.B399]" office:value-type="float" office:value="1899745.41829395">
            <text:p>1899745,4182939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751.74417909114">
            <text:p>4751,7441790912</text:p>
          </table:table-cell>
          <table:table-cell table:formula="of:=[.A400]*[.B400]" office:value-type="float" office:value="1900697.67163646">
            <text:p>1900697,6716364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742.24069073296">
            <text:p>4742,240690733</text:p>
          </table:table-cell>
          <table:table-cell table:formula="of:=[.A401]*[.B401]" office:value-type="float" office:value="1901638.51698392">
            <text:p>1901638,51698392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732.75620935149">
            <text:p>4732,7562093515</text:p>
          </table:table-cell>
          <table:table-cell table:formula="of:=[.A402]*[.B402]" office:value-type="float" office:value="1902567.9961593">
            <text:p>1902567,9961593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723.29069693279">
            <text:p>4723,2906969328</text:p>
          </table:table-cell>
          <table:table-cell table:formula="of:=[.A403]*[.B403]" office:value-type="float" office:value="1903486.15086391">
            <text:p>1903486,1508639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713.84411553893">
            <text:p>4713,8441155389</text:p>
          </table:table-cell>
          <table:table-cell table:formula="of:=[.A404]*[.B404]" office:value-type="float" office:value="1904393.02267773">
            <text:p>1904393,0226777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704.41642730785">
            <text:p>4704,4164273079</text:p>
          </table:table-cell>
          <table:table-cell table:formula="of:=[.A405]*[.B405]" office:value-type="float" office:value="1905288.65305968">
            <text:p>1905288,65305968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695.00759445323">
            <text:p>4695,0075944532</text:p>
          </table:table-cell>
          <table:table-cell table:formula="of:=[.A406]*[.B406]" office:value-type="float" office:value="1906173.08334801">
            <text:p>1906173,08334801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685.61757926433">
            <text:p>4685,6175792643</text:p>
          </table:table-cell>
          <table:table-cell table:formula="of:=[.A407]*[.B407]" office:value-type="float" office:value="1907046.35476058">
            <text:p>1907046,3547605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676.2463441058">
            <text:p>4676,2463441058</text:p>
          </table:table-cell>
          <table:table-cell table:formula="of:=[.A408]*[.B408]" office:value-type="float" office:value="1907908.50839516">
            <text:p>1907908,5083951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666.89385141758">
            <text:p>4666,8938514176</text:p>
          </table:table-cell>
          <table:table-cell table:formula="of:=[.A409]*[.B409]" office:value-type="float" office:value="1908759.58522979">
            <text:p>1908759,5852297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657.56006371475">
            <text:p>4657,5600637148</text:p>
          </table:table-cell>
          <table:table-cell table:formula="of:=[.A410]*[.B410]" office:value-type="float" office:value="1909599.62612305">
            <text:p>1909599,6261230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648.24494358732">
            <text:p>4648,2449435873</text:p>
          </table:table-cell>
          <table:table-cell table:formula="of:=[.A411]*[.B411]" office:value-type="float" office:value="1910428.67181439">
            <text:p>1910428,67181439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638.94845370014">
            <text:p>4638,9484537002</text:p>
          </table:table-cell>
          <table:table-cell table:formula="of:=[.A412]*[.B412]" office:value-type="float" office:value="1911246.76292446">
            <text:p>1911246,7629244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629.67055679274">
            <text:p>4629,6705567928</text:p>
          </table:table-cell>
          <table:table-cell table:formula="of:=[.A413]*[.B413]" office:value-type="float" office:value="1912053.9399554">
            <text:p>1912053,939955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620.41121567916">
            <text:p>4620,4112156792</text:p>
          </table:table-cell>
          <table:table-cell table:formula="of:=[.A414]*[.B414]" office:value-type="float" office:value="1912850.24329117">
            <text:p>1912850,24329117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611.1703932478">
            <text:p>4611,1703932478</text:p>
          </table:table-cell>
          <table:table-cell table:formula="of:=[.A415]*[.B415]" office:value-type="float" office:value="1913635.71319784">
            <text:p>1913635,7131978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601.9480524613">
            <text:p>4601,9480524613</text:p>
          </table:table-cell>
          <table:table-cell table:formula="of:=[.A416]*[.B416]" office:value-type="float" office:value="1914410.3898239">
            <text:p>1914410,389823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592.74415635638">
            <text:p>4592,7441563564</text:p>
          </table:table-cell>
          <table:table-cell table:formula="of:=[.A417]*[.B417]" office:value-type="float" office:value="1915174.31320061">
            <text:p>1915174,313200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583.55866804367">
            <text:p>4583,5586680437</text:p>
          </table:table-cell>
          <table:table-cell table:formula="of:=[.A418]*[.B418]" office:value-type="float" office:value="1915927.52324225">
            <text:p>1915927,5232422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574.39155070758">
            <text:p>4574,3915507076</text:p>
          </table:table-cell>
          <table:table-cell table:formula="of:=[.A419]*[.B419]" office:value-type="float" office:value="1916670.05974648">
            <text:p>1916670,0597464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565.24276760617">
            <text:p>4565,2427676062</text:p>
          </table:table-cell>
          <table:table-cell table:formula="of:=[.A420]*[.B420]" office:value-type="float" office:value="1917401.96239459">
            <text:p>1917401,9623945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556.11228207095">
            <text:p>4556,112282071</text:p>
          </table:table-cell>
          <table:table-cell table:formula="of:=[.A421]*[.B421]" office:value-type="float" office:value="1918123.27075187">
            <text:p>1918123,2707518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547.00005750681">
            <text:p>4547,0000575068</text:p>
          </table:table-cell>
          <table:table-cell table:formula="of:=[.A422]*[.B422]" office:value-type="float" office:value="1918834.02426787">
            <text:p>1918834,0242678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537.9060573918">
            <text:p>4537,9060573918</text:p>
          </table:table-cell>
          <table:table-cell table:formula="of:=[.A423]*[.B423]" office:value-type="float" office:value="1919534.26227673">
            <text:p>1919534,2622767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528.83024527701">
            <text:p>4528,830245277</text:p>
          </table:table-cell>
          <table:table-cell table:formula="of:=[.A424]*[.B424]" office:value-type="float" office:value="1920224.02399745">
            <text:p>1920224,0239974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519.77258478646">
            <text:p>4519,7725847865</text:p>
          </table:table-cell>
          <table:table-cell table:formula="of:=[.A425]*[.B425]" office:value-type="float" office:value="1920903.34853425">
            <text:p>1920903,34853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510.73303961689">
            <text:p>4510,7330396169</text:p>
          </table:table-cell>
          <table:table-cell table:formula="of:=[.A426]*[.B426]" office:value-type="float" office:value="1921572.27487679">
            <text:p>1921572,2748767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501.71157353765">
            <text:p>4501,7115735377</text:p>
          </table:table-cell>
          <table:table-cell table:formula="of:=[.A427]*[.B427]" office:value-type="float" office:value="1922230.84190058">
            <text:p>1922230,8419005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492.70815039058">
            <text:p>4492,7081503906</text:p>
          </table:table-cell>
          <table:table-cell table:formula="of:=[.A428]*[.B428]" office:value-type="float" office:value="1922879.08836717">
            <text:p>1922879,0883671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483.7227340898">
            <text:p>4483,7227340898</text:p>
          </table:table-cell>
          <table:table-cell table:formula="of:=[.A429]*[.B429]" office:value-type="float" office:value="1923517.05292452">
            <text:p>1923517,0529245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474.75528862162">
            <text:p>4474,7552886216</text:p>
          </table:table-cell>
          <table:table-cell table:formula="of:=[.A430]*[.B430]" office:value-type="float" office:value="1924144.7741073">
            <text:p>1924144,774107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465.80577804437">
            <text:p>4465,8057780444</text:p>
          </table:table-cell>
          <table:table-cell table:formula="of:=[.A431]*[.B431]" office:value-type="float" office:value="1924762.29033712">
            <text:p>1924762,2903371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456.87416648828">
            <text:p>4456,8741664883</text:p>
          </table:table-cell>
          <table:table-cell table:formula="of:=[.A432]*[.B432]" office:value-type="float" office:value="1925369.63992294">
            <text:p>1925369,6399229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447.96041815531">
            <text:p>4447,9604181553</text:p>
          </table:table-cell>
          <table:table-cell table:formula="of:=[.A433]*[.B433]" office:value-type="float" office:value="1925966.86106125">
            <text:p>1925966,86106125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439.064497319">
            <text:p>4439,064497319</text:p>
          </table:table-cell>
          <table:table-cell table:formula="of:=[.A434]*[.B434]" office:value-type="float" office:value="1926553.99183644">
            <text:p>1926553,9918364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430.18636832436">
            <text:p>4430,1863683244</text:p>
          </table:table-cell>
          <table:table-cell table:formula="of:=[.A435]*[.B435]" office:value-type="float" office:value="1927131.0702211">
            <text:p>1927131,070221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421.32599558771">
            <text:p>4421,3259955877</text:p>
          </table:table-cell>
          <table:table-cell table:formula="of:=[.A436]*[.B436]" office:value-type="float" office:value="1927698.13407624">
            <text:p>1927698,13407624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412.48334359654">
            <text:p>4412,4833435965</text:p>
          </table:table-cell>
          <table:table-cell table:formula="of:=[.A437]*[.B437]" office:value-type="float" office:value="1928255.22115169">
            <text:p>1928255,22115169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403.65837690934">
            <text:p>4403,6583769093</text:p>
          </table:table-cell>
          <table:table-cell table:formula="of:=[.A438]*[.B438]" office:value-type="float" office:value="1928802.36908629">
            <text:p>1928802,36908629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394.85106015552">
            <text:p>4394,8510601555</text:p>
          </table:table-cell>
          <table:table-cell table:formula="of:=[.A439]*[.B439]" office:value-type="float" office:value="1929339.61540827">
            <text:p>1929339,61540827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386.06135803521">
            <text:p>4386,0613580352</text:p>
          </table:table-cell>
          <table:table-cell table:formula="of:=[.A440]*[.B440]" office:value-type="float" office:value="1929866.99753549">
            <text:p>1929866,99753549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377.28923531914">
            <text:p>4377,2892353192</text:p>
          </table:table-cell>
          <table:table-cell table:formula="of:=[.A441]*[.B441]" office:value-type="float" office:value="1930384.55277574">
            <text:p>1930384,5527757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368.5346568485">
            <text:p>4368,5346568485</text:p>
          </table:table-cell>
          <table:table-cell table:formula="of:=[.A442]*[.B442]" office:value-type="float" office:value="1930892.31832704">
            <text:p>1930892,318327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359.79758753481">
            <text:p>4359,7975875348</text:p>
          </table:table-cell>
          <table:table-cell table:formula="of:=[.A443]*[.B443]" office:value-type="float" office:value="1931390.33127792">
            <text:p>1931390,3312779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351.07799235974">
            <text:p>4351,0779923597</text:p>
          </table:table-cell>
          <table:table-cell table:formula="of:=[.A444]*[.B444]" office:value-type="float" office:value="1931878.62860772">
            <text:p>1931878,6286077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342.37583637502">
            <text:p>4342,375836375</text:p>
          </table:table-cell>
          <table:table-cell table:formula="of:=[.A445]*[.B445]" office:value-type="float" office:value="1932357.24718688">
            <text:p>1932357,2471868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333.69108470227">
            <text:p>4333,6910847023</text:p>
          </table:table-cell>
          <table:table-cell table:formula="of:=[.A446]*[.B446]" office:value-type="float" office:value="1932826.22377721">
            <text:p>1932826,2237772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325.02370253286">
            <text:p>4325,0237025329</text:p>
          </table:table-cell>
          <table:table-cell table:formula="of:=[.A447]*[.B447]" office:value-type="float" office:value="1933285.59503219">
            <text:p>1933285,59503219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316.3736551278">
            <text:p>4316,3736551278</text:p>
          </table:table-cell>
          <table:table-cell table:formula="of:=[.A448]*[.B448]" office:value-type="float" office:value="1933735.39749725">
            <text:p>1933735,3974972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307.74090781754">
            <text:p>4307,7409078175</text:p>
          </table:table-cell>
          <table:table-cell table:formula="of:=[.A449]*[.B449]" office:value-type="float" office:value="1934175.66761008">
            <text:p>1934175,6676100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299.12542600191">
            <text:p>4299,1254260019</text:p>
          </table:table-cell>
          <table:table-cell table:formula="of:=[.A450]*[.B450]" office:value-type="float" office:value="1934606.44170086">
            <text:p>1934606,441700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4-24T10:23:05.60</dc:date>
    <meta:editing-duration>P0D</meta:editing-duration>
    <meta:editing-cycles>4</meta:editing-cycles>
    <meta:generator>LibreOffice/3.5$Windows_x86 LibreOffice_project/7e68ba2-a744ebf-1f241b7-c506db1-7d53735</meta:generator>
    <meta:document-statistic meta:table-count="5" meta:cell-count="6760" meta:object-count="0"/>
  </office:meta>
</office:document-meta>
</file>